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017cm"/>
    </style:style>
    <style:style style:name="co3" style:family="table-column">
      <style:table-column-properties fo:break-before="auto" style:column-width="9.906cm"/>
    </style:style>
    <style:style style:name="co4" style:family="table-column">
      <style:table-column-properties fo:break-before="auto" style:column-width="2.025cm"/>
    </style:style>
    <style:style style:name="co5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font-size="10.5pt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24" table:default-cell-style-name="Default"/>
        <table:table-row table:style-name="ro2">
          <table:table-cell table:style-name="ce1" office:value-type="string">
            <text:p>Title original</text:p>
          </table:table-cell>
          <table:table-cell table:style-name="ce1" office:value-type="string">
            <text:p>Title pl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IMDB</text:p>
          </table:table-cell>
          <table:table-cell table:style-name="ce1" table:number-columns-repeated="9"/>
          <table:table-cell table:style-name="ce4" table:number-columns-repeated="7"/>
          <table:table-cell table:style-name="ce5" table:number-columns-repeated="8"/>
        </table:table-row>
        <table:table-row table:style-name="ro1">
          <table:table-cell office:value-type="string">
            <text:p>20,000 Leagues Under the Sea</text:p>
          </table:table-cell>
          <table:table-cell office:value-type="string">
            <text:p>20 000 mil podmorskiej żeglugi</text:p>
          </table:table-cell>
          <table:table-cell office:value-type="float" office:value="1916">
            <text:p>1916</text:p>
          </table:table-cell>
          <table:table-cell office:value-type="string">
            <text:p>tt000633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Mark of Zorro</text:p>
          </table:table-cell>
          <table:table-cell office:value-type="string">
            <text:p>Znak Zorro</text:p>
          </table:table-cell>
          <table:table-cell office:value-type="float" office:value="1920">
            <text:p>1920</text:p>
          </table:table-cell>
          <table:table-cell office:value-type="string">
            <text:p>tt001143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Nosferatu: A Symphony of Horror</text:p>
          </table:table-cell>
          <table:table-cell office:value-type="string">
            <text:p>Nosferatu: Symfonia horroru</text:p>
          </table:table-cell>
          <table:table-cell office:value-type="float" office:value="1922">
            <text:p>1922</text:p>
          </table:table-cell>
          <table:table-cell office:value-type="string">
            <text:p>tt001344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Battleship Potemkin</text:p>
          </table:table-cell>
          <table:table-cell office:value-type="string">
            <text:p>Pancernik Potiomkin</text:p>
          </table:table-cell>
          <table:table-cell office:value-type="float" office:value="1925">
            <text:p>1925</text:p>
          </table:table-cell>
          <table:table-cell office:value-type="string">
            <text:p>tt001564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racula</text:p>
          </table:table-cell>
          <table:table-cell office:value-type="string">
            <text:p>Książę Dracula</text:p>
          </table:table-cell>
          <table:table-cell office:value-type="float" office:value="1931">
            <text:p>1931</text:p>
          </table:table-cell>
          <table:table-cell office:value-type="string">
            <text:p>tt002181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Frankenstein</text:p>
          </table:table-cell>
          <table:table-cell office:value-type="float" office:value="1931">
            <text:p>1931</text:p>
          </table:table-cell>
          <table:table-cell office:value-type="string">
            <text:p>tt002188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Champ</text:p>
          </table:table-cell>
          <table:table-cell office:value-type="string">
            <text:p>Mistrz</text:p>
          </table:table-cell>
          <table:table-cell office:value-type="float" office:value="1931">
            <text:p>1931</text:p>
          </table:table-cell>
          <table:table-cell office:value-type="string">
            <text:p>tt002173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Pardon Us</text:p>
          </table:table-cell>
          <table:table-cell office:value-type="string">
            <text:p>Proszę nam wybaczyć</text:p>
          </table:table-cell>
          <table:table-cell office:value-type="float" office:value="1931">
            <text:p>1931</text:p>
          </table:table-cell>
          <table:table-cell office:value-type="string">
            <text:p>tt002225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Emil and the Detectives</text:p>
          </table:table-cell>
          <table:table-cell office:value-type="string">
            <text:p>Emil i detektywi</text:p>
          </table:table-cell>
          <table:table-cell office:value-type="float" office:value="1931">
            <text:p>1931</text:p>
          </table:table-cell>
          <table:table-cell office:value-type="string">
            <text:p>tt002183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arzan the Ape Man</text:p>
          </table:table-cell>
          <table:table-cell office:value-type="string">
            <text:p>Tarzan - człowiek małpa</text:p>
          </table:table-cell>
          <table:table-cell office:value-type="float" office:value="1932">
            <text:p>1932</text:p>
          </table:table-cell>
          <table:table-cell office:value-type="string">
            <text:p>tt002355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Grand Hotel</text:p>
          </table:table-cell>
          <table:table-cell office:value-type="string">
            <text:p>Grand Hotel - Ludzie w hotelu</text:p>
          </table:table-cell>
          <table:table-cell office:value-type="float" office:value="1932">
            <text:p>1932</text:p>
          </table:table-cell>
          <table:table-cell office:value-type="string">
            <text:p>tt002295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Freaks</text:p>
          </table:table-cell>
          <table:table-cell office:value-type="string">
            <text:p>Dziwolągi</text:p>
          </table:table-cell>
          <table:table-cell office:value-type="float" office:value="1932">
            <text:p>1932</text:p>
          </table:table-cell>
          <table:table-cell office:value-type="string">
            <text:p>tt002291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Invisible Man</text:p>
          </table:table-cell>
          <table:table-cell office:value-type="string">
            <text:p>Niewidzialny człowiek</text:p>
          </table:table-cell>
          <table:table-cell office:value-type="float" office:value="1933">
            <text:p>1933</text:p>
          </table:table-cell>
          <table:table-cell office:value-type="string">
            <text:p>tt002418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King Kong</text:p>
          </table:table-cell>
          <table:table-cell office:value-type="float" office:value="1933">
            <text:p>1933</text:p>
          </table:table-cell>
          <table:table-cell office:value-type="string">
            <text:p>tt002421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Thin Man</text:p>
          </table:table-cell>
          <table:table-cell office:value-type="string">
            <text:p>Cienki człowiek</text:p>
          </table:table-cell>
          <table:table-cell office:value-type="float" office:value="1934">
            <text:p>1934</text:p>
          </table:table-cell>
          <table:table-cell office:value-type="string">
            <text:p>tt002587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t Happened One Night</text:p>
          </table:table-cell>
          <table:table-cell office:value-type="string">
            <text:p>Zdarzyło się to pewnej nocy</text:p>
          </table:table-cell>
          <table:table-cell office:value-type="float" office:value="1934">
            <text:p>1934</text:p>
          </table:table-cell>
          <table:table-cell office:value-type="string">
            <text:p>tt002531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Man Who Knew Too Much</text:p>
          </table:table-cell>
          <table:table-cell office:value-type="string">
            <text:p>Człowiek, który wiedział za dużo</text:p>
          </table:table-cell>
          <table:table-cell office:value-type="float" office:value="1934">
            <text:p>1934</text:p>
          </table:table-cell>
          <table:table-cell office:value-type="string">
            <text:p>tt002545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Fanfare d'amour</text:p>
          </table:table-cell>
          <table:table-cell office:value-type="string">
            <text:p>Fanfary miłości</text:p>
          </table:table-cell>
          <table:table-cell office:value-type="float" office:value="1935">
            <text:p>1935</text:p>
          </table:table-cell>
          <table:table-cell office:value-type="string">
            <text:p>tt019112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ittle Lord Fauntleroy</text:p>
          </table:table-cell>
          <table:table-cell office:value-type="string">
            <text:p>Mały Lord Fauntleroy</text:p>
          </table:table-cell>
          <table:table-cell office:value-type="float" office:value="1936">
            <text:p>1936</text:p>
          </table:table-cell>
          <table:table-cell office:value-type="string">
            <text:p>tt002789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odern Times</text:p>
          </table:table-cell>
          <table:table-cell office:value-type="string">
            <text:p>Czasy współczesne</text:p>
          </table:table-cell>
          <table:table-cell office:value-type="float" office:value="1936">
            <text:p>1936</text:p>
          </table:table-cell>
          <table:table-cell office:value-type="string">
            <text:p>tt002797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now White and the Seven Dwarfs</text:p>
          </table:table-cell>
          <table:table-cell office:value-type="string">
            <text:p>Królewna Śnieżka i siedmiu krasnoludków</text:p>
          </table:table-cell>
          <table:table-cell office:value-type="float" office:value="1937">
            <text:p>1937</text:p>
          </table:table-cell>
          <table:table-cell office:value-type="string">
            <text:p>tt002958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Dodge City</text:p>
          </table:table-cell>
          <table:table-cell office:value-type="float" office:value="1939">
            <text:p>1939</text:p>
          </table:table-cell>
          <table:table-cell office:value-type="string">
            <text:p>tt003123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Flying Deuces</text:p>
          </table:table-cell>
          <table:table-cell office:value-type="string">
            <text:p>Latające asy</text:p>
          </table:table-cell>
          <table:table-cell office:value-type="float" office:value="1939">
            <text:p>1939</text:p>
          </table:table-cell>
          <table:table-cell office:value-type="string">
            <text:p>tt003132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Pinocchio</text:p>
          </table:table-cell>
          <table:table-cell office:value-type="string">
            <text:p>Pinokio</text:p>
          </table:table-cell>
          <table:table-cell office:value-type="float" office:value="1940">
            <text:p>1940</text:p>
          </table:table-cell>
          <table:table-cell office:value-type="string">
            <text:p>tt003291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Fantasia</text:p>
          </table:table-cell>
          <table:table-cell office:value-type="float" office:value="1940">
            <text:p>1940</text:p>
          </table:table-cell>
          <table:table-cell office:value-type="string">
            <text:p>tt003245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Mark of Zorro</text:p>
          </table:table-cell>
          <table:table-cell office:value-type="string">
            <text:p>Znak Zorro</text:p>
          </table:table-cell>
          <table:table-cell office:value-type="float" office:value="1940">
            <text:p>1940</text:p>
          </table:table-cell>
          <table:table-cell office:value-type="string">
            <text:p>tt003276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Great Dictator</text:p>
          </table:table-cell>
          <table:table-cell office:value-type="string">
            <text:p>Wielki Dyktator</text:p>
          </table:table-cell>
          <table:table-cell office:value-type="float" office:value="1940">
            <text:p>1940</text:p>
          </table:table-cell>
          <table:table-cell office:value-type="string">
            <text:p>tt003255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His Girl Friday</text:p>
          </table:table-cell>
          <table:table-cell office:value-type="string">
            <text:p>Dziewczyna Piętaszek</text:p>
          </table:table-cell>
          <table:table-cell office:value-type="float" office:value="1940">
            <text:p>1940</text:p>
          </table:table-cell>
          <table:table-cell office:value-type="string">
            <text:p>tt003259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 Chump at Oxford</text:p>
          </table:table-cell>
          <table:table-cell office:value-type="string">
            <text:p>Frajerzy w Oksfordzie</text:p>
          </table:table-cell>
          <table:table-cell office:value-type="float" office:value="1940">
            <text:p>1940</text:p>
          </table:table-cell>
          <table:table-cell office:value-type="string">
            <text:p>tt003233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Pride and Prejudice</text:p>
          </table:table-cell>
          <table:table-cell office:value-type="string">
            <text:p>Duma i uprzedzenie</text:p>
          </table:table-cell>
          <table:table-cell office:value-type="float" office:value="1940">
            <text:p>1940</text:p>
          </table:table-cell>
          <table:table-cell office:value-type="string">
            <text:p>tt003294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Dumbo</text:p>
          </table:table-cell>
          <table:table-cell office:value-type="float" office:value="1941">
            <text:p>1941</text:p>
          </table:table-cell>
          <table:table-cell office:value-type="string">
            <text:p>tt003356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Maltese Falcon</text:p>
          </table:table-cell>
          <table:table-cell office:value-type="string">
            <text:p>Sokół maltański</text:p>
          </table:table-cell>
          <table:table-cell office:value-type="float" office:value="1941">
            <text:p>1941</text:p>
          </table:table-cell>
          <table:table-cell office:value-type="string">
            <text:p>tt003387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Magnificent Ambersons</text:p>
          </table:table-cell>
          <table:table-cell office:value-type="string">
            <text:p>Wspaniałość Ambersonów</text:p>
          </table:table-cell>
          <table:table-cell office:value-type="float" office:value="1942">
            <text:p>1942</text:p>
          </table:table-cell>
          <table:table-cell office:value-type="string">
            <text:p>tt003501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Big Shot</text:p>
          </table:table-cell>
          <table:table-cell office:value-type="string">
            <text:p>Wielki skok</text:p>
          </table:table-cell>
          <table:table-cell office:value-type="float" office:value="1942">
            <text:p>1942</text:p>
          </table:table-cell>
          <table:table-cell office:value-type="string">
            <text:p>tt003451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Jungle Book</text:p>
          </table:table-cell>
          <table:table-cell office:value-type="string">
            <text:p>Księga dżungli</text:p>
          </table:table-cell>
          <table:table-cell office:value-type="float" office:value="1942">
            <text:p>1942</text:p>
          </table:table-cell>
          <table:table-cell office:value-type="string">
            <text:p>tt003492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Quax, der Bruchpilot</text:p>
          </table:table-cell>
          <table:table-cell office:value-type="string">
            <text:p>Quax - pilot awaryjny</text:p>
          </table:table-cell>
          <table:table-cell office:value-type="float" office:value="1942">
            <text:p>1942</text:p>
          </table:table-cell>
          <table:table-cell office:value-type="string">
            <text:p>tt003407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ünchhausen</text:p>
          </table:table-cell>
          <table:table-cell office:value-type="string">
            <text:p>Przygody barona Munchausena</text:p>
          </table:table-cell>
          <table:table-cell office:value-type="float" office:value="1943">
            <text:p>1943</text:p>
          </table:table-cell>
          <table:table-cell office:value-type="string">
            <text:p>tt003619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Passage to Marseille</text:p>
          </table:table-cell>
          <table:table-cell office:value-type="string">
            <text:p>Podróż do Marsylii</text:p>
          </table:table-cell>
          <table:table-cell office:value-type="float" office:value="1944">
            <text:p>1944</text:p>
          </table:table-cell>
          <table:table-cell office:value-type="string">
            <text:p>tt003716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o Have and Have Not</text:p>
          </table:table-cell>
          <table:table-cell office:value-type="string">
            <text:p>Mieć i nie mieć</text:p>
          </table:table-cell>
          <table:table-cell office:value-type="float" office:value="1944">
            <text:p>1944</text:p>
          </table:table-cell>
          <table:table-cell office:value-type="string">
            <text:p>tt003738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Laura</text:p>
          </table:table-cell>
          <table:table-cell office:value-type="float" office:value="1944">
            <text:p>1944</text:p>
          </table:table-cell>
          <table:table-cell office:value-type="string">
            <text:p>tt003700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Gaslight</text:p>
          </table:table-cell>
          <table:table-cell office:value-type="string">
            <text:p>Gasnący płomień</text:p>
          </table:table-cell>
          <table:table-cell office:value-type="float" office:value="1944">
            <text:p>1944</text:p>
          </table:table-cell>
          <table:table-cell office:value-type="string">
            <text:p>tt003685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Conflict</text:p>
          </table:table-cell>
          <table:table-cell office:value-type="string">
            <text:p>Konflikt</text:p>
          </table:table-cell>
          <table:table-cell office:value-type="float" office:value="1945">
            <text:p>1945</text:p>
          </table:table-cell>
          <table:table-cell office:value-type="string">
            <text:p>tt003761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Kolberg</text:p>
          </table:table-cell>
          <table:table-cell office:value-type="string">
            <text:p>Kołobrzeg</text:p>
          </table:table-cell>
          <table:table-cell office:value-type="float" office:value="1945">
            <text:p>1945</text:p>
          </table:table-cell>
          <table:table-cell office:value-type="string">
            <text:p>tt003698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Best Years of Our Lives</text:p>
          </table:table-cell>
          <table:table-cell office:value-type="string">
            <text:p>Najlepsze lata naszego życia</text:p>
          </table:table-cell>
          <table:table-cell office:value-type="float" office:value="1946">
            <text:p>1946</text:p>
          </table:table-cell>
          <table:table-cell office:value-type="string">
            <text:p>tt003686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Big Sleep</text:p>
          </table:table-cell>
          <table:table-cell office:value-type="string">
            <text:p>Wielki sen</text:p>
          </table:table-cell>
          <table:table-cell office:value-type="float" office:value="1946">
            <text:p>1946</text:p>
          </table:table-cell>
          <table:table-cell office:value-type="string">
            <text:p>tt003835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Great Expectations</text:p>
          </table:table-cell>
          <table:table-cell office:value-type="string">
            <text:p>Wielkie oczekiwania</text:p>
          </table:table-cell>
          <table:table-cell office:value-type="float" office:value="1946">
            <text:p>1946</text:p>
          </table:table-cell>
          <table:table-cell office:value-type="string">
            <text:p>tt003857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ie Mörder sind unter uns</text:p>
          </table:table-cell>
          <table:table-cell office:value-type="string">
            <text:p>Mordercy są wśród nas</text:p>
          </table:table-cell>
          <table:table-cell office:value-type="float" office:value="1946">
            <text:p>1946</text:p>
          </table:table-cell>
          <table:table-cell office:value-type="string">
            <text:p>tt003876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ecret Beyond the Door</text:p>
          </table:table-cell>
          <table:table-cell office:value-type="string">
            <text:p>Tajemnica za drzwiami</text:p>
          </table:table-cell>
          <table:table-cell office:value-type="float" office:value="1947">
            <text:p>1947</text:p>
          </table:table-cell>
          <table:table-cell office:value-type="string">
            <text:p>tt004076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ark Passage</text:p>
          </table:table-cell>
          <table:table-cell office:value-type="string">
            <text:p>Mroczne przejście</text:p>
          </table:table-cell>
          <table:table-cell office:value-type="float" office:value="1947">
            <text:p>1947</text:p>
          </table:table-cell>
          <table:table-cell office:value-type="string">
            <text:p>tt003930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Two Mrs. Carrolls</text:p>
          </table:table-cell>
          <table:table-cell office:value-type="string">
            <text:p>Dwie panie Carrolls</text:p>
          </table:table-cell>
          <table:table-cell office:value-type="float" office:value="1947">
            <text:p>1947</text:p>
          </table:table-cell>
          <table:table-cell office:value-type="string">
            <text:p>tt003992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Fort Apache</text:p>
          </table:table-cell>
          <table:table-cell office:value-type="string">
            <text:p>Masakra Fortu Apache</text:p>
          </table:table-cell>
          <table:table-cell office:value-type="float" office:value="1948">
            <text:p>1948</text:p>
          </table:table-cell>
          <table:table-cell office:value-type="string">
            <text:p>tt004036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Three Musketeers</text:p>
          </table:table-cell>
          <table:table-cell office:value-type="string">
            <text:p>Trzej muszkieterowie</text:p>
          </table:table-cell>
          <table:table-cell office:value-type="float" office:value="1948">
            <text:p>1948</text:p>
          </table:table-cell>
          <table:table-cell office:value-type="string">
            <text:p>tt004087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Treasure of the Sierra Madre</text:p>
          </table:table-cell>
          <table:table-cell office:value-type="string">
            <text:p>Skarb Sierra Madre</text:p>
          </table:table-cell>
          <table:table-cell office:value-type="float" office:value="1948">
            <text:p>1948</text:p>
          </table:table-cell>
          <table:table-cell office:value-type="string">
            <text:p>tt004089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Key Largo</text:p>
          </table:table-cell>
          <table:table-cell office:value-type="float" office:value="1948">
            <text:p>1948</text:p>
          </table:table-cell>
          <table:table-cell office:value-type="string">
            <text:p>tt004050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Red River</text:p>
          </table:table-cell>
          <table:table-cell office:value-type="string">
            <text:p>Rzeka Czerwona</text:p>
          </table:table-cell>
          <table:table-cell office:value-type="float" office:value="1948">
            <text:p>1948</text:p>
          </table:table-cell>
          <table:table-cell office:value-type="string">
            <text:p>tt004072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Red Shoes</text:p>
          </table:table-cell>
          <table:table-cell office:value-type="string">
            <text:p>Czerwone trzewiki</text:p>
          </table:table-cell>
          <table:table-cell office:value-type="float" office:value="1948">
            <text:p>1948</text:p>
          </table:table-cell>
          <table:table-cell office:value-type="string">
            <text:p>tt004072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Oliver Twist</text:p>
          </table:table-cell>
          <table:table-cell office:value-type="float" office:value="1948">
            <text:p>1948</text:p>
          </table:table-cell>
          <table:table-cell office:value-type="string">
            <text:p>tt004066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dam's Rib</text:p>
          </table:table-cell>
          <table:table-cell office:value-type="string">
            <text:p>Żebro Adama</text:p>
          </table:table-cell>
          <table:table-cell office:value-type="float" office:value="1949">
            <text:p>1949</text:p>
          </table:table-cell>
          <table:table-cell office:value-type="string">
            <text:p>tt004109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he Wore a Yellow Ribbon</text:p>
          </table:table-cell>
          <table:table-cell office:value-type="string">
            <text:p>Nosiła żółtą wstążkę</text:p>
          </table:table-cell>
          <table:table-cell office:value-type="float" office:value="1949">
            <text:p>1949</text:p>
          </table:table-cell>
          <table:table-cell office:value-type="string">
            <text:p>tt004186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Cheaper by the Dozen</text:p>
          </table:table-cell>
          <table:table-cell office:value-type="string">
            <text:p>Taniej o tuzin</text:p>
          </table:table-cell>
          <table:table-cell office:value-type="float" office:value="1950">
            <text:p>1950</text:p>
          </table:table-cell>
          <table:table-cell office:value-type="string">
            <text:p>tt004232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Rio Grande</text:p>
          </table:table-cell>
          <table:table-cell office:value-type="float" office:value="1950">
            <text:p>1950</text:p>
          </table:table-cell>
          <table:table-cell office:value-type="string">
            <text:p>tt004289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Louisa</text:p>
          </table:table-cell>
          <table:table-cell office:value-type="float" office:value="1950">
            <text:p>1950</text:p>
          </table:table-cell>
          <table:table-cell office:value-type="string">
            <text:p>tt004268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as doppelte Lottchen</text:p>
          </table:table-cell>
          <table:table-cell office:value-type="string">
            <text:p>Ania i Mania</text:p>
          </table:table-cell>
          <table:table-cell office:value-type="float" office:value="1950">
            <text:p>1950</text:p>
          </table:table-cell>
          <table:table-cell office:value-type="string">
            <text:p>tt004240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Rashomon</text:p>
          </table:table-cell>
          <table:table-cell office:value-type="float" office:value="1950">
            <text:p>1950</text:p>
          </table:table-cell>
          <table:table-cell office:value-type="string">
            <text:p>tt004287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lice in Wonderland</text:p>
          </table:table-cell>
          <table:table-cell office:value-type="string">
            <text:p>Alicja w Krainie Czarów</text:p>
          </table:table-cell>
          <table:table-cell office:value-type="float" office:value="1951">
            <text:p>1951</text:p>
          </table:table-cell>
          <table:table-cell office:value-type="string">
            <text:p>tt004327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 Streetcar Named Desire</text:p>
          </table:table-cell>
          <table:table-cell office:value-type="string">
            <text:p>Tramwaj zwany pożądaniem</text:p>
          </table:table-cell>
          <table:table-cell office:value-type="float" office:value="1951">
            <text:p>1951</text:p>
          </table:table-cell>
          <table:table-cell office:value-type="string">
            <text:p>tt004408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istant Drums</text:p>
          </table:table-cell>
          <table:table-cell office:value-type="string">
            <text:p>Odległe bębny</text:p>
          </table:table-cell>
          <table:table-cell office:value-type="float" office:value="1951">
            <text:p>1951</text:p>
          </table:table-cell>
          <table:table-cell office:value-type="string">
            <text:p>tt004346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Bedtime for Bonzo</text:p>
          </table:table-cell>
          <table:table-cell office:value-type="string">
            <text:p>Dobranoc Bonzo</text:p>
          </table:table-cell>
          <table:table-cell office:value-type="float" office:value="1951">
            <text:p>1951</text:p>
          </table:table-cell>
          <table:table-cell office:value-type="string">
            <text:p>tt004332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Day the Earth Stood Still</text:p>
          </table:table-cell>
          <table:table-cell office:value-type="string">
            <text:p>Dzień, w którym zatrzymała się Ziemia</text:p>
          </table:table-cell>
          <table:table-cell office:value-type="float" office:value="1951">
            <text:p>1951</text:p>
          </table:table-cell>
          <table:table-cell office:value-type="string">
            <text:p>tt004345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Enforcer</text:p>
          </table:table-cell>
          <table:table-cell office:value-type="string">
            <text:p>Strażnik prawa</text:p>
          </table:table-cell>
          <table:table-cell office:value-type="float" office:value="1951">
            <text:p>1951</text:p>
          </table:table-cell>
          <table:table-cell office:value-type="string">
            <text:p>tt004350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n American in Paris</text:p>
          </table:table-cell>
          <table:table-cell office:value-type="string">
            <text:p>Amerykanin w Paryżu</text:p>
          </table:table-cell>
          <table:table-cell office:value-type="float" office:value="1951">
            <text:p>1951</text:p>
          </table:table-cell>
          <table:table-cell office:value-type="string">
            <text:p>tt004327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Fanfaren der Liebe</text:p>
          </table:table-cell>
          <table:table-cell office:value-type="string">
            <text:p>Fanfary miłości</text:p>
          </table:table-cell>
          <table:table-cell office:value-type="float" office:value="1951">
            <text:p>1951</text:p>
          </table:table-cell>
          <table:table-cell office:value-type="string">
            <text:p>tt004352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ie Sünderin</text:p>
          </table:table-cell>
          <table:table-cell office:value-type="string">
            <text:p>Grzesznica</text:p>
          </table:table-cell>
          <table:table-cell office:value-type="float" office:value="1951">
            <text:p>1951</text:p>
          </table:table-cell>
          <table:table-cell office:value-type="string">
            <text:p>tt004409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ingin' in the Rain</text:p>
          </table:table-cell>
          <table:table-cell office:value-type="string">
            <text:p>Deszczowa piosenka</text:p>
          </table:table-cell>
          <table:table-cell office:value-type="float" office:value="1952">
            <text:p>1952</text:p>
          </table:table-cell>
          <table:table-cell office:value-type="string">
            <text:p>tt004515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m weissen Rössl</text:p>
          </table:table-cell>
          <table:table-cell office:value-type="string">
            <text:p>W gospodzie Biały Koń</text:p>
          </table:table-cell>
          <table:table-cell office:value-type="float" office:value="1952">
            <text:p>1952</text:p>
          </table:table-cell>
          <table:table-cell office:value-type="string">
            <text:p>tt004474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Peter Pan</text:p>
          </table:table-cell>
          <table:table-cell office:value-type="string">
            <text:p>Piotruś Pan</text:p>
          </table:table-cell>
          <table:table-cell office:value-type="float" office:value="1953">
            <text:p>1953</text:p>
          </table:table-cell>
          <table:table-cell office:value-type="string">
            <text:p>tt004618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Gentlemen Prefer Blondes</text:p>
          </table:table-cell>
          <table:table-cell office:value-type="string">
            <text:p>Mężczyźni wolą blondynki</text:p>
          </table:table-cell>
          <table:table-cell office:value-type="float" office:value="1953">
            <text:p>1953</text:p>
          </table:table-cell>
          <table:table-cell office:value-type="string">
            <text:p>tt004581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Titanic</text:p>
          </table:table-cell>
          <table:table-cell office:value-type="float" office:value="1953">
            <text:p>1953</text:p>
          </table:table-cell>
          <table:table-cell office:value-type="string">
            <text:p>tt004643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From Here to Eternity</text:p>
          </table:table-cell>
          <table:table-cell office:value-type="string">
            <text:p>Stąd do wieczności</text:p>
          </table:table-cell>
          <table:table-cell office:value-type="float" office:value="1953">
            <text:p>1953</text:p>
          </table:table-cell>
          <table:table-cell office:value-type="string">
            <text:p>tt004579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 Confess</text:p>
          </table:table-cell>
          <table:table-cell office:value-type="string">
            <text:p>Wyznaję</text:p>
          </table:table-cell>
          <table:table-cell office:value-type="float" office:value="1953">
            <text:p>1953</text:p>
          </table:table-cell>
          <table:table-cell office:value-type="string">
            <text:p>tt004589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Niagara</text:p>
          </table:table-cell>
          <table:table-cell office:value-type="float" office:value="1953">
            <text:p>1953</text:p>
          </table:table-cell>
          <table:table-cell office:value-type="string">
            <text:p>tt004612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How to Marry a Millionaire</text:p>
          </table:table-cell>
          <table:table-cell office:value-type="string">
            <text:p>Jak poślubić milionera</text:p>
          </table:table-cell>
          <table:table-cell office:value-type="float" office:value="1953">
            <text:p>1953</text:p>
          </table:table-cell>
          <table:table-cell office:value-type="string">
            <text:p>tt004589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War of the Worlds</text:p>
          </table:table-cell>
          <table:table-cell office:value-type="string">
            <text:p>Wojna światów</text:p>
          </table:table-cell>
          <table:table-cell office:value-type="float" office:value="1953">
            <text:p>1953</text:p>
          </table:table-cell>
          <table:table-cell office:value-type="string">
            <text:p>tt004653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ailman Mueller</text:p>
          </table:table-cell>
          <table:table-cell office:value-type="string">
            <text:p>Listonosz Mueller</text:p>
          </table:table-cell>
          <table:table-cell office:value-type="float" office:value="1953">
            <text:p>1953</text:p>
          </table:table-cell>
          <table:table-cell office:value-type="string">
            <text:p>tt004557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Keine Angst vor großen Tieren</text:p>
          </table:table-cell>
          <table:table-cell office:value-type="string">
            <text:p>Nie boi się dużych zwierząt</text:p>
          </table:table-cell>
          <table:table-cell office:value-type="float" office:value="1953">
            <text:p>1953</text:p>
          </table:table-cell>
          <table:table-cell office:value-type="string">
            <text:p>tt004595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Pünktchen und Anton</text:p>
          </table:table-cell>
          <table:table-cell office:value-type="string">
            <text:p>Annaluise i Anton</text:p>
          </table:table-cell>
          <table:table-cell office:value-type="float" office:value="1953">
            <text:p>1953</text:p>
          </table:table-cell>
          <table:table-cell office:value-type="string">
            <text:p>tt004621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e Salaire de la peur</text:p>
          </table:table-cell>
          <table:table-cell office:value-type="string">
            <text:p>Cena strachu</text:p>
          </table:table-cell>
          <table:table-cell office:value-type="float" office:value="1953">
            <text:p>1953</text:p>
          </table:table-cell>
          <table:table-cell office:value-type="string">
            <text:p>tt004626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es Vacances de Monsieur Hulot</text:p>
          </table:table-cell>
          <table:table-cell office:value-type="string">
            <text:p>Wakacje pana Hulot</text:p>
          </table:table-cell>
          <table:table-cell office:value-type="float" office:value="1953">
            <text:p>1953</text:p>
          </table:table-cell>
          <table:table-cell office:value-type="string">
            <text:p>tt004648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Caine Mutiny</text:p>
          </table:table-cell>
          <table:table-cell office:value-type="string">
            <text:p>Bunt na okręcie</text:p>
          </table:table-cell>
          <table:table-cell office:value-type="float" office:value="1954">
            <text:p>1954</text:p>
          </table:table-cell>
          <table:table-cell office:value-type="string">
            <text:p>tt004681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River of No Return</text:p>
          </table:table-cell>
          <table:table-cell office:value-type="string">
            <text:p>Rzeka bez powrotu</text:p>
          </table:table-cell>
          <table:table-cell office:value-type="float" office:value="1954">
            <text:p>1954</text:p>
          </table:table-cell>
          <table:table-cell office:value-type="string">
            <text:p>tt004742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Glenn Miller Story</text:p>
          </table:table-cell>
          <table:table-cell office:value-type="string">
            <text:p>Historia Glenna Millera</text:p>
          </table:table-cell>
          <table:table-cell office:value-type="float" office:value="1954">
            <text:p>1954</text:p>
          </table:table-cell>
          <table:table-cell office:value-type="string">
            <text:p>tt004703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On the Waterfront</text:p>
          </table:table-cell>
          <table:table-cell office:value-type="string">
            <text:p>Na nabrzeżach</text:p>
          </table:table-cell>
          <table:table-cell office:value-type="float" office:value="1954">
            <text:p>1954</text:p>
          </table:table-cell>
          <table:table-cell office:value-type="string">
            <text:p>tt004729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nimal Farm</text:p>
          </table:table-cell>
          <table:table-cell office:value-type="string">
            <text:p>Folwark zwierzęcy</text:p>
          </table:table-cell>
          <table:table-cell office:value-type="float" office:value="1954">
            <text:p>1954</text:p>
          </table:table-cell>
          <table:table-cell office:value-type="string">
            <text:p>tt004783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20,000 Leagues Under the Sea</text:p>
          </table:table-cell>
          <table:table-cell office:value-type="string">
            <text:p>20 000 mil podmorskiej żeglugi</text:p>
          </table:table-cell>
          <table:table-cell office:value-type="float" office:value="1954">
            <text:p>1954</text:p>
          </table:table-cell>
          <table:table-cell office:value-type="string">
            <text:p>tt004667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Fast and the Furious</text:p>
          </table:table-cell>
          <table:table-cell office:value-type="string">
            <text:p>Szybcy i wściekli</text:p>
          </table:table-cell>
          <table:table-cell office:value-type="float" office:value="1954">
            <text:p>1954</text:p>
          </table:table-cell>
          <table:table-cell office:value-type="string">
            <text:p>tt004696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Flying Classroom</text:p>
          </table:table-cell>
          <table:table-cell office:value-type="string">
            <text:p>Latająca klasa</text:p>
          </table:table-cell>
          <table:table-cell office:value-type="float" office:value="1954">
            <text:p>1954</text:p>
          </table:table-cell>
          <table:table-cell office:value-type="string">
            <text:p>tt004698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enso</text:p>
          </table:table-cell>
          <table:table-cell office:value-type="string">
            <text:p>Zmysły</text:p>
          </table:table-cell>
          <table:table-cell office:value-type="float" office:value="1954">
            <text:p>1954</text:p>
          </table:table-cell>
          <table:table-cell office:value-type="string">
            <text:p>tt004746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even Samurai</text:p>
          </table:table-cell>
          <table:table-cell office:value-type="string">
            <text:p>Siedmiu samurajów</text:p>
          </table:table-cell>
          <table:table-cell office:value-type="float" office:value="1954">
            <text:p>1954</text:p>
          </table:table-cell>
          <table:table-cell office:value-type="string">
            <text:p>tt004747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Godzilla</text:p>
          </table:table-cell>
          <table:table-cell office:value-type="float" office:value="1954">
            <text:p>1954</text:p>
          </table:table-cell>
          <table:table-cell office:value-type="string">
            <text:p>tt004703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Seven Year Itch</text:p>
          </table:table-cell>
          <table:table-cell office:value-type="string">
            <text:p>Słomiany wdowiec</text:p>
          </table:table-cell>
          <table:table-cell office:value-type="float" office:value="1955">
            <text:p>1955</text:p>
          </table:table-cell>
          <table:table-cell office:value-type="string">
            <text:p>tt004860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ady and the Tramp</text:p>
          </table:table-cell>
          <table:table-cell office:value-type="string">
            <text:p>Zakochany kundel</text:p>
          </table:table-cell>
          <table:table-cell office:value-type="float" office:value="1955">
            <text:p>1955</text:p>
          </table:table-cell>
          <table:table-cell office:value-type="string">
            <text:p>tt004828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Killer's Kiss</text:p>
          </table:table-cell>
          <table:table-cell office:value-type="string">
            <text:p>Pocałunek mordercy</text:p>
          </table:table-cell>
          <table:table-cell office:value-type="float" office:value="1955">
            <text:p>1955</text:p>
          </table:table-cell>
          <table:table-cell office:value-type="string">
            <text:p>tt004825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Night of the Hunter</text:p>
          </table:table-cell>
          <table:table-cell office:value-type="string">
            <text:p>Noc myśliwego</text:p>
          </table:table-cell>
          <table:table-cell office:value-type="float" office:value="1955">
            <text:p>1955</text:p>
          </table:table-cell>
          <table:table-cell office:value-type="string">
            <text:p>tt004842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Bad Day at Black Rock</text:p>
          </table:table-cell>
          <table:table-cell office:value-type="string">
            <text:p>Czarny dzień w Black Rock</text:p>
          </table:table-cell>
          <table:table-cell office:value-type="float" office:value="1955">
            <text:p>1955</text:p>
          </table:table-cell>
          <table:table-cell office:value-type="string">
            <text:p>tt004784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We're No Angels</text:p>
          </table:table-cell>
          <table:table-cell office:value-type="string">
            <text:p>Nie jesteśmy aniołami</text:p>
          </table:table-cell>
          <table:table-cell office:value-type="float" office:value="1955">
            <text:p>1955</text:p>
          </table:table-cell>
          <table:table-cell office:value-type="string">
            <text:p>tt004880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even Cities of Gold</text:p>
          </table:table-cell>
          <table:table-cell office:value-type="string">
            <text:p>Siedem złotych miast</text:p>
          </table:table-cell>
          <table:table-cell office:value-type="float" office:value="1955">
            <text:p>1955</text:p>
          </table:table-cell>
          <table:table-cell office:value-type="string">
            <text:p>tt004860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Sissi</text:p>
          </table:table-cell>
          <table:table-cell office:value-type="float" office:value="1955">
            <text:p>1955</text:p>
          </table:table-cell>
          <table:table-cell office:value-type="string">
            <text:p>tt004862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Man Who Knew Too Much</text:p>
          </table:table-cell>
          <table:table-cell office:value-type="string">
            <text:p>Człowiek, który wiedział za dużo</text:p>
          </table:table-cell>
          <table:table-cell office:value-type="float" office:value="1955">
            <text:p>1955</text:p>
          </table:table-cell>
          <table:table-cell office:value-type="string">
            <text:p>tt004947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round the World in 80 Days</text:p>
          </table:table-cell>
          <table:table-cell office:value-type="string">
            <text:p>W 80 dni dookoła świata</text:p>
          </table:table-cell>
          <table:table-cell office:value-type="float" office:value="1956">
            <text:p>1956</text:p>
          </table:table-cell>
          <table:table-cell office:value-type="string">
            <text:p>tt004896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Searchers</text:p>
          </table:table-cell>
          <table:table-cell office:value-type="string">
            <text:p>Poszukiwacze</text:p>
          </table:table-cell>
          <table:table-cell office:value-type="float" office:value="1956">
            <text:p>1956</text:p>
          </table:table-cell>
          <table:table-cell office:value-type="string">
            <text:p>tt004973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Benny Goodman Story</text:p>
          </table:table-cell>
          <table:table-cell office:value-type="string">
            <text:p>Opowieść o Bennym Goodmanie</text:p>
          </table:table-cell>
          <table:table-cell office:value-type="float" office:value="1956">
            <text:p>1956</text:p>
          </table:table-cell>
          <table:table-cell office:value-type="string">
            <text:p>tt004787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Killing</text:p>
          </table:table-cell>
          <table:table-cell office:value-type="string">
            <text:p>Zabójstwo</text:p>
          </table:table-cell>
          <table:table-cell office:value-type="float" office:value="1956">
            <text:p>1956</text:p>
          </table:table-cell>
          <table:table-cell office:value-type="string">
            <text:p>tt004940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ove Me Tender</text:p>
          </table:table-cell>
          <table:table-cell office:value-type="string">
            <text:p>Kochaj mnie czule</text:p>
          </table:table-cell>
          <table:table-cell office:value-type="float" office:value="1956">
            <text:p>1956</text:p>
          </table:table-cell>
          <table:table-cell office:value-type="string">
            <text:p>tt004945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nvasion of the Body Snatchers</text:p>
          </table:table-cell>
          <table:table-cell office:value-type="string">
            <text:p>Inwazja porywaczy ciał</text:p>
          </table:table-cell>
          <table:table-cell office:value-type="float" office:value="1956">
            <text:p>1956</text:p>
          </table:table-cell>
          <table:table-cell office:value-type="string">
            <text:p>tt004936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Forbidden Planet</text:p>
          </table:table-cell>
          <table:table-cell office:value-type="string">
            <text:p>Zakazana planeta</text:p>
          </table:table-cell>
          <table:table-cell office:value-type="float" office:value="1956">
            <text:p>1956</text:p>
          </table:table-cell>
          <table:table-cell office:value-type="string">
            <text:p>tt004922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Charley's Aunt</text:p>
          </table:table-cell>
          <table:table-cell office:value-type="string">
            <text:p>Ciotka Charleya</text:p>
          </table:table-cell>
          <table:table-cell office:value-type="float" office:value="1956">
            <text:p>1956</text:p>
          </table:table-cell>
          <table:table-cell office:value-type="string">
            <text:p>tt004793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Trapp Family</text:p>
          </table:table-cell>
          <table:table-cell office:value-type="string">
            <text:p>Rodzina Trappów</text:p>
          </table:table-cell>
          <table:table-cell office:value-type="float" office:value="1956">
            <text:p>1956</text:p>
          </table:table-cell>
          <table:table-cell office:value-type="string">
            <text:p>tt004987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issi - The Young Empress</text:p>
          </table:table-cell>
          <table:table-cell office:value-type="string">
            <text:p>Sissi - Młoda cesarzowa</text:p>
          </table:table-cell>
          <table:table-cell office:value-type="float" office:value="1956">
            <text:p>1956</text:p>
          </table:table-cell>
          <table:table-cell office:value-type="string">
            <text:p>tt004976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Paths of Glory</text:p>
          </table:table-cell>
          <table:table-cell office:value-type="string">
            <text:p>Ścieżki chwały</text:p>
          </table:table-cell>
          <table:table-cell office:value-type="float" office:value="1957">
            <text:p>1957</text:p>
          </table:table-cell>
          <table:table-cell office:value-type="string">
            <text:p>tt005082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Witness for the Prosecution</text:p>
          </table:table-cell>
          <table:table-cell office:value-type="string">
            <text:p>Świadek oskarżenia</text:p>
          </table:table-cell>
          <table:table-cell office:value-type="float" office:value="1957">
            <text:p>1957</text:p>
          </table:table-cell>
          <table:table-cell office:value-type="string">
            <text:p>tt005120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Jailhouse Rock</text:p>
          </table:table-cell>
          <table:table-cell office:value-type="string">
            <text:p>Więzienny Rock</text:p>
          </table:table-cell>
          <table:table-cell office:value-type="float" office:value="1957">
            <text:p>1957</text:p>
          </table:table-cell>
          <table:table-cell office:value-type="string">
            <text:p>tt005055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One That Got Away</text:p>
          </table:table-cell>
          <table:table-cell office:value-type="string">
            <text:p>Ten, który uciekł</text:p>
          </table:table-cell>
          <table:table-cell office:value-type="float" office:value="1957">
            <text:p>1957</text:p>
          </table:table-cell>
          <table:table-cell office:value-type="string">
            <text:p>tt005080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issi - Schicksalsjahre einer Kaiserin</text:p>
          </table:table-cell>
          <table:table-cell office:value-type="string">
            <text:p>Sissi - Losy cesarzowej</text:p>
          </table:table-cell>
          <table:table-cell office:value-type="float" office:value="1957">
            <text:p>1957</text:p>
          </table:table-cell>
          <table:table-cell office:value-type="string">
            <text:p>tt005097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Wilde Erdbeeren</text:p>
          </table:table-cell>
          <table:table-cell office:value-type="string">
            <text:p>Tam, gdzie rosną poziomki</text:p>
          </table:table-cell>
          <table:table-cell office:value-type="float" office:value="1957">
            <text:p>1957</text:p>
          </table:table-cell>
          <table:table-cell office:value-type="string">
            <text:p>tt005098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Blob</text:p>
          </table:table-cell>
          <table:table-cell office:value-type="string">
            <text:p>Blob</text:p>
          </table:table-cell>
          <table:table-cell office:value-type="float" office:value="1958">
            <text:p>1958</text:p>
          </table:table-cell>
          <table:table-cell office:value-type="string">
            <text:p>tt005141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ouch of Evil</text:p>
          </table:table-cell>
          <table:table-cell office:value-type="string">
            <text:p>Dotyk zła</text:p>
          </table:table-cell>
          <table:table-cell office:value-type="float" office:value="1958">
            <text:p>1958</text:p>
          </table:table-cell>
          <table:table-cell office:value-type="string">
            <text:p>tt005231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Bonjour Tristesse</text:p>
          </table:table-cell>
          <table:table-cell office:value-type="string">
            <text:p>Witaj smutku</text:p>
          </table:table-cell>
          <table:table-cell office:value-type="float" office:value="1958">
            <text:p>1958</text:p>
          </table:table-cell>
          <table:table-cell office:value-type="string">
            <text:p>tt005142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er Pauker</text:p>
          </table:table-cell>
          <table:table-cell office:value-type="string">
            <text:p>Kotlista</text:p>
          </table:table-cell>
          <table:table-cell office:value-type="float" office:value="1958">
            <text:p>1958</text:p>
          </table:table-cell>
          <table:table-cell office:value-type="string">
            <text:p>tt005205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ie Trapp-Familie in Amerika</text:p>
          </table:table-cell>
          <table:table-cell office:value-type="string">
            <text:p>Rodzina Trappów w Ameryce</text:p>
          </table:table-cell>
          <table:table-cell office:value-type="float" office:value="1958">
            <text:p>1958</text:p>
          </table:table-cell>
          <table:table-cell office:value-type="string">
            <text:p>tt005231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on Oncle</text:p>
          </table:table-cell>
          <table:table-cell office:value-type="string">
            <text:p>Mój wujaszek</text:p>
          </table:table-cell>
          <table:table-cell office:value-type="float" office:value="1958">
            <text:p>1958</text:p>
          </table:table-cell>
          <table:table-cell office:value-type="string">
            <text:p>tt005070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leeping Beauty</text:p>
          </table:table-cell>
          <table:table-cell office:value-type="string">
            <text:p>Śpiąca królewna</text:p>
          </table:table-cell>
          <table:table-cell office:value-type="float" office:value="1959">
            <text:p>1959</text:p>
          </table:table-cell>
          <table:table-cell office:value-type="string">
            <text:p>tt005328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Journey to the Center of the Earth</text:p>
          </table:table-cell>
          <table:table-cell office:value-type="string">
            <text:p>Podróż do wnętrza Ziemi</text:p>
          </table:table-cell>
          <table:table-cell office:value-type="float" office:value="1959">
            <text:p>1959</text:p>
          </table:table-cell>
          <table:table-cell office:value-type="string">
            <text:p>tt005294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North by Northwest</text:p>
          </table:table-cell>
          <table:table-cell office:value-type="string">
            <text:p>Północ - północny zachód</text:p>
          </table:table-cell>
          <table:table-cell office:value-type="float" office:value="1959">
            <text:p>1959</text:p>
          </table:table-cell>
          <table:table-cell office:value-type="string">
            <text:p>tt005312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ome Like It Hot</text:p>
          </table:table-cell>
          <table:table-cell office:value-type="string">
            <text:p>Pół żartem, pół serio</text:p>
          </table:table-cell>
          <table:table-cell office:value-type="float" office:value="1959">
            <text:p>1959</text:p>
          </table:table-cell>
          <table:table-cell office:value-type="string">
            <text:p>tt005329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Rio Bravo</text:p>
          </table:table-cell>
          <table:table-cell office:value-type="float" office:value="1959">
            <text:p>1959</text:p>
          </table:table-cell>
          <table:table-cell office:value-type="string">
            <text:p>tt005322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riplets on Board</text:p>
          </table:table-cell>
          <table:table-cell office:value-type="string">
            <text:p>Trojaczki na pokładzie</text:p>
          </table:table-cell>
          <table:table-cell office:value-type="float" office:value="1959">
            <text:p>1959</text:p>
          </table:table-cell>
          <table:table-cell office:value-type="string">
            <text:p>tt005276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Orfeu Negro</text:p>
          </table:table-cell>
          <table:table-cell office:value-type="string">
            <text:p>Czarny Orfeusz</text:p>
          </table:table-cell>
          <table:table-cell office:value-type="float" office:value="1959">
            <text:p>1959</text:p>
          </table:table-cell>
          <table:table-cell office:value-type="string">
            <text:p>tt005314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ie Zeitmaschine</text:p>
          </table:table-cell>
          <table:table-cell office:value-type="string">
            <text:p>Wehikuł czasu</text:p>
          </table:table-cell>
          <table:table-cell office:value-type="float" office:value="1960">
            <text:p>1960</text:p>
          </table:table-cell>
          <table:table-cell office:value-type="string">
            <text:p>tt005438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Ocean's 11</text:p>
          </table:table-cell>
          <table:table-cell office:value-type="string">
            <text:p>Ryzykowna gra</text:p>
          </table:table-cell>
          <table:table-cell office:value-type="float" office:value="1960">
            <text:p>1960</text:p>
          </table:table-cell>
          <table:table-cell office:value-type="string">
            <text:p>tt005413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White Horse Inn</text:p>
          </table:table-cell>
          <table:table-cell office:value-type="string">
            <text:p>W White Horse Inn</text:p>
          </table:table-cell>
          <table:table-cell office:value-type="float" office:value="1960">
            <text:p>1960</text:p>
          </table:table-cell>
          <table:table-cell office:value-type="string">
            <text:p>tt005394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Black Sheep</text:p>
          </table:table-cell>
          <table:table-cell office:value-type="string">
            <text:p>Czarna owca</text:p>
          </table:table-cell>
          <table:table-cell office:value-type="float" office:value="1960">
            <text:p>1960</text:p>
          </table:table-cell>
          <table:table-cell office:value-type="string">
            <text:p>tt005428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as Spukschloß im Spessart</text:p>
          </table:table-cell>
          <table:table-cell office:value-type="string">
            <text:p>Duchy zamku Spessart</text:p>
          </table:table-cell>
          <table:table-cell office:value-type="float" office:value="1960">
            <text:p>1960</text:p>
          </table:table-cell>
          <table:table-cell office:value-type="string">
            <text:p>tt005433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a dolce vita</text:p>
          </table:table-cell>
          <table:table-cell office:value-type="string">
            <text:p>Słodkie życie</text:p>
          </table:table-cell>
          <table:table-cell office:value-type="float" office:value="1960">
            <text:p>1960</text:p>
          </table:table-cell>
          <table:table-cell office:value-type="string">
            <text:p>tt005377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King of Kings</text:p>
          </table:table-cell>
          <table:table-cell office:value-type="string">
            <text:p>Król królów</text:p>
          </table:table-cell>
          <table:table-cell office:value-type="float" office:value="1961">
            <text:p>1961</text:p>
          </table:table-cell>
          <table:table-cell office:value-type="string">
            <text:p>tt005504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West Side Story</text:p>
          </table:table-cell>
          <table:table-cell office:value-type="float" office:value="1961">
            <text:p>1961</text:p>
          </table:table-cell>
          <table:table-cell office:value-type="string">
            <text:p>tt005561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Parent Trap</text:p>
          </table:table-cell>
          <table:table-cell office:value-type="string">
            <text:p>Rodzice, miejcie się na baczności</text:p>
          </table:table-cell>
          <table:table-cell office:value-type="float" office:value="1961">
            <text:p>1961</text:p>
          </table:table-cell>
          <table:table-cell office:value-type="string">
            <text:p>tt005527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er grüne Bogenschütze</text:p>
          </table:table-cell>
          <table:table-cell office:value-type="string">
            <text:p>Zielony łucznik</text:p>
          </table:table-cell>
          <table:table-cell office:value-type="float" office:value="1961">
            <text:p>1961</text:p>
          </table:table-cell>
          <table:table-cell office:value-type="string">
            <text:p>tt005494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ie toten Augen von London</text:p>
          </table:table-cell>
          <table:table-cell office:value-type="string">
            <text:p>Martwe oczy Londynu</text:p>
          </table:table-cell>
          <table:table-cell office:value-type="float" office:value="1961">
            <text:p>1961</text:p>
          </table:table-cell>
          <table:table-cell office:value-type="string">
            <text:p>tt005439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as Geheimnis der gelben Narzissen</text:p>
          </table:table-cell>
          <table:table-cell office:value-type="string">
            <text:p>Sekret żółtych żonkili</text:p>
          </table:table-cell>
          <table:table-cell office:value-type="float" office:value="1961">
            <text:p>1961</text:p>
          </table:table-cell>
          <table:table-cell office:value-type="string">
            <text:p>tt005491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m Stahlnetz des Dr. Mabuse</text:p>
          </table:table-cell>
          <table:table-cell office:value-type="string">
            <text:p>W stalowej sieci dr Mabuse</text:p>
          </table:table-cell>
          <table:table-cell office:value-type="float" office:value="1961">
            <text:p>1961</text:p>
          </table:table-cell>
          <table:table-cell office:value-type="string">
            <text:p>tt005500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Longest Day</text:p>
          </table:table-cell>
          <table:table-cell office:value-type="string">
            <text:p>Najdłuższy dzień</text:p>
          </table:table-cell>
          <table:table-cell office:value-type="float" office:value="1962">
            <text:p>1962</text:p>
          </table:table-cell>
          <table:table-cell office:value-type="string">
            <text:p>tt005619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Lolita</text:p>
          </table:table-cell>
          <table:table-cell office:value-type="float" office:value="1962">
            <text:p>1962</text:p>
          </table:table-cell>
          <table:table-cell office:value-type="string">
            <text:p>tt005619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Manchurian Candidate</text:p>
          </table:table-cell>
          <table:table-cell office:value-type="string">
            <text:p>Przeżyliśmy wojnę</text:p>
          </table:table-cell>
          <table:table-cell office:value-type="float" office:value="1962">
            <text:p>1962</text:p>
          </table:table-cell>
          <table:table-cell office:value-type="string">
            <text:p>tt005621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Door with Seven Locks</text:p>
          </table:table-cell>
          <table:table-cell office:value-type="string">
            <text:p>Drzwi z 7 zamkami</text:p>
          </table:table-cell>
          <table:table-cell office:value-type="float" office:value="1962">
            <text:p>1962</text:p>
          </table:table-cell>
          <table:table-cell office:value-type="string">
            <text:p>tt005663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Er kann's nicht lassen</text:p>
          </table:table-cell>
          <table:table-cell office:value-type="string">
            <text:p>Nic na to nie poradzi</text:p>
          </table:table-cell>
          <table:table-cell office:value-type="float" office:value="1962">
            <text:p>1962</text:p>
          </table:table-cell>
          <table:table-cell office:value-type="string">
            <text:p>tt005596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ie unsichtbaren Krallen des Dr. Mabuse</text:p>
          </table:table-cell>
          <table:table-cell office:value-type="string">
            <text:p>Niewidzialne szpony doktora Mabuse'a</text:p>
          </table:table-cell>
          <table:table-cell office:value-type="float" office:value="1962">
            <text:p>1962</text:p>
          </table:table-cell>
          <table:table-cell office:value-type="string">
            <text:p>tt005663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as Testament des Dr. Mabuse</text:p>
          </table:table-cell>
          <table:table-cell office:value-type="string">
            <text:p>Testament doktora Mabuse</text:p>
          </table:table-cell>
          <table:table-cell office:value-type="float" office:value="1962">
            <text:p>1962</text:p>
          </table:table-cell>
          <table:table-cell office:value-type="string">
            <text:p>tt005657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e Procès</text:p>
          </table:table-cell>
          <table:table-cell office:value-type="string">
            <text:p>Proces</text:p>
          </table:table-cell>
          <table:table-cell office:value-type="float" office:value="1962">
            <text:p>1962</text:p>
          </table:table-cell>
          <table:table-cell office:value-type="string">
            <text:p>tt005742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Sword in the Stone</text:p>
          </table:table-cell>
          <table:table-cell office:value-type="string">
            <text:p>Miecz w kamieniu</text:p>
          </table:table-cell>
          <table:table-cell office:value-type="float" office:value="1963">
            <text:p>1963</text:p>
          </table:table-cell>
          <table:table-cell office:value-type="string">
            <text:p>tt005754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Pink Panther</text:p>
          </table:table-cell>
          <table:table-cell office:value-type="string">
            <text:p>Różowa Pantera</text:p>
          </table:table-cell>
          <table:table-cell office:value-type="float" office:value="1963">
            <text:p>1963</text:p>
          </table:table-cell>
          <table:table-cell office:value-type="string">
            <text:p>tt005741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t Happened at the World's Fair</text:p>
          </table:table-cell>
          <table:table-cell office:value-type="string">
            <text:p>Co się zdarzyło na Targach Światowych</text:p>
          </table:table-cell>
          <table:table-cell office:value-type="float" office:value="1963">
            <text:p>1963</text:p>
          </table:table-cell>
          <table:table-cell office:value-type="string">
            <text:p>tt005719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urder at the Gallop</text:p>
          </table:table-cell>
          <table:table-cell office:value-type="string">
            <text:p>Morderstwo w hotelu Gallop</text:p>
          </table:table-cell>
          <table:table-cell office:value-type="float" office:value="1963">
            <text:p>1963</text:p>
          </table:table-cell>
          <table:table-cell office:value-type="string">
            <text:p>tt005733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cotland Yard jagt Dr. Mabuse</text:p>
          </table:table-cell>
          <table:table-cell office:value-type="string">
            <text:p>Scotland Yard ściga doktora Mabuse'a</text:p>
          </table:table-cell>
          <table:table-cell office:value-type="float" office:value="1963">
            <text:p>1963</text:p>
          </table:table-cell>
          <table:table-cell office:value-type="string">
            <text:p>tt005747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Nackt unter Wölfen</text:p>
          </table:table-cell>
          <table:table-cell office:value-type="string">
            <text:p>Nadzy wśród wilków</text:p>
          </table:table-cell>
          <table:table-cell office:value-type="float" office:value="1963">
            <text:p>1963</text:p>
          </table:table-cell>
          <table:table-cell office:value-type="string">
            <text:p>tt005627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Charleys Tante</text:p>
          </table:table-cell>
          <table:table-cell office:value-type="string">
            <text:p>Ciotka Charleya</text:p>
          </table:table-cell>
          <table:table-cell office:value-type="float" office:value="1963">
            <text:p>1963</text:p>
          </table:table-cell>
          <table:table-cell office:value-type="string">
            <text:p>tt005692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Mary Poppins</text:p>
          </table:table-cell>
          <table:table-cell office:value-type="float" office:value="1964">
            <text:p>1964</text:p>
          </table:table-cell>
          <table:table-cell office:value-type="string">
            <text:p>tt005833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y Fair Lady</text:p>
          </table:table-cell>
          <table:table-cell office:value-type="string">
            <text:p>Moja piękna dama</text:p>
          </table:table-cell>
          <table:table-cell office:value-type="float" office:value="1964">
            <text:p>1964</text:p>
          </table:table-cell>
          <table:table-cell office:value-type="string">
            <text:p>tt005838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an's Favorite Sport?</text:p>
          </table:table-cell>
          <table:table-cell office:value-type="string">
            <text:p>Ulubiony sport mężczyzn</text:p>
          </table:table-cell>
          <table:table-cell office:value-type="float" office:value="1964">
            <text:p>1964</text:p>
          </table:table-cell>
          <table:table-cell office:value-type="string">
            <text:p>tt005832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Marnie</text:p>
          </table:table-cell>
          <table:table-cell office:value-type="float" office:value="1964">
            <text:p>1964</text:p>
          </table:table-cell>
          <table:table-cell office:value-type="string">
            <text:p>tt005832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urder Most Foul</text:p>
          </table:table-cell>
          <table:table-cell office:value-type="string">
            <text:p>Morderstwo najgorszego sortu</text:p>
          </table:table-cell>
          <table:table-cell office:value-type="float" office:value="1964">
            <text:p>1964</text:p>
          </table:table-cell>
          <table:table-cell office:value-type="string">
            <text:p>tt005838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urder Ahoy!</text:p>
          </table:table-cell>
          <table:table-cell office:value-type="string">
            <text:p>Ahoj zbrodnio</text:p>
          </table:table-cell>
          <table:table-cell office:value-type="float" office:value="1964">
            <text:p>1964</text:p>
          </table:table-cell>
          <table:table-cell office:value-type="string">
            <text:p>tt005838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mong Vultures</text:p>
          </table:table-cell>
          <table:table-cell office:value-type="string">
            <text:p>Winnetou w Dolinie Sępów</text:p>
          </table:table-cell>
          <table:table-cell office:value-type="float" office:value="1964">
            <text:p>1964</text:p>
          </table:table-cell>
          <table:table-cell office:value-type="string">
            <text:p>tt005870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ie Todesstrahlen des Dr. Mabuse</text:p>
          </table:table-cell>
          <table:table-cell office:value-type="string">
            <text:p>Promienie śmierci doktora Mabuse</text:p>
          </table:table-cell>
          <table:table-cell office:value-type="float" office:value="1964">
            <text:p>1964</text:p>
          </table:table-cell>
          <table:table-cell office:value-type="string">
            <text:p>tt005866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er Schut</text:p>
          </table:table-cell>
          <table:table-cell office:value-type="string">
            <text:p>Pod ostrzałem</text:p>
          </table:table-cell>
          <table:table-cell office:value-type="float" office:value="1964">
            <text:p>1964</text:p>
          </table:table-cell>
          <table:table-cell office:value-type="string">
            <text:p>tt005855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Une souris chez les hommes / Un drôle de caïd</text:p>
          </table:table-cell>
          <table:table-cell office:value-type="string">
            <text:p>Boss w spódnicy</text:p>
          </table:table-cell>
          <table:table-cell office:value-type="float" office:value="1964">
            <text:p>1964</text:p>
          </table:table-cell>
          <table:table-cell office:value-type="string">
            <text:p>tt005870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Faites sauter la banque!</text:p>
          </table:table-cell>
          <table:table-cell office:value-type="string">
            <text:p>Napad na bank</text:p>
          </table:table-cell>
          <table:table-cell office:value-type="float" office:value="1964">
            <text:p>1964</text:p>
          </table:table-cell>
          <table:table-cell office:value-type="string">
            <text:p>tt005705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Fantômas</text:p>
          </table:table-cell>
          <table:table-cell office:value-type="string">
            <text:p>Fantomas</text:p>
          </table:table-cell>
          <table:table-cell office:value-type="float" office:value="1964">
            <text:p>1964</text:p>
          </table:table-cell>
          <table:table-cell office:value-type="string">
            <text:p>tt005808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e Gendarme de Saint-Tropez</text:p>
          </table:table-cell>
          <table:table-cell office:value-type="string">
            <text:p>Żandarm z Saint Tropez</text:p>
          </table:table-cell>
          <table:table-cell office:value-type="float" office:value="1964">
            <text:p>1964</text:p>
          </table:table-cell>
          <table:table-cell office:value-type="string">
            <text:p>tt005813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Per un pugno di dollari</text:p>
          </table:table-cell>
          <table:table-cell office:value-type="string">
            <text:p>Za garść dolarów</text:p>
          </table:table-cell>
          <table:table-cell office:value-type="float" office:value="1964">
            <text:p>1964</text:p>
          </table:table-cell>
          <table:table-cell office:value-type="string">
            <text:p>tt005846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l vangelo secondo Matteo</text:p>
          </table:table-cell>
          <table:table-cell office:value-type="string">
            <text:p>Ewangelia według świętego Mateusza</text:p>
          </table:table-cell>
          <table:table-cell office:value-type="float" office:value="1964">
            <text:p>1964</text:p>
          </table:table-cell>
          <table:table-cell office:value-type="string">
            <text:p>tt005871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Sound of Music</text:p>
          </table:table-cell>
          <table:table-cell office:value-type="string">
            <text:p>Dźwięki muzyki</text:p>
          </table:table-cell>
          <table:table-cell office:value-type="float" office:value="1965">
            <text:p>1965</text:p>
          </table:table-cell>
          <table:table-cell office:value-type="string">
            <text:p>tt005974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Greatest Story Ever Told</text:p>
          </table:table-cell>
          <table:table-cell office:value-type="string">
            <text:p>Opowieść wszech czasów</text:p>
          </table:table-cell>
          <table:table-cell office:value-type="float" office:value="1965">
            <text:p>1965</text:p>
          </table:table-cell>
          <table:table-cell office:value-type="string">
            <text:p>tt005924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What's New Pussycat?</text:p>
          </table:table-cell>
          <table:table-cell office:value-type="string">
            <text:p>Co słychać, koteczku?</text:p>
          </table:table-cell>
          <table:table-cell office:value-type="float" office:value="1965">
            <text:p>1965</text:p>
          </table:table-cell>
          <table:table-cell office:value-type="string">
            <text:p>tt005990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Repulsion</text:p>
          </table:table-cell>
          <table:table-cell office:value-type="string">
            <text:p>Wstręt</text:p>
          </table:table-cell>
          <table:table-cell office:value-type="float" office:value="1965">
            <text:p>1965</text:p>
          </table:table-cell>
          <table:table-cell office:value-type="string">
            <text:p>tt005964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Treasure of the Aztecs</text:p>
          </table:table-cell>
          <table:table-cell office:value-type="string">
            <text:p>Skarb Azteków</text:p>
          </table:table-cell>
          <table:table-cell office:value-type="float" office:value="1965">
            <text:p>1965</text:p>
          </table:table-cell>
          <table:table-cell office:value-type="string">
            <text:p>tt005968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Pyramid of the Sun God</text:p>
          </table:table-cell>
          <table:table-cell office:value-type="string">
            <text:p>Piramida Boga Słońca</text:p>
          </table:table-cell>
          <table:table-cell office:value-type="float" office:value="1965">
            <text:p>1965</text:p>
          </table:table-cell>
          <table:table-cell office:value-type="string">
            <text:p>tt005962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Oil Prince</text:p>
          </table:table-cell>
          <table:table-cell office:value-type="string">
            <text:p>Winnetou i król nafty</text:p>
          </table:table-cell>
          <table:table-cell office:value-type="float" office:value="1965">
            <text:p>1965</text:p>
          </table:table-cell>
          <table:table-cell office:value-type="string">
            <text:p>tt005995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Old Surehand - Flaming Frontier</text:p>
          </table:table-cell>
          <table:table-cell office:value-type="string">
            <text:p>Winnetou i Old Surehand</text:p>
          </table:table-cell>
          <table:table-cell office:value-type="float" office:value="1965">
            <text:p>1965</text:p>
          </table:table-cell>
          <table:table-cell office:value-type="string">
            <text:p>tt005953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Kingdom of the Silver Lion</text:p>
          </table:table-cell>
          <table:table-cell office:value-type="string">
            <text:p>W krainie Srebrnego Lwa</text:p>
          </table:table-cell>
          <table:table-cell office:value-type="float" office:value="1965">
            <text:p>1965</text:p>
          </table:table-cell>
          <table:table-cell office:value-type="string">
            <text:p>tt005930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Neues vom Hexer</text:p>
          </table:table-cell>
          <table:table-cell office:value-type="string">
            <text:p>Wiadomości z Wiedźmina</text:p>
          </table:table-cell>
          <table:table-cell office:value-type="float" office:value="1965">
            <text:p>1965</text:p>
          </table:table-cell>
          <table:table-cell office:value-type="string">
            <text:p>tt005950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Fantômas se déchaîne</text:p>
          </table:table-cell>
          <table:table-cell office:value-type="string">
            <text:p>Fantomas powraca</text:p>
          </table:table-cell>
          <table:table-cell office:value-type="float" office:value="1965">
            <text:p>1965</text:p>
          </table:table-cell>
          <table:table-cell office:value-type="string">
            <text:p>tt005916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e gendarme à New York</text:p>
          </table:table-cell>
          <table:table-cell office:value-type="string">
            <text:p>Żandarm w Nowym Jorku</text:p>
          </table:table-cell>
          <table:table-cell office:value-type="float" office:value="1965">
            <text:p>1965</text:p>
          </table:table-cell>
          <table:table-cell office:value-type="string">
            <text:p>tt006045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e Corniaud</text:p>
          </table:table-cell>
          <table:table-cell office:value-type="string">
            <text:p>Gamoń</text:p>
          </table:table-cell>
          <table:table-cell office:value-type="float" office:value="1965">
            <text:p>1965</text:p>
          </table:table-cell>
          <table:table-cell office:value-type="string">
            <text:p>tt005796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El Dorado</text:p>
          </table:table-cell>
          <table:table-cell office:value-type="float" office:value="1966">
            <text:p>1966</text:p>
          </table:table-cell>
          <table:table-cell office:value-type="string">
            <text:p>tt006161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Singing Nun</text:p>
          </table:table-cell>
          <table:table-cell office:value-type="string">
            <text:p>Śpiewająca zakonnica</text:p>
          </table:table-cell>
          <table:table-cell office:value-type="float" office:value="1966">
            <text:p>1966</text:p>
          </table:table-cell>
          <table:table-cell office:value-type="string">
            <text:p>tt006098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Winnetou and Old Firehand</text:p>
          </table:table-cell>
          <table:table-cell office:value-type="string">
            <text:p>Winnetou i Old Firehand</text:p>
          </table:table-cell>
          <table:table-cell office:value-type="float" office:value="1966">
            <text:p>1966</text:p>
          </table:table-cell>
          <table:table-cell office:value-type="string">
            <text:p>tt006119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Graduate</text:p>
          </table:table-cell>
          <table:table-cell office:value-type="string">
            <text:p>Absolwent</text:p>
          </table:table-cell>
          <table:table-cell office:value-type="float" office:value="1967">
            <text:p>1967</text:p>
          </table:table-cell>
          <table:table-cell office:value-type="string">
            <text:p>tt006172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Casino Royale</text:p>
          </table:table-cell>
          <table:table-cell office:value-type="float" office:value="1967">
            <text:p>1967</text:p>
          </table:table-cell>
          <table:table-cell office:value-type="string">
            <text:p>tt006145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Herrliche Zeiten im Spessart</text:p>
          </table:table-cell>
          <table:table-cell office:value-type="string">
            <text:p>Wspaniałe czasy w Spessart</text:p>
          </table:table-cell>
          <table:table-cell office:value-type="float" office:value="1967">
            <text:p>1967</text:p>
          </table:table-cell>
          <table:table-cell office:value-type="string">
            <text:p>tt006176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Oscar</text:p>
          </table:table-cell>
          <table:table-cell office:value-type="string">
            <text:p>Oskar</text:p>
          </table:table-cell>
          <table:table-cell office:value-type="float" office:value="1967">
            <text:p>1967</text:p>
          </table:table-cell>
          <table:table-cell office:value-type="string">
            <text:p>tt006208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Fantômas contre Scotland Yard</text:p>
          </table:table-cell>
          <table:table-cell office:value-type="string">
            <text:p>Fantomas kontra Scotland Yard</text:p>
          </table:table-cell>
          <table:table-cell office:value-type="float" office:value="1967">
            <text:p>1967</text:p>
          </table:table-cell>
          <table:table-cell office:value-type="string">
            <text:p>tt006040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a Feldmarescialla</text:p>
          </table:table-cell>
          <table:table-cell office:value-type="string">
            <text:p>Wojenne jaja</text:p>
          </table:table-cell>
          <table:table-cell office:value-type="float" office:value="1967">
            <text:p>1967</text:p>
          </table:table-cell>
          <table:table-cell office:value-type="string">
            <text:p>tt006165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io perdona... io no!</text:p>
          </table:table-cell>
          <table:table-cell office:value-type="string">
            <text:p>Bóg wybacza... Ja nigdy!</text:p>
          </table:table-cell>
          <table:table-cell office:value-type="float" office:value="1967">
            <text:p>1967</text:p>
          </table:table-cell>
          <table:table-cell office:value-type="string">
            <text:p>tt006157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 quattro dell'Ave Maria</text:p>
          </table:table-cell>
          <table:table-cell office:value-type="string">
            <text:p>As bierze wszystko</text:p>
          </table:table-cell>
          <table:table-cell office:value-type="float" office:value="1968">
            <text:p>1968</text:p>
          </table:table-cell>
          <table:table-cell office:value-type="string">
            <text:p>tt006486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e gendarme se marie</text:p>
          </table:table-cell>
          <table:table-cell office:value-type="string">
            <text:p>Żandarm się żeni</text:p>
          </table:table-cell>
          <table:table-cell office:value-type="float" office:value="1968">
            <text:p>1968</text:p>
          </table:table-cell>
          <table:table-cell office:value-type="string">
            <text:p>tt006300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Computer Wore Tennis Shoes</text:p>
          </table:table-cell>
          <table:table-cell office:value-type="string">
            <text:p>Komputer w tenisówkach</text:p>
          </table:table-cell>
          <table:table-cell office:value-type="float" office:value="1969">
            <text:p>1969</text:p>
          </table:table-cell>
          <table:table-cell office:value-type="string">
            <text:p>tt006556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e Sade</text:p>
          </table:table-cell>
          <table:table-cell office:value-type="string">
            <text:p>Markiz de Sade</text:p>
          </table:table-cell>
          <table:table-cell office:value-type="float" office:value="1969">
            <text:p>1969</text:p>
          </table:table-cell>
          <table:table-cell office:value-type="string">
            <text:p>tt006421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a caduta degli dei</text:p>
          </table:table-cell>
          <table:table-cell office:value-type="string">
            <text:p>Zmierzch bogów</text:p>
          </table:table-cell>
          <table:table-cell office:value-type="float" office:value="1969">
            <text:p>1969</text:p>
          </table:table-cell>
          <table:table-cell office:value-type="string">
            <text:p>tt006411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a collina degli stivali</text:p>
          </table:table-cell>
          <table:table-cell office:value-type="string">
            <text:p>Boot Hill - Wzgórze zakrwawionych butów</text:p>
          </table:table-cell>
          <table:table-cell office:value-type="float" office:value="1969">
            <text:p>1969</text:p>
          </table:table-cell>
          <table:table-cell office:value-type="string">
            <text:p>tt006417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Chariots of the Gods</text:p>
          </table:table-cell>
          <table:table-cell office:value-type="string">
            <text:p>Wspomnienia z przyszłości</text:p>
          </table:table-cell>
          <table:table-cell office:value-type="float" office:value="1970">
            <text:p>1970</text:p>
          </table:table-cell>
          <table:table-cell office:value-type="string">
            <text:p>tt006570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Love Story</text:p>
          </table:table-cell>
          <table:table-cell office:value-type="float" office:value="1970">
            <text:p>1970</text:p>
          </table:table-cell>
          <table:table-cell office:value-type="string">
            <text:p>tt006601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Aristocats</text:p>
          </table:table-cell>
          <table:table-cell office:value-type="string">
            <text:p>Aryskotraci</text:p>
          </table:table-cell>
          <table:table-cell office:value-type="float" office:value="1970">
            <text:p>1970</text:p>
          </table:table-cell>
          <table:table-cell office:value-type="string">
            <text:p>tt006542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e gendarme en balade</text:p>
          </table:table-cell>
          <table:table-cell office:value-type="string">
            <text:p>Żandarm na emeryturze</text:p>
          </table:table-cell>
          <table:table-cell office:value-type="float" office:value="1970">
            <text:p>1970</text:p>
          </table:table-cell>
          <table:table-cell office:value-type="string">
            <text:p>tt006576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o chiamavano Trinità...</text:p>
          </table:table-cell>
          <table:table-cell office:value-type="string">
            <text:p>Nazywam się Trinity</text:p>
          </table:table-cell>
          <table:table-cell office:value-type="float" office:value="1970">
            <text:p>1970</text:p>
          </table:table-cell>
          <table:table-cell office:value-type="string">
            <text:p>tt006735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Willy Wonka &amp; the Chocolate Factory</text:p>
          </table:table-cell>
          <table:table-cell office:value-type="string">
            <text:p>Willy Wonka i fabryka czekolady</text:p>
          </table:table-cell>
          <table:table-cell office:value-type="float" office:value="1971">
            <text:p>1971</text:p>
          </table:table-cell>
          <table:table-cell office:value-type="string">
            <text:p>tt006799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Barefoot Executive / The Rating Game</text:p>
          </table:table-cell>
          <table:table-cell office:value-type="string">
            <text:p>Kierownik Bez Butów</text:p>
          </table:table-cell>
          <table:table-cell office:value-type="float" office:value="1971">
            <text:p>1971</text:p>
          </table:table-cell>
          <table:table-cell office:value-type="string">
            <text:p>tt006681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Johnny Got His Gun</text:p>
          </table:table-cell>
          <table:table-cell office:value-type="string">
            <text:p>Johnny poszedł na wojnę</text:p>
          </table:table-cell>
          <table:table-cell office:value-type="float" office:value="1971">
            <text:p>1971</text:p>
          </table:table-cell>
          <table:table-cell office:value-type="string">
            <text:p>tt006727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Harold and Maude</text:p>
          </table:table-cell>
          <table:table-cell office:value-type="string">
            <text:p>Harold i Maude</text:p>
          </table:table-cell>
          <table:table-cell office:value-type="float" office:value="1971">
            <text:p>1971</text:p>
          </table:table-cell>
          <table:table-cell office:value-type="string">
            <text:p>tt006718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THX 1138</text:p>
          </table:table-cell>
          <table:table-cell office:value-type="float" office:value="1971">
            <text:p>1971</text:p>
          </table:table-cell>
          <table:table-cell office:value-type="string">
            <text:p>tt006643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Jo</text:p>
          </table:table-cell>
          <table:table-cell office:value-type="float" office:value="1971">
            <text:p>1971</text:p>
          </table:table-cell>
          <table:table-cell office:value-type="string">
            <text:p>tt006727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orte a Venezia</text:p>
          </table:table-cell>
          <table:table-cell office:value-type="string">
            <text:p>Death in Venice</text:p>
          </table:table-cell>
          <table:table-cell office:value-type="float" office:value="1971">
            <text:p>1971</text:p>
          </table:table-cell>
          <table:table-cell office:value-type="string">
            <text:p>tt006744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...continuavano a chiamarlo Trinità</text:p>
          </table:table-cell>
          <table:table-cell office:value-type="string">
            <text:p>Niepoprawny Trinity</text:p>
          </table:table-cell>
          <table:table-cell office:value-type="float" office:value="1971">
            <text:p>1971</text:p>
          </table:table-cell>
          <table:table-cell office:value-type="string">
            <text:p>tt006815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What's Up, Doc?</text:p>
          </table:table-cell>
          <table:table-cell office:value-type="string">
            <text:p>No i co, doktorku?</text:p>
          </table:table-cell>
          <table:table-cell office:value-type="float" office:value="1972">
            <text:p>1972</text:p>
          </table:table-cell>
          <table:table-cell office:value-type="string">
            <text:p>tt006949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Beware! The Blob</text:p>
          </table:table-cell>
          <table:table-cell office:value-type="string">
            <text:p>Uważaj! Blob</text:p>
          </table:table-cell>
          <table:table-cell office:value-type="float" office:value="1972">
            <text:p>1972</text:p>
          </table:table-cell>
          <table:table-cell office:value-type="string">
            <text:p>tt006827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Everything You Always Wanted to Know About Sex* (*But Were Afraid to Ask)</text:p>
          </table:table-cell>
          <table:table-cell office:value-type="string">
            <text:p>Wszystko, co zawsze chcieliście wiedzieć o seksie, ale baliście się zapytać</text:p>
          </table:table-cell>
          <table:table-cell office:value-type="float" office:value="1972">
            <text:p>1972</text:p>
          </table:table-cell>
          <table:table-cell office:value-type="string">
            <text:p>tt006855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Now You See Him, Now You Don't</text:p>
          </table:table-cell>
          <table:table-cell office:value-type="string">
            <text:p>Teraz go widzisz, a teraz nie</text:p>
          </table:table-cell>
          <table:table-cell office:value-type="float" office:value="1972">
            <text:p>1972</text:p>
          </table:table-cell>
          <table:table-cell office:value-type="string">
            <text:p>tt006903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Fritz the Cat</text:p>
          </table:table-cell>
          <table:table-cell office:value-type="string">
            <text:p>Kot Fritz</text:p>
          </table:table-cell>
          <table:table-cell office:value-type="float" office:value="1972">
            <text:p>1972</text:p>
          </table:table-cell>
          <table:table-cell office:value-type="string">
            <text:p>tt006861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aß jucken, Kumpel</text:p>
          </table:table-cell>
          <table:table-cell office:value-type="string">
            <text:p>Niech cię swędzi kolego</text:p>
          </table:table-cell>
          <table:table-cell office:value-type="float" office:value="1972">
            <text:p>1972</text:p>
          </table:table-cell>
          <table:table-cell office:value-type="string">
            <text:p>tt016894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Robin Hood</text:p>
          </table:table-cell>
          <table:table-cell office:value-type="float" office:value="1973">
            <text:p>1973</text:p>
          </table:table-cell>
          <table:table-cell office:value-type="string">
            <text:p>tt007060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merican Graffiti</text:p>
          </table:table-cell>
          <table:table-cell office:value-type="string">
            <text:p>Amerykańskie graffiti</text:p>
          </table:table-cell>
          <table:table-cell office:value-type="float" office:value="1973">
            <text:p>1973</text:p>
          </table:table-cell>
          <table:table-cell office:value-type="string">
            <text:p>tt006970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leeper</text:p>
          </table:table-cell>
          <table:table-cell office:value-type="string">
            <text:p>Śpioch</text:p>
          </table:table-cell>
          <table:table-cell office:value-type="float" office:value="1973">
            <text:p>1973</text:p>
          </table:table-cell>
          <table:table-cell office:value-type="string">
            <text:p>tt007070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Three Musketeers</text:p>
          </table:table-cell>
          <table:table-cell office:value-type="string">
            <text:p>Trzej muszkieterowie</text:p>
          </table:table-cell>
          <table:table-cell office:value-type="float" office:value="1973">
            <text:p>1973</text:p>
          </table:table-cell>
          <table:table-cell office:value-type="string">
            <text:p>tt007228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iebesgrüße aus der Lederhose</text:p>
          </table:table-cell>
          <table:table-cell office:value-type="string">
            <text:p>Miłosne pozdrowienia od lederhosen</text:p>
          </table:table-cell>
          <table:table-cell office:value-type="float" office:value="1973">
            <text:p>1973</text:p>
          </table:table-cell>
          <table:table-cell office:value-type="string">
            <text:p>tt007175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aß jucken, Kumpel 2. Teil - Das Bullenkloster</text:p>
          </table:table-cell>
          <table:table-cell office:value-type="string">
            <text:p>Niech cię swędzi kolego 2 część: Zagroda dla byków</text:p>
          </table:table-cell>
          <table:table-cell office:value-type="float" office:value="1973">
            <text:p>1973</text:p>
          </table:table-cell>
          <table:table-cell office:value-type="string">
            <text:p>tt018164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Ludwig II</text:p>
          </table:table-cell>
          <table:table-cell office:value-type="float" office:value="1973">
            <text:p>1973</text:p>
          </table:table-cell>
          <table:table-cell office:value-type="string">
            <text:p>tt006888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Earthquake</text:p>
          </table:table-cell>
          <table:table-cell office:value-type="string">
            <text:p>Trzęsienie ziemi</text:p>
          </table:table-cell>
          <table:table-cell office:value-type="float" office:value="1974">
            <text:p>1974</text:p>
          </table:table-cell>
          <table:table-cell office:value-type="string">
            <text:p>tt007145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Great Gatsby</text:p>
          </table:table-cell>
          <table:table-cell office:value-type="string">
            <text:p>Wielki Gatsby</text:p>
          </table:table-cell>
          <table:table-cell office:value-type="float" office:value="1974">
            <text:p>1974</text:p>
          </table:table-cell>
          <table:table-cell office:value-type="string">
            <text:p>tt007157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Gambler</text:p>
          </table:table-cell>
          <table:table-cell office:value-type="string">
            <text:p>Gracz</text:p>
          </table:table-cell>
          <table:table-cell office:value-type="float" office:value="1974">
            <text:p>1974</text:p>
          </table:table-cell>
          <table:table-cell office:value-type="string">
            <text:p>tt007153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Texas Chain Saw Massacre</text:p>
          </table:table-cell>
          <table:table-cell office:value-type="string">
            <text:p>Teksańska masakra piłą mechaniczną</text:p>
          </table:table-cell>
          <table:table-cell office:value-type="float" office:value="1974">
            <text:p>1974</text:p>
          </table:table-cell>
          <table:table-cell office:value-type="string">
            <text:p>tt007227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Young Frankenstein</text:p>
          </table:table-cell>
          <table:table-cell office:value-type="string">
            <text:p>Młody Frankenstein</text:p>
          </table:table-cell>
          <table:table-cell office:value-type="float" office:value="1974">
            <text:p>1974</text:p>
          </table:table-cell>
          <table:table-cell office:value-type="string">
            <text:p>tt007243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urder on the Orient Express</text:p>
          </table:table-cell>
          <table:table-cell office:value-type="string">
            <text:p>Morderstwo w Orient Ekspresie</text:p>
          </table:table-cell>
          <table:table-cell office:value-type="float" office:value="1974">
            <text:p>1974</text:p>
          </table:table-cell>
          <table:table-cell office:value-type="string">
            <text:p>tt007187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Zardoz</text:p>
          </table:table-cell>
          <table:table-cell office:value-type="float" office:value="1974">
            <text:p>1974</text:p>
          </table:table-cell>
          <table:table-cell office:value-type="string">
            <text:p>tt007094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aß jucken, Kumpel 3. Teil</text:p>
          </table:table-cell>
          <table:table-cell office:value-type="string">
            <text:p>Niech cię swędzi, kolego 3 część - Praca, piwo i łóżko</text:p>
          </table:table-cell>
          <table:table-cell office:value-type="float" office:value="1974">
            <text:p>1974</text:p>
          </table:table-cell>
          <table:table-cell office:value-type="string">
            <text:p>tt018227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iebesgrüße aus der Lederhose 2. Teil</text:p>
          </table:table-cell>
          <table:table-cell office:value-type="string">
            <text:p>Miłosne pozdrowienia od lederhosen część 2</text:p>
          </table:table-cell>
          <table:table-cell office:value-type="float" office:value="1974">
            <text:p>1974</text:p>
          </table:table-cell>
          <table:table-cell office:value-type="string">
            <text:p>tt018724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ove and Death</text:p>
          </table:table-cell>
          <table:table-cell office:value-type="string">
            <text:p>Miłość i śmierć</text:p>
          </table:table-cell>
          <table:table-cell office:value-type="float" office:value="1975">
            <text:p>1975</text:p>
          </table:table-cell>
          <table:table-cell office:value-type="string">
            <text:p>tt007331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French Connection II</text:p>
          </table:table-cell>
          <table:table-cell office:value-type="string">
            <text:p>Francuski łącznik II</text:p>
          </table:table-cell>
          <table:table-cell office:value-type="float" office:value="1975">
            <text:p>1975</text:p>
          </table:table-cell>
          <table:table-cell office:value-type="string">
            <text:p>tt007301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Strongest Man in the World</text:p>
          </table:table-cell>
          <table:table-cell office:value-type="string">
            <text:p>Najsilniejszy mężczyzna na świecie</text:p>
          </table:table-cell>
          <table:table-cell office:value-type="float" office:value="1975">
            <text:p>1975</text:p>
          </table:table-cell>
          <table:table-cell office:value-type="string">
            <text:p>tt007376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Rollerball</text:p>
          </table:table-cell>
          <table:table-cell office:value-type="float" office:value="1975">
            <text:p>1975</text:p>
          </table:table-cell>
          <table:table-cell office:value-type="string">
            <text:p>tt007363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aß jucken, Kumpel 5: Der Kumpel läßt das Jucken nicht</text:p>
          </table:table-cell>
          <table:table-cell office:value-type="string">
            <text:p>Niech cię swędzi, kolego 5: Kolega nie pozwala na swędzenie</text:p>
          </table:table-cell>
          <table:table-cell office:value-type="float" office:value="1975">
            <text:p>1975</text:p>
          </table:table-cell>
          <table:table-cell office:value-type="string">
            <text:p>tt018339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Un genio, due compari, un pollo</text:p>
          </table:table-cell>
          <table:table-cell office:value-type="string">
            <text:p>Jeden geniusz, dwóch kumpli, jeden kurczak</text:p>
          </table:table-cell>
          <table:table-cell office:value-type="float" office:value="1975">
            <text:p>1975</text:p>
          </table:table-cell>
          <table:table-cell office:value-type="string">
            <text:p>tt007303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Zorro</text:p>
          </table:table-cell>
          <table:table-cell office:value-type="float" office:value="1975">
            <text:p>1975</text:p>
          </table:table-cell>
          <table:table-cell office:value-type="string">
            <text:p>tt007244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King Kong</text:p>
          </table:table-cell>
          <table:table-cell office:value-type="float" office:value="1976">
            <text:p>1976</text:p>
          </table:table-cell>
          <table:table-cell office:value-type="string">
            <text:p>tt007475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Battle of Midway</text:p>
          </table:table-cell>
          <table:table-cell office:value-type="string">
            <text:p>Bitwa o Midway</text:p>
          </table:table-cell>
          <table:table-cell office:value-type="float" office:value="1976">
            <text:p>1976</text:p>
          </table:table-cell>
          <table:table-cell office:value-type="string">
            <text:p>tt007489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Network</text:p>
          </table:table-cell>
          <table:table-cell office:value-type="string">
            <text:p>Sieć</text:p>
          </table:table-cell>
          <table:table-cell office:value-type="float" office:value="1976">
            <text:p>1976</text:p>
          </table:table-cell>
          <table:table-cell office:value-type="string">
            <text:p>tt007495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Omen</text:p>
          </table:table-cell>
          <table:table-cell office:value-type="string">
            <text:p>Omen</text:p>
          </table:table-cell>
          <table:table-cell office:value-type="float" office:value="1976">
            <text:p>1976</text:p>
          </table:table-cell>
          <table:table-cell office:value-type="string">
            <text:p>tt007500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'aile ou la cuisse</text:p>
          </table:table-cell>
          <table:table-cell office:value-type="string">
            <text:p>Skrzydełko czy nóżka</text:p>
          </table:table-cell>
          <table:table-cell office:value-type="float" office:value="1976">
            <text:p>1976</text:p>
          </table:table-cell>
          <table:table-cell office:value-type="string">
            <text:p>tt007410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Tenant</text:p>
          </table:table-cell>
          <table:table-cell office:value-type="string">
            <text:p>Lokator</text:p>
          </table:table-cell>
          <table:table-cell office:value-type="float" office:value="1976">
            <text:p>1976</text:p>
          </table:table-cell>
          <table:table-cell office:value-type="string">
            <text:p>tt007481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Close Encounters of the Third Kind</text:p>
          </table:table-cell>
          <table:table-cell office:value-type="string">
            <text:p>Bliskie spotkania trzeciego stopnia</text:p>
          </table:table-cell>
          <table:table-cell office:value-type="float" office:value="1977">
            <text:p>1977</text:p>
          </table:table-cell>
          <table:table-cell office:value-type="string">
            <text:p>tt007586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Orca: The Killer Whale</text:p>
          </table:table-cell>
          <table:table-cell office:value-type="string">
            <text:p>Orka - Wieloryb zabójca</text:p>
          </table:table-cell>
          <table:table-cell office:value-type="float" office:value="1977">
            <text:p>1977</text:p>
          </table:table-cell>
          <table:table-cell office:value-type="string">
            <text:p>tt007650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Dick i Jane</text:p>
          </table:table-cell>
          <table:table-cell office:value-type="float" office:value="1977">
            <text:p>1977</text:p>
          </table:table-cell>
          <table:table-cell office:value-type="string">
            <text:p>tt007605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Jabberwocky</text:p>
          </table:table-cell>
          <table:table-cell office:value-type="float" office:value="1977">
            <text:p>1977</text:p>
          </table:table-cell>
          <table:table-cell office:value-type="string">
            <text:p>tt007622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iebesgrüße aus der Lederhose 3: Sexexpress aus Oberbayern</text:p>
          </table:table-cell>
          <table:table-cell office:value-type="string">
            <text:p>Miłosne pozdrowienia od Lederhosen 3: Sexexpress z Górnej Bawarii</text:p>
          </table:table-cell>
          <table:table-cell office:value-type="float" office:value="1977">
            <text:p>1977</text:p>
          </table:table-cell>
          <table:table-cell office:value-type="string">
            <text:p>tt018882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Heaven Can Wait</text:p>
          </table:table-cell>
          <table:table-cell office:value-type="string">
            <text:p>Niebiosa mogą zaczekać</text:p>
          </table:table-cell>
          <table:table-cell office:value-type="float" office:value="1978">
            <text:p>1978</text:p>
          </table:table-cell>
          <table:table-cell office:value-type="string">
            <text:p>tt007766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nvasion of the Body Snatchers</text:p>
          </table:table-cell>
          <table:table-cell office:value-type="string">
            <text:p>Inwazja łowców ciał</text:p>
          </table:table-cell>
          <table:table-cell office:value-type="float" office:value="1978">
            <text:p>1978</text:p>
          </table:table-cell>
          <table:table-cell office:value-type="string">
            <text:p>tt007774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amien: Omen II</text:p>
          </table:table-cell>
          <table:table-cell office:value-type="string">
            <text:p>Omen II</text:p>
          </table:table-cell>
          <table:table-cell office:value-type="float" office:value="1978">
            <text:p>1978</text:p>
          </table:table-cell>
          <table:table-cell office:value-type="string">
            <text:p>tt007739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iebesgrüße aus der Lederhose 4: Die versaute Hochzeitsnacht</text:p>
          </table:table-cell>
          <table:table-cell table:style-name="Default" office:value-type="string">
            <text:p>Miłosne pozdrowienia z lederhosen 4: Perwersyjna noc poślubna</text:p>
          </table:table-cell>
          <table:table-cell office:value-type="float" office:value="1978">
            <text:p>1978</text:p>
          </table:table-cell>
          <table:table-cell office:value-type="string">
            <text:p>tt015133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oving Greetings from the Lederhosen 5</text:p>
          </table:table-cell>
          <table:table-cell office:value-type="string">
            <text:p>Miłosne pozdrowienia od Lederhosen 5</text:p>
          </table:table-cell>
          <table:table-cell office:value-type="float" office:value="1978">
            <text:p>1978</text:p>
          </table:table-cell>
          <table:table-cell office:value-type="string">
            <text:p>tt019052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Kramer vs. Kramer</text:p>
          </table:table-cell>
          <table:table-cell office:value-type="string">
            <text:p>Sprawa Kramerów</text:p>
          </table:table-cell>
          <table:table-cell office:value-type="float" office:value="1979">
            <text:p>1979</text:p>
          </table:table-cell>
          <table:table-cell office:value-type="string">
            <text:p>tt007941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ziesiątka</text:p>
          </table:table-cell>
          <table:table-cell office:value-type="float" office:value="1979">
            <text:p>1979</text:p>
          </table:table-cell>
          <table:table-cell office:value-type="string">
            <text:p>tt007872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194X</text:p>
          </table:table-cell>
          <table:table-cell office:value-type="float" office:value="1941">
            <text:p>1941</text:p>
          </table:table-cell>
          <table:table-cell office:value-type="float" office:value="1979">
            <text:p>1979</text:p>
          </table:table-cell>
          <table:table-cell office:value-type="string">
            <text:p>tt007872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Champ</text:p>
          </table:table-cell>
          <table:table-cell office:value-type="string">
            <text:p>Mistrz</text:p>
          </table:table-cell>
          <table:table-cell office:value-type="float" office:value="1979">
            <text:p>1979</text:p>
          </table:table-cell>
          <table:table-cell office:value-type="string">
            <text:p>tt007895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Amityville Horror</text:p>
          </table:table-cell>
          <table:table-cell office:value-type="string">
            <text:p>Horror Amityville</text:p>
          </table:table-cell>
          <table:table-cell office:value-type="float" office:value="1979">
            <text:p>1979</text:p>
          </table:table-cell>
          <table:table-cell office:value-type="string">
            <text:p>tt007876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Black Hole</text:p>
          </table:table-cell>
          <table:table-cell office:value-type="string">
            <text:p>Czarna dziura</text:p>
          </table:table-cell>
          <table:table-cell office:value-type="float" office:value="1979">
            <text:p>1979</text:p>
          </table:table-cell>
          <table:table-cell office:value-type="string">
            <text:p>tt007886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Nosferatu the Vampyre</text:p>
          </table:table-cell>
          <table:table-cell office:value-type="string">
            <text:p>Nosferatu – wampir</text:p>
          </table:table-cell>
          <table:table-cell office:value-type="float" office:value="1979">
            <text:p>1979</text:p>
          </table:table-cell>
          <table:table-cell office:value-type="string">
            <text:p>tt007964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e Gendarme et Les Extra-Terrestres</text:p>
          </table:table-cell>
          <table:table-cell office:value-type="string">
            <text:p>Żandarm i kosmici</text:p>
          </table:table-cell>
          <table:table-cell office:value-type="float" office:value="1979">
            <text:p>1979</text:p>
          </table:table-cell>
          <table:table-cell office:value-type="string">
            <text:p>tt007920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o sto con gli ippopotami</text:p>
          </table:table-cell>
          <table:table-cell office:value-type="string">
            <text:p>Jestem z hipopotamami</text:p>
          </table:table-cell>
          <table:table-cell office:value-type="float" office:value="1979">
            <text:p>1979</text:p>
          </table:table-cell>
          <table:table-cell office:value-type="string">
            <text:p>tt007935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Caligula</text:p>
          </table:table-cell>
          <table:table-cell office:value-type="string">
            <text:p>Kaligula</text:p>
          </table:table-cell>
          <table:table-cell office:value-type="float" office:value="1979">
            <text:p>1979</text:p>
          </table:table-cell>
          <table:table-cell office:value-type="string">
            <text:p>tt008049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Heaven's Gate</text:p>
          </table:table-cell>
          <table:table-cell office:value-type="string">
            <text:p>Wrota niebios</text:p>
          </table:table-cell>
          <table:table-cell office:value-type="float" office:value="1980">
            <text:p>1980</text:p>
          </table:table-cell>
          <table:table-cell office:value-type="string">
            <text:p>tt008085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tardust Memories</text:p>
          </table:table-cell>
          <table:table-cell office:value-type="string">
            <text:p>Wspomnienia z gwiezdnego pyłu</text:p>
          </table:table-cell>
          <table:table-cell office:value-type="float" office:value="1980">
            <text:p>1980</text:p>
          </table:table-cell>
          <table:table-cell office:value-type="string">
            <text:p>tt008155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Fog</text:p>
          </table:table-cell>
          <table:table-cell office:value-type="string">
            <text:p>Mgła</text:p>
          </table:table-cell>
          <table:table-cell office:value-type="float" office:value="1980">
            <text:p>1980</text:p>
          </table:table-cell>
          <table:table-cell office:value-type="string">
            <text:p>tt008074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Permanent Vacation</text:p>
          </table:table-cell>
          <table:table-cell office:value-type="string">
            <text:p>Nieustające wakacje</text:p>
          </table:table-cell>
          <table:table-cell office:value-type="float" office:value="1981">
            <text:p>1981</text:p>
          </table:table-cell>
          <table:table-cell office:value-type="string">
            <text:p>tt008448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Omen III: The Final Conflict</text:p>
          </table:table-cell>
          <table:table-cell office:value-type="string">
            <text:p>Omen III: Ostatnie starcie</text:p>
          </table:table-cell>
          <table:table-cell office:value-type="float" office:value="1981">
            <text:p>1981</text:p>
          </table:table-cell>
          <table:table-cell office:value-type="string">
            <text:p>tt008237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aß laufen, Kumpel</text:p>
          </table:table-cell>
          <table:table-cell office:value-type="string">
            <text:p>Puszczaj, stary</text:p>
          </table:table-cell>
          <table:table-cell office:value-type="float" office:value="1981">
            <text:p>1981</text:p>
          </table:table-cell>
          <table:table-cell office:value-type="string">
            <text:p>tt008264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wamp Thing</text:p>
          </table:table-cell>
          <table:table-cell office:value-type="string">
            <text:p>Potwór z bagien</text:p>
          </table:table-cell>
          <table:table-cell office:value-type="float" office:value="1982">
            <text:p>1982</text:p>
          </table:table-cell>
          <table:table-cell office:value-type="string">
            <text:p>tt008474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 Midsummer Night's Sex Comedy</text:p>
          </table:table-cell>
          <table:table-cell office:value-type="string">
            <text:p>Seks nocy letniej</text:p>
          </table:table-cell>
          <table:table-cell office:value-type="float" office:value="1982">
            <text:p>1982</text:p>
          </table:table-cell>
          <table:table-cell office:value-type="string">
            <text:p>tt008432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Creepshow</text:p>
          </table:table-cell>
          <table:table-cell office:value-type="float" office:value="1982">
            <text:p>1982</text:p>
          </table:table-cell>
          <table:table-cell office:value-type="string">
            <text:p>tt008376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mityville II: The Possession</text:p>
          </table:table-cell>
          <table:table-cell office:value-type="string">
            <text:p>Amityville II: Opętanie</text:p>
          </table:table-cell>
          <table:table-cell office:value-type="float" office:value="1982">
            <text:p>1982</text:p>
          </table:table-cell>
          <table:table-cell office:value-type="string">
            <text:p>tt008355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iebesgrüße aus der Lederhose 6: Eine Mutter namens Waldemar</text:p>
          </table:table-cell>
          <table:table-cell office:value-type="string">
            <text:p>Miłosne pozdrowienia od Lederhosen 6 - Mama o imieniu Waldemar</text:p>
          </table:table-cell>
          <table:table-cell office:value-type="float" office:value="1982">
            <text:p>1982</text:p>
          </table:table-cell>
          <table:table-cell office:value-type="string">
            <text:p>tt019224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e gendarme et les gendarmettes</text:p>
          </table:table-cell>
          <table:table-cell office:value-type="string">
            <text:p>Żandarm i policjantki</text:p>
          </table:table-cell>
          <table:table-cell office:value-type="float" office:value="1982">
            <text:p>1982</text:p>
          </table:table-cell>
          <table:table-cell office:value-type="string">
            <text:p>tt008399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e Retour de Martin Guerre</text:p>
          </table:table-cell>
          <table:table-cell office:value-type="string">
            <text:p>Powrót Martina Guerre</text:p>
          </table:table-cell>
          <table:table-cell office:value-type="float" office:value="1982">
            <text:p>1982</text:p>
          </table:table-cell>
          <table:table-cell office:value-type="string">
            <text:p>tt008458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eux heures moins le quart avant Jésus-Christ</text:p>
          </table:table-cell>
          <table:table-cell office:value-type="string">
            <text:p>Kwadrans po drugiej przed Chrystusem</text:p>
          </table:table-cell>
          <table:table-cell office:value-type="float" office:value="1982">
            <text:p>1982</text:p>
          </table:table-cell>
          <table:table-cell office:value-type="string">
            <text:p>tt008382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Breathless</text:p>
          </table:table-cell>
          <table:table-cell office:value-type="string">
            <text:p>Do utraty tchu</text:p>
          </table:table-cell>
          <table:table-cell office:value-type="float" office:value="1983">
            <text:p>1983</text:p>
          </table:table-cell>
          <table:table-cell office:value-type="string">
            <text:p>tt008527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mityville 3-D</text:p>
          </table:table-cell>
          <table:table-cell office:value-type="string">
            <text:p>Amityville III: Demon</text:p>
          </table:table-cell>
          <table:table-cell office:value-type="float" office:value="1983">
            <text:p>1983</text:p>
          </table:table-cell>
          <table:table-cell office:value-type="string">
            <text:p>tt008515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Barefoot Gen</text:p>
          </table:table-cell>
          <table:table-cell office:value-type="string">
            <text:p>Boso przez Hiroszimę 1</text:p>
          </table:table-cell>
          <table:table-cell office:value-type="float" office:value="1983">
            <text:p>1983</text:p>
          </table:table-cell>
          <table:table-cell office:value-type="string">
            <text:p>tt008521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Firestarter</text:p>
          </table:table-cell>
          <table:table-cell office:value-type="string">
            <text:p>Podpalaczka</text:p>
          </table:table-cell>
          <table:table-cell office:value-type="float" office:value="1984">
            <text:p>1984</text:p>
          </table:table-cell>
          <table:table-cell office:value-type="string">
            <text:p>tt008726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Broadway Danny Rose</text:p>
          </table:table-cell>
          <table:table-cell office:value-type="float" office:value="1984">
            <text:p>1984</text:p>
          </table:table-cell>
          <table:table-cell office:value-type="string">
            <text:p>tt008700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Nausicaä of the Valley of the Wind</text:p>
          </table:table-cell>
          <table:table-cell office:value-type="string">
            <text:p>Nausicaä z Doliny Wiatru</text:p>
          </table:table-cell>
          <table:table-cell office:value-type="float" office:value="1984">
            <text:p>1984</text:p>
          </table:table-cell>
          <table:table-cell office:value-type="string">
            <text:p>tt008754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Fandango</text:p>
          </table:table-cell>
          <table:table-cell office:value-type="float" office:value="1985">
            <text:p>1985</text:p>
          </table:table-cell>
          <table:table-cell office:value-type="string">
            <text:p>tt008912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 Room with a View</text:p>
          </table:table-cell>
          <table:table-cell office:value-type="string">
            <text:p>Pokój z widokiem</text:p>
          </table:table-cell>
          <table:table-cell office:value-type="float" office:value="1985">
            <text:p>1985</text:p>
          </table:table-cell>
          <table:table-cell office:value-type="string">
            <text:p>tt009186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Texas Chainsaw Massacre 2</text:p>
          </table:table-cell>
          <table:table-cell office:value-type="string">
            <text:p>Teksańska masakra piłą mechaniczną 2</text:p>
          </table:table-cell>
          <table:table-cell office:value-type="float" office:value="1986">
            <text:p>1986</text:p>
          </table:table-cell>
          <table:table-cell office:value-type="string">
            <text:p>tt009207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Critters</text:p>
          </table:table-cell>
          <table:table-cell office:value-type="float" office:value="1986">
            <text:p>1986</text:p>
          </table:table-cell>
          <table:table-cell office:value-type="string">
            <text:p>tt009088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When the Wind Blows</text:p>
          </table:table-cell>
          <table:table-cell office:value-type="string">
            <text:p>A gdy zawieje wiatr</text:p>
          </table:table-cell>
          <table:table-cell office:value-type="float" office:value="1986">
            <text:p>1986</text:p>
          </table:table-cell>
          <table:table-cell office:value-type="string">
            <text:p>tt009031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Barefoot Gen 2</text:p>
          </table:table-cell>
          <table:table-cell office:value-type="string">
            <text:p>Boso przez Hiroszimę 2</text:p>
          </table:table-cell>
          <table:table-cell office:value-type="float" office:value="1986">
            <text:p>1986</text:p>
          </table:table-cell>
          <table:table-cell office:value-type="string">
            <text:p>tt017135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Monster Squad</text:p>
          </table:table-cell>
          <table:table-cell office:value-type="string">
            <text:p>Łowcy potworów</text:p>
          </table:table-cell>
          <table:table-cell office:value-type="float" office:value="1987">
            <text:p>1987</text:p>
          </table:table-cell>
          <table:table-cell office:value-type="string">
            <text:p>tt009356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Roxanne</text:p>
          </table:table-cell>
          <table:table-cell office:value-type="float" office:value="1987">
            <text:p>1987</text:p>
          </table:table-cell>
          <table:table-cell office:value-type="string">
            <text:p>tt009388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Ishtar</text:p>
          </table:table-cell>
          <table:table-cell office:value-type="float" office:value="1987">
            <text:p>1987</text:p>
          </table:table-cell>
          <table:table-cell office:value-type="string">
            <text:p>tt009327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Lost Boys</text:p>
          </table:table-cell>
          <table:table-cell office:value-type="string">
            <text:p>Straceni chłopcy</text:p>
          </table:table-cell>
          <table:table-cell office:value-type="float" office:value="1987">
            <text:p>1987</text:p>
          </table:table-cell>
          <table:table-cell office:value-type="string">
            <text:p>tt009343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Accused</text:p>
          </table:table-cell>
          <table:table-cell office:value-type="string">
            <text:p>Oskarżeni</text:p>
          </table:table-cell>
          <table:table-cell office:value-type="float" office:value="1988">
            <text:p>1988</text:p>
          </table:table-cell>
          <table:table-cell office:value-type="string">
            <text:p>tt009460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Critters 2</text:p>
          </table:table-cell>
          <table:table-cell office:value-type="float" office:value="1988">
            <text:p>1988</text:p>
          </table:table-cell>
          <table:table-cell office:value-type="string">
            <text:p>tt009491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Killer Klowns from Outer Space</text:p>
          </table:table-cell>
          <table:table-cell office:value-type="string">
            <text:p>Mordercze klowny z kosmosu</text:p>
          </table:table-cell>
          <table:table-cell office:value-type="float" office:value="1988">
            <text:p>1988</text:p>
          </table:table-cell>
          <table:table-cell office:value-type="string">
            <text:p>tt009544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Blob</text:p>
          </table:table-cell>
          <table:table-cell office:value-type="string">
            <text:p>The Blob – Plazma</text:p>
          </table:table-cell>
          <table:table-cell office:value-type="float" office:value="1988">
            <text:p>1988</text:p>
          </table:table-cell>
          <table:table-cell office:value-type="string">
            <text:p>tt009476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lways</text:p>
          </table:table-cell>
          <table:table-cell office:value-type="string">
            <text:p>Na zawsze</text:p>
          </table:table-cell>
          <table:table-cell office:value-type="float" office:value="1989">
            <text:p>1989</text:p>
          </table:table-cell>
          <table:table-cell office:value-type="string">
            <text:p>tt009679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We're No Angels</text:p>
          </table:table-cell>
          <table:table-cell office:value-type="string">
            <text:p>Nie jesteśmy aniołami</text:p>
          </table:table-cell>
          <table:table-cell office:value-type="float" office:value="1989">
            <text:p>1989</text:p>
          </table:table-cell>
          <table:table-cell office:value-type="string">
            <text:p>tt009862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Great Balls of Fire!</text:p>
          </table:table-cell>
          <table:table-cell office:value-type="string">
            <text:p>Wielkie kule ognia</text:p>
          </table:table-cell>
          <table:table-cell office:value-type="float" office:value="1989">
            <text:p>1989</text:p>
          </table:table-cell>
          <table:table-cell office:value-type="string">
            <text:p>tt009745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Fly II</text:p>
          </table:table-cell>
          <table:table-cell office:value-type="string">
            <text:p>Mucha II</text:p>
          </table:table-cell>
          <table:table-cell office:value-type="float" office:value="1989">
            <text:p>1989</text:p>
          </table:table-cell>
          <table:table-cell office:value-type="string">
            <text:p>tt009736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ll Dogs Go to Heaven</text:p>
          </table:table-cell>
          <table:table-cell office:value-type="string">
            <text:p>Wszystkie psy idą do nieba</text:p>
          </table:table-cell>
          <table:table-cell office:value-type="float" office:value="1989">
            <text:p>1989</text:p>
          </table:table-cell>
          <table:table-cell office:value-type="string">
            <text:p>tt009678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Glory</text:p>
          </table:table-cell>
          <table:table-cell office:value-type="string">
            <text:p>Chwała</text:p>
          </table:table-cell>
          <table:table-cell office:value-type="float" office:value="1989">
            <text:p>1989</text:p>
          </table:table-cell>
          <table:table-cell office:value-type="string">
            <text:p>tt009744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Mystery Train</text:p>
          </table:table-cell>
          <table:table-cell office:value-type="float" office:value="1989">
            <text:p>1989</text:p>
          </table:table-cell>
          <table:table-cell office:value-type="string">
            <text:p>tt009794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Crimes and Misdemeanors</text:p>
          </table:table-cell>
          <table:table-cell office:value-type="string">
            <text:p>Zbrodnie i wykroczenia</text:p>
          </table:table-cell>
          <table:table-cell office:value-type="float" office:value="1989">
            <text:p>1989</text:p>
          </table:table-cell>
          <table:table-cell office:value-type="string">
            <text:p>tt009712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Green Card</text:p>
          </table:table-cell>
          <table:table-cell office:value-type="string">
            <text:p>Zielona karta</text:p>
          </table:table-cell>
          <table:table-cell office:value-type="float" office:value="1990">
            <text:p>1990</text:p>
          </table:table-cell>
          <table:table-cell office:value-type="string">
            <text:p>tt009969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eatherface: The Texas Chainsaw Massacre III</text:p>
          </table:table-cell>
          <table:table-cell office:value-type="string">
            <text:p>Teksańska masakra piłą mechaniczną III</text:p>
          </table:table-cell>
          <table:table-cell office:value-type="float" office:value="1990">
            <text:p>1990</text:p>
          </table:table-cell>
          <table:table-cell office:value-type="string">
            <text:p>tt009999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remors</text:p>
          </table:table-cell>
          <table:table-cell office:value-type="string">
            <text:p>Wstrząsy</text:p>
          </table:table-cell>
          <table:table-cell office:value-type="float" office:value="1990">
            <text:p>1990</text:p>
          </table:table-cell>
          <table:table-cell office:value-type="string">
            <text:p>tt010081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iebesgrüße aus der Lederhose 7 - Kokosnüsse und Bananen</text:p>
          </table:table-cell>
          <table:table-cell office:value-type="string">
            <text:p>Miłosne pozdrowienia od lederhosen 7 - Kokosy i banany</text:p>
          </table:table-cell>
          <table:table-cell office:value-type="float" office:value="1990">
            <text:p>1990</text:p>
          </table:table-cell>
          <table:table-cell office:value-type="string">
            <text:p>tt028999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 Hired a Contract Killer</text:p>
          </table:table-cell>
          <table:table-cell office:value-type="string">
            <text:p>Wynająłem płatnego mordercę</text:p>
          </table:table-cell>
          <table:table-cell office:value-type="float" office:value="1990">
            <text:p>1990</text:p>
          </table:table-cell>
          <table:table-cell office:value-type="string">
            <text:p>tt009981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Raid</text:p>
          </table:table-cell>
          <table:table-cell office:value-type="string">
            <text:p>The Raid – Nalot</text:p>
          </table:table-cell>
          <table:table-cell office:value-type="float" office:value="1991">
            <text:p>1991</text:p>
          </table:table-cell>
          <table:table-cell office:value-type="string">
            <text:p>tt010153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neakers</text:p>
          </table:table-cell>
          <table:table-cell office:value-type="string">
            <text:p>Włamywacze</text:p>
          </table:table-cell>
          <table:table-cell office:value-type="float" office:value="1992">
            <text:p>1992</text:p>
          </table:table-cell>
          <table:table-cell office:value-type="string">
            <text:p>tt010543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Candyman</text:p>
          </table:table-cell>
          <table:table-cell office:value-type="float" office:value="1992">
            <text:p>1992</text:p>
          </table:table-cell>
          <table:table-cell office:value-type="string">
            <text:p>tt010391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Porco Rosso</text:p>
          </table:table-cell>
          <table:table-cell office:value-type="string">
            <text:p>Szkarłatny pilot</text:p>
          </table:table-cell>
          <table:table-cell office:value-type="float" office:value="1992">
            <text:p>1992</text:p>
          </table:table-cell>
          <table:table-cell office:value-type="string">
            <text:p>tt010465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enace II Society</text:p>
          </table:table-cell>
          <table:table-cell office:value-type="string">
            <text:p>Zagrożenie dla społeczeństwa</text:p>
          </table:table-cell>
          <table:table-cell office:value-type="float" office:value="1993">
            <text:p>1993</text:p>
          </table:table-cell>
          <table:table-cell office:value-type="string">
            <text:p>tt010755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nother Stakeout</text:p>
          </table:table-cell>
          <table:table-cell office:value-type="string">
            <text:p>Nowa zasadzka</text:p>
          </table:table-cell>
          <table:table-cell office:value-type="float" office:value="1993">
            <text:p>1993</text:p>
          </table:table-cell>
          <table:table-cell office:value-type="string">
            <text:p>tt010629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Jungle Book</text:p>
          </table:table-cell>
          <table:table-cell office:value-type="string">
            <text:p>Księga dżungli</text:p>
          </table:table-cell>
          <table:table-cell office:value-type="float" office:value="1993">
            <text:p>1993</text:p>
          </table:table-cell>
          <table:table-cell office:value-type="string">
            <text:p>tt011021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y Girl 2</text:p>
          </table:table-cell>
          <table:table-cell office:value-type="string">
            <text:p>Moja dziewczyna 2</text:p>
          </table:table-cell>
          <table:table-cell office:value-type="float" office:value="1994">
            <text:p>1994</text:p>
          </table:table-cell>
          <table:table-cell office:value-type="string">
            <text:p>tt011061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assie: Best Friends are Forever</text:p>
          </table:table-cell>
          <table:table-cell office:value-type="string">
            <text:p>Lassie</text:p>
          </table:table-cell>
          <table:table-cell office:value-type="float" office:value="1994">
            <text:p>1994</text:p>
          </table:table-cell>
          <table:table-cell office:value-type="string">
            <text:p>tt011030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ary Shelley's Frankenstein</text:p>
          </table:table-cell>
          <table:table-cell office:value-type="string">
            <text:p>Frankenstein</text:p>
          </table:table-cell>
          <table:table-cell office:value-type="float" office:value="1994">
            <text:p>1994</text:p>
          </table:table-cell>
          <table:table-cell office:value-type="string">
            <text:p>tt010983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Brainscan</text:p>
          </table:table-cell>
          <table:table-cell office:value-type="float" office:value="1994">
            <text:p>1994</text:p>
          </table:table-cell>
          <table:table-cell office:value-type="string">
            <text:p>tt010932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ighty Aphrodite</text:p>
          </table:table-cell>
          <table:table-cell office:value-type="string">
            <text:p>Jej wysokość Afrodyta</text:p>
          </table:table-cell>
          <table:table-cell office:value-type="float" office:value="1995">
            <text:p>1995</text:p>
          </table:table-cell>
          <table:table-cell office:value-type="string">
            <text:p>tt011381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Return of the Texas Chainsaw Massacre</text:p>
          </table:table-cell>
          <table:table-cell office:value-type="string">
            <text:p>Teksańska masakra piłą mechaniczną: Następne pokolenie</text:p>
          </table:table-cell>
          <table:table-cell office:value-type="float" office:value="1995">
            <text:p>1995</text:p>
          </table:table-cell>
          <table:table-cell office:value-type="string">
            <text:p>tt011097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Candyman 2: Farewell to the Flesh</text:p>
          </table:table-cell>
          <table:table-cell office:value-type="string">
            <text:p>Candyman 2: Pożegnanie z ciałem</text:p>
          </table:table-cell>
          <table:table-cell office:value-type="float" office:value="1995">
            <text:p>1995</text:p>
          </table:table-cell>
          <table:table-cell office:value-type="string">
            <text:p>tt011262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Whisper of the Heart</text:p>
          </table:table-cell>
          <table:table-cell office:value-type="string">
            <text:p>Szept serca</text:p>
          </table:table-cell>
          <table:table-cell office:value-type="float" office:value="1995">
            <text:p>1995</text:p>
          </table:table-cell>
          <table:table-cell office:value-type="string">
            <text:p>tt011382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Long Kiss Goodnight</text:p>
          </table:table-cell>
          <table:table-cell office:value-type="string">
            <text:p>Długi pocałunek na dobranoc</text:p>
          </table:table-cell>
          <table:table-cell office:value-type="float" office:value="1996">
            <text:p>1996</text:p>
          </table:table-cell>
          <table:table-cell office:value-type="string">
            <text:p>tt011690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ll Dogs Go to Heaven 2</text:p>
          </table:table-cell>
          <table:table-cell office:value-type="string">
            <text:p>Wszystkie psy idą do nieba 2</text:p>
          </table:table-cell>
          <table:table-cell office:value-type="float" office:value="1996">
            <text:p>1996</text:p>
          </table:table-cell>
          <table:table-cell office:value-type="string">
            <text:p>tt011550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Barb Wire</text:p>
          </table:table-cell>
          <table:table-cell office:value-type="string">
            <text:p>Żyleta</text:p>
          </table:table-cell>
          <table:table-cell office:value-type="float" office:value="1996">
            <text:p>1996</text:p>
          </table:table-cell>
          <table:table-cell office:value-type="string">
            <text:p>tt011562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Hellraiser IV: Bloodline</text:p>
          </table:table-cell>
          <table:table-cell office:value-type="string">
            <text:p>Hellraiser IV: Dziedzictwo krwi</text:p>
          </table:table-cell>
          <table:table-cell office:value-type="float" office:value="1996">
            <text:p>1996</text:p>
          </table:table-cell>
          <table:table-cell office:value-type="string">
            <text:p>tt011651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Hamlet</text:p>
          </table:table-cell>
          <table:table-cell office:value-type="float" office:value="1996">
            <text:p>1996</text:p>
          </table:table-cell>
          <table:table-cell office:value-type="string">
            <text:p>tt011647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Kauas pilvet karkaavat</text:p>
          </table:table-cell>
          <table:table-cell office:value-type="string">
            <text:p>Dryfujące obłoki</text:p>
          </table:table-cell>
          <table:table-cell office:value-type="float" office:value="1996">
            <text:p>1996</text:p>
          </table:table-cell>
          <table:table-cell office:value-type="string">
            <text:p>tt011675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even Years in Tibet</text:p>
          </table:table-cell>
          <table:table-cell office:value-type="string">
            <text:p>Siedem lat w Tybecie</text:p>
          </table:table-cell>
          <table:table-cell office:value-type="float" office:value="1997">
            <text:p>1997</text:p>
          </table:table-cell>
          <table:table-cell office:value-type="string">
            <text:p>tt012010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Postman</text:p>
          </table:table-cell>
          <table:table-cell office:value-type="string">
            <text:p>Wysłannik przyszłości</text:p>
          </table:table-cell>
          <table:table-cell office:value-type="float" office:value="1997">
            <text:p>1997</text:p>
          </table:table-cell>
          <table:table-cell office:value-type="string">
            <text:p>tt011992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Lolita</text:p>
          </table:table-cell>
          <table:table-cell office:value-type="float" office:value="1997">
            <text:p>1997</text:p>
          </table:table-cell>
          <table:table-cell office:value-type="string">
            <text:p>tt011955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Event Horizon</text:p>
          </table:table-cell>
          <table:table-cell office:value-type="string">
            <text:p>Ukryty wymiar</text:p>
          </table:table-cell>
          <table:table-cell office:value-type="float" office:value="1997">
            <text:p>1997</text:p>
          </table:table-cell>
          <table:table-cell office:value-type="string">
            <text:p>tt011908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ortal Kombat Annihilation</text:p>
          </table:table-cell>
          <table:table-cell office:value-type="string">
            <text:p>Mortal Kombat 2: Unicestwienie</text:p>
          </table:table-cell>
          <table:table-cell office:value-type="float" office:value="1997">
            <text:p>1997</text:p>
          </table:table-cell>
          <table:table-cell office:value-type="string">
            <text:p>tt011970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nsomnia</text:p>
          </table:table-cell>
          <table:table-cell office:value-type="string">
            <text:p>Bezsenność</text:p>
          </table:table-cell>
          <table:table-cell office:value-type="float" office:value="1997">
            <text:p>1997</text:p>
          </table:table-cell>
          <table:table-cell office:value-type="string">
            <text:p>tt011937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Parent Trap</text:p>
          </table:table-cell>
          <table:table-cell office:value-type="string">
            <text:p>Nie wierzcie bliźniaczkom</text:p>
          </table:table-cell>
          <table:table-cell office:value-type="float" office:value="1998">
            <text:p>1998</text:p>
          </table:table-cell>
          <table:table-cell office:value-type="string">
            <text:p>tt012078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Cider House Rules</text:p>
          </table:table-cell>
          <table:table-cell office:value-type="string">
            <text:p>Wbrew regułom</text:p>
          </table:table-cell>
          <table:table-cell office:value-type="float" office:value="1999">
            <text:p>1999</text:p>
          </table:table-cell>
          <table:table-cell office:value-type="string">
            <text:p>tt012431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nnaluise &amp; Anton</text:p>
          </table:table-cell>
          <table:table-cell office:value-type="string">
            <text:p>Kruszynka i Antoś</text:p>
          </table:table-cell>
          <table:table-cell office:value-type="float" office:value="1999">
            <text:p>1999</text:p>
          </table:table-cell>
          <table:table-cell office:value-type="string">
            <text:p>tt016193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onnenallee</text:p>
          </table:table-cell>
          <table:table-cell office:value-type="string">
            <text:p>Słoneczna Aleja</text:p>
          </table:table-cell>
          <table:table-cell office:value-type="float" office:value="1999">
            <text:p>1999</text:p>
          </table:table-cell>
          <table:table-cell office:value-type="string">
            <text:p>tt017724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mall Time Crooks</text:p>
          </table:table-cell>
          <table:table-cell office:value-type="string">
            <text:p>Drobne cwaniaczki</text:p>
          </table:table-cell>
          <table:table-cell office:value-type="float" office:value="2000">
            <text:p>2000</text:p>
          </table:table-cell>
          <table:table-cell office:value-type="string">
            <text:p>tt019621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Road Trip</text:p>
          </table:table-cell>
          <table:table-cell office:value-type="string">
            <text:p>Ostra jazda</text:p>
          </table:table-cell>
          <table:table-cell office:value-type="float" office:value="2000">
            <text:p>2000</text:p>
          </table:table-cell>
          <table:table-cell office:value-type="string">
            <text:p>tt021512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itan A.E.</text:p>
          </table:table-cell>
          <table:table-cell office:value-type="string">
            <text:p>Titan: Nowa Ziemia</text:p>
          </table:table-cell>
          <table:table-cell office:value-type="float" office:value="2000">
            <text:p>2000</text:p>
          </table:table-cell>
          <table:table-cell office:value-type="string">
            <text:p>tt012091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Quills</text:p>
          </table:table-cell>
          <table:table-cell office:value-type="string">
            <text:p>Zatrute pióro</text:p>
          </table:table-cell>
          <table:table-cell office:value-type="float" office:value="2000">
            <text:p>2000</text:p>
          </table:table-cell>
          <table:table-cell office:value-type="string">
            <text:p>tt018007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Baise-moi</text:p>
          </table:table-cell>
          <table:table-cell office:value-type="string">
            <text:p>Gwałt</text:p>
          </table:table-cell>
          <table:table-cell office:value-type="float" office:value="2000">
            <text:p>2000</text:p>
          </table:table-cell>
          <table:table-cell office:value-type="string">
            <text:p>tt024938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Harry Potter and the Philosopher's Stone</text:p>
          </table:table-cell>
          <table:table-cell office:value-type="string">
            <text:p>Harry Potter i Kamień Filozoficzny</text:p>
          </table:table-cell>
          <table:table-cell office:value-type="float" office:value="2001">
            <text:p>2001</text:p>
          </table:table-cell>
          <table:table-cell office:value-type="string">
            <text:p>tt024152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onsters, Inc.</text:p>
          </table:table-cell>
          <table:table-cell office:value-type="string">
            <text:p>Potwory i spółka</text:p>
          </table:table-cell>
          <table:table-cell office:value-type="float" office:value="2001">
            <text:p>2001</text:p>
          </table:table-cell>
          <table:table-cell office:value-type="string">
            <text:p>tt019878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Shrek</text:p>
          </table:table-cell>
          <table:table-cell office:value-type="float" office:value="2001">
            <text:p>2001</text:p>
          </table:table-cell>
          <table:table-cell office:value-type="string">
            <text:p>tt012602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Ocean's Eleven</text:p>
          </table:table-cell>
          <table:table-cell office:value-type="string">
            <text:p>Ocean's Eleven: Ryzykowna gra</text:p>
          </table:table-cell>
          <table:table-cell office:value-type="float" office:value="2001">
            <text:p>2001</text:p>
          </table:table-cell>
          <table:table-cell office:value-type="string">
            <text:p>tt024077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Pearl Harbor</text:p>
          </table:table-cell>
          <table:table-cell office:value-type="float" office:value="2001">
            <text:p>2001</text:p>
          </table:table-cell>
          <table:table-cell office:value-type="string">
            <text:p>tt021314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Rush Hour 2</text:p>
          </table:table-cell>
          <table:table-cell office:value-type="string">
            <text:p>Godziny szczytu 2</text:p>
          </table:table-cell>
          <table:table-cell office:value-type="float" office:value="2001">
            <text:p>2001</text:p>
          </table:table-cell>
          <table:table-cell office:value-type="string">
            <text:p>tt026691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 Beautiful Mind</text:p>
          </table:table-cell>
          <table:table-cell office:value-type="string">
            <text:p>Piękny umysł</text:p>
          </table:table-cell>
          <table:table-cell office:value-type="float" office:value="2001">
            <text:p>2001</text:p>
          </table:table-cell>
          <table:table-cell office:value-type="string">
            <text:p>tt026897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Moulin Rouge!</text:p>
          </table:table-cell>
          <table:table-cell office:value-type="float" office:value="2001">
            <text:p>2001</text:p>
          </table:table-cell>
          <table:table-cell office:value-type="string">
            <text:p>tt020300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cary Movie 2</text:p>
          </table:table-cell>
          <table:table-cell office:value-type="string">
            <text:p>Straszny film 2</text:p>
          </table:table-cell>
          <table:table-cell office:value-type="float" office:value="2001">
            <text:p>2001</text:p>
          </table:table-cell>
          <table:table-cell office:value-type="string">
            <text:p>tt025710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Enemy at the Gates</text:p>
          </table:table-cell>
          <table:table-cell office:value-type="string">
            <text:p>Wróg u bram</text:p>
          </table:table-cell>
          <table:table-cell office:value-type="float" office:value="2001">
            <text:p>2001</text:p>
          </table:table-cell>
          <table:table-cell office:value-type="string">
            <text:p>tt021575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erendipity</text:p>
          </table:table-cell>
          <table:table-cell office:value-type="string">
            <text:p>Igraszki losu</text:p>
          </table:table-cell>
          <table:table-cell office:value-type="float" office:value="2001">
            <text:p>2001</text:p>
          </table:table-cell>
          <table:table-cell office:value-type="string">
            <text:p>tt024089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Crocodile Dundee in Los Angeles</text:p>
          </table:table-cell>
          <table:table-cell office:value-type="string">
            <text:p>Krokodyl Dundee w Los Angeles</text:p>
          </table:table-cell>
          <table:table-cell office:value-type="float" office:value="2001">
            <text:p>2001</text:p>
          </table:table-cell>
          <table:table-cell office:value-type="string">
            <text:p>tt023140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Donnie Darko</text:p>
          </table:table-cell>
          <table:table-cell office:value-type="float" office:value="2001">
            <text:p>2001</text:p>
          </table:table-cell>
          <table:table-cell office:value-type="string">
            <text:p>tt024657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Jason X</text:p>
          </table:table-cell>
          <table:table-cell office:value-type="float" office:value="2001">
            <text:p>2001</text:p>
          </table:table-cell>
          <table:table-cell office:value-type="string">
            <text:p>tt021144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Bridget Jones's Diary</text:p>
          </table:table-cell>
          <table:table-cell office:value-type="string">
            <text:p>Dziennik Bridget Jones</text:p>
          </table:table-cell>
          <table:table-cell office:value-type="float" office:value="2001">
            <text:p>2001</text:p>
          </table:table-cell>
          <table:table-cell office:value-type="string">
            <text:p>tt024315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Lara Croft: Tomb Raider</text:p>
          </table:table-cell>
          <table:table-cell office:value-type="float" office:value="2001">
            <text:p>2001</text:p>
          </table:table-cell>
          <table:table-cell office:value-type="string">
            <text:p>tt014631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Fast and the Furious</text:p>
          </table:table-cell>
          <table:table-cell office:value-type="string">
            <text:p>Szybcy i wściekli</text:p>
          </table:table-cell>
          <table:table-cell office:value-type="float" office:value="2001">
            <text:p>2001</text:p>
          </table:table-cell>
          <table:table-cell office:value-type="string">
            <text:p>tt023250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r. Dolittle 2</text:p>
          </table:table-cell>
          <table:table-cell office:value-type="string">
            <text:p>Dr Dolittle 2</text:p>
          </table:table-cell>
          <table:table-cell office:value-type="float" office:value="2001">
            <text:p>2001</text:p>
          </table:table-cell>
          <table:table-cell office:value-type="string">
            <text:p>tt024046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Cats &amp; Dogs</text:p>
          </table:table-cell>
          <table:table-cell office:value-type="string">
            <text:p>Psy i koty</text:p>
          </table:table-cell>
          <table:table-cell office:value-type="float" office:value="2001">
            <text:p>2001</text:p>
          </table:table-cell>
          <table:table-cell office:value-type="string">
            <text:p>tt023939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tlantis: The Lost Empire</text:p>
          </table:table-cell>
          <table:table-cell office:value-type="string">
            <text:p>Atlantyda - Zaginiony ląd</text:p>
          </table:table-cell>
          <table:table-cell office:value-type="float" office:value="2001">
            <text:p>2001</text:p>
          </table:table-cell>
          <table:table-cell office:value-type="string">
            <text:p>tt023001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Kate &amp; Leopold</text:p>
          </table:table-cell>
          <table:table-cell office:value-type="string">
            <text:p>Kate i Leopold</text:p>
          </table:table-cell>
          <table:table-cell office:value-type="float" office:value="2001">
            <text:p>2001</text:p>
          </table:table-cell>
          <table:table-cell office:value-type="string">
            <text:p>tt015927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Others</text:p>
          </table:table-cell>
          <table:table-cell office:value-type="string">
            <text:p>Inni</text:p>
          </table:table-cell>
          <table:table-cell office:value-type="float" office:value="2001">
            <text:p>2001</text:p>
          </table:table-cell>
          <table:table-cell office:value-type="string">
            <text:p>tt023060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py Kids</text:p>
          </table:table-cell>
          <table:table-cell office:value-type="string">
            <text:p>Mali agenci</text:p>
          </table:table-cell>
          <table:table-cell office:value-type="float" office:value="2001">
            <text:p>2001</text:p>
          </table:table-cell>
          <table:table-cell office:value-type="string">
            <text:p>tt022753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ave the Last Dance</text:p>
          </table:table-cell>
          <table:table-cell office:value-type="string">
            <text:p>W rytmie hip-hopu</text:p>
          </table:table-cell>
          <table:table-cell office:value-type="float" office:value="2001">
            <text:p>2001</text:p>
          </table:table-cell>
          <table:table-cell office:value-type="string">
            <text:p>tt020627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Curse of the Jade Scorpion</text:p>
          </table:table-cell>
          <table:table-cell office:value-type="string">
            <text:p>Klątwa skorpiona</text:p>
          </table:table-cell>
          <table:table-cell office:value-type="float" office:value="2001">
            <text:p>2001</text:p>
          </table:table-cell>
          <table:table-cell office:value-type="string">
            <text:p>tt025652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onster's Ball</text:p>
          </table:table-cell>
          <table:table-cell office:value-type="string">
            <text:p>Czekając na wyrok</text:p>
          </table:table-cell>
          <table:table-cell office:value-type="float" office:value="2001">
            <text:p>2001</text:p>
          </table:table-cell>
          <table:table-cell office:value-type="string">
            <text:p>tt028574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es Visiteurs en Amérique</text:p>
          </table:table-cell>
          <table:table-cell office:value-type="string">
            <text:p>Goście w Ameryce</text:p>
          </table:table-cell>
          <table:table-cell office:value-type="float" office:value="2001">
            <text:p>2001</text:p>
          </table:table-cell>
          <table:table-cell office:value-type="string">
            <text:p>tt018919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Waking Life</text:p>
          </table:table-cell>
          <table:table-cell office:value-type="string">
            <text:p>Życie świadome</text:p>
          </table:table-cell>
          <table:table-cell office:value-type="float" office:value="2001">
            <text:p>2001</text:p>
          </table:table-cell>
          <table:table-cell office:value-type="string">
            <text:p>tt024301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Experiment</text:p>
          </table:table-cell>
          <table:table-cell office:value-type="string">
            <text:p>Eksperyment</text:p>
          </table:table-cell>
          <table:table-cell office:value-type="float" office:value="2001">
            <text:p>2001</text:p>
          </table:table-cell>
          <table:table-cell office:value-type="string">
            <text:p>tt025025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Emil and the Detectives</text:p>
          </table:table-cell>
          <table:table-cell office:value-type="string">
            <text:p>Emil i detektywi</text:p>
          </table:table-cell>
          <table:table-cell office:value-type="float" office:value="2001">
            <text:p>2001</text:p>
          </table:table-cell>
          <table:table-cell office:value-type="string">
            <text:p>tt025673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ntimité</text:p>
          </table:table-cell>
          <table:table-cell office:value-type="string">
            <text:p>Intymność</text:p>
          </table:table-cell>
          <table:table-cell office:value-type="float" office:value="2001">
            <text:p>2001</text:p>
          </table:table-cell>
          <table:table-cell office:value-type="string">
            <text:p>tt025610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ucía y el sexo</text:p>
          </table:table-cell>
          <table:table-cell office:value-type="string">
            <text:p>Lucia i seks</text:p>
          </table:table-cell>
          <table:table-cell office:value-type="float" office:value="2001">
            <text:p>2001</text:p>
          </table:table-cell>
          <table:table-cell office:value-type="string">
            <text:p>tt025445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etropolis</text:p>
          </table:table-cell>
          <table:table-cell office:value-type="string">
            <text:p>Metoroporisu</text:p>
          </table:table-cell>
          <table:table-cell office:value-type="float" office:value="2001">
            <text:p>2001</text:p>
          </table:table-cell>
          <table:table-cell office:value-type="string">
            <text:p>tt029341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Pokémon 4Ever: Celebi - Voice of the Forest</text:p>
          </table:table-cell>
          <table:table-cell office:value-type="string">
            <text:p>Pokémon 4 - Głos Lasu</text:p>
          </table:table-cell>
          <table:table-cell office:value-type="float" office:value="2001">
            <text:p>2001</text:p>
          </table:table-cell>
          <table:table-cell office:value-type="string">
            <text:p>tt028763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Cowboy Bebop: The Movie</text:p>
          </table:table-cell>
          <table:table-cell office:value-type="string">
            <text:p>Kowboj Bebop: Pukając do nieba bram</text:p>
          </table:table-cell>
          <table:table-cell office:value-type="float" office:value="2001">
            <text:p>2001</text:p>
          </table:table-cell>
          <table:table-cell office:value-type="string">
            <text:p>tt027527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pirited Away</text:p>
          </table:table-cell>
          <table:table-cell office:value-type="string">
            <text:p>Spirited Away: W krainie bogów</text:p>
          </table:table-cell>
          <table:table-cell office:value-type="float" office:value="2001">
            <text:p>2001</text:p>
          </table:table-cell>
          <table:table-cell office:value-type="string">
            <text:p>tt024542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Harry Potter and the Chamber of Secrets</text:p>
          </table:table-cell>
          <table:table-cell office:value-type="string">
            <text:p>Harry Potter i Komnata Tajemnic</text:p>
          </table:table-cell>
          <table:table-cell office:value-type="float" office:value="2002">
            <text:p>2002</text:p>
          </table:table-cell>
          <table:table-cell office:value-type="string">
            <text:p>tt029529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Spider-Man</text:p>
          </table:table-cell>
          <table:table-cell office:value-type="float" office:value="2002">
            <text:p>2002</text:p>
          </table:table-cell>
          <table:table-cell office:value-type="string">
            <text:p>tt014548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igns</text:p>
          </table:table-cell>
          <table:table-cell office:value-type="string">
            <text:p>Znaki</text:p>
          </table:table-cell>
          <table:table-cell office:value-type="float" office:value="2002">
            <text:p>2002</text:p>
          </table:table-cell>
          <table:table-cell office:value-type="string">
            <text:p>tt028610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y Big Fat Greek Wedding</text:p>
          </table:table-cell>
          <table:table-cell office:value-type="string">
            <text:p>Moje wielkie greckie wesele</text:p>
          </table:table-cell>
          <table:table-cell office:value-type="float" office:value="2002">
            <text:p>2002</text:p>
          </table:table-cell>
          <table:table-cell office:value-type="string">
            <text:p>tt025944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Catch Me If You Can</text:p>
          </table:table-cell>
          <table:table-cell office:value-type="string">
            <text:p>Złap mnie, jeśli potrafisz</text:p>
          </table:table-cell>
          <table:table-cell office:value-type="float" office:value="2002">
            <text:p>2002</text:p>
          </table:table-cell>
          <table:table-cell office:value-type="string">
            <text:p>tt026446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Gangs of New York</text:p>
          </table:table-cell>
          <table:table-cell office:value-type="string">
            <text:p>Gangi Nowego Jorku</text:p>
          </table:table-cell>
          <table:table-cell office:value-type="float" office:value="2002">
            <text:p>2002</text:p>
          </table:table-cell>
          <table:table-cell office:value-type="string">
            <text:p>tt021750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Road to Perdition</text:p>
          </table:table-cell>
          <table:table-cell office:value-type="string">
            <text:p>Droga do zatracenia</text:p>
          </table:table-cell>
          <table:table-cell office:value-type="float" office:value="2002">
            <text:p>2002</text:p>
          </table:table-cell>
          <table:table-cell office:value-type="string">
            <text:p>tt025704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Time Machine</text:p>
          </table:table-cell>
          <table:table-cell office:value-type="string">
            <text:p>Wehikuł czasu</text:p>
          </table:table-cell>
          <table:table-cell office:value-type="float" office:value="2002">
            <text:p>2002</text:p>
          </table:table-cell>
          <table:table-cell office:value-type="string">
            <text:p>tt026869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Solaris</text:p>
          </table:table-cell>
          <table:table-cell office:value-type="float" office:value="2002">
            <text:p>2002</text:p>
          </table:table-cell>
          <table:table-cell office:value-type="string">
            <text:p>tt030747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Men in Black II</text:p>
          </table:table-cell>
          <table:table-cell office:value-type="float" office:value="2002">
            <text:p>2002</text:p>
          </table:table-cell>
          <table:table-cell office:value-type="string">
            <text:p>tt012091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Chicago</text:p>
          </table:table-cell>
          <table:table-cell office:value-type="float" office:value="2002">
            <text:p>2002</text:p>
          </table:table-cell>
          <table:table-cell office:value-type="string">
            <text:p>tt029965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ustin Powers in Goldmember</text:p>
          </table:table-cell>
          <table:table-cell office:value-type="string">
            <text:p>Austin Powers i Złoty Członek</text:p>
          </table:table-cell>
          <table:table-cell office:value-type="float" office:value="2002">
            <text:p>2002</text:p>
          </table:table-cell>
          <table:table-cell office:value-type="string">
            <text:p>tt029517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xXx</text:p>
          </table:table-cell>
          <table:table-cell office:value-type="float" office:value="2002">
            <text:p>2002</text:p>
          </table:table-cell>
          <table:table-cell office:value-type="string">
            <text:p>tt029570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Scooby-Doo</text:p>
          </table:table-cell>
          <table:table-cell office:value-type="float" office:value="2002">
            <text:p>2002</text:p>
          </table:table-cell>
          <table:table-cell office:value-type="string">
            <text:p>tt026791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Lilo i Stich</text:p>
          </table:table-cell>
          <table:table-cell office:value-type="float" office:value="2002">
            <text:p>2002</text:p>
          </table:table-cell>
          <table:table-cell office:value-type="string">
            <text:p>tt027584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The Ring</text:p>
          </table:table-cell>
          <table:table-cell office:value-type="float" office:value="2002">
            <text:p>2002</text:p>
          </table:table-cell>
          <table:table-cell office:value-type="string">
            <text:p>tt029813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8 Mile</text:p>
          </table:table-cell>
          <table:table-cell office:value-type="string">
            <text:p>8. mila</text:p>
          </table:table-cell>
          <table:table-cell office:value-type="float" office:value="2002">
            <text:p>2002</text:p>
          </table:table-cell>
          <table:table-cell office:value-type="string">
            <text:p>tt029820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wo Weeks Notice</text:p>
          </table:table-cell>
          <table:table-cell office:value-type="string">
            <text:p>Dwa tygodnie na miłość</text:p>
          </table:table-cell>
          <table:table-cell office:value-type="float" office:value="2002">
            <text:p>2002</text:p>
          </table:table-cell>
          <table:table-cell office:value-type="string">
            <text:p>tt031373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Sum of All Fears</text:p>
          </table:table-cell>
          <table:table-cell office:value-type="string">
            <text:p>Suma wszystkich strachów</text:p>
          </table:table-cell>
          <table:table-cell office:value-type="float" office:value="2002">
            <text:p>2002</text:p>
          </table:table-cell>
          <table:table-cell office:value-type="string">
            <text:p>tt016418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nsomnia</text:p>
          </table:table-cell>
          <table:table-cell table:style-name="ce3" office:value-type="string">
            <text:p>Bezsenność</text:p>
          </table:table-cell>
          <table:table-cell office:value-type="float" office:value="2002">
            <text:p>2002</text:p>
          </table:table-cell>
          <table:table-cell office:value-type="string">
            <text:p>tt027850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bout a Boy</text:p>
          </table:table-cell>
          <table:table-cell office:value-type="string">
            <text:p>Był sobie chłopiec</text:p>
          </table:table-cell>
          <table:table-cell office:value-type="float" office:value="2002">
            <text:p>2002</text:p>
          </table:table-cell>
          <table:table-cell office:value-type="string">
            <text:p>tt027675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Bend It Like Beckham</text:p>
          </table:table-cell>
          <table:table-cell office:value-type="string">
            <text:p>Podkręć jak Beckham</text:p>
          </table:table-cell>
          <table:table-cell office:value-type="float" office:value="2002">
            <text:p>2002</text:p>
          </table:table-cell>
          <table:table-cell office:value-type="string">
            <text:p>tt028649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Halloween: Resurrection</text:p>
          </table:table-cell>
          <table:table-cell office:value-type="string">
            <text:p>Halloween: Powrót</text:p>
          </table:table-cell>
          <table:table-cell office:value-type="float" office:value="2002">
            <text:p>2002</text:p>
          </table:table-cell>
          <table:table-cell office:value-type="string">
            <text:p>tt022050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Santa Clause 2</text:p>
          </table:table-cell>
          <table:table-cell office:value-type="string">
            <text:p>Śnięty Mikołaj 2</text:p>
          </table:table-cell>
          <table:table-cell office:value-type="float" office:value="2002">
            <text:p>2002</text:p>
          </table:table-cell>
          <table:table-cell office:value-type="string">
            <text:p>tt030466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py Kids 2: The Island of Lost Dreams</text:p>
          </table:table-cell>
          <table:table-cell office:value-type="string">
            <text:p>Mali Agenci 2: Wyspa marzeń</text:p>
          </table:table-cell>
          <table:table-cell office:value-type="float" office:value="2002">
            <text:p>2002</text:p>
          </table:table-cell>
          <table:table-cell office:value-type="string">
            <text:p>tt028771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nalyze That</text:p>
          </table:table-cell>
          <table:table-cell office:value-type="string">
            <text:p>Nawrót depresji gangstera</text:p>
          </table:table-cell>
          <table:table-cell office:value-type="float" office:value="2002">
            <text:p>2002</text:p>
          </table:table-cell>
          <table:table-cell office:value-type="string">
            <text:p>tt0289848 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tuart Little 2</text:p>
          </table:table-cell>
          <table:table-cell office:value-type="string">
            <text:p>Stuart Malutki 2</text:p>
          </table:table-cell>
          <table:table-cell office:value-type="float" office:value="2002">
            <text:p>2002</text:p>
          </table:table-cell>
          <table:table-cell office:value-type="string">
            <text:p>tt024358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Mothman Prophecies</text:p>
          </table:table-cell>
          <table:table-cell office:value-type="string">
            <text:p>Przepowiednia</text:p>
          </table:table-cell>
          <table:table-cell office:value-type="float" office:value="2002">
            <text:p>2002</text:p>
          </table:table-cell>
          <table:table-cell office:value-type="string">
            <text:p>tt026534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reasure Planet</text:p>
          </table:table-cell>
          <table:table-cell office:value-type="string">
            <text:p>Planeta skarbów</text:p>
          </table:table-cell>
          <table:table-cell office:value-type="float" office:value="2002">
            <text:p>2002</text:p>
          </table:table-cell>
          <table:table-cell office:value-type="string">
            <text:p>tt013324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Hollywood Ending</text:p>
          </table:table-cell>
          <table:table-cell office:value-type="string">
            <text:p>Koniec z Hollywood</text:p>
          </table:table-cell>
          <table:table-cell office:value-type="float" office:value="2002">
            <text:p>2002</text:p>
          </table:table-cell>
          <table:table-cell office:value-type="string">
            <text:p>tt027882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r. Deeds</text:p>
          </table:table-cell>
          <table:table-cell office:value-type="string">
            <text:p>Mr. Deeds - Milioner z przypadku</text:p>
          </table:table-cell>
          <table:table-cell office:value-type="float" office:value="2002">
            <text:p>2002</text:p>
          </table:table-cell>
          <table:table-cell office:value-type="string">
            <text:p>tt0280590</text:p>
          </table:table-cell>
          <table:table-cell table:number-columns-repeated="24"/>
        </table:table-row>
        <table:table-row table:style-name="ro1">
          <table:table-cell office:value-type="string">
            <text:p>Bowling for Columbine</text:p>
          </table:table-cell>
          <table:table-cell office:value-type="string">
            <text:p>Zabawy z bronią</text:p>
          </table:table-cell>
          <table:table-cell office:value-type="float" office:value="2002">
            <text:p>2002</text:p>
          </table:table-cell>
          <table:table-cell office:value-type="string">
            <text:p>tt0310793</text:p>
          </table:table-cell>
          <table:table-cell table:number-columns-repeated="24"/>
        </table:table-row>
        <table:table-row table:style-name="ro1">
          <table:table-cell office:value-type="string">
            <text:p>Secretary</text:p>
          </table:table-cell>
          <table:table-cell office:value-type="string">
            <text:p>Sekretarka</text:p>
          </table:table-cell>
          <table:table-cell office:value-type="float" office:value="2002">
            <text:p>2002</text:p>
          </table:table-cell>
          <table:table-cell office:value-type="string">
            <text:p>tt027481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esident Evil</text:p>
          </table:table-cell>
          <table:table-cell office:value-type="float" office:value="2002">
            <text:p>2002</text:p>
          </table:table-cell>
          <table:table-cell office:value-type="string">
            <text:p>tt0120804</text:p>
          </table:table-cell>
          <table:table-cell table:number-columns-repeated="24"/>
        </table:table-row>
        <table:table-row table:style-name="ro1">
          <table:table-cell office:value-type="string">
            <text:p>Nackt</text:p>
          </table:table-cell>
          <table:table-cell office:value-type="string">
            <text:p>Nadzy</text:p>
          </table:table-cell>
          <table:table-cell office:value-type="float" office:value="2002">
            <text:p>2002</text:p>
          </table:table-cell>
          <table:table-cell office:value-type="string">
            <text:p>tt0300237</text:p>
          </table:table-cell>
          <table:table-cell table:number-columns-repeated="24"/>
        </table:table-row>
        <table:table-row table:style-name="ro1">
          <table:table-cell office:value-type="string">
            <text:p>Mies vailla menneisyyttä</text:p>
          </table:table-cell>
          <table:table-cell office:value-type="string">
            <text:p>Człowiek bez przeszłości</text:p>
          </table:table-cell>
          <table:table-cell office:value-type="float" office:value="2002">
            <text:p>2002</text:p>
          </table:table-cell>
          <table:table-cell office:value-type="string">
            <text:p>tt0311519</text:p>
          </table:table-cell>
          <table:table-cell table:number-columns-repeated="24"/>
        </table:table-row>
        <table:table-row table:style-name="ro1">
          <table:table-cell office:value-type="string">
            <text:p>The Pianist</text:p>
          </table:table-cell>
          <table:table-cell office:value-type="string">
            <text:p>Pianista</text:p>
          </table:table-cell>
          <table:table-cell office:value-type="float" office:value="2002">
            <text:p>2002</text:p>
          </table:table-cell>
          <table:table-cell office:value-type="string">
            <text:p>tt0253474</text:p>
          </table:table-cell>
          <table:table-cell table:number-columns-repeated="24"/>
        </table:table-row>
        <table:table-row table:style-name="ro1">
          <table:table-cell office:value-type="string">
            <text:p>Astérix et Obélix : Mission Cléopâtre</text:p>
          </table:table-cell>
          <table:table-cell office:value-type="string">
            <text:p>Asterix i Obelix: Misja Kleopatra</text:p>
          </table:table-cell>
          <table:table-cell office:value-type="float" office:value="2002">
            <text:p>2002</text:p>
          </table:table-cell>
          <table:table-cell office:value-type="string">
            <text:p>tt025022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Femme Fatale</text:p>
          </table:table-cell>
          <table:table-cell office:value-type="float" office:value="2002">
            <text:p>2002</text:p>
          </table:table-cell>
          <table:table-cell office:value-type="string">
            <text:p>tt0280665</text:p>
          </table:table-cell>
          <table:table-cell table:number-columns-repeated="24"/>
        </table:table-row>
        <table:table-row table:style-name="ro1">
          <table:table-cell office:value-type="string">
            <text:p>Senso '45</text:p>
          </table:table-cell>
          <table:table-cell office:value-type="string">
            <text:p>Czarny anioł</text:p>
          </table:table-cell>
          <table:table-cell office:value-type="float" office:value="2002">
            <text:p>2002</text:p>
          </table:table-cell>
          <table:table-cell office:value-type="string">
            <text:p>tt026726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XIII: Patlabor the Movie 3</text:p>
          </table:table-cell>
          <table:table-cell office:value-type="float" office:value="2002">
            <text:p>2002</text:p>
          </table:table-cell>
          <table:table-cell office:value-type="string">
            <text:p>tt031881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Hulk</text:p>
          </table:table-cell>
          <table:table-cell office:value-type="float" office:value="2003">
            <text:p>2003</text:p>
          </table:table-cell>
          <table:table-cell office:value-type="string">
            <text:p>tt0286716</text:p>
          </table:table-cell>
          <table:table-cell table:number-columns-repeated="24"/>
        </table:table-row>
        <table:table-row table:style-name="ro1">
          <table:table-cell office:value-type="string">
            <text:p>Love Actually</text:p>
          </table:table-cell>
          <table:table-cell office:value-type="string">
            <text:p>To właśnie miłość</text:p>
          </table:table-cell>
          <table:table-cell office:value-type="float" office:value="2003">
            <text:p>2003</text:p>
          </table:table-cell>
          <table:table-cell office:value-type="string">
            <text:p>tt031433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Kill Bill</text:p>
          </table:table-cell>
          <table:table-cell office:value-type="float" office:value="2003">
            <text:p>2003</text:p>
          </table:table-cell>
          <table:table-cell office:value-type="string">
            <text:p>tt0266697</text:p>
          </table:table-cell>
          <table:table-cell table:number-columns-repeated="24"/>
        </table:table-row>
        <table:table-row table:style-name="ro1">
          <table:table-cell office:value-type="string">
            <text:p>The League of Extraordinary Gentlemen</text:p>
          </table:table-cell>
          <table:table-cell office:value-type="string">
            <text:p>Liga niezwykłych dżentelmenów</text:p>
          </table:table-cell>
          <table:table-cell office:value-type="float" office:value="2003">
            <text:p>2003</text:p>
          </table:table-cell>
          <table:table-cell office:value-type="string">
            <text:p>tt0311429</text:p>
          </table:table-cell>
          <table:table-cell table:number-columns-repeated="24"/>
        </table:table-row>
        <table:table-row table:style-name="ro1">
          <table:table-cell office:value-type="string">
            <text:p>Lost in Translation</text:p>
          </table:table-cell>
          <table:table-cell office:value-type="string">
            <text:p>Między słowami</text:p>
          </table:table-cell>
          <table:table-cell office:value-type="float" office:value="2003">
            <text:p>2003</text:p>
          </table:table-cell>
          <table:table-cell office:value-type="string">
            <text:p>tt0335266</text:p>
          </table:table-cell>
          <table:table-cell table:number-columns-repeated="24"/>
        </table:table-row>
        <table:table-row table:style-name="ro1">
          <table:table-cell office:value-type="string">
            <text:p>Terminator 3: Rise of the Machines</text:p>
          </table:table-cell>
          <table:table-cell office:value-type="string">
            <text:p>Terminator 3: Bunt maszyn</text:p>
          </table:table-cell>
          <table:table-cell office:value-type="float" office:value="2003">
            <text:p>2003</text:p>
          </table:table-cell>
          <table:table-cell office:value-type="string">
            <text:p>tt0181852</text:p>
          </table:table-cell>
          <table:table-cell table:number-columns-repeated="24"/>
        </table:table-row>
        <table:table-row table:style-name="ro1">
          <table:table-cell office:value-type="string">
            <text:p>Something's Gotta Give</text:p>
          </table:table-cell>
          <table:table-cell office:value-type="string">
            <text:p>Lepiej późno niż później</text:p>
          </table:table-cell>
          <table:table-cell office:value-type="float" office:value="2003">
            <text:p>2003</text:p>
          </table:table-cell>
          <table:table-cell office:value-type="string">
            <text:p>tt0337741</text:p>
          </table:table-cell>
          <table:table-cell table:number-columns-repeated="24"/>
        </table:table-row>
        <table:table-row table:style-name="ro1">
          <table:table-cell office:value-type="string">
            <text:p>Charlie's Angels: Full Throttle</text:p>
          </table:table-cell>
          <table:table-cell office:value-type="string">
            <text:p>Aniołki Charliego 2: Zawrotna szybkość</text:p>
          </table:table-cell>
          <table:table-cell office:value-type="float" office:value="2003">
            <text:p>2003</text:p>
          </table:table-cell>
          <table:table-cell office:value-type="string">
            <text:p>tt0305357</text:p>
          </table:table-cell>
          <table:table-cell table:number-columns-repeated="24"/>
        </table:table-row>
        <table:table-row table:style-name="ro1">
          <table:table-cell office:value-type="string">
            <text:p>Brother Bear</text:p>
          </table:table-cell>
          <table:table-cell office:value-type="string">
            <text:p>Mój brat niedźwiedź</text:p>
          </table:table-cell>
          <table:table-cell office:value-type="float" office:value="2003">
            <text:p>2003</text:p>
          </table:table-cell>
          <table:table-cell office:value-type="string">
            <text:p>tt0328880</text:p>
          </table:table-cell>
          <table:table-cell table:number-columns-repeated="24"/>
        </table:table-row>
        <table:table-row table:style-name="ro1">
          <table:table-cell office:value-type="string">
            <text:p>2 Fast 2 Furious</text:p>
          </table:table-cell>
          <table:table-cell office:value-type="string">
            <text:p>Za szybcy, za wściekli</text:p>
          </table:table-cell>
          <table:table-cell office:value-type="float" office:value="2003">
            <text:p>2003</text:p>
          </table:table-cell>
          <table:table-cell office:value-type="string">
            <text:p>tt0322259</text:p>
          </table:table-cell>
          <table:table-cell table:number-columns-repeated="24"/>
        </table:table-row>
        <table:table-row table:style-name="ro1">
          <table:table-cell office:value-type="string">
            <text:p>Scary Movie 3</text:p>
          </table:table-cell>
          <table:table-cell office:value-type="string">
            <text:p>Straszny film 3</text:p>
          </table:table-cell>
          <table:table-cell office:value-type="float" office:value="2003">
            <text:p>2003</text:p>
          </table:table-cell>
          <table:table-cell office:value-type="string">
            <text:p>tt030604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Elf</text:p>
          </table:table-cell>
          <table:table-cell office:value-type="float" office:value="2003">
            <text:p>2003</text:p>
          </table:table-cell>
          <table:table-cell office:value-type="string">
            <text:p>tt0319343</text:p>
          </table:table-cell>
          <table:table-cell table:number-columns-repeated="24"/>
        </table:table-row>
        <table:table-row table:style-name="ro1">
          <table:table-cell office:value-type="string">
            <text:p>S.W.A.T.</text:p>
          </table:table-cell>
          <table:table-cell office:value-type="string">
            <text:p>S.W.A.T. Jednostka Specjalna</text:p>
          </table:table-cell>
          <table:table-cell office:value-type="float" office:value="2003">
            <text:p>2003</text:p>
          </table:table-cell>
          <table:table-cell office:value-type="string">
            <text:p>tt0257076</text:p>
          </table:table-cell>
          <table:table-cell table:number-columns-repeated="24"/>
        </table:table-row>
        <table:table-row table:style-name="ro1">
          <table:table-cell office:value-type="string">
            <text:p>Cheaper by the Dozen</text:p>
          </table:table-cell>
          <table:table-cell office:value-type="string">
            <text:p>Fałszywa dwunastka</text:p>
          </table:table-cell>
          <table:table-cell office:value-type="float" office:value="2003">
            <text:p>2003</text:p>
          </table:table-cell>
          <table:table-cell office:value-type="string">
            <text:p>tt0349205</text:p>
          </table:table-cell>
          <table:table-cell table:number-columns-repeated="24"/>
        </table:table-row>
        <table:table-row table:style-name="ro1">
          <table:table-cell office:value-type="string">
            <text:p>The Haunted Mansion</text:p>
          </table:table-cell>
          <table:table-cell office:value-type="string">
            <text:p>Nawiedzony dwór</text:p>
          </table:table-cell>
          <table:table-cell office:value-type="float" office:value="2003">
            <text:p>2003</text:p>
          </table:table-cell>
          <table:table-cell office:value-type="string">
            <text:p>tt0338094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Daredevil</text:p>
          </table:table-cell>
          <table:table-cell office:value-type="float" office:value="2003">
            <text:p>2003</text:p>
          </table:table-cell>
          <table:table-cell office:value-type="string">
            <text:p>tt0287978</text:p>
          </table:table-cell>
          <table:table-cell table:number-columns-repeated="24"/>
        </table:table-row>
        <table:table-row table:style-name="ro1">
          <table:table-cell office:value-type="string">
            <text:p>Lara Croft: Tomb Raider - The Cradle of Life</text:p>
          </table:table-cell>
          <table:table-cell office:value-type="string">
            <text:p>Tomb Raider: Kolebka życia</text:p>
          </table:table-cell>
          <table:table-cell office:value-type="float" office:value="2003">
            <text:p>2003</text:p>
          </table:table-cell>
          <table:table-cell office:value-type="string">
            <text:p>tt0325703</text:p>
          </table:table-cell>
          <table:table-cell table:number-columns-repeated="24"/>
        </table:table-row>
        <table:table-row table:style-name="ro1">
          <table:table-cell office:value-type="string">
            <text:p>Freddy vs. Jason</text:p>
          </table:table-cell>
          <table:table-cell office:value-type="string">
            <text:p>Freddy kontra Jason</text:p>
          </table:table-cell>
          <table:table-cell office:value-type="float" office:value="2003">
            <text:p>2003</text:p>
          </table:table-cell>
          <table:table-cell office:value-type="string">
            <text:p>tt0329101</text:p>
          </table:table-cell>
          <table:table-cell table:number-columns-repeated="24"/>
        </table:table-row>
        <table:table-row table:style-name="ro1">
          <table:table-cell office:value-type="string">
            <text:p>The Texas Chainsaw Massacre 2</text:p>
          </table:table-cell>
          <table:table-cell office:value-type="string">
            <text:p>Teksańska masakra piłą mechaniczną 2</text:p>
          </table:table-cell>
          <table:table-cell office:value-type="float" office:value="2003">
            <text:p>2003</text:p>
          </table:table-cell>
          <table:table-cell office:value-type="string">
            <text:p>tt0324216</text:p>
          </table:table-cell>
          <table:table-cell table:number-columns-repeated="24"/>
        </table:table-row>
        <table:table-row table:style-name="ro1">
          <table:table-cell office:value-type="string">
            <text:p>Just Married</text:p>
          </table:table-cell>
          <table:table-cell office:value-type="string">
            <text:p>Nowożeńcy</text:p>
          </table:table-cell>
          <table:table-cell office:value-type="float" office:value="2003">
            <text:p>2003</text:p>
          </table:table-cell>
          <table:table-cell office:value-type="string">
            <text:p>tt0305711</text:p>
          </table:table-cell>
          <table:table-cell table:number-columns-repeated="24"/>
        </table:table-row>
        <table:table-row table:style-name="ro1">
          <table:table-cell office:value-type="string">
            <text:p>Spy Kids 3-D: Game Over</text:p>
          </table:table-cell>
          <table:table-cell office:value-type="string">
            <text:p>Mali agenci 3: Trójwymiarowy odjazd</text:p>
          </table:table-cell>
          <table:table-cell office:value-type="float" office:value="2003">
            <text:p>2003</text:p>
          </table:table-cell>
          <table:table-cell office:value-type="string">
            <text:p>tt0338459</text:p>
          </table:table-cell>
          <table:table-cell table:number-columns-repeated="24"/>
        </table:table-row>
        <table:table-row table:style-name="ro1">
          <table:table-cell office:value-type="string">
            <text:p>Anything Else</text:p>
          </table:table-cell>
          <table:table-cell office:value-type="string">
            <text:p>Życie i cała reszta</text:p>
          </table:table-cell>
          <table:table-cell office:value-type="float" office:value="2003">
            <text:p>2003</text:p>
          </table:table-cell>
          <table:table-cell office:value-type="string">
            <text:p>tt0313792</text:p>
          </table:table-cell>
          <table:table-cell table:number-columns-repeated="24"/>
        </table:table-row>
        <table:table-row table:style-name="ro1">
          <table:table-cell office:value-type="string">
            <text:p>Final Destination 2</text:p>
          </table:table-cell>
          <table:table-cell office:value-type="string">
            <text:p>Oszukać przeznaczenie 2</text:p>
          </table:table-cell>
          <table:table-cell office:value-type="float" office:value="2003">
            <text:p>2003</text:p>
          </table:table-cell>
          <table:table-cell office:value-type="string">
            <text:p>tt0309593</text:p>
          </table:table-cell>
          <table:table-cell table:number-columns-repeated="24"/>
        </table:table-row>
        <table:table-row table:style-name="ro1">
          <table:table-cell office:value-type="string">
            <text:p>Luther</text:p>
          </table:table-cell>
          <table:table-cell office:value-type="string">
            <text:p>Luter</text:p>
          </table:table-cell>
          <table:table-cell office:value-type="float" office:value="2003">
            <text:p>2003</text:p>
          </table:table-cell>
          <table:table-cell office:value-type="string">
            <text:p>tt0309820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Johnny English</text:p>
          </table:table-cell>
          <table:table-cell office:value-type="float" office:value="2003">
            <text:p>2003</text:p>
          </table:table-cell>
          <table:table-cell office:value-type="string">
            <text:p>tt0274166</text:p>
          </table:table-cell>
          <table:table-cell table:number-columns-repeated="24"/>
        </table:table-row>
        <table:table-row table:style-name="ro1">
          <table:table-cell office:value-type="string">
            <text:p>The Dreamers</text:p>
          </table:table-cell>
          <table:table-cell office:value-type="string">
            <text:p>Marzyciele</text:p>
          </table:table-cell>
          <table:table-cell office:value-type="float" office:value="2003">
            <text:p>2003</text:p>
          </table:table-cell>
          <table:table-cell office:value-type="string">
            <text:p>tt0309987</text:p>
          </table:table-cell>
          <table:table-cell table:number-columns-repeated="24"/>
        </table:table-row>
        <table:table-row table:style-name="ro1">
          <table:table-cell office:value-type="string">
            <text:p>The Miracle of Bern</text:p>
          </table:table-cell>
          <table:table-cell office:value-type="string">
            <text:p>Cud w Bernie</text:p>
          </table:table-cell>
          <table:table-cell office:value-type="float" office:value="2003">
            <text:p>2003</text:p>
          </table:table-cell>
          <table:table-cell office:value-type="string">
            <text:p>tt032642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Good Bye Lenin!</text:p>
          </table:table-cell>
          <table:table-cell office:value-type="float" office:value="2003">
            <text:p>2003</text:p>
          </table:table-cell>
          <table:table-cell office:value-type="string">
            <text:p>tt0301357</text:p>
          </table:table-cell>
          <table:table-cell table:number-columns-repeated="24"/>
        </table:table-row>
        <table:table-row table:style-name="ro1">
          <table:table-cell office:value-type="string">
            <text:p>Das fliegende Klassenzimmer</text:p>
          </table:table-cell>
          <table:table-cell office:value-type="string">
            <text:p>Latająca klasa</text:p>
          </table:table-cell>
          <table:table-cell office:value-type="float" office:value="2003">
            <text:p>2003</text:p>
          </table:table-cell>
          <table:table-cell office:value-type="string">
            <text:p>tt0311141</text:p>
          </table:table-cell>
          <table:table-cell table:number-columns-repeated="24"/>
        </table:table-row>
        <table:table-row table:style-name="ro1">
          <table:table-cell office:value-type="string">
            <text:p>Die Wilden Kerle</text:p>
          </table:table-cell>
          <table:table-cell office:value-type="string">
            <text:p>Die Wilden Kerle - Wszystko jest dobrze, dopóki jesteś dziki!</text:p>
          </table:table-cell>
          <table:table-cell office:value-type="float" office:value="2003">
            <text:p>2003</text:p>
          </table:table-cell>
          <table:table-cell office:value-type="string">
            <text:p>tt0376990</text:p>
          </table:table-cell>
          <table:table-cell table:number-columns-repeated="24"/>
        </table:table-row>
        <table:table-row table:style-name="ro1">
          <table:table-cell office:value-type="string">
            <text:p>Anatomie 2</text:p>
          </table:table-cell>
          <table:table-cell office:value-type="string">
            <text:p>Anatomia 2</text:p>
          </table:table-cell>
          <table:table-cell office:value-type="float" office:value="2003">
            <text:p>2003</text:p>
          </table:table-cell>
          <table:table-cell office:value-type="string">
            <text:p>tt031235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axi 3</text:p>
          </table:table-cell>
          <table:table-cell office:value-type="float" office:value="2003">
            <text:p>2003</text:p>
          </table:table-cell>
          <table:table-cell office:value-type="string">
            <text:p>tt0295721</text:p>
          </table:table-cell>
          <table:table-cell table:number-columns-repeated="24"/>
        </table:table-row>
        <table:table-row table:style-name="ro1">
          <table:table-cell office:value-type="string">
            <text:p>Les Triplettes de Belleville</text:p>
          </table:table-cell>
          <table:table-cell office:value-type="string">
            <text:p>Trio z Belleville</text:p>
          </table:table-cell>
          <table:table-cell office:value-type="float" office:value="2003">
            <text:p>2003</text:p>
          </table:table-cell>
          <table:table-cell office:value-type="string">
            <text:p>tt0286244</text:p>
          </table:table-cell>
          <table:table-cell table:number-columns-repeated="24"/>
        </table:table-row>
        <table:table-row table:style-name="ro1">
          <table:table-cell office:value-type="string">
            <text:p>Swimming Pool</text:p>
          </table:table-cell>
          <table:table-cell office:value-type="string">
            <text:p>Basen</text:p>
          </table:table-cell>
          <table:table-cell office:value-type="float" office:value="2003">
            <text:p>2003</text:p>
          </table:table-cell>
          <table:table-cell office:value-type="string">
            <text:p>tt032413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Nathalie</text:p>
          </table:table-cell>
          <table:table-cell office:value-type="float" office:value="2003">
            <text:p>2003</text:p>
          </table:table-cell>
          <table:table-cell office:value-type="string">
            <text:p>tt0348853</text:p>
          </table:table-cell>
          <table:table-cell table:number-columns-repeated="24"/>
        </table:table-row>
        <table:table-row table:style-name="ro1">
          <table:table-cell office:value-type="string">
            <text:p>Fallo!</text:p>
          </table:table-cell>
          <table:table-cell office:value-type="string">
            <text:p>Zrób to dobrze!</text:p>
          </table:table-cell>
          <table:table-cell office:value-type="float" office:value="2003">
            <text:p>2003</text:p>
          </table:table-cell>
          <table:table-cell office:value-type="string">
            <text:p>tt037290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Oldboy</text:p>
          </table:table-cell>
          <table:table-cell office:value-type="float" office:value="2003">
            <text:p>2003</text:p>
          </table:table-cell>
          <table:table-cell office:value-type="string">
            <text:p>tt036456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attle Royale II: Requiem</text:p>
          </table:table-cell>
          <table:table-cell office:value-type="float" office:value="2003">
            <text:p>2003</text:p>
          </table:table-cell>
          <table:table-cell office:value-type="string">
            <text:p>tt0338763</text:p>
          </table:table-cell>
          <table:table-cell table:number-columns-repeated="24"/>
        </table:table-row>
        <table:table-row table:style-name="ro1">
          <table:table-cell office:value-type="string">
            <text:p>Tokyo Godfathers</text:p>
          </table:table-cell>
          <table:table-cell office:value-type="string">
            <text:p>Rodzice chrzestni z Tokio</text:p>
          </table:table-cell>
          <table:table-cell office:value-type="float" office:value="2003">
            <text:p>2003</text:p>
          </table:table-cell>
          <table:table-cell office:value-type="string">
            <text:p>tt0388473</text:p>
          </table:table-cell>
          <table:table-cell table:number-columns-repeated="24"/>
        </table:table-row>
        <table:table-row table:style-name="ro1">
          <table:table-cell office:value-type="string">
            <text:p>The Glamorous Life of Sachiko Hanai</text:p>
          </table:table-cell>
          <table:table-cell office:value-type="string">
            <text:p>Wspaniałe życie Sachiko Hanai</text:p>
          </table:table-cell>
          <table:table-cell office:value-type="float" office:value="2003">
            <text:p>2003</text:p>
          </table:table-cell>
          <table:table-cell office:value-type="string">
            <text:p>tt045822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Shrek 2</text:p>
          </table:table-cell>
          <table:table-cell office:value-type="float" office:value="2004">
            <text:p>2004</text:p>
          </table:table-cell>
          <table:table-cell office:value-type="string">
            <text:p>tt0298148</text:p>
          </table:table-cell>
          <table:table-cell table:number-columns-repeated="24"/>
        </table:table-row>
        <table:table-row table:style-name="ro1">
          <table:table-cell office:value-type="string">
            <text:p>Harry Potter and the Prisoner of Azkaban</text:p>
          </table:table-cell>
          <table:table-cell office:value-type="string">
            <text:p>Harry Potter i więzień Azkabanu</text:p>
          </table:table-cell>
          <table:table-cell office:value-type="float" office:value="2004">
            <text:p>2004</text:p>
          </table:table-cell>
          <table:table-cell office:value-type="string">
            <text:p>tt030414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Spider-Man 2</text:p>
          </table:table-cell>
          <table:table-cell office:value-type="float" office:value="2004">
            <text:p>2004</text:p>
          </table:table-cell>
          <table:table-cell office:value-type="string">
            <text:p>tt0316654</text:p>
          </table:table-cell>
          <table:table-cell table:number-columns-repeated="24"/>
        </table:table-row>
        <table:table-row table:style-name="ro1">
          <table:table-cell office:value-type="string">
            <text:p>The Incredibles</text:p>
          </table:table-cell>
          <table:table-cell office:value-type="string">
            <text:p>Iniemamocni</text:p>
          </table:table-cell>
          <table:table-cell office:value-type="float" office:value="2004">
            <text:p>2004</text:p>
          </table:table-cell>
          <table:table-cell office:value-type="string">
            <text:p>tt0317705</text:p>
          </table:table-cell>
          <table:table-cell table:number-columns-repeated="24"/>
        </table:table-row>
        <table:table-row table:style-name="ro1">
          <table:table-cell office:value-type="string">
            <text:p>The Day After Tomorrow</text:p>
          </table:table-cell>
          <table:table-cell office:value-type="string">
            <text:p>Pojutrze</text:p>
          </table:table-cell>
          <table:table-cell office:value-type="float" office:value="2004">
            <text:p>2004</text:p>
          </table:table-cell>
          <table:table-cell office:value-type="string">
            <text:p>tt0319262</text:p>
          </table:table-cell>
          <table:table-cell table:number-columns-repeated="24"/>
        </table:table-row>
        <table:table-row table:style-name="ro1">
          <table:table-cell office:value-type="string">
            <text:p>Troy</text:p>
          </table:table-cell>
          <table:table-cell office:value-type="string">
            <text:p>Troja</text:p>
          </table:table-cell>
          <table:table-cell office:value-type="float" office:value="2004">
            <text:p>2004</text:p>
          </table:table-cell>
          <table:table-cell office:value-type="string">
            <text:p>tt0332452</text:p>
          </table:table-cell>
          <table:table-cell table:number-columns-repeated="24"/>
        </table:table-row>
        <table:table-row table:style-name="ro1">
          <table:table-cell office:value-type="string">
            <text:p>Ocean's Twelve</text:p>
          </table:table-cell>
          <table:table-cell office:value-type="string">
            <text:p>Ocean's Twelve: Dogrywka</text:p>
          </table:table-cell>
          <table:table-cell office:value-type="float" office:value="2004">
            <text:p>2004</text:p>
          </table:table-cell>
          <table:table-cell office:value-type="string">
            <text:p>tt0349903</text:p>
          </table:table-cell>
          <table:table-cell table:number-columns-repeated="24"/>
        </table:table-row>
        <table:table-row table:style-name="ro1">
          <table:table-cell office:value-type="string">
            <text:p>I, Robot</text:p>
          </table:table-cell>
          <table:table-cell office:value-type="string">
            <text:p>Ja, robot</text:p>
          </table:table-cell>
          <table:table-cell office:value-type="float" office:value="2004">
            <text:p>2004</text:p>
          </table:table-cell>
          <table:table-cell office:value-type="string">
            <text:p>tt0343818</text:p>
          </table:table-cell>
          <table:table-cell table:number-columns-repeated="24"/>
        </table:table-row>
        <table:table-row table:style-name="ro1">
          <table:table-cell office:value-type="string">
            <text:p>National Treasure</text:p>
          </table:table-cell>
          <table:table-cell office:value-type="string">
            <text:p>Skarb narodów</text:p>
          </table:table-cell>
          <table:table-cell office:value-type="float" office:value="2004">
            <text:p>2004</text:p>
          </table:table-cell>
          <table:table-cell office:value-type="string">
            <text:p>tt036889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Van Helsing</text:p>
          </table:table-cell>
          <table:table-cell office:value-type="float" office:value="2004">
            <text:p>2004</text:p>
          </table:table-cell>
          <table:table-cell office:value-type="string">
            <text:p>tt0338526</text:p>
          </table:table-cell>
          <table:table-cell table:number-columns-repeated="24"/>
        </table:table-row>
        <table:table-row table:style-name="ro1">
          <table:table-cell office:value-type="string">
            <text:p>The Village</text:p>
          </table:table-cell>
          <table:table-cell office:value-type="string">
            <text:p>Osada</text:p>
          </table:table-cell>
          <table:table-cell office:value-type="float" office:value="2004">
            <text:p>2004</text:p>
          </table:table-cell>
          <table:table-cell office:value-type="string">
            <text:p>tt0368447</text:p>
          </table:table-cell>
          <table:table-cell table:number-columns-repeated="24"/>
        </table:table-row>
        <table:table-row table:style-name="ro1">
          <table:table-cell office:value-type="string">
            <text:p>Dawn of the Dead</text:p>
          </table:table-cell>
          <table:table-cell office:value-type="string">
            <text:p>Świt żywych trupów</text:p>
          </table:table-cell>
          <table:table-cell office:value-type="float" office:value="2004">
            <text:p>2004</text:p>
          </table:table-cell>
          <table:table-cell office:value-type="string">
            <text:p>tt0363547</text:p>
          </table:table-cell>
          <table:table-cell table:number-columns-repeated="24"/>
        </table:table-row>
        <table:table-row table:style-name="ro1">
          <table:table-cell office:value-type="string">
            <text:p>The Terminal</text:p>
          </table:table-cell>
          <table:table-cell office:value-type="string">
            <text:p>Terminal</text:p>
          </table:table-cell>
          <table:table-cell office:value-type="float" office:value="2004">
            <text:p>2004</text:p>
          </table:table-cell>
          <table:table-cell office:value-type="string">
            <text:p>tt036222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Kill Bill 2</text:p>
          </table:table-cell>
          <table:table-cell office:value-type="float" office:value="2004">
            <text:p>2004</text:p>
          </table:table-cell>
          <table:table-cell office:value-type="string">
            <text:p>tt0378194</text:p>
          </table:table-cell>
          <table:table-cell table:number-columns-repeated="24"/>
        </table:table-row>
        <table:table-row table:style-name="ro1">
          <table:table-cell office:value-type="string">
            <text:p>The Notebook</text:p>
          </table:table-cell>
          <table:table-cell office:value-type="string">
            <text:p>Pamiętnik</text:p>
          </table:table-cell>
          <table:table-cell office:value-type="float" office:value="2004">
            <text:p>2004</text:p>
          </table:table-cell>
          <table:table-cell office:value-type="string">
            <text:p>tt0332280</text:p>
          </table:table-cell>
          <table:table-cell table:number-columns-repeated="24"/>
        </table:table-row>
        <table:table-row table:style-name="ro1">
          <table:table-cell office:value-type="string">
            <text:p>The Butterfly Effect</text:p>
          </table:table-cell>
          <table:table-cell office:value-type="string">
            <text:p>Efekt motyla</text:p>
          </table:table-cell>
          <table:table-cell office:value-type="float" office:value="2004">
            <text:p>2004</text:p>
          </table:table-cell>
          <table:table-cell office:value-type="string">
            <text:p>tt0289879</text:p>
          </table:table-cell>
          <table:table-cell table:number-columns-repeated="24"/>
        </table:table-row>
        <table:table-row table:style-name="ro1">
          <table:table-cell office:value-type="string">
            <text:p>Anchorman The Legend of Ron Burgundy</text:p>
          </table:table-cell>
          <table:table-cell office:value-type="string">
            <text:p>Legenda telewizji</text:p>
          </table:table-cell>
          <table:table-cell office:value-type="float" office:value="2004">
            <text:p>2004</text:p>
          </table:table-cell>
          <table:table-cell office:value-type="string">
            <text:p>tt0357413</text:p>
          </table:table-cell>
          <table:table-cell table:number-columns-repeated="24"/>
        </table:table-row>
        <table:table-row table:style-name="ro1">
          <table:table-cell office:value-type="string">
            <text:p>Eternal Sunshine of the Spotless Mind</text:p>
          </table:table-cell>
          <table:table-cell office:value-type="string">
            <text:p>Zakochany bez pamięci</text:p>
          </table:table-cell>
          <table:table-cell office:value-type="float" office:value="2004">
            <text:p>2004</text:p>
          </table:table-cell>
          <table:table-cell office:value-type="string">
            <text:p>tt0338013</text:p>
          </table:table-cell>
          <table:table-cell table:number-columns-repeated="24"/>
        </table:table-row>
        <table:table-row table:style-name="ro1">
          <table:table-cell office:value-type="string">
            <text:p>The Passion of the Christ</text:p>
          </table:table-cell>
          <table:table-cell office:value-type="string">
            <text:p>Pasja</text:p>
          </table:table-cell>
          <table:table-cell office:value-type="float" office:value="2004">
            <text:p>2004</text:p>
          </table:table-cell>
          <table:table-cell office:value-type="string">
            <text:p>tt0335345</text:p>
          </table:table-cell>
          <table:table-cell table:number-columns-repeated="24"/>
        </table:table-row>
        <table:table-row table:style-name="ro1">
          <table:table-cell office:value-type="string">
            <text:p>Meet the Fockers</text:p>
          </table:table-cell>
          <table:table-cell office:value-type="string">
            <text:p>Poznaj moich rodziców</text:p>
          </table:table-cell>
          <table:table-cell office:value-type="float" office:value="2004">
            <text:p>2004</text:p>
          </table:table-cell>
          <table:table-cell office:value-type="string">
            <text:p>tt0290002</text:p>
          </table:table-cell>
          <table:table-cell table:number-columns-repeated="24"/>
        </table:table-row>
        <table:table-row table:style-name="ro1">
          <table:table-cell office:value-type="string">
            <text:p>Shark Tale</text:p>
          </table:table-cell>
          <table:table-cell office:value-type="string">
            <text:p>Rybki z ferajny</text:p>
          </table:table-cell>
          <table:table-cell office:value-type="float" office:value="2004">
            <text:p>2004</text:p>
          </table:table-cell>
          <table:table-cell office:value-type="string">
            <text:p>tt0307453</text:p>
          </table:table-cell>
          <table:table-cell table:number-columns-repeated="24"/>
        </table:table-row>
        <table:table-row table:style-name="ro1">
          <table:table-cell office:value-type="string">
            <text:p>The Polar Express</text:p>
          </table:table-cell>
          <table:table-cell office:value-type="string">
            <text:p>Ekspres polarny</text:p>
          </table:table-cell>
          <table:table-cell office:value-type="float" office:value="2004">
            <text:p>2004</text:p>
          </table:table-cell>
          <table:table-cell office:value-type="string">
            <text:p>tt0338348</text:p>
          </table:table-cell>
          <table:table-cell table:number-columns-repeated="24"/>
        </table:table-row>
        <table:table-row table:style-name="ro1">
          <table:table-cell office:value-type="string">
            <text:p>Bridget Jones: The Edge of Reason</text:p>
          </table:table-cell>
          <table:table-cell office:value-type="string">
            <text:p>Bridget Jones: W pogoni za rozumem</text:p>
          </table:table-cell>
          <table:table-cell office:value-type="float" office:value="2004">
            <text:p>2004</text:p>
          </table:table-cell>
          <table:table-cell office:value-type="string">
            <text:p>tt0317198</text:p>
          </table:table-cell>
          <table:table-cell table:number-columns-repeated="24"/>
        </table:table-row>
        <table:table-row table:style-name="ro1">
          <table:table-cell office:value-type="string">
            <text:p>Fahrenheit 9/11</text:p>
          </table:table-cell>
          <table:table-cell office:value-type="string">
            <text:p>Fahrenheit 9.11</text:p>
          </table:table-cell>
          <table:table-cell office:value-type="float" office:value="2004">
            <text:p>2004</text:p>
          </table:table-cell>
          <table:table-cell office:value-type="string">
            <text:p>tt0361596</text:p>
          </table:table-cell>
          <table:table-cell table:number-columns-repeated="24"/>
        </table:table-row>
        <table:table-row table:style-name="ro1">
          <table:table-cell office:value-type="string">
            <text:p>Saw</text:p>
          </table:table-cell>
          <table:table-cell office:value-type="string">
            <text:p>Piła</text:p>
          </table:table-cell>
          <table:table-cell office:value-type="float" office:value="2004">
            <text:p>2004</text:p>
          </table:table-cell>
          <table:table-cell office:value-type="string">
            <text:p>tt0387564 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Hellboy</text:p>
          </table:table-cell>
          <table:table-cell office:value-type="float" office:value="2004">
            <text:p>2004</text:p>
          </table:table-cell>
          <table:table-cell office:value-type="string">
            <text:p>tt0167190</text:p>
          </table:table-cell>
          <table:table-cell table:number-columns-repeated="24"/>
        </table:table-row>
        <table:table-row table:style-name="ro1">
          <table:table-cell office:value-type="string">
            <text:p>Crash</text:p>
          </table:table-cell>
          <table:table-cell office:value-type="string">
            <text:p>Miasto gniewu</text:p>
          </table:table-cell>
          <table:table-cell office:value-type="float" office:value="2004">
            <text:p>2004</text:p>
          </table:table-cell>
          <table:table-cell office:value-type="string">
            <text:p>tt0375679</text:p>
          </table:table-cell>
          <table:table-cell table:number-columns-repeated="24"/>
        </table:table-row>
        <table:table-row table:style-name="ro1">
          <table:table-cell office:value-type="string">
            <text:p>The Manchurian Candidate</text:p>
          </table:table-cell>
          <table:table-cell office:value-type="string">
            <text:p>Kandydat</text:p>
          </table:table-cell>
          <table:table-cell office:value-type="float" office:value="2004">
            <text:p>2004</text:p>
          </table:table-cell>
          <table:table-cell office:value-type="string">
            <text:p>tt0368008</text:p>
          </table:table-cell>
          <table:table-cell table:number-columns-repeated="24"/>
        </table:table-row>
        <table:table-row table:style-name="ro1">
          <table:table-cell office:value-type="string">
            <text:p>Anacondas: The Hunt for the Blood Orchid</text:p>
          </table:table-cell>
          <table:table-cell office:value-type="string">
            <text:p>Anakondy: Polowanie na Krwawą Orchideę</text:p>
          </table:table-cell>
          <table:table-cell office:value-type="float" office:value="2004">
            <text:p>2004</text:p>
          </table:table-cell>
          <table:table-cell office:value-type="string">
            <text:p>tt0366174</text:p>
          </table:table-cell>
          <table:table-cell table:number-columns-repeated="24"/>
        </table:table-row>
        <table:table-row table:style-name="ro1">
          <table:table-cell office:value-type="string">
            <text:p>Shaun of the Dead</text:p>
          </table:table-cell>
          <table:table-cell office:value-type="string">
            <text:p>Wysyp żywych trupów</text:p>
          </table:table-cell>
          <table:table-cell office:value-type="float" office:value="2004">
            <text:p>2004</text:p>
          </table:table-cell>
          <table:table-cell office:value-type="string">
            <text:p>tt036574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New York Taxi</text:p>
          </table:table-cell>
          <table:table-cell office:value-type="float" office:value="2004">
            <text:p>2004</text:p>
          </table:table-cell>
          <table:table-cell office:value-type="string">
            <text:p>tt0316732</text:p>
          </table:table-cell>
          <table:table-cell table:number-columns-repeated="24"/>
        </table:table-row>
        <table:table-row table:style-name="ro1">
          <table:table-cell office:value-type="string">
            <text:p>Hotel Rwanda</text:p>
          </table:table-cell>
          <table:table-cell office:value-type="string">
            <text:p>Hotel Ruanda</text:p>
          </table:table-cell>
          <table:table-cell office:value-type="float" office:value="2004">
            <text:p>2004</text:p>
          </table:table-cell>
          <table:table-cell office:value-type="string">
            <text:p>tt0395169</text:p>
          </table:table-cell>
          <table:table-cell table:number-columns-repeated="24"/>
        </table:table-row>
        <table:table-row table:style-name="ro1">
          <table:table-cell office:value-type="string">
            <text:p>Miracle</text:p>
          </table:table-cell>
          <table:table-cell office:value-type="string">
            <text:p>Cud w Lake Placid</text:p>
          </table:table-cell>
          <table:table-cell office:value-type="float" office:value="2004">
            <text:p>2004</text:p>
          </table:table-cell>
          <table:table-cell office:value-type="string">
            <text:p>tt0349825</text:p>
          </table:table-cell>
          <table:table-cell table:number-columns-repeated="24"/>
        </table:table-row>
        <table:table-row table:style-name="ro1">
          <table:table-cell office:value-type="string">
            <text:p>Scooby-Doo 2: Monsters Unleashed</text:p>
          </table:table-cell>
          <table:table-cell office:value-type="string">
            <text:p>Scooby-Doo 2: Potwory na gigancie</text:p>
          </table:table-cell>
          <table:table-cell office:value-type="float" office:value="2004">
            <text:p>2004</text:p>
          </table:table-cell>
          <table:table-cell office:value-type="string">
            <text:p>tt0331632</text:p>
          </table:table-cell>
          <table:table-cell table:number-columns-repeated="24"/>
        </table:table-row>
        <table:table-row table:style-name="ro1">
          <table:table-cell office:value-type="string">
            <text:p>King Arthur</text:p>
          </table:table-cell>
          <table:table-cell office:value-type="string">
            <text:p>Król Artur</text:p>
          </table:table-cell>
          <table:table-cell office:value-type="float" office:value="2004">
            <text:p>2004</text:p>
          </table:table-cell>
          <table:table-cell office:value-type="string">
            <text:p>tt0349683</text:p>
          </table:table-cell>
          <table:table-cell table:number-columns-repeated="24"/>
        </table:table-row>
        <table:table-row table:style-name="ro1">
          <table:table-cell office:value-type="string">
            <text:p>Resident Evil: Apocalypse</text:p>
          </table:table-cell>
          <table:table-cell office:value-type="string">
            <text:p>Resident Evil 2: Apokalipsa</text:p>
          </table:table-cell>
          <table:table-cell office:value-type="float" office:value="2004">
            <text:p>2004</text:p>
          </table:table-cell>
          <table:table-cell office:value-type="string">
            <text:p>tt0318627</text:p>
          </table:table-cell>
          <table:table-cell table:number-columns-repeated="24"/>
        </table:table-row>
        <table:table-row table:style-name="ro1">
          <table:table-cell office:value-type="string">
            <text:p>7 Zwerge - Männer allein im Wald</text:p>
          </table:table-cell>
          <table:table-cell office:value-type="string">
            <text:p>7 krasnoludków - historia prawdziwa</text:p>
          </table:table-cell>
          <table:table-cell office:value-type="float" office:value="2004">
            <text:p>2004</text:p>
          </table:table-cell>
          <table:table-cell office:value-type="string">
            <text:p>tt0382295</text:p>
          </table:table-cell>
          <table:table-cell table:number-columns-repeated="24"/>
        </table:table-row>
        <table:table-row table:style-name="ro1">
          <table:table-cell office:value-type="string">
            <text:p>Downfall</text:p>
          </table:table-cell>
          <table:table-cell office:value-type="string">
            <text:p>Upadek</text:p>
          </table:table-cell>
          <table:table-cell office:value-type="float" office:value="2004">
            <text:p>2004</text:p>
          </table:table-cell>
          <table:table-cell office:value-type="string">
            <text:p>tt0363163</text:p>
          </table:table-cell>
          <table:table-cell table:number-columns-repeated="24"/>
        </table:table-row>
        <table:table-row table:style-name="ro1">
          <table:table-cell office:value-type="string">
            <text:p>Der Wixxer</text:p>
          </table:table-cell>
          <table:table-cell office:value-type="string">
            <text:p>Wixxer</text:p>
          </table:table-cell>
          <table:table-cell office:value-type="float" office:value="2004">
            <text:p>2004</text:p>
          </table:table-cell>
          <table:table-cell office:value-type="string">
            <text:p>tt0313021</text:p>
          </table:table-cell>
          <table:table-cell table:number-columns-repeated="24"/>
        </table:table-row>
        <table:table-row table:style-name="ro1">
          <table:table-cell office:value-type="string">
            <text:p>Un long dimanche de fiançailles</text:p>
          </table:table-cell>
          <table:table-cell office:value-type="string">
            <text:p>Bardzo długie zaręczyny</text:p>
          </table:table-cell>
          <table:table-cell office:value-type="float" office:value="2004">
            <text:p>2004</text:p>
          </table:table-cell>
          <table:table-cell office:value-type="string">
            <text:p>tt0344510</text:p>
          </table:table-cell>
          <table:table-cell table:number-columns-repeated="24"/>
        </table:table-row>
        <table:table-row table:style-name="ro1">
          <table:table-cell office:value-type="string">
            <text:p>House of Flying Daggers</text:p>
          </table:table-cell>
          <table:table-cell office:value-type="string">
            <text:p>Dom latających sztyletów</text:p>
          </table:table-cell>
          <table:table-cell office:value-type="float" office:value="2004">
            <text:p>2004</text:p>
          </table:table-cell>
          <table:table-cell office:value-type="string">
            <text:p>tt0385004</text:p>
          </table:table-cell>
          <table:table-cell table:number-columns-repeated="24"/>
        </table:table-row>
        <table:table-row table:style-name="ro1">
          <table:table-cell office:value-type="string">
            <text:p>Ghost in the Shell 2: Innocence</text:p>
          </table:table-cell>
          <table:table-cell office:value-type="string">
            <text:p>Ghost in the Shell 2: Niewinność</text:p>
          </table:table-cell>
          <table:table-cell office:value-type="float" office:value="2004">
            <text:p>2004</text:p>
          </table:table-cell>
          <table:table-cell office:value-type="string">
            <text:p>tt0347246</text:p>
          </table:table-cell>
          <table:table-cell table:number-columns-repeated="24"/>
        </table:table-row>
        <table:table-row table:style-name="ro1">
          <table:table-cell office:value-type="string">
            <text:p>Howl's Moving Castle</text:p>
          </table:table-cell>
          <table:table-cell office:value-type="string">
            <text:p>Ruchomy zamek Hauru</text:p>
          </table:table-cell>
          <table:table-cell office:value-type="float" office:value="2004">
            <text:p>2004</text:p>
          </table:table-cell>
          <table:table-cell office:value-type="string">
            <text:p>tt0347149</text:p>
          </table:table-cell>
          <table:table-cell table:number-columns-repeated="24"/>
        </table:table-row>
        <table:table-row table:style-name="ro1">
          <table:table-cell office:value-type="string">
            <text:p>Harry Potter and the Goblet of Fire</text:p>
          </table:table-cell>
          <table:table-cell office:value-type="string">
            <text:p>Harry Potter i Czara Ognia</text:p>
          </table:table-cell>
          <table:table-cell office:value-type="float" office:value="2005">
            <text:p>2005</text:p>
          </table:table-cell>
          <table:table-cell office:value-type="string">
            <text:p>tt0330373</text:p>
          </table:table-cell>
          <table:table-cell table:number-columns-repeated="24"/>
        </table:table-row>
        <table:table-row table:style-name="ro1">
          <table:table-cell office:value-type="string">
            <text:p>The Chronicles of Narnia: The Lion, the Witch and the Wardrobe</text:p>
          </table:table-cell>
          <table:table-cell office:value-type="string">
            <text:p>Opowieści z Narnii: Lew, czarownica i stara szafa</text:p>
          </table:table-cell>
          <table:table-cell office:value-type="float" office:value="2005">
            <text:p>2005</text:p>
          </table:table-cell>
          <table:table-cell office:value-type="string">
            <text:p>tt0363771</text:p>
          </table:table-cell>
          <table:table-cell table:number-columns-repeated="24"/>
        </table:table-row>
        <table:table-row table:style-name="ro1">
          <table:table-cell office:value-type="string">
            <text:p>War of the Worlds</text:p>
          </table:table-cell>
          <table:table-cell office:value-type="string">
            <text:p>Wojna światów</text:p>
          </table:table-cell>
          <table:table-cell office:value-type="float" office:value="2005">
            <text:p>2005</text:p>
          </table:table-cell>
          <table:table-cell office:value-type="string">
            <text:p>tt0407304</text:p>
          </table:table-cell>
          <table:table-cell table:number-columns-repeated="24"/>
        </table:table-row>
        <table:table-row table:style-name="ro1">
          <table:table-cell office:value-type="string">
            <text:p>King Kong </text:p>
          </table:table-cell>
          <table:table-cell office:value-type="string">
            <text:p>King Kong</text:p>
          </table:table-cell>
          <table:table-cell office:value-type="float" office:value="2005">
            <text:p>2005</text:p>
          </table:table-cell>
          <table:table-cell office:value-type="string">
            <text:p>tt036071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Madagaskar</text:p>
          </table:table-cell>
          <table:table-cell office:value-type="float" office:value="2005">
            <text:p>2005</text:p>
          </table:table-cell>
          <table:table-cell office:value-type="string">
            <text:p>tt0351283</text:p>
          </table:table-cell>
          <table:table-cell table:number-columns-repeated="24"/>
        </table:table-row>
        <table:table-row table:style-name="ro1">
          <table:table-cell office:value-type="string">
            <text:p>Mr.&amp; Mrs. Smith</text:p>
          </table:table-cell>
          <table:table-cell office:value-type="string">
            <text:p>Pan i pani Smith</text:p>
          </table:table-cell>
          <table:table-cell office:value-type="float" office:value="2005">
            <text:p>2005</text:p>
          </table:table-cell>
          <table:table-cell office:value-type="string">
            <text:p>tt0356910</text:p>
          </table:table-cell>
          <table:table-cell table:number-columns-repeated="24"/>
        </table:table-row>
        <table:table-row table:style-name="ro1">
          <table:table-cell office:value-type="string">
            <text:p>Charlie and the Chocolate Factory</text:p>
          </table:table-cell>
          <table:table-cell office:value-type="string">
            <text:p>Charlie i fabryka czekolady</text:p>
          </table:table-cell>
          <table:table-cell office:value-type="float" office:value="2005">
            <text:p>2005</text:p>
          </table:table-cell>
          <table:table-cell office:value-type="string">
            <text:p>tt0367594</text:p>
          </table:table-cell>
          <table:table-cell table:number-columns-repeated="24"/>
        </table:table-row>
        <table:table-row table:style-name="ro1">
          <table:table-cell office:value-type="string">
            <text:p>Munich</text:p>
          </table:table-cell>
          <table:table-cell office:value-type="string">
            <text:p>Monachium</text:p>
          </table:table-cell>
          <table:table-cell office:value-type="float" office:value="2005">
            <text:p>2005</text:p>
          </table:table-cell>
          <table:table-cell office:value-type="string">
            <text:p>tt0408306</text:p>
          </table:table-cell>
          <table:table-cell table:number-columns-repeated="24"/>
        </table:table-row>
        <table:table-row table:style-name="ro1">
          <table:table-cell office:value-type="string">
            <text:p>Pride &amp; Prejudice</text:p>
          </table:table-cell>
          <table:table-cell office:value-type="string">
            <text:p>Duma i uprzedzenie</text:p>
          </table:table-cell>
          <table:table-cell office:value-type="float" office:value="2005">
            <text:p>2005</text:p>
          </table:table-cell>
          <table:table-cell office:value-type="string">
            <text:p>tt0414387</text:p>
          </table:table-cell>
          <table:table-cell table:number-columns-repeated="24"/>
        </table:table-row>
        <table:table-row table:style-name="ro1">
          <table:table-cell office:value-type="string">
            <text:p>The Brothers Grimm</text:p>
          </table:table-cell>
          <table:table-cell office:value-type="string">
            <text:p>Nieustraszeni bracia Grimm</text:p>
          </table:table-cell>
          <table:table-cell office:value-type="float" office:value="2005">
            <text:p>2005</text:p>
          </table:table-cell>
          <table:table-cell office:value-type="string">
            <text:p>tt0355295</text:p>
          </table:table-cell>
          <table:table-cell table:number-columns-repeated="24"/>
        </table:table-row>
        <table:table-row table:style-name="ro1">
          <table:table-cell office:value-type="string">
            <text:p>The Hitchhiker's Guide to the Galaxy</text:p>
          </table:table-cell>
          <table:table-cell office:value-type="string">
            <text:p>Autostopem przez galaktykę</text:p>
          </table:table-cell>
          <table:table-cell office:value-type="float" office:value="2005">
            <text:p>2005</text:p>
          </table:table-cell>
          <table:table-cell office:value-type="string">
            <text:p>tt0371724</text:p>
          </table:table-cell>
          <table:table-cell table:number-columns-repeated="24"/>
        </table:table-row>
        <table:table-row table:style-name="ro1">
          <table:table-cell office:value-type="string">
            <text:p>Hitch</text:p>
          </table:table-cell>
          <table:table-cell office:value-type="string">
            <text:p>Hitch: Najlepszy doradca przeciętnego faceta</text:p>
          </table:table-cell>
          <table:table-cell office:value-type="float" office:value="2005">
            <text:p>2005</text:p>
          </table:table-cell>
          <table:table-cell office:value-type="string">
            <text:p>tt0386588</text:p>
          </table:table-cell>
          <table:table-cell table:number-columns-repeated="24"/>
        </table:table-row>
        <table:table-row table:style-name="ro1">
          <table:table-cell office:value-type="string">
            <text:p>Fantastic Four</text:p>
          </table:table-cell>
          <table:table-cell office:value-type="string">
            <text:p>Fantastyczna Czwórka</text:p>
          </table:table-cell>
          <table:table-cell office:value-type="float" office:value="2005">
            <text:p>2005</text:p>
          </table:table-cell>
          <table:table-cell office:value-type="string">
            <text:p>tt0120667</text:p>
          </table:table-cell>
          <table:table-cell table:number-columns-repeated="24"/>
        </table:table-row>
        <table:table-row table:style-name="ro1">
          <table:table-cell office:value-type="string">
            <text:p>Chicken Little</text:p>
          </table:table-cell>
          <table:table-cell office:value-type="string">
            <text:p>Kurczak Mały</text:p>
          </table:table-cell>
          <table:table-cell office:value-type="float" office:value="2005">
            <text:p>2005</text:p>
          </table:table-cell>
          <table:table-cell office:value-type="string">
            <text:p>tt0371606</text:p>
          </table:table-cell>
          <table:table-cell table:number-columns-repeated="24"/>
        </table:table-row>
        <table:table-row table:style-name="ro1">
          <table:table-cell office:value-type="string">
            <text:p>Wedding Crashers</text:p>
          </table:table-cell>
          <table:table-cell office:value-type="string">
            <text:p>Polowanie na druhny</text:p>
          </table:table-cell>
          <table:table-cell office:value-type="float" office:value="2005">
            <text:p>2005</text:p>
          </table:table-cell>
          <table:table-cell office:value-type="string">
            <text:p>tt0396269</text:p>
          </table:table-cell>
          <table:table-cell table:number-columns-repeated="24"/>
        </table:table-row>
        <table:table-row table:style-name="ro1">
          <table:table-cell office:value-type="string">
            <text:p>Robots</text:p>
          </table:table-cell>
          <table:table-cell office:value-type="string">
            <text:p>Roboty</text:p>
          </table:table-cell>
          <table:table-cell office:value-type="float" office:value="2005">
            <text:p>2005</text:p>
          </table:table-cell>
          <table:table-cell office:value-type="string">
            <text:p>tt035808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Constantine</text:p>
          </table:table-cell>
          <table:table-cell office:value-type="float" office:value="2005">
            <text:p>2005</text:p>
          </table:table-cell>
          <table:table-cell office:value-type="string">
            <text:p>tt0360486</text:p>
          </table:table-cell>
          <table:table-cell table:number-columns-repeated="24"/>
        </table:table-row>
        <table:table-row table:style-name="ro1">
          <table:table-cell office:value-type="string">
            <text:p>Flightplan</text:p>
          </table:table-cell>
          <table:table-cell office:value-type="string">
            <text:p>Plan lotu</text:p>
          </table:table-cell>
          <table:table-cell office:value-type="float" office:value="2005">
            <text:p>2005</text:p>
          </table:table-cell>
          <table:table-cell office:value-type="string">
            <text:p>tt0408790</text:p>
          </table:table-cell>
          <table:table-cell table:number-columns-repeated="24"/>
        </table:table-row>
        <table:table-row table:style-name="ro1">
          <table:table-cell office:value-type="string">
            <text:p>Kingdom of Heaven</text:p>
          </table:table-cell>
          <table:table-cell office:value-type="string">
            <text:p>Królestwo niebieskie</text:p>
          </table:table-cell>
          <table:table-cell office:value-type="float" office:value="2005">
            <text:p>2005</text:p>
          </table:table-cell>
          <table:table-cell office:value-type="string">
            <text:p>tt0320661</text:p>
          </table:table-cell>
          <table:table-cell table:number-columns-repeated="24"/>
        </table:table-row>
        <table:table-row table:style-name="ro1">
          <table:table-cell office:value-type="string">
            <text:p>Fun with Dick and Jane</text:p>
          </table:table-cell>
          <table:table-cell office:value-type="string">
            <text:p>Dick i Jane: Niezły ubaw</text:p>
          </table:table-cell>
          <table:table-cell office:value-type="float" office:value="2005">
            <text:p>2005</text:p>
          </table:table-cell>
          <table:table-cell office:value-type="string">
            <text:p>tt0369441</text:p>
          </table:table-cell>
          <table:table-cell table:number-columns-repeated="24"/>
        </table:table-row>
        <table:table-row table:style-name="ro1">
          <table:table-cell office:value-type="string">
            <text:p>The Pacifier</text:p>
          </table:table-cell>
          <table:table-cell office:value-type="string">
            <text:p>Pacyfikator</text:p>
          </table:table-cell>
          <table:table-cell office:value-type="float" office:value="2005">
            <text:p>2005</text:p>
          </table:table-cell>
          <table:table-cell office:value-type="string">
            <text:p>tt0395699</text:p>
          </table:table-cell>
          <table:table-cell table:number-columns-repeated="24"/>
        </table:table-row>
        <table:table-row table:style-name="ro1">
          <table:table-cell office:value-type="string">
            <text:p>Wallace &amp; Gromit: The Curse of the Were-Rabbit</text:p>
          </table:table-cell>
          <table:table-cell office:value-type="string">
            <text:p>Wallace i Gromit: Klątwa Królika</text:p>
          </table:table-cell>
          <table:table-cell office:value-type="float" office:value="2005">
            <text:p>2005</text:p>
          </table:table-cell>
          <table:table-cell office:value-type="string">
            <text:p>tt0312004</text:p>
          </table:table-cell>
          <table:table-cell table:number-columns-repeated="24"/>
        </table:table-row>
        <table:table-row table:style-name="ro1">
          <table:table-cell office:value-type="string">
            <text:p>Saw II</text:p>
          </table:table-cell>
          <table:table-cell office:value-type="string">
            <text:p>Piła II</text:p>
          </table:table-cell>
          <table:table-cell office:value-type="float" office:value="2005">
            <text:p>2005</text:p>
          </table:table-cell>
          <table:table-cell office:value-type="string">
            <text:p>tt0432348</text:p>
          </table:table-cell>
          <table:table-cell table:number-columns-repeated="24"/>
        </table:table-row>
        <table:table-row table:style-name="ro1">
          <table:table-cell office:value-type="string">
            <text:p>Cheaper by the Dozen 2</text:p>
          </table:table-cell>
          <table:table-cell office:value-type="string">
            <text:p>Fałszywa dwunastka 2</text:p>
          </table:table-cell>
          <table:table-cell office:value-type="float" office:value="2005">
            <text:p>2005</text:p>
          </table:table-cell>
          <table:table-cell office:value-type="string">
            <text:p>tt0452598</text:p>
          </table:table-cell>
          <table:table-cell table:number-columns-repeated="24"/>
        </table:table-row>
        <table:table-row table:style-name="ro1">
          <table:table-cell office:value-type="string">
            <text:p>The Amityville Horror</text:p>
          </table:table-cell>
          <table:table-cell office:value-type="string">
            <text:p>Amityville</text:p>
          </table:table-cell>
          <table:table-cell office:value-type="float" office:value="2005">
            <text:p>2005</text:p>
          </table:table-cell>
          <table:table-cell office:value-type="string">
            <text:p>tt0384806</text:p>
          </table:table-cell>
          <table:table-cell table:number-columns-repeated="24"/>
        </table:table-row>
        <table:table-row table:style-name="ro1">
          <table:table-cell office:value-type="string">
            <text:p>Jarhead</text:p>
          </table:table-cell>
          <table:table-cell office:value-type="string">
            <text:p>Jarhead: Żołnierz piechoty morskiej</text:p>
          </table:table-cell>
          <table:table-cell office:value-type="float" office:value="2005">
            <text:p>2005</text:p>
          </table:table-cell>
          <table:table-cell office:value-type="string">
            <text:p>tt0418763</text:p>
          </table:table-cell>
          <table:table-cell table:number-columns-repeated="24"/>
        </table:table-row>
        <table:table-row table:style-name="ro1">
          <table:table-cell office:value-type="string">
            <text:p>xXx: State of the Union</text:p>
          </table:table-cell>
          <table:table-cell office:value-type="string">
            <text:p>xXx 2: Następny poziom</text:p>
          </table:table-cell>
          <table:table-cell office:value-type="float" office:value="2005">
            <text:p>2005</text:p>
          </table:table-cell>
          <table:table-cell office:value-type="string">
            <text:p>tt0329774</text:p>
          </table:table-cell>
          <table:table-cell table:number-columns-repeated="24"/>
        </table:table-row>
        <table:table-row table:style-name="ro1">
          <table:table-cell office:value-type="string">
            <text:p>Oliver Twist </text:p>
          </table:table-cell>
          <table:table-cell office:value-type="string">
            <text:p>Oliver Twist</text:p>
          </table:table-cell>
          <table:table-cell office:value-type="float" office:value="2005">
            <text:p>2005</text:p>
          </table:table-cell>
          <table:table-cell office:value-type="string">
            <text:p>tt0380599</text:p>
          </table:table-cell>
          <table:table-cell table:number-columns-repeated="24"/>
        </table:table-row>
        <table:table-row table:style-name="ro1">
          <table:table-cell office:value-type="string">
            <text:p>Tideland</text:p>
          </table:table-cell>
          <table:table-cell office:value-type="string">
            <text:p>Kraina traw</text:p>
          </table:table-cell>
          <table:table-cell office:value-type="float" office:value="2005">
            <text:p>2005</text:p>
          </table:table-cell>
          <table:table-cell office:value-type="string">
            <text:p>tt0410764</text:p>
          </table:table-cell>
          <table:table-cell table:number-columns-repeated="24"/>
        </table:table-row>
        <table:table-row table:style-name="ro1">
          <table:table-cell office:value-type="string">
            <text:p>Miss Congeniality 2: Armed and Fabulous</text:p>
          </table:table-cell>
          <table:table-cell office:value-type="string">
            <text:p>Miss Agent 2: Uzbrojona i urocza</text:p>
          </table:table-cell>
          <table:table-cell office:value-type="float" office:value="2005">
            <text:p>2005</text:p>
          </table:table-cell>
          <table:table-cell office:value-type="string">
            <text:p>tt0385307</text:p>
          </table:table-cell>
          <table:table-cell table:number-columns-repeated="24"/>
        </table:table-row>
        <table:table-row table:style-name="ro1">
          <table:table-cell office:value-type="string">
            <text:p>The Legend of Zorro</text:p>
          </table:table-cell>
          <table:table-cell office:value-type="string">
            <text:p>Legenda Zorro</text:p>
          </table:table-cell>
          <table:table-cell office:value-type="float" office:value="2005">
            <text:p>2005</text:p>
          </table:table-cell>
          <table:table-cell office:value-type="string">
            <text:p>tt0386140</text:p>
          </table:table-cell>
          <table:table-cell table:number-columns-repeated="24"/>
        </table:table-row>
        <table:table-row table:style-name="ro1">
          <table:table-cell office:value-type="string">
            <text:p>Match Point</text:p>
          </table:table-cell>
          <table:table-cell office:value-type="string">
            <text:p>Wszystko gra</text:p>
          </table:table-cell>
          <table:table-cell office:value-type="float" office:value="2005">
            <text:p>2005</text:p>
          </table:table-cell>
          <table:table-cell office:value-type="string">
            <text:p>tt0416320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he Ring 2</text:p>
          </table:table-cell>
          <table:table-cell office:value-type="float" office:value="2005">
            <text:p>2005</text:p>
          </table:table-cell>
          <table:table-cell office:value-type="string">
            <text:p>tt0377109</text:p>
          </table:table-cell>
          <table:table-cell table:number-columns-repeated="24"/>
        </table:table-row>
        <table:table-row table:style-name="ro1">
          <table:table-cell office:value-type="string">
            <text:p>Land of the Dead</text:p>
          </table:table-cell>
          <table:table-cell office:value-type="string">
            <text:p>Ziemia żywych trupów</text:p>
          </table:table-cell>
          <table:table-cell office:value-type="float" office:value="2005">
            <text:p>2005</text:p>
          </table:table-cell>
          <table:table-cell office:value-type="string">
            <text:p>tt041881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olf Creek</text:p>
          </table:table-cell>
          <table:table-cell office:value-type="float" office:value="2005">
            <text:p>2005</text:p>
          </table:table-cell>
          <table:table-cell office:value-type="string">
            <text:p>tt0416315</text:p>
          </table:table-cell>
          <table:table-cell table:number-columns-repeated="24"/>
        </table:table-row>
        <table:table-row table:style-name="ro1">
          <table:table-cell office:value-type="string">
            <text:p>Batalla en el cielo</text:p>
          </table:table-cell>
          <table:table-cell office:value-type="string">
            <text:p>Bitwa w niebie</text:p>
          </table:table-cell>
          <table:table-cell office:value-type="float" office:value="2005">
            <text:p>2005</text:p>
          </table:table-cell>
          <table:table-cell office:value-type="string">
            <text:p>tt0387055</text:p>
          </table:table-cell>
          <table:table-cell table:number-columns-repeated="24"/>
        </table:table-row>
        <table:table-row table:style-name="ro1">
          <table:table-cell office:value-type="string">
            <text:p>Die weiße Massai</text:p>
          </table:table-cell>
          <table:table-cell office:value-type="string">
            <text:p>Biała Masajka</text:p>
          </table:table-cell>
          <table:table-cell office:value-type="float" office:value="2005">
            <text:p>2005</text:p>
          </table:table-cell>
          <table:table-cell office:value-type="string">
            <text:p>tt0436889</text:p>
          </table:table-cell>
          <table:table-cell table:number-columns-repeated="24"/>
        </table:table-row>
        <table:table-row table:style-name="ro1">
          <table:table-cell office:value-type="string">
            <text:p>Sophie Scholl - Die letzten Tage</text:p>
          </table:table-cell>
          <table:table-cell office:value-type="string">
            <text:p>Sophie Scholl</text:p>
          </table:table-cell>
          <table:table-cell office:value-type="float" office:value="2005">
            <text:p>2005</text:p>
          </table:table-cell>
          <table:table-cell office:value-type="string">
            <text:p>tt0426578</text:p>
          </table:table-cell>
          <table:table-cell table:number-columns-repeated="24"/>
        </table:table-row>
        <table:table-row table:style-name="ro1">
          <table:table-cell office:value-type="string">
            <text:p>Die Wilden Kerle 2: Alles ist gut, solange du wild bist!</text:p>
          </table:table-cell>
          <table:table-cell office:value-type="string">
            <text:p>Dzika banda 2</text:p>
          </table:table-cell>
          <table:table-cell office:value-type="float" office:value="2005">
            <text:p>2005</text:p>
          </table:table-cell>
          <table:table-cell office:value-type="string">
            <text:p>tt0418325</text:p>
          </table:table-cell>
          <table:table-cell table:number-columns-repeated="24"/>
        </table:table-row>
        <table:table-row table:style-name="ro1">
          <table:table-cell office:value-type="string">
            <text:p>24/7 The Passion of Life</text:p>
          </table:table-cell>
          <table:table-cell office:value-type="string">
            <text:p>24/7: Pasja życia</text:p>
          </table:table-cell>
          <table:table-cell office:value-type="float" office:value="2005">
            <text:p>2005</text:p>
          </table:table-cell>
          <table:table-cell office:value-type="string">
            <text:p>tt0450233</text:p>
          </table:table-cell>
          <table:table-cell table:number-columns-repeated="24"/>
        </table:table-row>
        <table:table-row table:style-name="ro1">
          <table:table-cell office:value-type="string">
            <text:p>Tom-Yum-Goong / The Protector / Warrior King</text:p>
          </table:table-cell>
          <table:table-cell office:value-type="string">
            <text:p>Obrońca</text:p>
          </table:table-cell>
          <table:table-cell office:value-type="float" office:value="2005">
            <text:p>2005</text:p>
          </table:table-cell>
          <table:table-cell office:value-type="string">
            <text:p>tt0427954</text:p>
          </table:table-cell>
          <table:table-cell table:number-columns-repeated="24"/>
        </table:table-row>
        <table:table-row table:style-name="ro1">
          <table:table-cell office:value-type="string">
            <text:p>Pirates of the Caribbean: Dead Man's Chest</text:p>
          </table:table-cell>
          <table:table-cell office:value-type="string">
            <text:p>Piraci z Karaibów: Skrzynia umarlaka</text:p>
          </table:table-cell>
          <table:table-cell office:value-type="float" office:value="2006">
            <text:p>2006</text:p>
          </table:table-cell>
          <table:table-cell office:value-type="string">
            <text:p>tt0383574</text:p>
          </table:table-cell>
          <table:table-cell table:number-columns-repeated="24"/>
        </table:table-row>
        <table:table-row table:style-name="ro1">
          <table:table-cell office:value-type="string">
            <text:p>The Da Vinci Code</text:p>
          </table:table-cell>
          <table:table-cell office:value-type="string">
            <text:p>Kod da Vinci</text:p>
          </table:table-cell>
          <table:table-cell office:value-type="float" office:value="2006">
            <text:p>2006</text:p>
          </table:table-cell>
          <table:table-cell office:value-type="string">
            <text:p>tt0382625</text:p>
          </table:table-cell>
          <table:table-cell table:number-columns-repeated="24"/>
        </table:table-row>
        <table:table-row table:style-name="ro1">
          <table:table-cell office:value-type="string">
            <text:p>Ice Age 2: The Meltdown</text:p>
          </table:table-cell>
          <table:table-cell office:value-type="string">
            <text:p>Epoka lodowcowa 2: Odwilż</text:p>
          </table:table-cell>
          <table:table-cell office:value-type="float" office:value="2006">
            <text:p>2006</text:p>
          </table:table-cell>
          <table:table-cell office:value-type="string">
            <text:p>tt0438097</text:p>
          </table:table-cell>
          <table:table-cell table:number-columns-repeated="24"/>
        </table:table-row>
        <table:table-row table:style-name="ro1">
          <table:table-cell office:value-type="string">
            <text:p>Casino Royale </text:p>
          </table:table-cell>
          <table:table-cell office:value-type="string">
            <text:p>Casino Royale</text:p>
          </table:table-cell>
          <table:table-cell office:value-type="float" office:value="2006">
            <text:p>2006</text:p>
          </table:table-cell>
          <table:table-cell office:value-type="string">
            <text:p>tt0381061 </text:p>
          </table:table-cell>
          <table:table-cell table:number-columns-repeated="24"/>
        </table:table-row>
        <table:table-row table:style-name="ro1">
          <table:table-cell office:value-type="string">
            <text:p>Cars</text:p>
          </table:table-cell>
          <table:table-cell office:value-type="string">
            <text:p>Cars – Auta</text:p>
          </table:table-cell>
          <table:table-cell office:value-type="float" office:value="2006">
            <text:p>2006</text:p>
          </table:table-cell>
          <table:table-cell office:value-type="string">
            <text:p>tt0317219</text:p>
          </table:table-cell>
          <table:table-cell table:number-columns-repeated="24"/>
        </table:table-row>
        <table:table-row table:style-name="ro1">
          <table:table-cell office:value-type="string">
            <text:p>X-Men: The Last Stand</text:p>
          </table:table-cell>
          <table:table-cell office:value-type="string">
            <text:p>X-Men: Ostatni bastion</text:p>
          </table:table-cell>
          <table:table-cell office:value-type="float" office:value="2006">
            <text:p>2006</text:p>
          </table:table-cell>
          <table:table-cell office:value-type="string">
            <text:p>tt0376994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300">
            <text:p>300</text:p>
          </table:table-cell>
          <table:table-cell office:value-type="float" office:value="2006">
            <text:p>2006</text:p>
          </table:table-cell>
          <table:table-cell office:value-type="string">
            <text:p>tt0416449</text:p>
          </table:table-cell>
          <table:table-cell table:number-columns-repeated="24"/>
        </table:table-row>
        <table:table-row table:style-name="ro1">
          <table:table-cell office:value-type="string">
            <text:p>Mission: Impossible III </text:p>
          </table:table-cell>
          <table:table-cell office:value-type="string">
            <text:p>Mission Impossible III</text:p>
          </table:table-cell>
          <table:table-cell office:value-type="float" office:value="2006">
            <text:p>2006</text:p>
          </table:table-cell>
          <table:table-cell office:value-type="string">
            <text:p>tt0317919</text:p>
          </table:table-cell>
          <table:table-cell table:number-columns-repeated="24"/>
        </table:table-row>
        <table:table-row table:style-name="ro1">
          <table:table-cell office:value-type="string">
            <text:p>Borat! Cultural Learnings of America for Make Benefit Glorious Nation of Kazakhstan</text:p>
          </table:table-cell>
          <table:table-cell office:value-type="string">
            <text:p>Borat: Podpatrzone w Ameryce, aby Kazachstan rósł w siłę, a ludzie żyli dostatniej</text:p>
          </table:table-cell>
          <table:table-cell office:value-type="float" office:value="2006">
            <text:p>2006</text:p>
          </table:table-cell>
          <table:table-cell office:value-type="string">
            <text:p>tt044345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orld Trade Center</text:p>
          </table:table-cell>
          <table:table-cell office:value-type="float" office:value="2006">
            <text:p>2006</text:p>
          </table:table-cell>
          <table:table-cell office:value-type="string">
            <text:p>tt046964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ocky Balboa</text:p>
          </table:table-cell>
          <table:table-cell office:value-type="float" office:value="2006">
            <text:p>2006</text:p>
          </table:table-cell>
          <table:table-cell office:value-type="string">
            <text:p>tt0479143</text:p>
          </table:table-cell>
          <table:table-cell table:number-columns-repeated="24"/>
        </table:table-row>
        <table:table-row table:style-name="ro1">
          <table:table-cell office:value-type="string">
            <text:p>The Prestige</text:p>
          </table:table-cell>
          <table:table-cell office:value-type="string">
            <text:p>Prestiż</text:p>
          </table:table-cell>
          <table:table-cell office:value-type="float" office:value="2006">
            <text:p>2006</text:p>
          </table:table-cell>
          <table:table-cell office:value-type="string">
            <text:p>tt0482571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Lady in the Water</text:p>
          </table:table-cell>
          <table:table-cell office:value-type="string">
            <text:p>Kobieta w błękitnej wodzie</text:p>
          </table:table-cell>
          <table:table-cell office:value-type="float" office:value="2006">
            <text:p>2006</text:p>
          </table:table-cell>
          <table:table-cell office:value-type="string">
            <text:p>tt0452637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Children of Men</text:p>
          </table:table-cell>
          <table:table-cell office:value-type="string">
            <text:p>Ludzkie dzieci</text:p>
          </table:table-cell>
          <table:table-cell office:value-type="float" office:value="2006">
            <text:p>2006</text:p>
          </table:table-cell>
          <table:table-cell office:value-type="string">
            <text:p>tt0206634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An Inconvenient Truth</text:p>
          </table:table-cell>
          <table:table-cell office:value-type="string">
            <text:p>Niewygodna prawda</text:p>
          </table:table-cell>
          <table:table-cell office:value-type="float" office:value="2006">
            <text:p>2006</text:p>
          </table:table-cell>
          <table:table-cell office:value-type="string">
            <text:p>tt0497116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Idiocracy</text:p>
          </table:table-cell>
          <table:table-cell office:value-type="string">
            <text:p>Idiokracja</text:p>
          </table:table-cell>
          <table:table-cell office:value-type="float" office:value="2006">
            <text:p>2006</text:p>
          </table:table-cell>
          <table:table-cell office:value-type="string">
            <text:p>tt0387808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Night at the Museum</text:p>
          </table:table-cell>
          <table:table-cell office:value-type="string">
            <text:p>Noc w muzeum</text:p>
          </table:table-cell>
          <table:table-cell office:value-type="float" office:value="2006">
            <text:p>2006</text:p>
          </table:table-cell>
          <table:table-cell office:value-type="string">
            <text:p>tt0477347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Happy Feet</text:p>
          </table:table-cell>
          <table:table-cell office:value-type="string">
            <text:p>Tupot małych stóp</text:p>
          </table:table-cell>
          <table:table-cell office:value-type="float" office:value="2006">
            <text:p>2006</text:p>
          </table:table-cell>
          <table:table-cell office:value-type="string">
            <text:p>tt0366548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Over the Hedge</text:p>
          </table:table-cell>
          <table:table-cell office:value-type="string">
            <text:p>Skok przez płot</text:p>
          </table:table-cell>
          <table:table-cell office:value-type="float" office:value="2006">
            <text:p>2006</text:p>
          </table:table-cell>
          <table:table-cell office:value-type="string">
            <text:p>tt0327084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Devil Wears Prada</text:p>
          </table:table-cell>
          <table:table-cell office:value-type="string">
            <text:p>Diabeł ubiera się u Prady</text:p>
          </table:table-cell>
          <table:table-cell office:value-type="float" office:value="2006">
            <text:p>2006</text:p>
          </table:table-cell>
          <table:table-cell office:value-type="string">
            <text:p>tt0458352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Pursuit of Happyness</text:p>
          </table:table-cell>
          <table:table-cell office:value-type="string">
            <text:p>W pogoni za szczęściem</text:p>
          </table:table-cell>
          <table:table-cell office:value-type="float" office:value="2006">
            <text:p>2006</text:p>
          </table:table-cell>
          <table:table-cell office:value-type="string">
            <text:p>tt0454921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Eragon</text:p>
          </table:table-cell>
          <table:table-cell office:value-type="float" office:value="2006">
            <text:p>2006</text:p>
          </table:table-cell>
          <table:table-cell office:value-type="string">
            <text:p>tt044901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Fountain</text:p>
          </table:table-cell>
          <table:table-cell office:value-type="string">
            <text:p>Źródło</text:p>
          </table:table-cell>
          <table:table-cell office:value-type="float" office:value="2006">
            <text:p>2006</text:p>
          </table:table-cell>
          <table:table-cell office:value-type="string">
            <text:p>tt038986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Click</text:p>
          </table:table-cell>
          <table:table-cell office:value-type="string">
            <text:p>Klik: I robisz, co chcesz</text:p>
          </table:table-cell>
          <table:table-cell office:value-type="float" office:value="2006">
            <text:p>2006</text:p>
          </table:table-cell>
          <table:table-cell office:value-type="string">
            <text:p>tt038986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Holiday</text:p>
          </table:table-cell>
          <table:table-cell office:value-type="string">
            <text:p>Holiday – Wakacje</text:p>
          </table:table-cell>
          <table:table-cell office:value-type="float" office:value="2006">
            <text:p>2006</text:p>
          </table:table-cell>
          <table:table-cell office:value-type="string">
            <text:p>tt045793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Break-Up</text:p>
          </table:table-cell>
          <table:table-cell office:value-type="string">
            <text:p>Sztuka zrywania</text:p>
          </table:table-cell>
          <table:table-cell office:value-type="float" office:value="2006">
            <text:p>2006</text:p>
          </table:table-cell>
          <table:table-cell office:value-type="string">
            <text:p>tt0452594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Open Season</text:p>
          </table:table-cell>
          <table:table-cell office:value-type="string">
            <text:p>Sezon na misia</text:p>
          </table:table-cell>
          <table:table-cell office:value-type="float" office:value="2006">
            <text:p>2006</text:p>
          </table:table-cell>
          <table:table-cell office:value-type="string">
            <text:p>tt0400717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Poseidon</text:p>
          </table:table-cell>
          <table:table-cell office:value-type="string">
            <text:p>Posejdon</text:p>
          </table:table-cell>
          <table:table-cell office:value-type="float" office:value="2006">
            <text:p>2006</text:p>
          </table:table-cell>
          <table:table-cell office:value-type="string">
            <text:p>tt0409182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Déjà Vu</text:p>
          </table:table-cell>
          <table:table-cell office:value-type="string">
            <text:p>Deja Vu</text:p>
          </table:table-cell>
          <table:table-cell office:value-type="float" office:value="2006">
            <text:p>2006</text:p>
          </table:table-cell>
          <table:table-cell office:value-type="string">
            <text:p>tt0453467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Flushed Away</text:p>
          </table:table-cell>
          <table:table-cell office:value-type="string">
            <text:p>Wpuszczony w kanał</text:p>
          </table:table-cell>
          <table:table-cell office:value-type="float" office:value="2006">
            <text:p>2006</text:p>
          </table:table-cell>
          <table:table-cell office:value-type="string">
            <text:p>tt0424095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Scary Movie 4</text:p>
          </table:table-cell>
          <table:table-cell office:value-type="string">
            <text:p>Straszny film 4</text:p>
          </table:table-cell>
          <table:table-cell office:value-type="float" office:value="2006">
            <text:p>2006</text:p>
          </table:table-cell>
          <table:table-cell office:value-type="string">
            <text:p>tt036212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Saw III</text:p>
          </table:table-cell>
          <table:table-cell office:value-type="string">
            <text:p>Piła III</text:p>
          </table:table-cell>
          <table:table-cell office:value-type="float" office:value="2006">
            <text:p>2006</text:p>
          </table:table-cell>
          <table:table-cell office:value-type="string">
            <text:p>tt048927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Fast and the Furious: Tokyo Drift</text:p>
          </table:table-cell>
          <table:table-cell office:value-type="string">
            <text:p>Szybcy i wściekli: Tokio Drift</text:p>
          </table:table-cell>
          <table:table-cell office:value-type="float" office:value="2006">
            <text:p>2006</text:p>
          </table:table-cell>
          <table:table-cell office:value-type="string">
            <text:p>tt0463985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V for Vendetta</text:p>
          </table:table-cell>
          <table:table-cell office:value-type="string">
            <text:p>V jak vendetta</text:p>
          </table:table-cell>
          <table:table-cell office:value-type="float" office:value="2006">
            <text:p>2006</text:p>
          </table:table-cell>
          <table:table-cell office:value-type="string">
            <text:p>tt043440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Big Momma's House 2</text:p>
          </table:table-cell>
          <table:table-cell office:value-type="string">
            <text:p>Agent XXL 2</text:p>
          </table:table-cell>
          <table:table-cell office:value-type="float" office:value="2006">
            <text:p>2006</text:p>
          </table:table-cell>
          <table:table-cell office:value-type="string">
            <text:p>tt042172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Santa Clause 3: The Escape Clause</text:p>
          </table:table-cell>
          <table:table-cell office:value-type="string">
            <text:p>Śnięty Mikołaj 3: Uciekający Mikołaj</text:p>
          </table:table-cell>
          <table:table-cell office:value-type="float" office:value="2006">
            <text:p>2006</text:p>
          </table:table-cell>
          <table:table-cell office:value-type="string">
            <text:p>tt0452681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Final Destination 3</text:p>
          </table:table-cell>
          <table:table-cell office:value-type="string">
            <text:p>Oszukać przeznaczenie 3</text:p>
          </table:table-cell>
          <table:table-cell office:value-type="float" office:value="2006">
            <text:p>2006</text:p>
          </table:table-cell>
          <table:table-cell office:value-type="string">
            <text:p>tt0414982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Scoop</text:p>
          </table:table-cell>
          <table:table-cell office:value-type="string">
            <text:p>Scoop - gorący temat</text:p>
          </table:table-cell>
          <table:table-cell office:value-type="float" office:value="2006">
            <text:p>2006</text:p>
          </table:table-cell>
          <table:table-cell office:value-type="string">
            <text:p>tt0457513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Omen: 666</text:p>
          </table:table-cell>
          <table:table-cell office:value-type="string">
            <text:p>Omen</text:p>
          </table:table-cell>
          <table:table-cell office:value-type="float" office:value="2006">
            <text:p>2006</text:p>
          </table:table-cell>
          <table:table-cell office:value-type="string">
            <text:p>tt046690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Texas Chainsaw Massacre: The Beginning</text:p>
          </table:table-cell>
          <table:table-cell office:value-type="string">
            <text:p>Teksańska masakra piłą mechaniczną: Początek</text:p>
          </table:table-cell>
          <table:table-cell office:value-type="float" office:value="2006">
            <text:p>2006</text:p>
          </table:table-cell>
          <table:table-cell office:value-type="string">
            <text:p>tt0420294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Black Dahlia</text:p>
          </table:table-cell>
          <table:table-cell office:value-type="string">
            <text:p>Czarna Dalia</text:p>
          </table:table-cell>
          <table:table-cell office:value-type="float" office:value="2006">
            <text:p>2006</text:p>
          </table:table-cell>
          <table:table-cell office:value-type="string">
            <text:p>tt0387877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A Scanner Darkly</text:p>
          </table:table-cell>
          <table:table-cell office:value-type="string">
            <text:p>Przez ciemne zwierciadło</text:p>
          </table:table-cell>
          <table:table-cell office:value-type="float" office:value="2006">
            <text:p>2006</text:p>
          </table:table-cell>
          <table:table-cell office:value-type="string">
            <text:p>tt0405296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Shortbus</text:p>
          </table:table-cell>
          <table:table-cell office:value-type="float" office:value="2006">
            <text:p>2006</text:p>
          </table:table-cell>
          <table:table-cell office:value-type="string">
            <text:p>tt0367027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Cashback </text:p>
          </table:table-cell>
          <table:table-cell office:value-type="string">
            <text:p>Cashback</text:p>
          </table:table-cell>
          <table:table-cell office:value-type="float" office:value="2006">
            <text:p>2006</text:p>
          </table:table-cell>
          <table:table-cell office:value-type="string">
            <text:p>tt046074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7 Zwerge - Der Wald ist nicht genug</text:p>
          </table:table-cell>
          <table:table-cell office:value-type="string">
            <text:p>7 krasnoludków: Las to za mało!</text:p>
          </table:table-cell>
          <table:table-cell office:value-type="float" office:value="2006">
            <text:p>2006</text:p>
          </table:table-cell>
          <table:table-cell office:value-type="string">
            <text:p>tt0461642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Deutschland. Ein Sommermärchen</text:p>
          </table:table-cell>
          <table:table-cell office:value-type="string">
            <text:p>Niemcy. Letnia bajka</text:p>
          </table:table-cell>
          <table:table-cell office:value-type="float" office:value="2006">
            <text:p>2006</text:p>
          </table:table-cell>
          <table:table-cell office:value-type="string">
            <text:p>tt085306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Die Wilden Kerle 3: Die Attacke der Biestigen Biester!</text:p>
          </table:table-cell>
          <table:table-cell office:value-type="string">
            <text:p>Dzika banda 3</text:p>
          </table:table-cell>
          <table:table-cell office:value-type="float" office:value="2006">
            <text:p>2006</text:p>
          </table:table-cell>
          <table:table-cell office:value-type="string">
            <text:p>tt0764283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Das Leben der Anderen</text:p>
          </table:table-cell>
          <table:table-cell office:value-type="string">
            <text:p>Życie na podsłuchu</text:p>
          </table:table-cell>
          <table:table-cell office:value-type="float" office:value="2006">
            <text:p>2006</text:p>
          </table:table-cell>
          <table:table-cell office:value-type="string">
            <text:p>tt0405094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Das kleine Arschloch und der alte Sack - Sterben ist Scheiße</text:p>
          </table:table-cell>
          <table:table-cell office:value-type="string">
            <text:p>Mały dupek i stara torba - umieranie jest do bani</text:p>
          </table:table-cell>
          <table:table-cell office:value-type="float" office:value="2006">
            <text:p>2006</text:p>
          </table:table-cell>
          <table:table-cell office:value-type="string">
            <text:p>tt0483706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wisted Sisters</text:p>
          </table:table-cell>
          <table:table-cell office:value-type="float" office:value="2006">
            <text:p>2006</text:p>
          </table:table-cell>
          <table:table-cell office:value-type="string">
            <text:p>tt043956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Laitakaupungin valot</text:p>
          </table:table-cell>
          <table:table-cell office:value-type="string">
            <text:p>Światła o zmierzchu</text:p>
          </table:table-cell>
          <table:table-cell office:value-type="float" office:value="2006">
            <text:p>2006</text:p>
          </table:table-cell>
          <table:table-cell office:value-type="string">
            <text:p>tt0458242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Paris, je t'aime</text:p>
          </table:table-cell>
          <table:table-cell office:value-type="string">
            <text:p>Zakochany Paryż</text:p>
          </table:table-cell>
          <table:table-cell office:value-type="float" office:value="2006">
            <text:p>2006</text:p>
          </table:table-cell>
          <table:table-cell office:value-type="string">
            <text:p>tt0401711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Lady Chatterley</text:p>
          </table:table-cell>
          <table:table-cell office:value-type="string">
            <text:p>Kochanek Lady Chatterley</text:p>
          </table:table-cell>
          <table:table-cell office:value-type="float" office:value="2006">
            <text:p>2006</text:p>
          </table:table-cell>
          <table:table-cell office:value-type="string">
            <text:p>tt045988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Monamour</text:p>
          </table:table-cell>
          <table:table-cell office:value-type="float" office:value="2006">
            <text:p>2006</text:p>
          </table:table-cell>
          <table:table-cell office:value-type="string">
            <text:p>tt048091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El laberinto del fauno</text:p>
          </table:table-cell>
          <table:table-cell office:value-type="string">
            <text:p>Labirynt fauna</text:p>
          </table:table-cell>
          <table:table-cell office:value-type="float" office:value="2006">
            <text:p>2006</text:p>
          </table:table-cell>
          <table:table-cell office:value-type="string">
            <text:p>tt045743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Girl Who Leapt Through Time</text:p>
          </table:table-cell>
          <table:table-cell office:value-type="string">
            <text:p>O dziewczynie skaczącej przez czas</text:p>
          </table:table-cell>
          <table:table-cell office:value-type="float" office:value="2006">
            <text:p>2006</text:p>
          </table:table-cell>
          <table:table-cell office:value-type="string">
            <text:p>tt0808506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ekkonkinkreet</text:p>
          </table:table-cell>
          <table:table-cell office:value-type="string">
            <text:p>Tekkon kinkurîto</text:p>
          </table:table-cell>
          <table:table-cell office:value-type="float" office:value="2006">
            <text:p>2006</text:p>
          </table:table-cell>
          <table:table-cell office:value-type="string">
            <text:p>tt0831888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Paprika</text:p>
          </table:table-cell>
          <table:table-cell office:value-type="float" office:value="2006">
            <text:p>2006</text:p>
          </table:table-cell>
          <table:table-cell office:value-type="string">
            <text:p>tt0851578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Pirates of the Caribbean: At World's End</text:p>
          </table:table-cell>
          <table:table-cell office:value-type="string">
            <text:p>Piraci z Karaibów: Na krańcu świata</text:p>
          </table:table-cell>
          <table:table-cell office:value-type="float" office:value="2007">
            <text:p>2007</text:p>
          </table:table-cell>
          <table:table-cell office:value-type="string">
            <text:p>tt0449088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Harry Potter and the Order of the Phoenix</text:p>
          </table:table-cell>
          <table:table-cell office:value-type="string">
            <text:p>Harry Potter i Zakon Feniksa</text:p>
          </table:table-cell>
          <table:table-cell office:value-type="float" office:value="2007">
            <text:p>2007</text:p>
          </table:table-cell>
          <table:table-cell office:value-type="string">
            <text:p>tt037388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Spider-Man 3 </text:p>
          </table:table-cell>
          <table:table-cell office:value-type="string">
            <text:p>Spider-Man 3</text:p>
          </table:table-cell>
          <table:table-cell office:value-type="float" office:value="2007">
            <text:p>2007</text:p>
          </table:table-cell>
          <table:table-cell office:value-type="string">
            <text:p>tt041330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Shrek the Third</text:p>
          </table:table-cell>
          <table:table-cell office:value-type="string">
            <text:p>Shrek Trzeci</text:p>
          </table:table-cell>
          <table:table-cell office:value-type="float" office:value="2007">
            <text:p>2007</text:p>
          </table:table-cell>
          <table:table-cell office:value-type="string">
            <text:p>tt0413267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ransformers</text:p>
          </table:table-cell>
          <table:table-cell office:value-type="float" office:value="2007">
            <text:p>2007</text:p>
          </table:table-cell>
          <table:table-cell office:value-type="string">
            <text:p>tt041827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Ratatouille</text:p>
          </table:table-cell>
          <table:table-cell office:value-type="string">
            <text:p>Ratatuj</text:p>
          </table:table-cell>
          <table:table-cell office:value-type="float" office:value="2007">
            <text:p>2007</text:p>
          </table:table-cell>
          <table:table-cell office:value-type="string">
            <text:p>tt0382932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Simpsons Movie</text:p>
          </table:table-cell>
          <table:table-cell office:value-type="string">
            <text:p>Simpsonowie: Wersja kinowa</text:p>
          </table:table-cell>
          <table:table-cell office:value-type="float" office:value="2007">
            <text:p>2007</text:p>
          </table:table-cell>
          <table:table-cell office:value-type="string">
            <text:p>tt0462538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National Treasure 2: Book of Secrets</text:p>
          </table:table-cell>
          <table:table-cell office:value-type="string">
            <text:p>Skarb narodów: Księga tajemnic</text:p>
          </table:table-cell>
          <table:table-cell office:value-type="float" office:value="2007">
            <text:p>2007</text:p>
          </table:table-cell>
          <table:table-cell office:value-type="string">
            <text:p>tt0465234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Atonement</text:p>
          </table:table-cell>
          <table:table-cell office:value-type="string">
            <text:p>Pokuta</text:p>
          </table:table-cell>
          <table:table-cell office:value-type="float" office:value="2007">
            <text:p>2007</text:p>
          </table:table-cell>
          <table:table-cell office:value-type="string">
            <text:p>tt0783233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Zodiac</text:p>
          </table:table-cell>
          <table:table-cell office:value-type="string">
            <text:p>Zodiak</text:p>
          </table:table-cell>
          <table:table-cell office:value-type="float" office:value="2007">
            <text:p>2007</text:p>
          </table:table-cell>
          <table:table-cell office:value-type="string">
            <text:p>tt0443706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Premonition</text:p>
          </table:table-cell>
          <table:table-cell office:value-type="string">
            <text:p>Przeczucie</text:p>
          </table:table-cell>
          <table:table-cell office:value-type="float" office:value="2007">
            <text:p>2007</text:p>
          </table:table-cell>
          <table:table-cell office:value-type="string">
            <text:p>tt0477071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Hannibal Rising</text:p>
          </table:table-cell>
          <table:table-cell office:value-type="string">
            <text:p>Hannibal. Po drugiej stronie maski</text:p>
          </table:table-cell>
          <table:table-cell office:value-type="float" office:value="2007">
            <text:p>2007</text:p>
          </table:table-cell>
          <table:table-cell office:value-type="string">
            <text:p>tt036795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I Am Legend</text:p>
          </table:table-cell>
          <table:table-cell office:value-type="string">
            <text:p>Jestem legendą</text:p>
          </table:table-cell>
          <table:table-cell office:value-type="float" office:value="2007">
            <text:p>2007</text:p>
          </table:table-cell>
          <table:table-cell office:value-type="string">
            <text:p>tt048024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Bourne Ultimatum</text:p>
          </table:table-cell>
          <table:table-cell office:value-type="string">
            <text:p>Ultimatum Bourne'a</text:p>
          </table:table-cell>
          <table:table-cell office:value-type="float" office:value="2007">
            <text:p>2007</text:p>
          </table:table-cell>
          <table:table-cell office:value-type="string">
            <text:p>tt0440963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Golden Compass</text:p>
          </table:table-cell>
          <table:table-cell office:value-type="string">
            <text:p>Złoty kompas</text:p>
          </table:table-cell>
          <table:table-cell office:value-type="float" office:value="2007">
            <text:p>2007</text:p>
          </table:table-cell>
          <table:table-cell office:value-type="string">
            <text:p>tt0385752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Alvin and the Chipmunks</text:p>
          </table:table-cell>
          <table:table-cell office:value-type="string">
            <text:p>Alvin i wiewiórki</text:p>
          </table:table-cell>
          <table:table-cell office:value-type="float" office:value="2007">
            <text:p>2007</text:p>
          </table:table-cell>
          <table:table-cell office:value-type="string">
            <text:p>tt095264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Enchanted</text:p>
          </table:table-cell>
          <table:table-cell office:value-type="string">
            <text:p>Zaczarowana</text:p>
          </table:table-cell>
          <table:table-cell office:value-type="float" office:value="2007">
            <text:p>2007</text:p>
          </table:table-cell>
          <table:table-cell office:value-type="string">
            <text:p>tt046177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Ocean's Thirteen</text:p>
          </table:table-cell>
          <table:table-cell office:value-type="string">
            <text:p>Ocean's 13</text:p>
          </table:table-cell>
          <table:table-cell office:value-type="float" office:value="2007">
            <text:p>2007</text:p>
          </table:table-cell>
          <table:table-cell office:value-type="string">
            <text:p>tt0496806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Fantastic Four: Rise of the Silver Surfer</text:p>
          </table:table-cell>
          <table:table-cell office:value-type="string">
            <text:p>Fantastyczna Czwórka: Narodziny Srebrnego Surfera</text:p>
          </table:table-cell>
          <table:table-cell office:value-type="float" office:value="2007">
            <text:p>2007</text:p>
          </table:table-cell>
          <table:table-cell office:value-type="string">
            <text:p>tt0486576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Bee Movie</text:p>
          </table:table-cell>
          <table:table-cell office:value-type="string">
            <text:p>Film o pszczołach</text:p>
          </table:table-cell>
          <table:table-cell office:value-type="float" office:value="2007">
            <text:p>2007</text:p>
          </table:table-cell>
          <table:table-cell office:value-type="string">
            <text:p>tt038979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American Gangster</text:p>
          </table:table-cell>
          <table:table-cell office:value-type="string">
            <text:p>Amerykański gangster</text:p>
          </table:table-cell>
          <table:table-cell office:value-type="float" office:value="2007">
            <text:p>2007</text:p>
          </table:table-cell>
          <table:table-cell office:value-type="string">
            <text:p>tt076542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Rush Hour 3</text:p>
          </table:table-cell>
          <table:table-cell office:value-type="string">
            <text:p>Godziny szczytu 3</text:p>
          </table:table-cell>
          <table:table-cell office:value-type="float" office:value="2007">
            <text:p>2007</text:p>
          </table:table-cell>
          <table:table-cell office:value-type="string">
            <text:p>tt0293564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Wild Hogs</text:p>
          </table:table-cell>
          <table:table-cell office:value-type="string">
            <text:p>Gang dzikich wieprzy</text:p>
          </table:table-cell>
          <table:table-cell office:value-type="float" office:value="2007">
            <text:p>2007</text:p>
          </table:table-cell>
          <table:table-cell office:value-type="string">
            <text:p>tt0486946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Juno</text:p>
          </table:table-cell>
          <table:table-cell office:value-type="float" office:value="2007">
            <text:p>2007</text:p>
          </table:table-cell>
          <table:table-cell office:value-type="string">
            <text:p>tt0467406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Mr. Bean's Holiday</text:p>
          </table:table-cell>
          <table:table-cell office:value-type="string">
            <text:p>Wakacje Jasia Fasoli</text:p>
          </table:table-cell>
          <table:table-cell office:value-type="float" office:value="2007">
            <text:p>2007</text:p>
          </table:table-cell>
          <table:table-cell office:value-type="string">
            <text:p>tt0453451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Ghost Rider</text:p>
          </table:table-cell>
          <table:table-cell office:value-type="float" office:value="2007">
            <text:p>2007</text:p>
          </table:table-cell>
          <table:table-cell office:value-type="string">
            <text:p>tt0259324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Evan Almighty</text:p>
          </table:table-cell>
          <table:table-cell office:value-type="string">
            <text:p>Evan Wszechmogący</text:p>
          </table:table-cell>
          <table:table-cell office:value-type="float" office:value="2007">
            <text:p>2007</text:p>
          </table:table-cell>
          <table:table-cell office:value-type="string">
            <text:p>tt041309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Saw IV</text:p>
          </table:table-cell>
          <table:table-cell office:value-type="string">
            <text:p>Piła IV</text:p>
          </table:table-cell>
          <table:table-cell office:value-type="float" office:value="2007">
            <text:p>2007</text:p>
          </table:table-cell>
          <table:table-cell office:value-type="string">
            <text:p>tt089087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Number 23</text:p>
          </table:table-cell>
          <table:table-cell office:value-type="string">
            <text:p>Numer 23</text:p>
          </table:table-cell>
          <table:table-cell office:value-type="float" office:value="2007">
            <text:p>2007</text:p>
          </table:table-cell>
          <table:table-cell office:value-type="string">
            <text:p>tt048136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28 Weeks Later</text:p>
          </table:table-cell>
          <table:table-cell office:value-type="string">
            <text:p>28 tygodni później</text:p>
          </table:table-cell>
          <table:table-cell office:value-type="float" office:value="2007">
            <text:p>2007</text:p>
          </table:table-cell>
          <table:table-cell office:value-type="string">
            <text:p>tt0463854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Elizabeth: The Golden Age</text:p>
          </table:table-cell>
          <table:table-cell office:value-type="string">
            <text:p>Elizabeth: Złoty wiek</text:p>
          </table:table-cell>
          <table:table-cell office:value-type="float" office:value="2007">
            <text:p>2007</text:p>
          </table:table-cell>
          <table:table-cell office:value-type="string">
            <text:p>tt0414055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Funny Games</text:p>
          </table:table-cell>
          <table:table-cell office:value-type="float" office:value="2007">
            <text:p>2007</text:p>
          </table:table-cell>
          <table:table-cell office:value-type="string">
            <text:p>tt080827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Aliens vs. Predator: Requiem</text:p>
          </table:table-cell>
          <table:table-cell office:value-type="string">
            <text:p>Obcy kontra Predator 2</text:p>
          </table:table-cell>
          <table:table-cell office:value-type="float" office:value="2007">
            <text:p>2007</text:p>
          </table:table-cell>
          <table:table-cell office:value-type="string">
            <text:p>tt075873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Diary of the Dead</text:p>
          </table:table-cell>
          <table:table-cell office:value-type="string">
            <text:p>Diary of the Dead: Kroniki żywych trupów</text:p>
          </table:table-cell>
          <table:table-cell office:value-type="float" office:value="2007">
            <text:p>2007</text:p>
          </table:table-cell>
          <table:table-cell office:value-type="string">
            <text:p>tt0848557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Lust, Caution</text:p>
          </table:table-cell>
          <table:table-cell office:value-type="string">
            <text:p>Ostrożnie, pożądanie</text:p>
          </table:table-cell>
          <table:table-cell office:value-type="float" office:value="2007">
            <text:p>2007</text:p>
          </table:table-cell>
          <table:table-cell office:value-type="string">
            <text:p>tt0808357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Resident Evil: Extinction</text:p>
          </table:table-cell>
          <table:table-cell office:value-type="string">
            <text:p>Resident Evil: Zagłada</text:p>
          </table:table-cell>
          <table:table-cell office:value-type="float" office:value="2007">
            <text:p>2007</text:p>
          </table:table-cell>
          <table:table-cell office:value-type="string">
            <text:p>tt0432021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Rabbit Without Ears</text:p>
          </table:table-cell>
          <table:table-cell office:value-type="string">
            <text:p>Miłość z przedszkola</text:p>
          </table:table-cell>
          <table:table-cell office:value-type="float" office:value="2007">
            <text:p>2007</text:p>
          </table:table-cell>
          <table:table-cell office:value-type="string">
            <text:p>tt096079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Wild Soccer Bunch 4</text:p>
          </table:table-cell>
          <table:table-cell office:value-type="string">
            <text:p>Dzika banda 4</text:p>
          </table:table-cell>
          <table:table-cell office:value-type="float" office:value="2007">
            <text:p>2007</text:p>
          </table:table-cell>
          <table:table-cell office:value-type="string">
            <text:p>tt081115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Lissi und der wilde Kaiser</text:p>
          </table:table-cell>
          <table:table-cell office:value-type="string">
            <text:p>Lissi na lodzie</text:p>
          </table:table-cell>
          <table:table-cell office:value-type="float" office:value="2007">
            <text:p>2007</text:p>
          </table:table-cell>
          <table:table-cell office:value-type="string">
            <text:p>tt0498525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Neues vom Wixxer</text:p>
          </table:table-cell>
          <table:table-cell office:value-type="string">
            <text:p>Wiadomości od Wixxer</text:p>
          </table:table-cell>
          <table:table-cell office:value-type="float" office:value="2007">
            <text:p>2007</text:p>
          </table:table-cell>
          <table:table-cell office:value-type="string">
            <text:p>tt044600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Earth</text:p>
          </table:table-cell>
          <table:table-cell office:value-type="string">
            <text:p>Earth – Ziemia</text:p>
          </table:table-cell>
          <table:table-cell office:value-type="float" office:value="2007">
            <text:p>2007</text:p>
          </table:table-cell>
          <table:table-cell office:value-type="string">
            <text:p>tt0393597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axi Quatre</text:p>
          </table:table-cell>
          <table:table-cell office:value-type="string">
            <text:p>Taxi 4</text:p>
          </table:table-cell>
          <table:table-cell office:value-type="float" office:value="2007">
            <text:p>2007</text:p>
          </table:table-cell>
          <table:table-cell office:value-type="string">
            <text:p>tt080454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Dark Knight</text:p>
          </table:table-cell>
          <table:table-cell office:value-type="string">
            <text:p>Mroczny Rycerz</text:p>
          </table:table-cell>
          <table:table-cell office:value-type="float" office:value="2008">
            <text:p>2008</text:p>
          </table:table-cell>
          <table:table-cell office:value-type="string">
            <text:p>tt046856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Indiana Jones and the Kingdom of the Crystal Skull</text:p>
          </table:table-cell>
          <table:table-cell office:value-type="string">
            <text:p>Indiana Jones i Królestwo Kryształowej Czaszki</text:p>
          </table:table-cell>
          <table:table-cell office:value-type="float" office:value="2008">
            <text:p>2008</text:p>
          </table:table-cell>
          <table:table-cell office:value-type="string">
            <text:p>tt0367882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Kung Fu Panda</text:p>
          </table:table-cell>
          <table:table-cell office:value-type="float" office:value="2008">
            <text:p>2008</text:p>
          </table:table-cell>
          <table:table-cell office:value-type="string">
            <text:p>tt0441773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Madagascar: Escape 2 Africa</text:p>
          </table:table-cell>
          <table:table-cell office:value-type="string">
            <text:p>Madagaskar 2</text:p>
          </table:table-cell>
          <table:table-cell office:value-type="float" office:value="2008">
            <text:p>2008</text:p>
          </table:table-cell>
          <table:table-cell office:value-type="string">
            <text:p>tt0479952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Quantum of Solace</text:p>
          </table:table-cell>
          <table:table-cell office:value-type="float" office:value="2008">
            <text:p>2008</text:p>
          </table:table-cell>
          <table:table-cell office:value-type="string">
            <text:p>tt0830515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ALL·E</text:p>
          </table:table-cell>
          <table:table-cell office:value-type="float" office:value="2008">
            <text:p>2008</text:p>
          </table:table-cell>
          <table:table-cell office:value-type="string">
            <text:p>tt091097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Chronicles of Narnia: Prince Caspian</text:p>
          </table:table-cell>
          <table:table-cell office:value-type="string">
            <text:p>Opowieści z Narnii: Książę Kaspian</text:p>
          </table:table-cell>
          <table:table-cell office:value-type="float" office:value="2008">
            <text:p>2008</text:p>
          </table:table-cell>
          <table:table-cell office:value-type="string">
            <text:p>tt0499448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wilight</text:p>
          </table:table-cell>
          <table:table-cell office:value-type="string">
            <text:p>Zmierzch</text:p>
          </table:table-cell>
          <table:table-cell office:value-type="float" office:value="2008">
            <text:p>2008</text:p>
          </table:table-cell>
          <table:table-cell office:value-type="string">
            <text:p>tt1099212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Slumdog Millionaire</text:p>
          </table:table-cell>
          <table:table-cell office:value-type="string">
            <text:p>Slumdog. Milioner z ulicy</text:p>
          </table:table-cell>
          <table:table-cell office:value-type="float" office:value="2008">
            <text:p>2008</text:p>
          </table:table-cell>
          <table:table-cell office:value-type="string">
            <text:p>tt1010048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Curious Case of Benjamin Button</text:p>
          </table:table-cell>
          <table:table-cell office:value-type="string">
            <text:p>Ciekawy przypadek Benjamina Buttona</text:p>
          </table:table-cell>
          <table:table-cell office:value-type="float" office:value="2008">
            <text:p>2008</text:p>
          </table:table-cell>
          <table:table-cell office:value-type="string">
            <text:p>tt0421715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10,000 BC</text:p>
          </table:table-cell>
          <table:table-cell office:value-type="string">
            <text:p>10,000 BC: Prehistoryczna legenda</text:p>
          </table:table-cell>
          <table:table-cell office:value-type="float" office:value="2008">
            <text:p>2008</text:p>
          </table:table-cell>
          <table:table-cell office:value-type="string">
            <text:p>tt044364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Cloverfield</text:p>
          </table:table-cell>
          <table:table-cell office:value-type="string">
            <text:p>Projekt: Monster</text:p>
          </table:table-cell>
          <table:table-cell office:value-type="float" office:value="2008">
            <text:p>2008</text:p>
          </table:table-cell>
          <table:table-cell office:value-type="string">
            <text:p>tt1060277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Rambo </text:p>
          </table:table-cell>
          <table:table-cell office:value-type="string">
            <text:p>John Rambo</text:p>
          </table:table-cell>
          <table:table-cell office:value-type="float" office:value="2008">
            <text:p>2008</text:p>
          </table:table-cell>
          <table:table-cell office:value-type="string">
            <text:p>tt046249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X Files: I Want to Believe</text:p>
          </table:table-cell>
          <table:table-cell office:value-type="string">
            <text:p>Z archiwum X: Chcę wierzyć</text:p>
          </table:table-cell>
          <table:table-cell office:value-type="float" office:value="2008">
            <text:p>2008</text:p>
          </table:table-cell>
          <table:table-cell office:value-type="string">
            <text:p>tt0443701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Hancock</text:p>
          </table:table-cell>
          <table:table-cell office:value-type="float" office:value="2008">
            <text:p>2008</text:p>
          </table:table-cell>
          <table:table-cell office:value-type="string">
            <text:p>tt0448157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Mamma Mia!</text:p>
          </table:table-cell>
          <table:table-cell office:value-type="float" office:value="2008">
            <text:p>2008</text:p>
          </table:table-cell>
          <table:table-cell office:value-type="string">
            <text:p>tt0795421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Iron Man</text:p>
          </table:table-cell>
          <table:table-cell office:value-type="float" office:value="2008">
            <text:p>2008</text:p>
          </table:table-cell>
          <table:table-cell office:value-type="string">
            <text:p>tt0371746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Incredible Hulk</text:p>
          </table:table-cell>
          <table:table-cell office:value-type="float" office:value="2008">
            <text:p>2008</text:p>
          </table:table-cell>
          <table:table-cell office:value-type="string">
            <text:p>tt080008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Sex and the City</text:p>
          </table:table-cell>
          <table:table-cell office:value-type="string">
            <text:p>Seks w wielkim mieście</text:p>
          </table:table-cell>
          <table:table-cell office:value-type="float" office:value="2008">
            <text:p>2008</text:p>
          </table:table-cell>
          <table:table-cell office:value-type="string">
            <text:p>tt1000774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Wanted</text:p>
          </table:table-cell>
          <table:table-cell office:value-type="string">
            <text:p>Wanted – Ścigani</text:p>
          </table:table-cell>
          <table:table-cell office:value-type="float" office:value="2008">
            <text:p>2008</text:p>
          </table:table-cell>
          <table:table-cell office:value-type="string">
            <text:p>tt0493464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Bolt</text:p>
          </table:table-cell>
          <table:table-cell office:value-type="string">
            <text:p>Piorun</text:p>
          </table:table-cell>
          <table:table-cell office:value-type="float" office:value="2008">
            <text:p>2008</text:p>
          </table:table-cell>
          <table:table-cell office:value-type="string">
            <text:p>tt0397892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Horton Hears a Who!</text:p>
          </table:table-cell>
          <table:table-cell office:value-type="string">
            <text:p>Horton słyszy Ktosia!</text:p>
          </table:table-cell>
          <table:table-cell office:value-type="float" office:value="2008">
            <text:p>2008</text:p>
          </table:table-cell>
          <table:table-cell office:value-type="string">
            <text:p>tt045107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Gran Torino</text:p>
          </table:table-cell>
          <table:table-cell office:value-type="float" office:value="2008">
            <text:p>2008</text:p>
          </table:table-cell>
          <table:table-cell office:value-type="string">
            <text:p>tt120548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Journey to the Center of the Earth</text:p>
          </table:table-cell>
          <table:table-cell office:value-type="string">
            <text:p>Podróż do wnętrza Ziemi</text:p>
          </table:table-cell>
          <table:table-cell office:value-type="float" office:value="2008">
            <text:p>2008</text:p>
          </table:table-cell>
          <table:table-cell office:value-type="string">
            <text:p>tt0373051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Day the Earth Stood Still</text:p>
          </table:table-cell>
          <table:table-cell office:value-type="string">
            <text:p>Dzień, w którym zatrzymała się Ziemia</text:p>
          </table:table-cell>
          <table:table-cell office:value-type="float" office:value="2008">
            <text:p>2008</text:p>
          </table:table-cell>
          <table:table-cell office:value-type="string">
            <text:p>tt0970416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Saw V</text:p>
          </table:table-cell>
          <table:table-cell office:value-type="string">
            <text:p>Piła V</text:p>
          </table:table-cell>
          <table:table-cell office:value-type="float" office:value="2008">
            <text:p>2008</text:p>
          </table:table-cell>
          <table:table-cell office:value-type="string">
            <text:p>tt1132626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Definitely, Maybe</text:p>
          </table:table-cell>
          <table:table-cell office:value-type="string">
            <text:p>Na pewno, być może</text:p>
          </table:table-cell>
          <table:table-cell office:value-type="float" office:value="2008">
            <text:p>2008</text:p>
          </table:table-cell>
          <table:table-cell office:value-type="string">
            <text:p>tt0832266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Hellboy II: The Golden Army</text:p>
          </table:table-cell>
          <table:table-cell office:value-type="string">
            <text:p>Hellboy: Złota armia</text:p>
          </table:table-cell>
          <table:table-cell office:value-type="float" office:value="2008">
            <text:p>2008</text:p>
          </table:table-cell>
          <table:table-cell office:value-type="string">
            <text:p>tt0411477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Felon</text:p>
          </table:table-cell>
          <table:table-cell office:value-type="string">
            <text:p>Skazaniec</text:p>
          </table:table-cell>
          <table:table-cell office:value-type="float" office:value="2008">
            <text:p>2008</text:p>
          </table:table-cell>
          <table:table-cell office:value-type="string">
            <text:p>tt1117385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Bedtime Stories</text:p>
          </table:table-cell>
          <table:table-cell office:value-type="string">
            <text:p>Opowieści na dobranoc</text:p>
          </table:table-cell>
          <table:table-cell office:value-type="float" office:value="2008">
            <text:p>2008</text:p>
          </table:table-cell>
          <table:table-cell office:value-type="string">
            <text:p>tt0960731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New York, I Love You</text:p>
          </table:table-cell>
          <table:table-cell office:value-type="string">
            <text:p>Zakochany Nowy Jork</text:p>
          </table:table-cell>
          <table:table-cell office:value-type="float" office:value="2008">
            <text:p>2008</text:p>
          </table:table-cell>
          <table:table-cell office:value-type="string">
            <text:p>tt080839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Zombie Strippers!</text:p>
          </table:table-cell>
          <table:table-cell office:value-type="float" office:value="2008">
            <text:p>2008</text:p>
          </table:table-cell>
          <table:table-cell office:value-type="string">
            <text:p>tt096089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Der Baader Meinhof Komplex</text:p>
          </table:table-cell>
          <table:table-cell office:value-type="string">
            <text:p>Baader-Meinhof</text:p>
          </table:table-cell>
          <table:table-cell office:value-type="float" office:value="2008">
            <text:p>2008</text:p>
          </table:table-cell>
          <table:table-cell office:value-type="string">
            <text:p>tt0765432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Die Welle</text:p>
          </table:table-cell>
          <table:table-cell office:value-type="string">
            <text:p>Fala</text:p>
          </table:table-cell>
          <table:table-cell office:value-type="float" office:value="2008">
            <text:p>2008</text:p>
          </table:table-cell>
          <table:table-cell office:value-type="string">
            <text:p>tt106366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Die Wilden Kerle 5 </text:p>
          </table:table-cell>
          <table:table-cell office:value-type="string">
            <text:p>Die Wilden Kerle 5</text:p>
          </table:table-cell>
          <table:table-cell office:value-type="float" office:value="2008">
            <text:p>2008</text:p>
          </table:table-cell>
          <table:table-cell office:value-type="string">
            <text:p>tt105857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Uprowadzona</text:p>
          </table:table-cell>
          <table:table-cell office:value-type="float" office:value="2008">
            <text:p>2008</text:p>
          </table:table-cell>
          <table:table-cell office:value-type="string">
            <text:p>tt0936501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Astérix aux Jeux olympiques</text:p>
          </table:table-cell>
          <table:table-cell office:value-type="string">
            <text:p>Asterix na olimpiadzie</text:p>
          </table:table-cell>
          <table:table-cell office:value-type="float" office:value="2008">
            <text:p>2008</text:p>
          </table:table-cell>
          <table:table-cell office:value-type="string">
            <text:p>tt0463872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Avatar</text:p>
          </table:table-cell>
          <table:table-cell office:value-type="float" office:value="2009">
            <text:p>2009</text:p>
          </table:table-cell>
          <table:table-cell office:value-type="string">
            <text:p>tt0499549</text:p>
          </table:table-cell>
          <table:table-cell table:number-columns-repeated="24"/>
        </table:table-row>
        <table:table-row table:style-name="ro1">
          <table:table-cell office:value-type="string">
            <text:p>Harry Potter and the Half-Blood Prince</text:p>
          </table:table-cell>
          <table:table-cell office:value-type="string">
            <text:p>Harry Potter i Książę Półkrwi</text:p>
          </table:table-cell>
          <table:table-cell office:value-type="float" office:value="2009">
            <text:p>2009</text:p>
          </table:table-cell>
          <table:table-cell office:value-type="string">
            <text:p>tt0417741</text:p>
          </table:table-cell>
          <table:table-cell table:number-columns-repeated="24"/>
        </table:table-row>
        <table:table-row table:style-name="ro1">
          <table:table-cell office:value-type="string">
            <text:p>Ice Age 3: Dawn of the Dinosaurs</text:p>
          </table:table-cell>
          <table:table-cell office:value-type="string">
            <text:p>Epoka lodowcowa 3: Era dinozaurów</text:p>
          </table:table-cell>
          <table:table-cell office:value-type="float" office:value="2009">
            <text:p>2009</text:p>
          </table:table-cell>
          <table:table-cell office:value-type="string">
            <text:p>tt1080016</text:p>
          </table:table-cell>
          <table:table-cell table:number-columns-repeated="24"/>
        </table:table-row>
        <table:table-row table:style-name="ro1">
          <table:table-cell office:value-type="string">
            <text:p>Transformers: Revenge of the Fallen</text:p>
          </table:table-cell>
          <table:table-cell office:value-type="string">
            <text:p>Transformers: Zemsta upadłych</text:p>
          </table:table-cell>
          <table:table-cell office:value-type="float" office:value="2009">
            <text:p>2009</text:p>
          </table:table-cell>
          <table:table-cell office:value-type="string">
            <text:p>tt1055369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2012">
            <text:p>2012</text:p>
          </table:table-cell>
          <table:table-cell office:value-type="float" office:value="2009">
            <text:p>2009</text:p>
          </table:table-cell>
          <table:table-cell office:value-type="string">
            <text:p>tt1190080</text:p>
          </table:table-cell>
          <table:table-cell table:number-columns-repeated="24"/>
        </table:table-row>
        <table:table-row table:style-name="ro1">
          <table:table-cell office:value-type="string">
            <text:p>The Twilight Saga: New Moon</text:p>
          </table:table-cell>
          <table:table-cell office:value-type="string">
            <text:p>Saga 'Zmierzch': Księżyc w nowiu</text:p>
          </table:table-cell>
          <table:table-cell office:value-type="float" office:value="2009">
            <text:p>2009</text:p>
          </table:table-cell>
          <table:table-cell office:value-type="string">
            <text:p>tt1259571</text:p>
          </table:table-cell>
          <table:table-cell table:number-columns-repeated="24"/>
        </table:table-row>
        <table:table-row table:style-name="ro1">
          <table:table-cell office:value-type="string">
            <text:p>Angels &amp; Demons</text:p>
          </table:table-cell>
          <table:table-cell office:value-type="string">
            <text:p>Anioły i demony</text:p>
          </table:table-cell>
          <table:table-cell office:value-type="float" office:value="2009">
            <text:p>2009</text:p>
          </table:table-cell>
          <table:table-cell office:value-type="string">
            <text:p>tt080815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Star Trek</text:p>
          </table:table-cell>
          <table:table-cell office:value-type="float" office:value="2009">
            <text:p>2009</text:p>
          </table:table-cell>
          <table:table-cell office:value-type="string">
            <text:p>tt0796366</text:p>
          </table:table-cell>
          <table:table-cell table:number-columns-repeated="24"/>
        </table:table-row>
        <table:table-row table:style-name="ro1">
          <table:table-cell office:value-type="string">
            <text:p>Inglourious Basterds</text:p>
          </table:table-cell>
          <table:table-cell office:value-type="string">
            <text:p>Bękarty wojny</text:p>
          </table:table-cell>
          <table:table-cell office:value-type="float" office:value="2009">
            <text:p>2009</text:p>
          </table:table-cell>
          <table:table-cell office:value-type="string">
            <text:p>tt0361748</text:p>
          </table:table-cell>
          <table:table-cell table:number-columns-repeated="24"/>
        </table:table-row>
        <table:table-row table:style-name="ro1">
          <table:table-cell office:value-type="string">
            <text:p>Cloudy with a Chance of Meatballs</text:p>
          </table:table-cell>
          <table:table-cell office:value-type="string">
            <text:p>Klopsiki i inne zjawiska pogodowe</text:p>
          </table:table-cell>
          <table:table-cell office:value-type="float" office:value="2009">
            <text:p>2009</text:p>
          </table:table-cell>
          <table:table-cell office:value-type="string">
            <text:p>tt084447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rüno</text:p>
          </table:table-cell>
          <table:table-cell office:value-type="float" office:value="2009">
            <text:p>2009</text:p>
          </table:table-cell>
          <table:table-cell office:value-type="string">
            <text:p>tt0889583</text:p>
          </table:table-cell>
          <table:table-cell table:number-columns-repeated="24"/>
        </table:table-row>
        <table:table-row table:style-name="ro1">
          <table:table-cell office:value-type="string">
            <text:p>The Imaginarium of Doctor Parnassus</text:p>
          </table:table-cell>
          <table:table-cell office:value-type="string">
            <text:p>Parnassus</text:p>
          </table:table-cell>
          <table:table-cell office:value-type="float" office:value="2009">
            <text:p>2009</text:p>
          </table:table-cell>
          <table:table-cell office:value-type="string">
            <text:p>tt105460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Moon</text:p>
          </table:table-cell>
          <table:table-cell office:value-type="float" office:value="2009">
            <text:p>2009</text:p>
          </table:table-cell>
          <table:table-cell office:value-type="string">
            <text:p>tt1182345</text:p>
          </table:table-cell>
          <table:table-cell table:number-columns-repeated="24"/>
        </table:table-row>
        <table:table-row table:style-name="ro1">
          <table:table-cell office:value-type="string">
            <text:p>Up</text:p>
          </table:table-cell>
          <table:table-cell office:value-type="string">
            <text:p>Odlot</text:p>
          </table:table-cell>
          <table:table-cell office:value-type="float" office:value="2009">
            <text:p>2009</text:p>
          </table:table-cell>
          <table:table-cell office:value-type="string">
            <text:p>tt104941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Sherlock Holmes</text:p>
          </table:table-cell>
          <table:table-cell office:value-type="float" office:value="2009">
            <text:p>2009</text:p>
          </table:table-cell>
          <table:table-cell office:value-type="string">
            <text:p>tt0988045</text:p>
          </table:table-cell>
          <table:table-cell table:number-columns-repeated="24"/>
        </table:table-row>
        <table:table-row table:style-name="ro1">
          <table:table-cell office:value-type="string">
            <text:p>The Hangover</text:p>
          </table:table-cell>
          <table:table-cell office:value-type="string">
            <text:p>Kac Vegas</text:p>
          </table:table-cell>
          <table:table-cell office:value-type="float" office:value="2009">
            <text:p>2009</text:p>
          </table:table-cell>
          <table:table-cell office:value-type="string">
            <text:p>tt1119646</text:p>
          </table:table-cell>
          <table:table-cell table:number-columns-repeated="24"/>
        </table:table-row>
        <table:table-row table:style-name="ro1">
          <table:table-cell office:value-type="string">
            <text:p>Alvin and the Chipmunks: The Squeakquel</text:p>
          </table:table-cell>
          <table:table-cell office:value-type="string">
            <text:p>Alvin i wiewiórki 2</text:p>
          </table:table-cell>
          <table:table-cell office:value-type="float" office:value="2009">
            <text:p>2009</text:p>
          </table:table-cell>
          <table:table-cell office:value-type="string">
            <text:p>tt1231580</text:p>
          </table:table-cell>
          <table:table-cell table:number-columns-repeated="24"/>
        </table:table-row>
        <table:table-row table:style-name="ro1">
          <table:table-cell office:value-type="string">
            <text:p>Night at the Museum: Battle of the Smithsonian</text:p>
          </table:table-cell>
          <table:table-cell office:value-type="string">
            <text:p>Noc w muzeum 2</text:p>
          </table:table-cell>
          <table:table-cell office:value-type="float" office:value="2009">
            <text:p>2009</text:p>
          </table:table-cell>
          <table:table-cell office:value-type="string">
            <text:p>tt1078912</text:p>
          </table:table-cell>
          <table:table-cell table:number-columns-repeated="24"/>
        </table:table-row>
        <table:table-row table:style-name="ro1">
          <table:table-cell office:value-type="string">
            <text:p>Monsters vs. Aliens</text:p>
          </table:table-cell>
          <table:table-cell office:value-type="string">
            <text:p>Potwory kontra obcy</text:p>
          </table:table-cell>
          <table:table-cell office:value-type="float" office:value="2009">
            <text:p>2009</text:p>
          </table:table-cell>
          <table:table-cell office:value-type="string">
            <text:p>tt0892782</text:p>
          </table:table-cell>
          <table:table-cell table:number-columns-repeated="24"/>
        </table:table-row>
        <table:table-row table:style-name="ro1">
          <table:table-cell office:value-type="string">
            <text:p>X-Men Origins: Wolverine</text:p>
          </table:table-cell>
          <table:table-cell office:value-type="string">
            <text:p>X-Men Geneza: Wolverine</text:p>
          </table:table-cell>
          <table:table-cell office:value-type="float" office:value="2009">
            <text:p>2009</text:p>
          </table:table-cell>
          <table:table-cell office:value-type="string">
            <text:p>tt0458525</text:p>
          </table:table-cell>
          <table:table-cell table:number-columns-repeated="24"/>
        </table:table-row>
        <table:table-row table:style-name="ro1">
          <table:table-cell office:value-type="string">
            <text:p>Terminator Salvation</text:p>
          </table:table-cell>
          <table:table-cell office:value-type="string">
            <text:p>Terminator – Ocalenie</text:p>
          </table:table-cell>
          <table:table-cell office:value-type="float" office:value="2009">
            <text:p>2009</text:p>
          </table:table-cell>
          <table:table-cell office:value-type="string">
            <text:p>tt0438488</text:p>
          </table:table-cell>
          <table:table-cell table:number-columns-repeated="24"/>
        </table:table-row>
        <table:table-row table:style-name="ro1">
          <table:table-cell office:value-type="string">
            <text:p>Fast &amp; Furious</text:p>
          </table:table-cell>
          <table:table-cell office:value-type="string">
            <text:p>Szybko i wściekle</text:p>
          </table:table-cell>
          <table:table-cell office:value-type="float" office:value="2009">
            <text:p>2009</text:p>
          </table:table-cell>
          <table:table-cell office:value-type="string">
            <text:p>tt1013752</text:p>
          </table:table-cell>
          <table:table-cell table:number-columns-repeated="24"/>
        </table:table-row>
        <table:table-row table:style-name="ro1">
          <table:table-cell office:value-type="string">
            <text:p>A Christmas Carol</text:p>
          </table:table-cell>
          <table:table-cell office:value-type="string">
            <text:p>Opowieść wigilijna</text:p>
          </table:table-cell>
          <table:table-cell office:value-type="float" office:value="2009">
            <text:p>2009</text:p>
          </table:table-cell>
          <table:table-cell office:value-type="string">
            <text:p>tt1067106</text:p>
          </table:table-cell>
          <table:table-cell table:number-columns-repeated="24"/>
        </table:table-row>
        <table:table-row table:style-name="ro1">
          <table:table-cell office:value-type="string">
            <text:p>The Proposal</text:p>
          </table:table-cell>
          <table:table-cell office:value-type="string">
            <text:p>Narzeczony mimo woli</text:p>
          </table:table-cell>
          <table:table-cell office:value-type="float" office:value="2009">
            <text:p>2009</text:p>
          </table:table-cell>
          <table:table-cell office:value-type="string">
            <text:p>tt1041829</text:p>
          </table:table-cell>
          <table:table-cell table:number-columns-repeated="24"/>
        </table:table-row>
        <table:table-row table:style-name="ro1">
          <table:table-cell office:value-type="string">
            <text:p>G.I. Joe: The Rise of Cobra</text:p>
          </table:table-cell>
          <table:table-cell office:value-type="string">
            <text:p>G.I. Joe: Czas Kobry</text:p>
          </table:table-cell>
          <table:table-cell office:value-type="float" office:value="2009">
            <text:p>2009</text:p>
          </table:table-cell>
          <table:table-cell office:value-type="string">
            <text:p>tt1046173</text:p>
          </table:table-cell>
          <table:table-cell table:number-columns-repeated="24"/>
        </table:table-row>
        <table:table-row table:style-name="ro1">
          <table:table-cell office:value-type="string">
            <text:p>The Princess and the Frog</text:p>
          </table:table-cell>
          <table:table-cell office:value-type="string">
            <text:p>Księżniczka i żaba</text:p>
          </table:table-cell>
          <table:table-cell office:value-type="float" office:value="2009">
            <text:p>2009</text:p>
          </table:table-cell>
          <table:table-cell office:value-type="string">
            <text:p>tt0780521</text:p>
          </table:table-cell>
          <table:table-cell table:number-columns-repeated="24"/>
        </table:table-row>
        <table:table-row table:style-name="ro1">
          <table:table-cell office:value-type="string">
            <text:p>District 9</text:p>
          </table:table-cell>
          <table:table-cell office:value-type="string">
            <text:p>Dystrykt 9</text:p>
          </table:table-cell>
          <table:table-cell office:value-type="float" office:value="2009">
            <text:p>2009</text:p>
          </table:table-cell>
          <table:table-cell office:value-type="string">
            <text:p>tt1136608</text:p>
          </table:table-cell>
          <table:table-cell table:number-columns-repeated="24"/>
        </table:table-row>
        <table:table-row table:style-name="ro1">
          <table:table-cell office:value-type="string">
            <text:p>Saw VI</text:p>
          </table:table-cell>
          <table:table-cell office:value-type="string">
            <text:p>Piła VI</text:p>
          </table:table-cell>
          <table:table-cell office:value-type="float" office:value="2009">
            <text:p>2009</text:p>
          </table:table-cell>
          <table:table-cell office:value-type="string">
            <text:p>tt1233227</text:p>
          </table:table-cell>
          <table:table-cell table:number-columns-repeated="24"/>
        </table:table-row>
        <table:table-row table:style-name="ro1">
          <table:table-cell office:value-type="string">
            <text:p>The Boondock Saints II: All Saints Day</text:p>
          </table:table-cell>
          <table:table-cell office:value-type="string">
            <text:p>Święci z Bostonu II - Dzień Wszystkich Świętych</text:p>
          </table:table-cell>
          <table:table-cell office:value-type="float" office:value="2009">
            <text:p>2009</text:p>
          </table:table-cell>
          <table:table-cell office:value-type="string">
            <text:p>tt1300851</text:p>
          </table:table-cell>
          <table:table-cell table:number-columns-repeated="24"/>
        </table:table-row>
        <table:table-row table:style-name="ro1">
          <table:table-cell office:value-type="string">
            <text:p>Final Destination 4 - The Final Destination</text:p>
          </table:table-cell>
          <table:table-cell office:value-type="string">
            <text:p>Oszukać przeznaczenie 4</text:p>
          </table:table-cell>
          <table:table-cell office:value-type="float" office:value="2009">
            <text:p>2009</text:p>
          </table:table-cell>
          <table:table-cell office:value-type="string">
            <text:p>tt1144884</text:p>
          </table:table-cell>
          <table:table-cell table:number-columns-repeated="24"/>
        </table:table-row>
        <table:table-row table:style-name="ro1">
          <table:table-cell office:value-type="string">
            <text:p>Brothers</text:p>
          </table:table-cell>
          <table:table-cell office:value-type="string">
            <text:p>Bracia</text:p>
          </table:table-cell>
          <table:table-cell office:value-type="float" office:value="2009">
            <text:p>2009</text:p>
          </table:table-cell>
          <table:table-cell office:value-type="string">
            <text:p>tt0765010</text:p>
          </table:table-cell>
          <table:table-cell table:number-columns-repeated="24"/>
        </table:table-row>
        <table:table-row table:style-name="ro1">
          <table:table-cell office:value-type="string">
            <text:p>Survival of the Dead</text:p>
          </table:table-cell>
          <table:table-cell office:value-type="string">
            <text:p>Przetrwanie żywych trupów</text:p>
          </table:table-cell>
          <table:table-cell office:value-type="float" office:value="2009">
            <text:p>2009</text:p>
          </table:table-cell>
          <table:table-cell office:value-type="string">
            <text:p>tt1134854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Chloe</text:p>
          </table:table-cell>
          <table:table-cell office:value-type="float" office:value="2009">
            <text:p>2009</text:p>
          </table:table-cell>
          <table:table-cell office:value-type="string">
            <text:p>tt1352824</text:p>
          </table:table-cell>
          <table:table-cell table:number-columns-repeated="24"/>
        </table:table-row>
        <table:table-row table:style-name="ro1">
          <table:table-cell office:value-type="string">
            <text:p>Vicky the Viking</text:p>
          </table:table-cell>
          <table:table-cell office:value-type="string">
            <text:p>Vicky - wielki mały wiking</text:p>
          </table:table-cell>
          <table:table-cell office:value-type="float" office:value="2009">
            <text:p>2009</text:p>
          </table:table-cell>
          <table:table-cell office:value-type="string">
            <text:p>tt1167599</text:p>
          </table:table-cell>
          <table:table-cell table:number-columns-repeated="24"/>
        </table:table-row>
        <table:table-row table:style-name="ro1">
          <table:table-cell office:value-type="string">
            <text:p>Rabbit Without Ears 2</text:p>
          </table:table-cell>
          <table:table-cell office:value-type="string">
            <text:p>Miłość z przedszkola 2</text:p>
          </table:table-cell>
          <table:table-cell office:value-type="float" office:value="2009">
            <text:p>2009</text:p>
          </table:table-cell>
          <table:table-cell office:value-type="string">
            <text:p>tt1343755</text:p>
          </table:table-cell>
          <table:table-cell table:number-columns-repeated="24"/>
        </table:table-row>
        <table:table-row table:style-name="ro1">
          <table:table-cell office:value-type="string">
            <text:p>Pope Joan</text:p>
          </table:table-cell>
          <table:table-cell office:value-type="string">
            <text:p>Papiezyca Joanna</text:p>
          </table:table-cell>
          <table:table-cell office:value-type="float" office:value="2009">
            <text:p>2009</text:p>
          </table:table-cell>
          <table:table-cell office:value-type="string">
            <text:p>tt045845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Do me love</text:p>
          </table:table-cell>
          <table:table-cell office:value-type="float" office:value="2009">
            <text:p>2009</text:p>
          </table:table-cell>
          <table:table-cell office:value-type="string">
            <text:p>tt5480768</text:p>
          </table:table-cell>
          <table:table-cell table:number-columns-repeated="24"/>
        </table:table-row>
        <table:table-row table:style-name="ro1">
          <table:table-cell office:value-type="string">
            <text:p>Män som hatar kvinnor</text:p>
          </table:table-cell>
          <table:table-cell office:value-type="string">
            <text:p>Millennium: Mężczyźni, którzy nienawidzą kobiet</text:p>
          </table:table-cell>
          <table:table-cell office:value-type="float" office:value="2009">
            <text:p>2009</text:p>
          </table:table-cell>
          <table:table-cell office:value-type="string">
            <text:p>tt1132620</text:p>
          </table:table-cell>
          <table:table-cell table:number-columns-repeated="24"/>
        </table:table-row>
        <table:table-row table:style-name="ro1">
          <table:table-cell office:value-type="string">
            <text:p>Flickan som lekte med elden</text:p>
          </table:table-cell>
          <table:table-cell office:value-type="string">
            <text:p>Millennium: Dziewczyna, która igrala z ogniem</text:p>
          </table:table-cell>
          <table:table-cell office:value-type="float" office:value="2009">
            <text:p>2009</text:p>
          </table:table-cell>
          <table:table-cell office:value-type="string">
            <text:p>tt1216487</text:p>
          </table:table-cell>
          <table:table-cell table:number-columns-repeated="24"/>
        </table:table-row>
        <table:table-row table:style-name="ro1">
          <table:table-cell office:value-type="string">
            <text:p>Luftslottet som sprängdes</text:p>
          </table:table-cell>
          <table:table-cell office:value-type="string">
            <text:p>Millennium: Zamek z piasku, który runal</text:p>
          </table:table-cell>
          <table:table-cell office:value-type="float" office:value="2009">
            <text:p>2009</text:p>
          </table:table-cell>
          <table:table-cell office:value-type="string">
            <text:p>tt1343097</text:p>
          </table:table-cell>
          <table:table-cell table:number-columns-repeated="24"/>
        </table:table-row>
        <table:table-row table:style-name="ro1">
          <table:table-cell office:value-type="string">
            <text:p>Summer Wars</text:p>
          </table:table-cell>
          <table:table-cell office:value-type="string">
            <text:p>Summer Wars – Letnie wojny</text:p>
          </table:table-cell>
          <table:table-cell office:value-type="float" office:value="2009">
            <text:p>2009</text:p>
          </table:table-cell>
          <table:table-cell office:value-type="string">
            <text:p>tt147427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edline</text:p>
          </table:table-cell>
          <table:table-cell office:value-type="float" office:value="2009">
            <text:p>2009</text:p>
          </table:table-cell>
          <table:table-cell office:value-type="string">
            <text:p>tt148379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oy Story 3</text:p>
          </table:table-cell>
          <table:table-cell office:value-type="float" office:value="2010">
            <text:p>2010</text:p>
          </table:table-cell>
          <table:table-cell office:value-type="string">
            <text:p>tt0435761</text:p>
          </table:table-cell>
          <table:table-cell table:number-columns-repeated="24"/>
        </table:table-row>
        <table:table-row table:style-name="ro1">
          <table:table-cell office:value-type="string">
            <text:p>Alice in Wonderland</text:p>
          </table:table-cell>
          <table:table-cell office:value-type="string">
            <text:p>Alicja w Krainie Czarów</text:p>
          </table:table-cell>
          <table:table-cell office:value-type="float" office:value="2010">
            <text:p>2010</text:p>
          </table:table-cell>
          <table:table-cell office:value-type="string">
            <text:p>tt1014759</text:p>
          </table:table-cell>
          <table:table-cell table:number-columns-repeated="24"/>
        </table:table-row>
        <table:table-row table:style-name="ro1">
          <table:table-cell office:value-type="string">
            <text:p>Harry Potter and the Deathly Hallows: Part 1</text:p>
          </table:table-cell>
          <table:table-cell office:value-type="string">
            <text:p>Harry Potter i Insygnia Śmierci: Część I</text:p>
          </table:table-cell>
          <table:table-cell office:value-type="float" office:value="2010">
            <text:p>2010</text:p>
          </table:table-cell>
          <table:table-cell office:value-type="string">
            <text:p>tt0926084</text:p>
          </table:table-cell>
          <table:table-cell table:number-columns-repeated="24"/>
        </table:table-row>
        <table:table-row table:style-name="ro1">
          <table:table-cell office:value-type="string">
            <text:p>The Twilight Saga: Eclipse</text:p>
          </table:table-cell>
          <table:table-cell office:value-type="string">
            <text:p>Saga 'Zmierzch': Zaćmienie</text:p>
          </table:table-cell>
          <table:table-cell office:value-type="float" office:value="2010">
            <text:p>2010</text:p>
          </table:table-cell>
          <table:table-cell office:value-type="string">
            <text:p>tt1325004</text:p>
          </table:table-cell>
          <table:table-cell table:number-columns-repeated="24"/>
        </table:table-row>
        <table:table-row table:style-name="ro1">
          <table:table-cell office:value-type="string">
            <text:p>Despicable Me</text:p>
          </table:table-cell>
          <table:table-cell office:value-type="string">
            <text:p>Jak ukraść Księżyc</text:p>
          </table:table-cell>
          <table:table-cell office:value-type="float" office:value="2010">
            <text:p>2010</text:p>
          </table:table-cell>
          <table:table-cell office:value-type="string">
            <text:p>tt1323594</text:p>
          </table:table-cell>
          <table:table-cell table:number-columns-repeated="24"/>
        </table:table-row>
        <table:table-row table:style-name="ro1">
          <table:table-cell office:value-type="string">
            <text:p>The King's Speech</text:p>
          </table:table-cell>
          <table:table-cell office:value-type="string">
            <text:p>Jak zostać królem</text:p>
          </table:table-cell>
          <table:table-cell office:value-type="float" office:value="2010">
            <text:p>2010</text:p>
          </table:table-cell>
          <table:table-cell office:value-type="string">
            <text:p>tt1504320</text:p>
          </table:table-cell>
          <table:table-cell table:number-columns-repeated="24"/>
        </table:table-row>
        <table:table-row table:style-name="ro1">
          <table:table-cell office:value-type="string">
            <text:p>Tron: Legacy</text:p>
          </table:table-cell>
          <table:table-cell office:value-type="string">
            <text:p>Tron: Dziedzictwo</text:p>
          </table:table-cell>
          <table:table-cell office:value-type="float" office:value="2010">
            <text:p>2010</text:p>
          </table:table-cell>
          <table:table-cell office:value-type="string">
            <text:p>tt1104001</text:p>
          </table:table-cell>
          <table:table-cell table:number-columns-repeated="24"/>
        </table:table-row>
        <table:table-row table:style-name="ro1">
          <table:table-cell office:value-type="string">
            <text:p>The Karate Kid</text:p>
          </table:table-cell>
          <table:table-cell office:value-type="string">
            <text:p>Karate Kid</text:p>
          </table:table-cell>
          <table:table-cell office:value-type="float" office:value="2010">
            <text:p>2010</text:p>
          </table:table-cell>
          <table:table-cell office:value-type="string">
            <text:p>tt1155076</text:p>
          </table:table-cell>
          <table:table-cell table:number-columns-repeated="24"/>
        </table:table-row>
        <table:table-row table:style-name="ro1">
          <table:table-cell office:value-type="string">
            <text:p>Black Swan</text:p>
          </table:table-cell>
          <table:table-cell office:value-type="string">
            <text:p>Czarny łabędź</text:p>
          </table:table-cell>
          <table:table-cell office:value-type="float" office:value="2010">
            <text:p>2010</text:p>
          </table:table-cell>
          <table:table-cell office:value-type="string">
            <text:p>tt0947798</text:p>
          </table:table-cell>
          <table:table-cell table:number-columns-repeated="24"/>
        </table:table-row>
        <table:table-row table:style-name="ro1">
          <table:table-cell office:value-type="string">
            <text:p>Prince of Persia: The Sands of Time</text:p>
          </table:table-cell>
          <table:table-cell office:value-type="string">
            <text:p>Książę Persji: Piaski czasu</text:p>
          </table:table-cell>
          <table:table-cell office:value-type="float" office:value="2010">
            <text:p>2010</text:p>
          </table:table-cell>
          <table:table-cell office:value-type="string">
            <text:p>tt047307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he Social Network</text:p>
          </table:table-cell>
          <table:table-cell office:value-type="float" office:value="2010">
            <text:p>2010</text:p>
          </table:table-cell>
          <table:table-cell office:value-type="string">
            <text:p>tt1285016</text:p>
          </table:table-cell>
          <table:table-cell table:number-columns-repeated="24"/>
        </table:table-row>
        <table:table-row table:style-name="ro1">
          <table:table-cell office:value-type="string">
            <text:p>Inception</text:p>
          </table:table-cell>
          <table:table-cell office:value-type="string">
            <text:p>Incepcja</text:p>
          </table:table-cell>
          <table:table-cell office:value-type="float" office:value="2010">
            <text:p>2010</text:p>
          </table:table-cell>
          <table:table-cell office:value-type="string">
            <text:p>tt1375666</text:p>
          </table:table-cell>
          <table:table-cell table:number-columns-repeated="24"/>
        </table:table-row>
        <table:table-row table:style-name="ro1">
          <table:table-cell office:value-type="string">
            <text:p>Shrek Forever After</text:p>
          </table:table-cell>
          <table:table-cell office:value-type="string">
            <text:p>Shrek 4</text:p>
          </table:table-cell>
          <table:table-cell office:value-type="float" office:value="2010">
            <text:p>2010</text:p>
          </table:table-cell>
          <table:table-cell office:value-type="string">
            <text:p>tt089279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Iron Man 2</text:p>
          </table:table-cell>
          <table:table-cell office:value-type="float" office:value="2010">
            <text:p>2010</text:p>
          </table:table-cell>
          <table:table-cell office:value-type="string">
            <text:p>tt1228705</text:p>
          </table:table-cell>
          <table:table-cell table:number-columns-repeated="24"/>
        </table:table-row>
        <table:table-row table:style-name="ro1">
          <table:table-cell office:value-type="string">
            <text:p>Tangled</text:p>
          </table:table-cell>
          <table:table-cell office:value-type="string">
            <text:p>Zaplątani</text:p>
          </table:table-cell>
          <table:table-cell office:value-type="float" office:value="2010">
            <text:p>2010</text:p>
          </table:table-cell>
          <table:table-cell office:value-type="string">
            <text:p>tt0398286</text:p>
          </table:table-cell>
          <table:table-cell table:number-columns-repeated="24"/>
        </table:table-row>
        <table:table-row table:style-name="ro1">
          <table:table-cell office:value-type="string">
            <text:p>How to Train Your Dragon</text:p>
          </table:table-cell>
          <table:table-cell office:value-type="string">
            <text:p>Jak wytresować smoka</text:p>
          </table:table-cell>
          <table:table-cell office:value-type="float" office:value="2010">
            <text:p>2010</text:p>
          </table:table-cell>
          <table:table-cell office:value-type="string">
            <text:p>tt0892769</text:p>
          </table:table-cell>
          <table:table-cell table:number-columns-repeated="24"/>
        </table:table-row>
        <table:table-row table:style-name="ro1">
          <table:table-cell office:value-type="string">
            <text:p>Clash of the Titans</text:p>
          </table:table-cell>
          <table:table-cell office:value-type="string">
            <text:p>Starcie tytanów</text:p>
          </table:table-cell>
          <table:table-cell office:value-type="float" office:value="2010">
            <text:p>2010</text:p>
          </table:table-cell>
          <table:table-cell office:value-type="string">
            <text:p>tt0800320</text:p>
          </table:table-cell>
          <table:table-cell table:number-columns-repeated="24"/>
        </table:table-row>
        <table:table-row table:style-name="ro1">
          <table:table-cell office:value-type="string">
            <text:p>The Chronicles of Narnia: The Voyage of the Dawn Treader</text:p>
          </table:table-cell>
          <table:table-cell office:value-type="string">
            <text:p>Opowieści z Narnii: Podróż Wędrowca do Świtu</text:p>
          </table:table-cell>
          <table:table-cell office:value-type="float" office:value="2010">
            <text:p>2010</text:p>
          </table:table-cell>
          <table:table-cell office:value-type="string">
            <text:p>tt0980970</text:p>
          </table:table-cell>
          <table:table-cell table:number-columns-repeated="24"/>
        </table:table-row>
        <table:table-row table:style-name="ro1">
          <table:table-cell office:value-type="string">
            <text:p>Megamind</text:p>
          </table:table-cell>
          <table:table-cell office:value-type="string">
            <text:p>Megamocny</text:p>
          </table:table-cell>
          <table:table-cell office:value-type="float" office:value="2010">
            <text:p>2010</text:p>
          </table:table-cell>
          <table:table-cell office:value-type="string">
            <text:p>tt100152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obin Hood</text:p>
          </table:table-cell>
          <table:table-cell office:value-type="float" office:value="2010">
            <text:p>2010</text:p>
          </table:table-cell>
          <table:table-cell office:value-type="string">
            <text:p>tt0955308</text:p>
          </table:table-cell>
          <table:table-cell table:number-columns-repeated="24"/>
        </table:table-row>
        <table:table-row table:style-name="ro1">
          <table:table-cell office:value-type="string">
            <text:p>Shutter Island</text:p>
          </table:table-cell>
          <table:table-cell office:value-type="string">
            <text:p>Wyspa tajemnic</text:p>
          </table:table-cell>
          <table:table-cell office:value-type="float" office:value="2010">
            <text:p>2010</text:p>
          </table:table-cell>
          <table:table-cell office:value-type="string">
            <text:p>tt1130884</text:p>
          </table:table-cell>
          <table:table-cell table:number-columns-repeated="24"/>
        </table:table-row>
        <table:table-row table:style-name="ro1">
          <table:table-cell office:value-type="string">
            <text:p>Cats &amp; Dogs: The Revenge of Kitty Galore</text:p>
          </table:table-cell>
          <table:table-cell office:value-type="string">
            <text:p>Psy i koty: Odwet Kitty</text:p>
          </table:table-cell>
          <table:table-cell office:value-type="float" office:value="2010">
            <text:p>2010</text:p>
          </table:table-cell>
          <table:table-cell office:value-type="string">
            <text:p>tt1287468</text:p>
          </table:table-cell>
          <table:table-cell table:number-columns-repeated="24"/>
        </table:table-row>
        <table:table-row table:style-name="ro1">
          <table:table-cell office:value-type="string">
            <text:p>The Last Airbender</text:p>
          </table:table-cell>
          <table:table-cell office:value-type="string">
            <text:p>Ostatni władca wiatru</text:p>
          </table:table-cell>
          <table:table-cell office:value-type="float" office:value="2010">
            <text:p>2010</text:p>
          </table:table-cell>
          <table:table-cell office:value-type="string">
            <text:p>tt0938283</text:p>
          </table:table-cell>
          <table:table-cell table:number-columns-repeated="24"/>
        </table:table-row>
        <table:table-row table:style-name="ro1">
          <table:table-cell office:value-type="string">
            <text:p>Meet the Parents: Little Fockers</text:p>
          </table:table-cell>
          <table:table-cell office:value-type="string">
            <text:p>Poznaj naszą rodzinkę</text:p>
          </table:table-cell>
          <table:table-cell office:value-type="float" office:value="2010">
            <text:p>2010</text:p>
          </table:table-cell>
          <table:table-cell office:value-type="string">
            <text:p>tt0970866</text:p>
          </table:table-cell>
          <table:table-cell table:number-columns-repeated="24"/>
        </table:table-row>
        <table:table-row table:style-name="ro1">
          <table:table-cell office:value-type="string">
            <text:p>Sex and the City 2</text:p>
          </table:table-cell>
          <table:table-cell office:value-type="string">
            <text:p>Seks w wielkim mieście 2</text:p>
          </table:table-cell>
          <table:table-cell office:value-type="float" office:value="2010">
            <text:p>2010</text:p>
          </table:table-cell>
          <table:table-cell office:value-type="string">
            <text:p>tt1261945</text:p>
          </table:table-cell>
          <table:table-cell table:number-columns-repeated="24"/>
        </table:table-row>
        <table:table-row table:style-name="ro1">
          <table:table-cell office:value-type="string">
            <text:p>The Expendables</text:p>
          </table:table-cell>
          <table:table-cell office:value-type="string">
            <text:p>Niezniszczalni</text:p>
          </table:table-cell>
          <table:table-cell office:value-type="float" office:value="2010">
            <text:p>2010</text:p>
          </table:table-cell>
          <table:table-cell office:value-type="string">
            <text:p>tt1320253</text:p>
          </table:table-cell>
          <table:table-cell table:number-columns-repeated="24"/>
        </table:table-row>
        <table:table-row table:style-name="ro1">
          <table:table-cell office:value-type="string">
            <text:p>Grown Ups</text:p>
          </table:table-cell>
          <table:table-cell office:value-type="string">
            <text:p>Duże dzieci</text:p>
          </table:table-cell>
          <table:table-cell office:value-type="float" office:value="2010">
            <text:p>2010</text:p>
          </table:table-cell>
          <table:table-cell office:value-type="string">
            <text:p>tt1375670</text:p>
          </table:table-cell>
          <table:table-cell table:number-columns-repeated="24"/>
        </table:table-row>
        <table:table-row table:style-name="ro1">
          <table:table-cell office:value-type="string">
            <text:p>The Book of Eli</text:p>
          </table:table-cell>
          <table:table-cell office:value-type="string">
            <text:p>Księga ocalenia</text:p>
          </table:table-cell>
          <table:table-cell office:value-type="float" office:value="2010">
            <text:p>2010</text:p>
          </table:table-cell>
          <table:table-cell office:value-type="string">
            <text:p>tt1037705</text:p>
          </table:table-cell>
          <table:table-cell table:number-columns-repeated="24"/>
        </table:table-row>
        <table:table-row table:style-name="ro1">
          <table:table-cell office:value-type="string">
            <text:p>The Experiment</text:p>
          </table:table-cell>
          <table:table-cell office:value-type="string">
            <text:p>Eksperyment</text:p>
          </table:table-cell>
          <table:table-cell office:value-type="float" office:value="2010">
            <text:p>2010</text:p>
          </table:table-cell>
          <table:table-cell office:value-type="string">
            <text:p>tt0997152</text:p>
          </table:table-cell>
          <table:table-cell table:number-columns-repeated="24"/>
        </table:table-row>
        <table:table-row table:style-name="ro1">
          <table:table-cell office:value-type="string">
            <text:p>Saw 3D</text:p>
          </table:table-cell>
          <table:table-cell office:value-type="string">
            <text:p>Piła 3D</text:p>
          </table:table-cell>
          <table:table-cell office:value-type="float" office:value="2010">
            <text:p>2010</text:p>
          </table:table-cell>
          <table:table-cell office:value-type="string">
            <text:p>tt1477076</text:p>
          </table:table-cell>
          <table:table-cell table:number-columns-repeated="24"/>
        </table:table-row>
        <table:table-row table:style-name="ro1">
          <table:table-cell office:value-type="string">
            <text:p>Resident Evil: Afterlife </text:p>
          </table:table-cell>
          <table:table-cell office:value-type="string">
            <text:p>Resident Evil: Afterlife</text:p>
          </table:table-cell>
          <table:table-cell office:value-type="float" office:value="2010">
            <text:p>2010</text:p>
          </table:table-cell>
          <table:table-cell office:value-type="string">
            <text:p>tt1220634</text:p>
          </table:table-cell>
          <table:table-cell table:number-columns-repeated="24"/>
        </table:table-row>
        <table:table-row table:style-name="ro1">
          <table:table-cell office:value-type="string">
            <text:p>Friendship!</text:p>
          </table:table-cell>
          <table:table-cell office:value-type="string">
            <text:p>Przyjaźń!</text:p>
          </table:table-cell>
          <table:table-cell office:value-type="float" office:value="2010">
            <text:p>2010</text:p>
          </table:table-cell>
          <table:table-cell office:value-type="string">
            <text:p>tt124765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Otto's Eleven</text:p>
          </table:table-cell>
          <table:table-cell office:value-type="float" office:value="2010">
            <text:p>2010</text:p>
          </table:table-cell>
          <table:table-cell office:value-type="string">
            <text:p>tt1578128</text:p>
          </table:table-cell>
          <table:table-cell table:number-columns-repeated="24"/>
        </table:table-row>
        <table:table-row table:style-name="ro1">
          <table:table-cell office:value-type="string">
            <text:p>Big Tits Zombie</text:p>
          </table:table-cell>
          <table:table-cell office:value-type="string">
            <text:p>Zombie z dużymi cyckami</text:p>
          </table:table-cell>
          <table:table-cell office:value-type="float" office:value="2010">
            <text:p>2010</text:p>
          </table:table-cell>
          <table:table-cell office:value-type="string">
            <text:p>tt1642252</text:p>
          </table:table-cell>
          <table:table-cell table:number-columns-repeated="24"/>
        </table:table-row>
        <table:table-row table:style-name="ro1">
          <table:table-cell office:value-type="string">
            <text:p>Harry Potter and the Deathly Hallows - Part 2</text:p>
          </table:table-cell>
          <table:table-cell office:value-type="string">
            <text:p>Harry Potter i Insygnia Śmierci: Część II</text:p>
          </table:table-cell>
          <table:table-cell office:value-type="float" office:value="2011">
            <text:p>2011</text:p>
          </table:table-cell>
          <table:table-cell office:value-type="string">
            <text:p>tt1201607</text:p>
          </table:table-cell>
          <table:table-cell table:number-columns-repeated="24"/>
        </table:table-row>
        <table:table-row table:style-name="ro1">
          <table:table-cell office:value-type="string">
            <text:p>The Girl with the Dragon Tattoo</text:p>
          </table:table-cell>
          <table:table-cell office:value-type="string">
            <text:p>Dziewczyna z tatuażem</text:p>
          </table:table-cell>
          <table:table-cell office:value-type="float" office:value="2011">
            <text:p>2011</text:p>
          </table:table-cell>
          <table:table-cell office:value-type="string">
            <text:p>tt1568346</text:p>
          </table:table-cell>
          <table:table-cell table:number-columns-repeated="24"/>
        </table:table-row>
        <table:table-row table:style-name="ro1">
          <table:table-cell office:value-type="string">
            <text:p>Despicable Me 2</text:p>
          </table:table-cell>
          <table:table-cell office:value-type="string">
            <text:p>Minionki rozrabiają</text:p>
          </table:table-cell>
          <table:table-cell office:value-type="float" office:value="2011">
            <text:p>2011</text:p>
          </table:table-cell>
          <table:table-cell office:value-type="string">
            <text:p>tt1690953</text:p>
          </table:table-cell>
          <table:table-cell table:number-columns-repeated="24"/>
        </table:table-row>
        <table:table-row table:style-name="ro1">
          <table:table-cell office:value-type="string">
            <text:p>Midnight Cowboy</text:p>
          </table:table-cell>
          <table:table-cell office:value-type="string">
            <text:p>Nocny kowboj</text:p>
          </table:table-cell>
          <table:table-cell office:value-type="float" office:value="1969">
            <text:p>1969</text:p>
          </table:table-cell>
          <table:table-cell office:value-type="string">
            <text:p>tt006466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abel</text:p>
          </table:table-cell>
          <table:table-cell office:value-type="float" office:value="2006">
            <text:p>2006</text:p>
          </table:table-cell>
          <table:table-cell office:value-type="string">
            <text:p>tt0449467</text:p>
          </table:table-cell>
          <table:table-cell table:number-columns-repeated="24"/>
        </table:table-row>
        <table:table-row table:style-name="ro1">
          <table:table-cell office:value-type="string">
            <text:p>Bandits</text:p>
          </table:table-cell>
          <table:table-cell office:value-type="string">
            <text:p>Włamanie na śniadanie</text:p>
          </table:table-cell>
          <table:table-cell office:value-type="float" office:value="2001">
            <text:p>2001</text:p>
          </table:table-cell>
          <table:table-cell office:value-type="string">
            <text:p>tt021996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arry Lyndon</text:p>
          </table:table-cell>
          <table:table-cell office:value-type="float" office:value="1975">
            <text:p>1975</text:p>
          </table:table-cell>
          <table:table-cell office:value-type="string">
            <text:p>tt0072684</text:p>
          </table:table-cell>
          <table:table-cell table:number-columns-repeated="24"/>
        </table:table-row>
        <table:table-row table:style-name="ro1">
          <table:table-cell office:value-type="string">
            <text:p>Deliverance</text:p>
          </table:table-cell>
          <table:table-cell office:value-type="string">
            <text:p>Uwolnienie</text:p>
          </table:table-cell>
          <table:table-cell office:value-type="float" office:value="1972">
            <text:p>1972</text:p>
          </table:table-cell>
          <table:table-cell office:value-type="string">
            <text:p>tt0068473</text:p>
          </table:table-cell>
          <table:table-cell table:number-columns-repeated="24"/>
        </table:table-row>
        <table:table-row table:style-name="ro1">
          <table:table-cell office:value-type="string">
            <text:p>Tae Guk Gi: The Brotherhood of War</text:p>
          </table:table-cell>
          <table:table-cell office:value-type="string">
            <text:p>Braterstwo broni</text:p>
          </table:table-cell>
          <table:table-cell office:value-type="float" office:value="2004">
            <text:p>2004</text:p>
          </table:table-cell>
          <table:table-cell office:value-type="string">
            <text:p>tt0386064</text:p>
          </table:table-cell>
          <table:table-cell table:number-columns-repeated="24"/>
        </table:table-row>
        <table:table-row table:style-name="ro1">
          <table:table-cell office:value-type="string">
            <text:p>Cabaret</text:p>
          </table:table-cell>
          <table:table-cell office:value-type="string">
            <text:p>Kabaret</text:p>
          </table:table-cell>
          <table:table-cell office:value-type="float" office:value="1972">
            <text:p>1972</text:p>
          </table:table-cell>
          <table:table-cell office:value-type="string">
            <text:p>tt006832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Chinatown</text:p>
          </table:table-cell>
          <table:table-cell office:value-type="float" office:value="1974">
            <text:p>1974</text:p>
          </table:table-cell>
          <table:table-cell office:value-type="string">
            <text:p>tt0071315</text:p>
          </table:table-cell>
          <table:table-cell table:number-columns-repeated="24"/>
        </table:table-row>
        <table:table-row table:style-name="ro1">
          <table:table-cell office:value-type="string">
            <text:p>Collateral</text:p>
          </table:table-cell>
          <table:table-cell office:value-type="string">
            <text:p>Zakładnik</text:p>
          </table:table-cell>
          <table:table-cell office:value-type="float" office:value="2004">
            <text:p>2004</text:p>
          </table:table-cell>
          <table:table-cell office:value-type="string">
            <text:p>tt0369339</text:p>
          </table:table-cell>
          <table:table-cell table:number-columns-repeated="24"/>
        </table:table-row>
        <table:table-row table:style-name="ro1">
          <table:table-cell office:value-type="string">
            <text:p>Dark Blue</text:p>
          </table:table-cell>
          <table:table-cell office:value-type="string">
            <text:p>Policja</text:p>
          </table:table-cell>
          <table:table-cell office:value-type="float" office:value="2002">
            <text:p>2002</text:p>
          </table:table-cell>
          <table:table-cell office:value-type="string">
            <text:p>tt0279331</text:p>
          </table:table-cell>
          <table:table-cell table:number-columns-repeated="24"/>
        </table:table-row>
        <table:table-row table:style-name="ro1">
          <table:table-cell office:value-type="string">
            <text:p>Planet Terror</text:p>
          </table:table-cell>
          <table:table-cell office:value-type="string">
            <text:p>Grindhouse: Planet Terror</text:p>
          </table:table-cell>
          <table:table-cell office:value-type="float" office:value="2007">
            <text:p>2007</text:p>
          </table:table-cell>
          <table:table-cell office:value-type="string">
            <text:p>tt107725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Death Proof</text:p>
          </table:table-cell>
          <table:table-cell office:value-type="float" office:value="2007">
            <text:p>2007</text:p>
          </table:table-cell>
          <table:table-cell office:value-type="string">
            <text:p>tt1028528</text:p>
          </table:table-cell>
          <table:table-cell table:number-columns-repeated="24"/>
        </table:table-row>
        <table:table-row table:style-name="ro1">
          <table:table-cell office:value-type="string">
            <text:p>The Sting</text:p>
          </table:table-cell>
          <table:table-cell office:value-type="string">
            <text:p>Żądło</text:p>
          </table:table-cell>
          <table:table-cell office:value-type="float" office:value="1973">
            <text:p>1973</text:p>
          </table:table-cell>
          <table:table-cell office:value-type="string">
            <text:p>tt0070735</text:p>
          </table:table-cell>
          <table:table-cell table:number-columns-repeated="24"/>
        </table:table-row>
        <table:table-row table:style-name="ro1">
          <table:table-cell office:value-type="string">
            <text:p>Le Pacte des loups</text:p>
          </table:table-cell>
          <table:table-cell office:value-type="string">
            <text:p>Braterstwo wilków</text:p>
          </table:table-cell>
          <table:table-cell office:value-type="float" office:value="2001">
            <text:p>2001</text:p>
          </table:table-cell>
          <table:table-cell office:value-type="string">
            <text:p>tt0237534</text:p>
          </table:table-cell>
          <table:table-cell table:number-columns-repeated="24"/>
        </table:table-row>
        <table:table-row table:style-name="ro1">
          <table:table-cell office:value-type="string">
            <text:p>The Party</text:p>
          </table:table-cell>
          <table:table-cell office:value-type="string">
            <text:p>Przyjęcie</text:p>
          </table:table-cell>
          <table:table-cell office:value-type="float" office:value="1968">
            <text:p>1968</text:p>
          </table:table-cell>
          <table:table-cell office:value-type="string">
            <text:p>tt006341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Annie Hall</text:p>
          </table:table-cell>
          <table:table-cell office:value-type="float" office:value="1977">
            <text:p>1977</text:p>
          </table:table-cell>
          <table:table-cell office:value-type="string">
            <text:p>tt0075686</text:p>
          </table:table-cell>
          <table:table-cell table:number-columns-repeated="24"/>
        </table:table-row>
        <table:table-row table:style-name="ro1">
          <table:table-cell office:value-type="string">
            <text:p>Blazing Saddles</text:p>
          </table:table-cell>
          <table:table-cell office:value-type="string">
            <text:p>Płonące siodła</text:p>
          </table:table-cell>
          <table:table-cell office:value-type="float" office:value="1974">
            <text:p>1974</text:p>
          </table:table-cell>
          <table:table-cell office:value-type="string">
            <text:p>tt0071230</text:p>
          </table:table-cell>
          <table:table-cell table:number-columns-repeated="24"/>
        </table:table-row>
        <table:table-row table:style-name="ro1">
          <table:table-cell office:value-type="string">
            <text:p>Losin' It</text:p>
          </table:table-cell>
          <table:table-cell office:value-type="string">
            <text:p>Eskapada</text:p>
          </table:table-cell>
          <table:table-cell office:value-type="float" office:value="1983">
            <text:p>1983</text:p>
          </table:table-cell>
          <table:table-cell office:value-type="string">
            <text:p>tt0085868</text:p>
          </table:table-cell>
          <table:table-cell table:number-columns-repeated="24"/>
        </table:table-row>
        <table:table-row table:style-name="ro1">
          <table:table-cell office:value-type="string">
            <text:p>Fools' Parade</text:p>
          </table:table-cell>
          <table:table-cell office:value-type="string">
            <text:p>Błędne koło</text:p>
          </table:table-cell>
          <table:table-cell office:value-type="float" office:value="1971">
            <text:p>1971</text:p>
          </table:table-cell>
          <table:table-cell office:value-type="string">
            <text:p>tt0067109</text:p>
          </table:table-cell>
          <table:table-cell table:number-columns-repeated="24"/>
        </table:table-row>
        <table:table-row table:style-name="ro1">
          <table:table-cell office:value-type="string">
            <text:p>Die Herren mit der weißen Weste</text:p>
          </table:table-cell>
          <table:table-cell office:value-type="string">
            <text:p>Dżentelmen w białej kamizelce</text:p>
          </table:table-cell>
          <table:table-cell office:value-type="float" office:value="1970">
            <text:p>1970</text:p>
          </table:table-cell>
          <table:table-cell office:value-type="string">
            <text:p>tt0065835</text:p>
          </table:table-cell>
          <table:table-cell table:number-columns-repeated="24"/>
        </table:table-row>
        <table:table-row table:style-name="ro1">
          <table:table-cell office:value-type="string">
            <text:p>The Poseidon Adventure</text:p>
          </table:table-cell>
          <table:table-cell office:value-type="string">
            <text:p>Tragedia Posejdona</text:p>
          </table:table-cell>
          <table:table-cell office:value-type="float" office:value="1972">
            <text:p>1972</text:p>
          </table:table-cell>
          <table:table-cell office:value-type="string">
            <text:p>tt0069113</text:p>
          </table:table-cell>
          <table:table-cell table:number-columns-repeated="24"/>
        </table:table-row>
        <table:table-row table:style-name="ro1">
          <table:table-cell office:value-type="string">
            <text:p>Don't Come Knocking</text:p>
          </table:table-cell>
          <table:table-cell office:value-type="string">
            <text:p>Nie wracaj w te strony</text:p>
          </table:table-cell>
          <table:table-cell office:value-type="float" office:value="2005">
            <text:p>2005</text:p>
          </table:table-cell>
          <table:table-cell office:value-type="string">
            <text:p>tt0377800</text:p>
          </table:table-cell>
          <table:table-cell table:number-columns-repeated="24"/>
        </table:table-row>
        <table:table-row table:style-name="ro1">
          <table:table-cell office:value-type="string">
            <text:p>Down by Law</text:p>
          </table:table-cell>
          <table:table-cell office:value-type="string">
            <text:p>Poza prawem</text:p>
          </table:table-cell>
          <table:table-cell office:value-type="float" office:value="1986">
            <text:p>1986</text:p>
          </table:table-cell>
          <table:table-cell office:value-type="string">
            <text:p>tt0090967</text:p>
          </table:table-cell>
          <table:table-cell table:number-columns-repeated="24"/>
        </table:table-row>
        <table:table-row table:style-name="ro1">
          <table:table-cell office:value-type="string">
            <text:p>The French Connection</text:p>
          </table:table-cell>
          <table:table-cell office:value-type="string">
            <text:p>Francuski łącznik</text:p>
          </table:table-cell>
          <table:table-cell office:value-type="float" office:value="1971">
            <text:p>1971</text:p>
          </table:table-cell>
          <table:table-cell office:value-type="string">
            <text:p>tt0067116</text:p>
          </table:table-cell>
          <table:table-cell table:number-columns-repeated="24"/>
        </table:table-row>
        <table:table-row table:style-name="ro1">
          <table:table-cell office:value-type="string">
            <text:p>Frenzy</text:p>
          </table:table-cell>
          <table:table-cell office:value-type="string">
            <text:p>Szał</text:p>
          </table:table-cell>
          <table:table-cell office:value-type="float" office:value="1972">
            <text:p>1972</text:p>
          </table:table-cell>
          <table:table-cell office:value-type="string">
            <text:p>tt0068611</text:p>
          </table:table-cell>
          <table:table-cell table:number-columns-repeated="24"/>
        </table:table-row>
        <table:table-row table:style-name="ro1">
          <table:table-cell office:value-type="string">
            <text:p>From Hell</text:p>
          </table:table-cell>
          <table:table-cell office:value-type="string">
            <text:p>Z piekła rodem</text:p>
          </table:table-cell>
          <table:table-cell office:value-type="float" office:value="2001">
            <text:p>2001</text:p>
          </table:table-cell>
          <table:table-cell office:value-type="string">
            <text:p>tt0120681</text:p>
          </table:table-cell>
          <table:table-cell table:number-columns-repeated="24"/>
        </table:table-row>
        <table:table-row table:style-name="ro1">
          <table:table-cell office:value-type="string">
            <text:p>East of Eden</text:p>
          </table:table-cell>
          <table:table-cell office:value-type="string">
            <text:p>Na wschód od Edenu</text:p>
          </table:table-cell>
          <table:table-cell office:value-type="float" office:value="1986">
            <text:p>1986</text:p>
          </table:table-cell>
          <table:table-cell office:value-type="string">
            <text:p>tt0091688</text:p>
          </table:table-cell>
          <table:table-cell table:number-columns-repeated="24"/>
        </table:table-row>
        <table:table-row table:style-name="ro1">
          <table:table-cell office:value-type="string">
            <text:p>Il mio nome è Nessuno</text:p>
          </table:table-cell>
          <table:table-cell office:value-type="string">
            <text:p>Nazywam się Nobody</text:p>
          </table:table-cell>
          <table:table-cell office:value-type="float" office:value="1973">
            <text:p>1973</text:p>
          </table:table-cell>
          <table:table-cell office:value-type="string">
            <text:p>tt0070215</text:p>
          </table:table-cell>
          <table:table-cell table:number-columns-repeated="24"/>
        </table:table-row>
        <table:table-row table:style-name="ro1">
          <table:table-cell office:value-type="string">
            <text:p>Muxmäuschenstill</text:p>
          </table:table-cell>
          <table:table-cell office:value-type="string">
            <text:p>Porzadek musi byc!</text:p>
          </table:table-cell>
          <table:table-cell office:value-type="float" office:value="2004">
            <text:p>2004</text:p>
          </table:table-cell>
          <table:table-cell office:value-type="string">
            <text:p>tt039674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ay</text:p>
          </table:table-cell>
          <table:table-cell office:value-type="float" office:value="2004">
            <text:p>2004</text:p>
          </table:table-cell>
          <table:table-cell office:value-type="string">
            <text:p>tt0350258</text:p>
          </table:table-cell>
          <table:table-cell table:number-columns-repeated="24"/>
        </table:table-row>
        <table:table-row table:style-name="ro1">
          <table:table-cell office:value-type="string">
            <text:p>Suspiria</text:p>
          </table:table-cell>
          <table:table-cell office:value-type="string">
            <text:p>Odgłosy</text:p>
          </table:table-cell>
          <table:table-cell office:value-type="float" office:value="1977">
            <text:p>1977</text:p>
          </table:table-cell>
          <table:table-cell office:value-type="string">
            <text:p>tt0076786</text:p>
          </table:table-cell>
          <table:table-cell table:number-columns-repeated="24"/>
        </table:table-row>
        <table:table-row table:style-name="ro1">
          <table:table-cell office:value-type="string">
            <text:p>The Wild Bunch</text:p>
          </table:table-cell>
          <table:table-cell office:value-type="string">
            <text:p>Dzika banda</text:p>
          </table:table-cell>
          <table:table-cell office:value-type="float" office:value="1969">
            <text:p>1969</text:p>
          </table:table-cell>
          <table:table-cell office:value-type="string">
            <text:p>tt0065214</text:p>
          </table:table-cell>
          <table:table-cell table:number-columns-repeated="24"/>
        </table:table-row>
        <table:table-row table:style-name="ro1">
          <table:table-cell office:value-type="string">
            <text:p>Giù la testa</text:p>
          </table:table-cell>
          <table:table-cell office:value-type="string">
            <text:p>Garść dynamitu</text:p>
          </table:table-cell>
          <table:table-cell office:value-type="float" office:value="1971">
            <text:p>1971</text:p>
          </table:table-cell>
          <table:table-cell office:value-type="string">
            <text:p>tt0067140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opaz</text:p>
          </table:table-cell>
          <table:table-cell office:value-type="float" office:value="1969">
            <text:p>1969</text:p>
          </table:table-cell>
          <table:table-cell office:value-type="string">
            <text:p>tt0065112</text:p>
          </table:table-cell>
          <table:table-cell table:number-columns-repeated="24"/>
        </table:table-row>
        <table:table-row table:style-name="ro1">
          <table:table-cell office:value-type="string">
            <text:p>Winnetou and Shatterhand in the Valley of Death</text:p>
          </table:table-cell>
          <table:table-cell office:value-type="string">
            <text:p>Winnetou w Dolinie Śmierci</text:p>
          </table:table-cell>
          <table:table-cell office:value-type="float" office:value="1968">
            <text:p>1968</text:p>
          </table:table-cell>
          <table:table-cell office:value-type="string">
            <text:p>tt006381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Zatoichi</text:p>
          </table:table-cell>
          <table:table-cell office:value-type="float" office:value="2003">
            <text:p>2003</text:p>
          </table:table-cell>
          <table:table-cell office:value-type="string">
            <text:p>tt0363226</text:p>
          </table:table-cell>
          <table:table-cell table:number-columns-repeated="24"/>
        </table:table-row>
        <table:table-row table:style-name="ro1">
          <table:table-cell office:value-type="string">
            <text:p>Pari e dispari</text:p>
          </table:table-cell>
          <table:table-cell office:value-type="string">
            <text:p>Hazardowe szaleństwo</text:p>
          </table:table-cell>
          <table:table-cell office:value-type="float" office:value="1978">
            <text:p>1978</text:p>
          </table:table-cell>
          <table:table-cell office:value-type="string">
            <text:p>tt0078058</text:p>
          </table:table-cell>
          <table:table-cell table:number-columns-repeated="24"/>
        </table:table-row>
        <table:table-row table:style-name="ro1">
          <table:table-cell office:value-type="string">
            <text:p>Stargate: The Ark of Truth</text:p>
          </table:table-cell>
          <table:table-cell office:value-type="string">
            <text:p>Gwiezdne Wrota: Arka Prawdy</text:p>
          </table:table-cell>
          <table:table-cell office:value-type="float" office:value="2008">
            <text:p>2008</text:p>
          </table:table-cell>
          <table:table-cell office:value-type="string">
            <text:p>tt0942903</text:p>
          </table:table-cell>
          <table:table-cell table:number-columns-repeated="24"/>
        </table:table-row>
        <table:table-row table:style-name="ro1">
          <table:table-cell office:value-type="string">
            <text:p>Stargate: Continuum</text:p>
          </table:table-cell>
          <table:table-cell office:value-type="string">
            <text:p>Gwiezdne Wrota: Continuum</text:p>
          </table:table-cell>
          <table:table-cell office:value-type="float" office:value="2008">
            <text:p>2008</text:p>
          </table:table-cell>
          <table:table-cell office:value-type="string">
            <text:p>tt0929629</text:p>
          </table:table-cell>
          <table:table-cell table:number-columns-repeated="24"/>
        </table:table-row>
        <table:table-row table:style-name="ro1">
          <table:table-cell office:value-type="string">
            <text:p>Police Call 110: The Maverick</text:p>
          </table:table-cell>
          <table:table-cell office:value-type="string">
            <text:p>Telefon 110</text:p>
          </table:table-cell>
          <table:table-cell office:value-type="float" office:value="1980">
            <text:p>1980</text:p>
          </table:table-cell>
          <table:table-cell office:value-type="string">
            <text:p>tt0317993</text:p>
          </table:table-cell>
          <table:table-cell table:number-columns-repeated="24"/>
        </table:table-row>
        <table:table-row table:style-name="ro1">
          <table:table-cell office:value-type="string">
            <text:p>Tatort: Reifezeugnis</text:p>
          </table:table-cell>
          <table:table-cell office:value-type="string">
            <text:p>Świadectwo dojrzałości</text:p>
          </table:table-cell>
          <table:table-cell office:value-type="float" office:value="1977">
            <text:p>1977</text:p>
          </table:table-cell>
          <table:table-cell office:value-type="string">
            <text:p>tt0075309</text:p>
          </table:table-cell>
          <table:table-cell table:number-columns-repeated="24"/>
        </table:table-row>
        <table:table-row table:style-name="ro1">
          <table:table-cell office:value-type="string">
            <text:p>From Fantasia to Fantasyland</text:p>
          </table:table-cell>
          <table:table-cell office:value-type="string">
            <text:p>Od Fantazji do Fantasylandu</text:p>
          </table:table-cell>
          <table:table-cell office:value-type="float" office:value="1994">
            <text:p>1994</text:p>
          </table:table-cell>
          <table:table-cell office:value-type="string">
            <text:p>brak</text:p>
          </table:table-cell>
          <table:table-cell table:number-columns-repeated="24"/>
        </table:table-row>
        <table:table-row table:style-name="ro1">
          <table:table-cell office:value-type="string">
            <text:p>The Tonight Show with Jay Leno</text:p>
          </table:table-cell>
          <table:table-cell office:value-type="string">
            <text:p>Program „The Tonight Show” z Jayem Leno</text:p>
          </table:table-cell>
          <table:table-cell office:value-type="float" office:value="1994">
            <text:p>1994</text:p>
          </table:table-cell>
          <table:table-cell office:value-type="string">
            <text:p>tt2145345</text:p>
          </table:table-cell>
          <table:table-cell table:number-columns-repeated="24"/>
        </table:table-row>
        <table:table-row table:style-name="ro1">
          <table:table-cell office:value-type="string">
            <text:p>Pandora's Clock / Doomsday Virus</text:p>
          </table:table-cell>
          <table:table-cell office:value-type="string">
            <text:p>Zegar Pandory</text:p>
          </table:table-cell>
          <table:table-cell office:value-type="float" office:value="1996">
            <text:p>1996</text:p>
          </table:table-cell>
          <table:table-cell office:value-type="string">
            <text:p>tt0115309</text:p>
          </table:table-cell>
          <table:table-cell table:number-columns-repeated="24"/>
        </table:table-row>
        <table:table-row table:style-name="ro1">
          <table:table-cell office:value-type="string">
            <text:p>Mao, a Chinese Tale </text:p>
          </table:table-cell>
          <table:table-cell office:value-type="string">
            <text:p>Mao, chińska opowieść </text:p>
          </table:table-cell>
          <table:table-cell office:value-type="float" office:value="2006">
            <text:p>2006</text:p>
          </table:table-cell>
          <table:table-cell office:value-type="string">
            <text:p>tt1508111</text:p>
          </table:table-cell>
          <table:table-cell table:number-columns-repeated="24"/>
        </table:table-row>
        <table:table-row table:style-name="ro1">
          <table:table-cell office:value-type="string">
            <text:p>Seven Brides for Seven Brothers</text:p>
          </table:table-cell>
          <table:table-cell office:value-type="string">
            <text:p>Siedem narzeczonych dla siedmiu braci</text:p>
          </table:table-cell>
          <table:table-cell office:value-type="float" office:value="1982">
            <text:p>1982</text:p>
          </table:table-cell>
          <table:table-cell office:value-type="string">
            <text:p>tt0083476</text:p>
          </table:table-cell>
          <table:table-cell table:number-columns-repeated="24"/>
        </table:table-row>
        <table:table-row table:style-name="ro1">
          <table:table-cell table:number-columns-repeated="4" office:value-type="string">
            <text:p>przerwa</text:p>
          </table:table-cell>
          <table:table-cell table:number-columns-repeated="24"/>
        </table:table-row>
        <table:table-row table:style-name="ro1">
          <table:table-cell office:value-type="string">
            <text:p>Little Lord Fauntleroy</text:p>
          </table:table-cell>
          <table:table-cell office:value-type="string">
            <text:p>Mały Lord Fauntleroy</text:p>
          </table:table-cell>
          <table:table-cell office:value-type="float" office:value="1980">
            <text:p>1980</text:p>
          </table:table-cell>
          <table:table-cell office:value-type="string">
            <text:p>tt0081062</text:p>
          </table:table-cell>
          <table:table-cell table:number-columns-repeated="24"/>
        </table:table-row>
        <table:table-row table:style-name="ro1">
          <table:table-cell office:value-type="string">
            <text:p>Threads</text:p>
          </table:table-cell>
          <table:table-cell office:value-type="string">
            <text:p>Threads – Nici</text:p>
          </table:table-cell>
          <table:table-cell office:value-type="float" office:value="1984">
            <text:p>1984</text:p>
          </table:table-cell>
          <table:table-cell office:value-type="string">
            <text:p>tt0090163</text:p>
          </table:table-cell>
          <table:table-cell table:number-columns-repeated="24"/>
        </table:table-row>
        <table:table-row table:style-name="ro1">
          <table:table-cell office:value-type="string">
            <text:p>Amityville 4: The Evil Escapes</text:p>
          </table:table-cell>
          <table:table-cell office:value-type="string">
            <text:p>Amityville 4: Zło wymyka się spod kontroli</text:p>
          </table:table-cell>
          <table:table-cell office:value-type="float" office:value="1989">
            <text:p>1989</text:p>
          </table:table-cell>
          <table:table-cell office:value-type="string">
            <text:p>tt0096808</text:p>
          </table:table-cell>
          <table:table-cell table:number-columns-repeated="24"/>
        </table:table-row>
        <table:table-row table:style-name="ro1">
          <table:table-cell office:value-type="string">
            <text:p>The Amityville Curse</text:p>
          </table:table-cell>
          <table:table-cell office:value-type="string">
            <text:p>Klątwa Amityville</text:p>
          </table:table-cell>
          <table:table-cell office:value-type="float" office:value="1990">
            <text:p>1990</text:p>
          </table:table-cell>
          <table:table-cell office:value-type="string">
            <text:p>tt0099030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Critters 3</text:p>
          </table:table-cell>
          <table:table-cell office:value-type="float" office:value="1991">
            <text:p>1991</text:p>
          </table:table-cell>
          <table:table-cell office:value-type="string">
            <text:p>tt0101627</text:p>
          </table:table-cell>
          <table:table-cell table:number-columns-repeated="24"/>
        </table:table-row>
        <table:table-row table:style-name="ro1">
          <table:table-cell office:value-type="string">
            <text:p>Omen IV: The Awakening</text:p>
          </table:table-cell>
          <table:table-cell office:value-type="string">
            <text:p>Omen IV: Przebudzenie</text:p>
          </table:table-cell>
          <table:table-cell office:value-type="float" office:value="1991">
            <text:p>1991</text:p>
          </table:table-cell>
          <table:table-cell office:value-type="string">
            <text:p>tt0102585</text:p>
          </table:table-cell>
          <table:table-cell table:number-columns-repeated="24"/>
        </table:table-row>
        <table:table-row table:style-name="ro1">
          <table:table-cell office:value-type="string">
            <text:p>Amityville: It's About Time</text:p>
          </table:table-cell>
          <table:table-cell office:value-type="string">
            <text:p>Amityville: Najwyższy Czas</text:p>
          </table:table-cell>
          <table:table-cell office:value-type="float" office:value="1992">
            <text:p>1992</text:p>
          </table:table-cell>
          <table:table-cell office:value-type="string">
            <text:p>tt010367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Infinity</text:p>
          </table:table-cell>
          <table:table-cell office:value-type="float" office:value="1991">
            <text:p>1991</text:p>
          </table:table-cell>
          <table:table-cell office:value-type="string">
            <text:p>tt021757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Critters 4</text:p>
          </table:table-cell>
          <table:table-cell office:value-type="float" office:value="1992">
            <text:p>1992</text:p>
          </table:table-cell>
          <table:table-cell office:value-type="string">
            <text:p>tt0101628</text:p>
          </table:table-cell>
          <table:table-cell table:number-columns-repeated="24"/>
        </table:table-row>
        <table:table-row table:style-name="ro1">
          <table:table-cell office:value-type="string">
            <text:p>Amityville: A New Generation</text:p>
          </table:table-cell>
          <table:table-cell office:value-type="string">
            <text:p>Amityville: Nowe pokolenie</text:p>
          </table:table-cell>
          <table:table-cell office:value-type="float" office:value="1993">
            <text:p>1993</text:p>
          </table:table-cell>
          <table:table-cell office:value-type="string">
            <text:p>tt0106262</text:p>
          </table:table-cell>
          <table:table-cell table:number-columns-repeated="24"/>
        </table:table-row>
        <table:table-row table:style-name="ro1">
          <table:table-cell office:value-type="string">
            <text:p>Tremors 2: Aftershocks</text:p>
          </table:table-cell>
          <table:table-cell office:value-type="string">
            <text:p>Tremors 2: Wstrząsy wtórne</text:p>
          </table:table-cell>
          <table:table-cell office:value-type="float" office:value="1996">
            <text:p>1996</text:p>
          </table:table-cell>
          <table:table-cell office:value-type="string">
            <text:p>tt0114720</text:p>
          </table:table-cell>
          <table:table-cell table:number-columns-repeated="24"/>
        </table:table-row>
        <table:table-row table:style-name="ro1">
          <table:table-cell office:value-type="string">
            <text:p>Amityville Dollhouse</text:p>
          </table:table-cell>
          <table:table-cell office:value-type="string">
            <text:p>Domek dla lalek Amityville</text:p>
          </table:table-cell>
          <table:table-cell office:value-type="float" office:value="1996">
            <text:p>1996</text:p>
          </table:table-cell>
          <table:table-cell office:value-type="string">
            <text:p>tt0115535</text:p>
          </table:table-cell>
          <table:table-cell table:number-columns-repeated="24"/>
        </table:table-row>
        <table:table-row table:style-name="ro1">
          <table:table-cell office:value-type="string">
            <text:p>20,000 Leagues Under the Sea</text:p>
          </table:table-cell>
          <table:table-cell office:value-type="string">
            <text:p>20 000 mil podmorskiej żeglugi</text:p>
          </table:table-cell>
          <table:table-cell office:value-type="float" office:value="1997">
            <text:p>1997</text:p>
          </table:table-cell>
          <table:table-cell office:value-type="string">
            <text:p>tt0118247</text:p>
          </table:table-cell>
          <table:table-cell table:number-columns-repeated="24"/>
        </table:table-row>
        <table:table-row table:style-name="ro1">
          <table:table-cell office:value-type="string">
            <text:p>Candyman 3: Day of the Dead</text:p>
          </table:table-cell>
          <table:table-cell office:value-type="string">
            <text:p>Candyman 3: Dzień zmarłych</text:p>
          </table:table-cell>
          <table:table-cell office:value-type="float" office:value="1999">
            <text:p>1999</text:p>
          </table:table-cell>
          <table:table-cell office:value-type="string">
            <text:p>tt0165662</text:p>
          </table:table-cell>
          <table:table-cell table:number-columns-repeated="24"/>
        </table:table-row>
        <table:table-row table:style-name="ro1">
          <table:table-cell office:value-type="string">
            <text:p>Mistress Frankenstein</text:p>
          </table:table-cell>
          <table:table-cell office:value-type="string">
            <text:p>Pani Frankenstein</text:p>
          </table:table-cell>
          <table:table-cell office:value-type="float" office:value="2000">
            <text:p>2000</text:p>
          </table:table-cell>
          <table:table-cell office:value-type="string">
            <text:p>tt0245291</text:p>
          </table:table-cell>
          <table:table-cell table:number-columns-repeated="24"/>
        </table:table-row>
        <table:table-row table:style-name="ro1">
          <table:table-cell office:value-type="string">
            <text:p>Tremors 3: Back to Perfection</text:p>
          </table:table-cell>
          <table:table-cell office:value-type="string">
            <text:p>Tremors 3: Powrót do perfekcji</text:p>
          </table:table-cell>
          <table:table-cell office:value-type="float" office:value="2001">
            <text:p>2001</text:p>
          </table:table-cell>
          <table:table-cell office:value-type="string">
            <text:p>tt0259685</text:p>
          </table:table-cell>
          <table:table-cell table:number-columns-repeated="24"/>
        </table:table-row>
        <table:table-row table:style-name="ro1">
          <table:table-cell office:value-type="string">
            <text:p>Staying on Top</text:p>
          </table:table-cell>
          <table:table-cell office:value-type="string">
            <text:p>Utrzymanie się na szczycie</text:p>
          </table:table-cell>
          <table:table-cell office:value-type="float" office:value="2001">
            <text:p>2001</text:p>
          </table:table-cell>
          <table:table-cell office:value-type="string">
            <text:p>tt030609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Carrie</text:p>
          </table:table-cell>
          <table:table-cell office:value-type="float" office:value="2002">
            <text:p>2002</text:p>
          </table:table-cell>
          <table:table-cell office:value-type="string">
            <text:p>tt0319970</text:p>
          </table:table-cell>
          <table:table-cell table:number-columns-repeated="24"/>
        </table:table-row>
        <table:table-row table:style-name="ro1">
          <table:table-cell office:value-type="string">
            <text:p>Die megageile Küken-Farm</text:p>
          </table:table-cell>
          <table:table-cell office:value-type="string">
            <text:p>Die Mega Randy Awesome Chick Farm</text:p>
          </table:table-cell>
          <table:table-cell office:value-type="float" office:value="2002">
            <text:p>2002</text:p>
          </table:table-cell>
          <table:table-cell office:value-type="string">
            <text:p>tt039133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he Animatrix</text:p>
          </table:table-cell>
          <table:table-cell office:value-type="float" office:value="2003">
            <text:p>2003</text:p>
          </table:table-cell>
          <table:table-cell office:value-type="string">
            <text:p>tt0328832</text:p>
          </table:table-cell>
          <table:table-cell table:number-columns-repeated="24"/>
        </table:table-row>
        <table:table-row table:style-name="ro1">
          <table:table-cell office:value-type="string">
            <text:p>Tremors 4: The Legend Begins</text:p>
          </table:table-cell>
          <table:table-cell office:value-type="string">
            <text:p>Tremors 4: Początek legendy</text:p>
          </table:table-cell>
          <table:table-cell office:value-type="float" office:value="2004">
            <text:p>2004</text:p>
          </table:table-cell>
          <table:table-cell office:value-type="string">
            <text:p>tt033454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he Christmas Card</text:p>
          </table:table-cell>
          <table:table-cell office:value-type="float" office:value="2006">
            <text:p>2006</text:p>
          </table:table-cell>
          <table:table-cell office:value-type="string">
            <text:p>tt0783494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Hollow Man 2</text:p>
          </table:table-cell>
          <table:table-cell office:value-type="float" office:value="2006">
            <text:p>2006</text:p>
          </table:table-cell>
          <table:table-cell office:value-type="string">
            <text:p>tt0469916</text:p>
          </table:table-cell>
          <table:table-cell table:number-columns-repeated="24"/>
        </table:table-row>
        <table:table-row table:style-name="ro1">
          <table:table-cell office:value-type="string">
            <text:p>Anaconda 3: Offspring</text:p>
          </table:table-cell>
          <table:table-cell office:value-type="string">
            <text:p>Anakonda 3: Potomstwo</text:p>
          </table:table-cell>
          <table:table-cell office:value-type="float" office:value="2008">
            <text:p>2008</text:p>
          </table:table-cell>
          <table:table-cell office:value-type="string">
            <text:p>tt1137996</text:p>
          </table:table-cell>
          <table:table-cell table:number-columns-repeated="24"/>
        </table:table-row>
        <table:table-row table:style-name="ro1">
          <table:table-cell office:value-type="string">
            <text:p>Strippers vs Zombies</text:p>
          </table:table-cell>
          <table:table-cell office:value-type="string">
            <text:p>Striptizerki kontra Zombie</text:p>
          </table:table-cell>
          <table:table-cell office:value-type="float" office:value="2008">
            <text:p>2008</text:p>
          </table:table-cell>
          <table:table-cell office:value-type="string">
            <text:p>tt0906788</text:p>
          </table:table-cell>
          <table:table-cell table:number-columns-repeated="24"/>
        </table:table-row>
        <table:table-row table:style-name="ro1">
          <table:table-cell office:value-type="string">
            <text:p>Columbo: Prescription: Murder</text:p>
          </table:table-cell>
          <table:table-cell office:value-type="string">
            <text:p>Columbo: Recepta: Morderstwo</text:p>
          </table:table-cell>
          <table:table-cell office:value-type="float" office:value="1968">
            <text:p>1968</text:p>
          </table:table-cell>
          <table:table-cell office:value-type="string">
            <text:p>tt0061496</text:p>
          </table:table-cell>
          <table:table-cell table:number-columns-repeated="24"/>
        </table:table-row>
        <table:table-row table:style-name="ro1">
          <table:table-cell office:value-type="string">
            <text:p>Columbo: Ransom for a Dead Man</text:p>
          </table:table-cell>
          <table:table-cell office:value-type="string">
            <text:p>Columbo: Okup za zmarłego</text:p>
          </table:table-cell>
          <table:table-cell office:value-type="float" office:value="1971">
            <text:p>1971</text:p>
          </table:table-cell>
          <table:table-cell office:value-type="string">
            <text:p>tt0066933</text:p>
          </table:table-cell>
          <table:table-cell table:number-columns-repeated="24"/>
        </table:table-row>
        <table:table-row table:style-name="ro1">
          <table:table-cell office:value-type="string">
            <text:p>Columbo: Wszystko jest w grze</text:p>
          </table:table-cell>
          <table:table-cell office:value-type="string">
            <text:p>Columbo: It's All in the Game</text:p>
          </table:table-cell>
          <table:table-cell office:value-type="float" office:value="1993">
            <text:p>1993</text:p>
          </table:table-cell>
          <table:table-cell office:value-type="string">
            <text:p>tt0106589</text:p>
          </table:table-cell>
          <table:table-cell table:number-columns-repeated="24"/>
        </table:table-row>
        <table:table-row table:style-name="ro1">
          <table:table-cell office:value-type="string">
            <text:p>Columbo: Butterfly in Shades of Grey</text:p>
          </table:table-cell>
          <table:table-cell office:value-type="string">
            <text:p>Columbo: Motyl w odcieniach szarości</text:p>
          </table:table-cell>
          <table:table-cell office:value-type="float" office:value="1994">
            <text:p>1994</text:p>
          </table:table-cell>
          <table:table-cell office:value-type="string">
            <text:p>tt0109458</text:p>
          </table:table-cell>
          <table:table-cell table:number-columns-repeated="24"/>
        </table:table-row>
        <table:table-row table:style-name="ro1">
          <table:table-cell office:value-type="string">
            <text:p>Columbo: Undercover</text:p>
          </table:table-cell>
          <table:table-cell office:value-type="string">
            <text:p>Columbo: Pod przykrywką</text:p>
          </table:table-cell>
          <table:table-cell office:value-type="float" office:value="1994">
            <text:p>1994</text:p>
          </table:table-cell>
          <table:table-cell office:value-type="string">
            <text:p>tt31188020</text:p>
          </table:table-cell>
          <table:table-cell table:number-columns-repeated="24"/>
        </table:table-row>
        <table:table-row table:style-name="ro1">
          <table:table-cell office:value-type="string">
            <text:p>Columbo: Strange Bedfellows</text:p>
          </table:table-cell>
          <table:table-cell office:value-type="string">
            <text:p>Columbo: Dziwne koleżeństwo</text:p>
          </table:table-cell>
          <table:table-cell office:value-type="float" office:value="1995">
            <text:p>1995</text:p>
          </table:table-cell>
          <table:table-cell office:value-type="string">
            <text:p>tt0112705</text:p>
          </table:table-cell>
          <table:table-cell table:number-columns-repeated="24"/>
        </table:table-row>
        <table:table-row table:style-name="ro1">
          <table:table-cell office:value-type="string">
            <text:p>Columbo: A Trace of Murder</text:p>
          </table:table-cell>
          <table:table-cell office:value-type="string">
            <text:p>Columbo: Ślad morderstwa</text:p>
          </table:table-cell>
          <table:table-cell office:value-type="float" office:value="1997">
            <text:p>1997</text:p>
          </table:table-cell>
          <table:table-cell office:value-type="string">
            <text:p>tt0118874</text:p>
          </table:table-cell>
          <table:table-cell table:number-columns-repeated="24"/>
        </table:table-row>
        <table:table-row table:style-name="ro1">
          <table:table-cell office:value-type="string">
            <text:p>Columbo: Ashes to Ashes</text:p>
          </table:table-cell>
          <table:table-cell office:value-type="string">
            <text:p>Columbo: Z prochu powstałeś w proch się obrócisz</text:p>
          </table:table-cell>
          <table:table-cell office:value-type="float" office:value="1998">
            <text:p>1998</text:p>
          </table:table-cell>
          <table:table-cell office:value-type="string">
            <text:p>tt0144141</text:p>
          </table:table-cell>
          <table:table-cell table:number-columns-repeated="24"/>
        </table:table-row>
        <table:table-row table:style-name="ro1">
          <table:table-cell office:value-type="string">
            <text:p>Columbo: Murder with Too Many Notes</text:p>
          </table:table-cell>
          <table:table-cell office:value-type="string">
            <text:p>Columbo: Morderstwo ze zbyt wieloma notatkami</text:p>
          </table:table-cell>
          <table:table-cell office:value-type="float" office:value="2001">
            <text:p>2001</text:p>
          </table:table-cell>
          <table:table-cell office:value-type="string">
            <text:p>tt0182919</text:p>
          </table:table-cell>
          <table:table-cell table:number-columns-repeated="24"/>
        </table:table-row>
        <table:table-row table:style-name="ro1">
          <table:table-cell office:value-type="string">
            <text:p>Columbo Likes the Nightlife</text:p>
          </table:table-cell>
          <table:table-cell office:value-type="string">
            <text:p>Columbo lubi nocne życie</text:p>
          </table:table-cell>
          <table:table-cell office:value-type="float" office:value="2003">
            <text:p>2003</text:p>
          </table:table-cell>
          <table:table-cell office:value-type="string">
            <text:p>tt0306666</text:p>
          </table:table-cell>
          <table:table-cell table:number-columns-repeated="24"/>
        </table:table-row>
        <table:table-row table:style-name="ro1">
          <table:table-cell office:value-type="string">
            <text:p>The Tonight Show with Jay Leno</text:p>
          </table:table-cell>
          <table:table-cell office:value-type="string">
            <text:p>Program „The Tonight Show” z Jayem Leno</text:p>
          </table:table-cell>
          <table:table-cell office:value-type="float" office:value="1992">
            <text:p>1992</text:p>
          </table:table-cell>
          <table:table-cell office:value-type="string">
            <text:p>tt0728164</text:p>
          </table:table-cell>
          <table:table-cell table:number-columns-repeated="24"/>
        </table:table-row>
        <table:table-row table:style-name="ro1">
          <table:table-cell office:value-type="string">
            <text:p>The Tonight Show with Jay Leno</text:p>
          </table:table-cell>
          <table:table-cell office:value-type="string">
            <text:p>Program „The Tonight Show” z Jayem Leno</text:p>
          </table:table-cell>
          <table:table-cell office:value-type="float" office:value="1996">
            <text:p>1996</text:p>
          </table:table-cell>
          <table:table-cell office:value-type="string">
            <text:p>tt1152648</text:p>
          </table:table-cell>
          <table:table-cell table:number-columns-repeated="24"/>
        </table:table-row>
        <table:table-row table:style-name="ro1">
          <table:table-cell office:value-type="string">
            <text:p>The Tonight Show with Jay Leno</text:p>
          </table:table-cell>
          <table:table-cell office:value-type="string">
            <text:p>Program „The Tonight Show” z Jayem Leno</text:p>
          </table:table-cell>
          <table:table-cell office:value-type="float" office:value="1998">
            <text:p>1998</text:p>
          </table:table-cell>
          <table:table-cell office:value-type="string">
            <text:p>tt2393533</text:p>
          </table:table-cell>
          <table:table-cell table:number-columns-repeated="24"/>
        </table:table-row>
        <table:table-row table:style-name="ro1">
          <table:table-cell office:value-type="string">
            <text:p>The Tonight Show with Jay Leno</text:p>
          </table:table-cell>
          <table:table-cell office:value-type="string">
            <text:p>Program „The Tonight Show” z Jayem Leno</text:p>
          </table:table-cell>
          <table:table-cell office:value-type="float" office:value="2004">
            <text:p>2004</text:p>
          </table:table-cell>
          <table:table-cell office:value-type="string">
            <text:p>tt0728836</text:p>
          </table:table-cell>
          <table:table-cell table:number-columns-repeated="24"/>
        </table:table-row>
        <table:table-row table:style-name="ro1">
          <table:table-cell office:value-type="string">
            <text:p>The Tonight Show with Jay Leno</text:p>
          </table:table-cell>
          <table:table-cell office:value-type="string">
            <text:p>Program „The Tonight Show” z Jayem Leno</text:p>
          </table:table-cell>
          <table:table-cell office:value-type="float" office:value="2008">
            <text:p>2008</text:p>
          </table:table-cell>
          <table:table-cell office:value-type="string">
            <text:p>tt126875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restleMania I</text:p>
          </table:table-cell>
          <table:table-cell office:value-type="float" office:value="1985">
            <text:p>1985</text:p>
          </table:table-cell>
          <table:table-cell office:value-type="string">
            <text:p>tt023507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restleMania II</text:p>
          </table:table-cell>
          <table:table-cell office:value-type="float" office:value="1986">
            <text:p>1986</text:p>
          </table:table-cell>
          <table:table-cell office:value-type="string">
            <text:p>tt024861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restleMania III</text:p>
          </table:table-cell>
          <table:table-cell office:value-type="float" office:value="1987">
            <text:p>1987</text:p>
          </table:table-cell>
          <table:table-cell office:value-type="string">
            <text:p>tt0250824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restleMania IV</text:p>
          </table:table-cell>
          <table:table-cell office:value-type="float" office:value="1988">
            <text:p>1988</text:p>
          </table:table-cell>
          <table:table-cell office:value-type="string">
            <text:p>tt025210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restleMania V</text:p>
          </table:table-cell>
          <table:table-cell office:value-type="float" office:value="1989">
            <text:p>1989</text:p>
          </table:table-cell>
          <table:table-cell office:value-type="string">
            <text:p>tt023296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restleMania VI</text:p>
          </table:table-cell>
          <table:table-cell office:value-type="float" office:value="1990">
            <text:p>1990</text:p>
          </table:table-cell>
          <table:table-cell office:value-type="string">
            <text:p>tt025210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restleMania VII</text:p>
          </table:table-cell>
          <table:table-cell office:value-type="float" office:value="1991">
            <text:p>1991</text:p>
          </table:table-cell>
          <table:table-cell office:value-type="string">
            <text:p>tt0252104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restleMania VIII</text:p>
          </table:table-cell>
          <table:table-cell office:value-type="float" office:value="1992">
            <text:p>1992</text:p>
          </table:table-cell>
          <table:table-cell office:value-type="string">
            <text:p>tt024557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restleMania IX</text:p>
          </table:table-cell>
          <table:table-cell office:value-type="float" office:value="1993">
            <text:p>1993</text:p>
          </table:table-cell>
          <table:table-cell office:value-type="string">
            <text:p>tt025210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restleMania X</text:p>
          </table:table-cell>
          <table:table-cell office:value-type="float" office:value="1994">
            <text:p>1994</text:p>
          </table:table-cell>
          <table:table-cell office:value-type="string">
            <text:p>tt025210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restleMania XII</text:p>
          </table:table-cell>
          <table:table-cell office:value-type="float" office:value="1996">
            <text:p>1996</text:p>
          </table:table-cell>
          <table:table-cell office:value-type="string">
            <text:p>tt0251485</text:p>
          </table:table-cell>
          <table:table-cell table:number-columns-repeated="24"/>
        </table:table-row>
        <table:table-row table:style-name="ro1">
          <table:table-cell office:value-type="string">
            <text:p>Buffy the Vampire Slayer (Season 1: The Master)</text:p>
          </table:table-cell>
          <table:table-cell office:value-type="string">
            <text:p>Buffy: Pogromca wampirów (Sezon 1: Mistrz)</text:p>
          </table:table-cell>
          <table:table-cell office:value-type="float" office:value="1997">
            <text:p>1997</text:p>
          </table:table-cell>
          <table:table-cell office:value-type="string">
            <text:p>tt0118276</text:p>
          </table:table-cell>
          <table:table-cell table:number-columns-repeated="24"/>
        </table:table-row>
        <table:table-row table:style-name="ro1">
          <table:table-cell office:value-type="string">
            <text:p>Buffy the Vampire Slayer (Season 2: Angelus)</text:p>
          </table:table-cell>
          <table:table-cell office:value-type="string">
            <text:p>Buffy: Pogromca wampirów (Sezon 2: Angelus)</text:p>
          </table:table-cell>
          <table:table-cell office:value-type="float" office:value="1997">
            <text:p>1997</text:p>
          </table:table-cell>
          <table:table-cell office:value-type="string">
            <text:p>tt0118276/tt0533437</text:p>
          </table:table-cell>
          <table:table-cell table:number-columns-repeated="24"/>
        </table:table-row>
        <table:table-row table:style-name="ro1">
          <table:table-cell office:value-type="string">
            <text:p>Buffy the Vampire Slayer (Season 3: The Mayor)</text:p>
          </table:table-cell>
          <table:table-cell office:value-type="string">
            <text:p>Buffy: Pogromca wampirów (Sezon 3: Burmistrz)</text:p>
          </table:table-cell>
          <table:table-cell office:value-type="float" office:value="1998">
            <text:p>1998</text:p>
          </table:table-cell>
          <table:table-cell office:value-type="string">
            <text:p>/tt0533389</text:p>
          </table:table-cell>
          <table:table-cell table:number-columns-repeated="24"/>
        </table:table-row>
        <table:table-row table:style-name="ro1">
          <table:table-cell office:value-type="string">
            <text:p>Buffy the Vampire Slayer (Season 4: The Initiative)</text:p>
          </table:table-cell>
          <table:table-cell office:value-type="string">
            <text:p>Buffy: Pogromca wampirów (Sezon 4: Inicjatywa)</text:p>
          </table:table-cell>
          <table:table-cell office:value-type="float" office:value="1999">
            <text:p>1999</text:p>
          </table:table-cell>
          <table:table-cell office:value-type="string">
            <text:p>/tt0533488</text:p>
          </table:table-cell>
          <table:table-cell table:number-columns-repeated="24"/>
        </table:table-row>
        <table:table-row table:style-name="ro1">
          <table:table-cell office:value-type="string">
            <text:p>Buffy the Vampire Slayer (Season 5: Glory)</text:p>
          </table:table-cell>
          <table:table-cell office:value-type="string">
            <text:p>Buffy: Pogromca wampirów (Sezon 5: Chwała)</text:p>
          </table:table-cell>
          <table:table-cell office:value-type="float" office:value="2000">
            <text:p>2000</text:p>
          </table:table-cell>
          <table:table-cell office:value-type="string">
            <text:p>/tt0533404</text:p>
          </table:table-cell>
          <table:table-cell table:number-columns-repeated="24"/>
        </table:table-row>
        <table:table-row table:style-name="ro1">
          <table:table-cell office:value-type="string">
            <text:p>Buffy the Vampire Slayer (Season 6: Life)</text:p>
          </table:table-cell>
          <table:table-cell office:value-type="string">
            <text:p>Buffy: Pogromca wampirów (Sezon 6: Mistrz)</text:p>
          </table:table-cell>
          <table:table-cell office:value-type="float" office:value="2001">
            <text:p>2001</text:p>
          </table:table-cell>
          <table:table-cell office:value-type="string">
            <text:p>/tt0533394</text:p>
          </table:table-cell>
          <table:table-cell office:value-type="string">
            <text:p>tytuł polski do poprawy</text:p>
          </table:table-cell>
          <table:table-cell table:number-columns-repeated="23"/>
        </table:table-row>
        <table:table-row table:style-name="ro1">
          <table:table-cell office:value-type="string">
            <text:p>Buffy the Vampire Slayer (Season 7: The First Evil)</text:p>
          </table:table-cell>
          <table:table-cell office:value-type="string">
            <text:p>Buffy: Pogromca wampirów (Sezon 7: Mistrz)</text:p>
          </table:table-cell>
          <table:table-cell office:value-type="float" office:value="2002">
            <text:p>2002</text:p>
          </table:table-cell>
          <table:table-cell office:value-type="string">
            <text:p>/tt0533452</text:p>
          </table:table-cell>
          <table:table-cell office:value-type="string">
            <text:p>tytuł polski do poprawy</text:p>
          </table:table-cell>
          <table:table-cell table:number-columns-repeated="23"/>
        </table:table-row>
        <table:table-row table:style-name="ro1">
          <table:table-cell office:value-type="string">
            <text:p>Angel (Season 1)</text:p>
          </table:table-cell>
          <table:table-cell office:value-type="string">
            <text:p>Angel (Sezon 1)</text:p>
          </table:table-cell>
          <table:table-cell office:value-type="float" office:value="1999">
            <text:p>1999</text:p>
          </table:table-cell>
          <table:table-cell office:value-type="string">
            <text:p>tt0162065/tt0512834</text:p>
          </table:table-cell>
          <table:table-cell table:number-columns-repeated="24"/>
        </table:table-row>
        <table:table-row table:style-name="ro1">
          <table:table-cell office:value-type="string">
            <text:p>Angel (Season 2)</text:p>
          </table:table-cell>
          <table:table-cell office:value-type="string">
            <text:p>Angel (Sezon 2)</text:p>
          </table:table-cell>
          <table:table-cell office:value-type="float" office:value="2000">
            <text:p>2000</text:p>
          </table:table-cell>
          <table:table-cell office:value-type="string">
            <text:p>tt0512867</text:p>
          </table:table-cell>
          <table:table-cell table:number-columns-repeated="24"/>
        </table:table-row>
        <table:table-row table:style-name="ro1">
          <table:table-cell office:value-type="string">
            <text:p>Angel (Season 3)</text:p>
          </table:table-cell>
          <table:table-cell office:value-type="string">
            <text:p>Angel (Sezon 3)</text:p>
          </table:table-cell>
          <table:table-cell office:value-type="float" office:value="2001">
            <text:p>2001</text:p>
          </table:table-cell>
          <table:table-cell office:value-type="string">
            <text:p>tt0512858</text:p>
          </table:table-cell>
          <table:table-cell table:number-columns-repeated="24"/>
        </table:table-row>
        <table:table-row table:style-name="ro1">
          <table:table-cell office:value-type="string">
            <text:p>Angel (Season 4)</text:p>
          </table:table-cell>
          <table:table-cell office:value-type="string">
            <text:p>Angel (Sezon 4)</text:p>
          </table:table-cell>
          <table:table-cell office:value-type="float" office:value="2002">
            <text:p>2002</text:p>
          </table:table-cell>
          <table:table-cell office:value-type="string">
            <text:p>tt0512842</text:p>
          </table:table-cell>
          <table:table-cell table:number-columns-repeated="24"/>
        </table:table-row>
        <table:table-row table:style-name="ro1">
          <table:table-cell office:value-type="string">
            <text:p>Angel (Season 5)</text:p>
          </table:table-cell>
          <table:table-cell office:value-type="string">
            <text:p>Angel (Sezon 5)</text:p>
          </table:table-cell>
          <table:table-cell office:value-type="float" office:value="2003">
            <text:p>2003</text:p>
          </table:table-cell>
          <table:table-cell office:value-type="string">
            <text:p>tt0512835</text:p>
          </table:table-cell>
          <table:table-cell table:number-columns-repeated="24"/>
        </table:table-row>
        <table:table-row table:style-name="ro1">
          <table:table-cell office:value-type="string">
            <text:p>The Flintstones (Season 1)</text:p>
          </table:table-cell>
          <table:table-cell office:value-type="string">
            <text:p>Flintstonowie (Sezon 1)</text:p>
          </table:table-cell>
          <table:table-cell office:value-type="float" office:value="1960">
            <text:p>1960</text:p>
          </table:table-cell>
          <table:table-cell office:value-type="string">
            <text:p>tt0053502/tt0815592</text:p>
          </table:table-cell>
          <table:table-cell table:number-columns-repeated="24"/>
        </table:table-row>
        <table:table-row table:style-name="ro1">
          <table:table-cell office:value-type="string">
            <text:p>The Flintstones (Season 2)</text:p>
          </table:table-cell>
          <table:table-cell office:value-type="string">
            <text:p>Flintstonowie (Sezon 2)</text:p>
          </table:table-cell>
          <table:table-cell office:value-type="float" office:value="1961">
            <text:p>1961</text:p>
          </table:table-cell>
          <table:table-cell office:value-type="string">
            <text:p>tt0580259</text:p>
          </table:table-cell>
          <table:table-cell table:number-columns-repeated="24"/>
        </table:table-row>
        <table:table-row table:style-name="ro1">
          <table:table-cell office:value-type="string">
            <text:p>The Flintstones (Season 3)</text:p>
          </table:table-cell>
          <table:table-cell office:value-type="string">
            <text:p>Flintstonowie (Sezon 3)</text:p>
          </table:table-cell>
          <table:table-cell office:value-type="float" office:value="1962">
            <text:p>1962</text:p>
          </table:table-cell>
          <table:table-cell office:value-type="string">
            <text:p>tt0580162</text:p>
          </table:table-cell>
          <table:table-cell table:number-columns-repeated="24"/>
        </table:table-row>
        <table:table-row table:style-name="ro1">
          <table:table-cell office:value-type="string">
            <text:p>The Flintstones (Season 4)</text:p>
          </table:table-cell>
          <table:table-cell office:value-type="string">
            <text:p>Flintstonowie (Sezon 4)</text:p>
          </table:table-cell>
          <table:table-cell office:value-type="float" office:value="1963">
            <text:p>1963</text:p>
          </table:table-cell>
          <table:table-cell office:value-type="string">
            <text:p>tt0580142</text:p>
          </table:table-cell>
          <table:table-cell table:number-columns-repeated="24"/>
        </table:table-row>
        <table:table-row table:style-name="ro1">
          <table:table-cell office:value-type="string">
            <text:p>Cagney &amp; Lacey (Season 1)</text:p>
          </table:table-cell>
          <table:table-cell office:value-type="string">
            <text:p>Cagney i Lacey (Sezon 1)</text:p>
          </table:table-cell>
          <table:table-cell office:value-type="float" office:value="1982">
            <text:p>1982</text:p>
          </table:table-cell>
          <table:table-cell office:value-type="string">
            <text:p>tt0083395/tt0535209</text:p>
          </table:table-cell>
          <table:table-cell table:number-columns-repeated="24"/>
        </table:table-row>
        <table:table-row table:style-name="ro1">
          <table:table-cell office:value-type="string">
            <text:p>Cagney &amp; Lacey (Season 2)</text:p>
          </table:table-cell>
          <table:table-cell office:value-type="string">
            <text:p>Cagney i Lacey (Sezon 2)</text:p>
          </table:table-cell>
          <table:table-cell office:value-type="float" office:value="1982">
            <text:p>1982</text:p>
          </table:table-cell>
          <table:table-cell office:value-type="string">
            <text:p>tt0535208</text:p>
          </table:table-cell>
          <table:table-cell table:number-columns-repeated="24"/>
        </table:table-row>
        <table:table-row table:style-name="ro1">
          <table:table-cell office:value-type="string">
            <text:p>Cagney &amp; Lacey (Season 3)</text:p>
          </table:table-cell>
          <table:table-cell office:value-type="string">
            <text:p>Cagney i Lacey (Sezon 3)</text:p>
          </table:table-cell>
          <table:table-cell office:value-type="float" office:value="1984">
            <text:p>1984</text:p>
          </table:table-cell>
          <table:table-cell office:value-type="string">
            <text:p>tt0535146</text:p>
          </table:table-cell>
          <table:table-cell table:number-columns-repeated="24"/>
        </table:table-row>
        <table:table-row table:style-name="ro1">
          <table:table-cell office:value-type="string">
            <text:p>Cagney &amp; Lacey (Season 4)</text:p>
          </table:table-cell>
          <table:table-cell office:value-type="string">
            <text:p>Cagney i Lacey (Sezon 4)</text:p>
          </table:table-cell>
          <table:table-cell office:value-type="float" office:value="1984">
            <text:p>1984</text:p>
          </table:table-cell>
          <table:table-cell office:value-type="string">
            <text:p>tt0535105</text:p>
          </table:table-cell>
          <table:table-cell table:number-columns-repeated="24"/>
        </table:table-row>
        <table:table-row table:style-name="ro1">
          <table:table-cell office:value-type="string">
            <text:p>Cagney &amp; Lacey (Season 5)</text:p>
          </table:table-cell>
          <table:table-cell office:value-type="string">
            <text:p>Cagney i Lacey (Sezon 5)</text:p>
          </table:table-cell>
          <table:table-cell office:value-type="float" office:value="1985">
            <text:p>1985</text:p>
          </table:table-cell>
          <table:table-cell office:value-type="string">
            <text:p>tt0535154</text:p>
          </table:table-cell>
          <table:table-cell table:number-columns-repeated="24"/>
        </table:table-row>
        <table:table-row table:style-name="ro1">
          <table:table-cell office:value-type="string">
            <text:p>Cagney &amp; Lacey (Season 6)</text:p>
          </table:table-cell>
          <table:table-cell office:value-type="string">
            <text:p>Cagney i Lacey (Sezon 6)</text:p>
          </table:table-cell>
          <table:table-cell office:value-type="float" office:value="1986">
            <text:p>1986</text:p>
          </table:table-cell>
          <table:table-cell office:value-type="string">
            <text:p>tt0535172</text:p>
          </table:table-cell>
          <table:table-cell table:number-columns-repeated="24"/>
        </table:table-row>
        <table:table-row table:style-name="ro1">
          <table:table-cell office:value-type="string">
            <text:p>Cagney &amp; Lacey (Season 7)</text:p>
          </table:table-cell>
          <table:table-cell office:value-type="string">
            <text:p>Cagney i Lacey (Sezon 7)</text:p>
          </table:table-cell>
          <table:table-cell office:value-type="float" office:value="1987">
            <text:p>1987</text:p>
          </table:table-cell>
          <table:table-cell office:value-type="string">
            <text:p>tt0535150</text:p>
          </table:table-cell>
          <table:table-cell table:number-columns-repeated="24"/>
        </table:table-row>
        <table:table-row table:style-name="ro1">
          <table:table-cell office:value-type="string">
            <text:p>Murder, She Wrote (Season 1)</text:p>
          </table:table-cell>
          <table:table-cell office:value-type="string">
            <text:p>Napisała: Morderstwo (Sezon 1)</text:p>
          </table:table-cell>
          <table:table-cell office:value-type="float" office:value="1984">
            <text:p>1984</text:p>
          </table:table-cell>
          <table:table-cell office:value-type="string">
            <text:p>tt0086765/tt0087757</text:p>
          </table:table-cell>
          <table:table-cell table:number-columns-repeated="24"/>
        </table:table-row>
        <table:table-row table:style-name="ro1">
          <table:table-cell office:value-type="string">
            <text:p>Murder, She Wrote (Season 2)</text:p>
          </table:table-cell>
          <table:table-cell office:value-type="string">
            <text:p>Napisała: Morderstwo (Sezon 2)</text:p>
          </table:table-cell>
          <table:table-cell office:value-type="float" office:value="1985">
            <text:p>1985</text:p>
          </table:table-cell>
          <table:table-cell office:value-type="string">
            <text:p>tt0653702</text:p>
          </table:table-cell>
          <table:table-cell table:number-columns-repeated="24"/>
        </table:table-row>
        <table:table-row table:style-name="ro1">
          <table:table-cell office:value-type="string">
            <text:p>Murder, She Wrote (Season 3)</text:p>
          </table:table-cell>
          <table:table-cell office:value-type="string">
            <text:p>Napisała: Morderstwo (Sezon 3)</text:p>
          </table:table-cell>
          <table:table-cell office:value-type="float" office:value="1986">
            <text:p>1986</text:p>
          </table:table-cell>
          <table:table-cell office:value-type="string">
            <text:p>tt0653496</text:p>
          </table:table-cell>
          <table:table-cell table:number-columns-repeated="24"/>
        </table:table-row>
        <table:table-row table:style-name="ro1">
          <table:table-cell office:value-type="string">
            <text:p>Murder, She Wrote (Season 4)</text:p>
          </table:table-cell>
          <table:table-cell office:value-type="string">
            <text:p>Napisała: Morderstwo (Sezon 4)</text:p>
          </table:table-cell>
          <table:table-cell office:value-type="float" office:value="1987">
            <text:p>1987</text:p>
          </table:table-cell>
          <table:table-cell office:value-type="string">
            <text:p>tt0653444</text:p>
          </table:table-cell>
          <table:table-cell table:number-columns-repeated="24"/>
        </table:table-row>
        <table:table-row table:style-name="ro1">
          <table:table-cell office:value-type="string">
            <text:p>Murder, She Wrote (Season 5)</text:p>
          </table:table-cell>
          <table:table-cell office:value-type="string">
            <text:p>Napisała: Morderstwo (Sezon 5)</text:p>
          </table:table-cell>
          <table:table-cell office:value-type="float" office:value="1987">
            <text:p>1987</text:p>
          </table:table-cell>
          <table:table-cell office:value-type="string">
            <text:p>tt0653534</text:p>
          </table:table-cell>
          <table:table-cell table:number-columns-repeated="24"/>
        </table:table-row>
        <table:table-row table:style-name="ro1">
          <table:table-cell office:value-type="string">
            <text:p>Murder, She Wrote (Season 6)</text:p>
          </table:table-cell>
          <table:table-cell office:value-type="string">
            <text:p>Napisała: Morderstwo (Sezon 6)</text:p>
          </table:table-cell>
          <table:table-cell office:value-type="float" office:value="1989">
            <text:p>1989</text:p>
          </table:table-cell>
          <table:table-cell office:value-type="string">
            <text:p>tt0653460</text:p>
          </table:table-cell>
          <table:table-cell table:number-columns-repeated="24"/>
        </table:table-row>
        <table:table-row table:style-name="ro1">
          <table:table-cell office:value-type="string">
            <text:p>Murder, She Wrote (Season 7)</text:p>
          </table:table-cell>
          <table:table-cell office:value-type="string">
            <text:p>Napisała: Morderstwo (Sezon 6)</text:p>
          </table:table-cell>
          <table:table-cell office:value-type="float" office:value="1990">
            <text:p>1990</text:p>
          </table:table-cell>
          <table:table-cell office:value-type="string">
            <text:p>tt0653685</text:p>
          </table:table-cell>
          <table:table-cell table:number-columns-repeated="24"/>
        </table:table-row>
        <table:table-row table:style-name="ro1">
          <table:table-cell office:value-type="string">
            <text:p>Murder, She Wrote (Season 8)</text:p>
          </table:table-cell>
          <table:table-cell office:value-type="string">
            <text:p>Napisała: Morderstwo (Sezon 6)</text:p>
          </table:table-cell>
          <table:table-cell office:value-type="float" office:value="1991">
            <text:p>1991</text:p>
          </table:table-cell>
          <table:table-cell office:value-type="string">
            <text:p>tt0653467</text:p>
          </table:table-cell>
          <table:table-cell table:number-columns-repeated="24"/>
        </table:table-row>
        <table:table-row table:style-name="ro1">
          <table:table-cell office:value-type="string">
            <text:p>Murder, She Wrote (Season 9)</text:p>
          </table:table-cell>
          <table:table-cell office:value-type="string">
            <text:p>Napisała: Morderstwo (Sezon 6)</text:p>
          </table:table-cell>
          <table:table-cell office:value-type="float" office:value="1992">
            <text:p>1992</text:p>
          </table:table-cell>
          <table:table-cell office:value-type="string">
            <text:p>tt0653568</text:p>
          </table:table-cell>
          <table:table-cell table:number-columns-repeated="24"/>
        </table:table-row>
        <table:table-row table:style-name="ro1">
          <table:table-cell office:value-type="string">
            <text:p>Murder, She Wrote (Season 10)</text:p>
          </table:table-cell>
          <table:table-cell office:value-type="string">
            <text:p>Napisała: Morderstwo (Sezon 10)</text:p>
          </table:table-cell>
          <table:table-cell office:value-type="float" office:value="1993">
            <text:p>1993</text:p>
          </table:table-cell>
          <table:table-cell office:value-type="string">
            <text:p>tt0653443</text:p>
          </table:table-cell>
          <table:table-cell table:number-columns-repeated="24"/>
        </table:table-row>
        <table:table-row table:style-name="ro1">
          <table:table-cell office:value-type="string">
            <text:p>Murder, She Wrote (Season 11)</text:p>
          </table:table-cell>
          <table:table-cell office:value-type="string">
            <text:p>Napisała: Morderstwo (Sezon 11)</text:p>
          </table:table-cell>
          <table:table-cell office:value-type="float" office:value="1994">
            <text:p>1994</text:p>
          </table:table-cell>
          <table:table-cell office:value-type="string">
            <text:p>tt0653450</text:p>
          </table:table-cell>
          <table:table-cell table:number-columns-repeated="24"/>
        </table:table-row>
        <table:table-row table:style-name="ro1">
          <table:table-cell office:value-type="string">
            <text:p>Murder, She Wrote (Season 12)</text:p>
          </table:table-cell>
          <table:table-cell office:value-type="string">
            <text:p>Napisała: Morderstwo (Sezon 12)</text:p>
          </table:table-cell>
          <table:table-cell office:value-type="float" office:value="1995">
            <text:p>1995</text:p>
          </table:table-cell>
          <table:table-cell office:value-type="string">
            <text:p>tt0653581</text:p>
          </table:table-cell>
          <table:table-cell table:number-columns-repeated="24"/>
        </table:table-row>
        <table:table-row table:style-name="ro1">
          <table:table-cell office:value-type="string">
            <text:p>South Park (Season 1)</text:p>
          </table:table-cell>
          <table:table-cell office:value-type="string">
            <text:p>South Park (Sezon 1)</text:p>
          </table:table-cell>
          <table:table-cell office:value-type="float" office:value="1997">
            <text:p>1997</text:p>
          </table:table-cell>
          <table:table-cell office:value-type="string">
            <text:p>tt0121955/tt0394893</text:p>
          </table:table-cell>
          <table:table-cell table:number-columns-repeated="24"/>
        </table:table-row>
        <table:table-row table:style-name="ro1">
          <table:table-cell office:value-type="string">
            <text:p>South Park (Season 2)</text:p>
          </table:table-cell>
          <table:table-cell office:value-type="string">
            <text:p>South Park (Sezon 2)</text:p>
          </table:table-cell>
          <table:table-cell office:value-type="float" office:value="1998">
            <text:p>1998</text:p>
          </table:table-cell>
          <table:table-cell office:value-type="string">
            <text:p>tt0757027</text:p>
          </table:table-cell>
          <table:table-cell table:number-columns-repeated="24"/>
        </table:table-row>
        <table:table-row table:style-name="ro1">
          <table:table-cell office:value-type="string">
            <text:p>South Park (Season 3)</text:p>
          </table:table-cell>
          <table:table-cell office:value-type="string">
            <text:p>South Park (Sezon 3)</text:p>
          </table:table-cell>
          <table:table-cell office:value-type="float" office:value="1999">
            <text:p>1999</text:p>
          </table:table-cell>
          <table:table-cell office:value-type="string">
            <text:p>tt0705955</text:p>
          </table:table-cell>
          <table:table-cell table:number-columns-repeated="24"/>
        </table:table-row>
        <table:table-row table:style-name="ro1">
          <table:table-cell office:value-type="string">
            <text:p>South Park (Season 4)</text:p>
          </table:table-cell>
          <table:table-cell office:value-type="string">
            <text:p>South Park (Sezon 4)</text:p>
          </table:table-cell>
          <table:table-cell office:value-type="float" office:value="2000">
            <text:p>2000</text:p>
          </table:table-cell>
          <table:table-cell office:value-type="string">
            <text:p>tt0705974</text:p>
          </table:table-cell>
          <table:table-cell table:number-columns-repeated="24"/>
        </table:table-row>
        <table:table-row table:style-name="ro1">
          <table:table-cell office:value-type="string">
            <text:p>My Little Pony (Season 1)</text:p>
          </table:table-cell>
          <table:table-cell office:value-type="string">
            <text:p>My Little Pony (Sezon 1)</text:p>
          </table:table-cell>
          <table:table-cell office:value-type="float" office:value="1986">
            <text:p>1986</text:p>
          </table:table-cell>
          <table:table-cell office:value-type="string">
            <text:p>tt0184761/tt0829856</text:p>
          </table:table-cell>
          <table:table-cell table:number-columns-repeated="24"/>
        </table:table-row>
        <table:table-row table:style-name="ro1">
          <table:table-cell office:value-type="string">
            <text:p>My Little Pony (Season 2)</text:p>
          </table:table-cell>
          <table:table-cell office:value-type="string">
            <text:p>My Little Pony (Sezon 2)</text:p>
          </table:table-cell>
          <table:table-cell office:value-type="float" office:value="1987">
            <text:p>1987</text:p>
          </table:table-cell>
          <table:table-cell office:value-type="string">
            <text:p>tt0847382</text:p>
          </table:table-cell>
          <table:table-cell table:number-columns-repeated="24"/>
        </table:table-row>
        <table:table-row table:style-name="ro1">
          <table:table-cell office:value-type="string">
            <text:p>My Little Pony Tales</text:p>
          </table:table-cell>
          <table:table-cell office:value-type="string">
            <text:p>Opowieści o kucykach My Little Pony</text:p>
          </table:table-cell>
          <table:table-cell office:value-type="float" office:value="1992">
            <text:p>1992</text:p>
          </table:table-cell>
          <table:table-cell office:value-type="string">
            <text:p>tt0212679</text:p>
          </table:table-cell>
          <table:table-cell table:number-columns-repeated="24"/>
        </table:table-row>
        <table:table-row table:style-name="ro1">
          <table:table-cell office:value-type="string">
            <text:p>Star Trek (Season 1)</text:p>
          </table:table-cell>
          <table:table-cell office:value-type="string">
            <text:p>Star Trek (Sezon 1)</text:p>
          </table:table-cell>
          <table:table-cell office:value-type="float" office:value="1966">
            <text:p>1966</text:p>
          </table:table-cell>
          <table:table-cell office:value-type="string">
            <text:p>Tt0060028/tt0708469</text:p>
          </table:table-cell>
          <table:table-cell table:number-columns-repeated="24"/>
        </table:table-row>
        <table:table-row table:style-name="ro1">
          <table:table-cell office:value-type="string">
            <text:p>Star Trek (Season 2)</text:p>
          </table:table-cell>
          <table:table-cell office:value-type="string">
            <text:p>Star Trek (Sezon 2)</text:p>
          </table:table-cell>
          <table:table-cell office:value-type="float" office:value="1967">
            <text:p>1967</text:p>
          </table:table-cell>
          <table:table-cell office:value-type="string">
            <text:p>tt0708416</text:p>
          </table:table-cell>
          <table:table-cell table:number-columns-repeated="24"/>
        </table:table-row>
        <table:table-row table:style-name="ro1">
          <table:table-cell office:value-type="string">
            <text:p>Star Trek (Season 3)</text:p>
          </table:table-cell>
          <table:table-cell office:value-type="string">
            <text:p>Star Trek (Sezon 3)</text:p>
          </table:table-cell>
          <table:table-cell office:value-type="float" office:value="1968">
            <text:p>1968</text:p>
          </table:table-cell>
          <table:table-cell office:value-type="string">
            <text:p>tt0708449</text:p>
          </table:table-cell>
          <table:table-cell table:number-columns-repeated="24"/>
        </table:table-row>
        <table:table-row table:style-name="ro1">
          <table:table-cell office:value-type="string">
            <text:p>Star Trek: The Next Generation (Season 1)</text:p>
          </table:table-cell>
          <table:table-cell office:value-type="string">
            <text:p>Star Trek: Następne pokolenie (Sezon 1)</text:p>
          </table:table-cell>
          <table:table-cell office:value-type="float" office:value="1987">
            <text:p>1987</text:p>
          </table:table-cell>
          <table:table-cell office:value-type="string">
            <text:p>tt0094030</text:p>
          </table:table-cell>
          <table:table-cell table:number-columns-repeated="24"/>
        </table:table-row>
        <table:table-row table:style-name="ro1">
          <table:table-cell office:value-type="string">
            <text:p>Star Trek: The Next Generation (Season 2)</text:p>
          </table:table-cell>
          <table:table-cell office:value-type="string">
            <text:p>Star Trek: Następne pokolenie (Sezon 2)</text:p>
          </table:table-cell>
          <table:table-cell office:value-type="float" office:value="1988">
            <text:p>1988</text:p>
          </table:table-cell>
          <table:table-cell office:value-type="string">
            <text:p>tt0708790</text:p>
          </table:table-cell>
          <table:table-cell table:number-columns-repeated="24"/>
        </table:table-row>
        <table:table-row table:style-name="ro1">
          <table:table-cell office:value-type="string">
            <text:p>Star Trek: The Next Generation (Season 3)</text:p>
          </table:table-cell>
          <table:table-cell office:value-type="string">
            <text:p>Star Trek: Następne pokolenie (Sezon 3)</text:p>
          </table:table-cell>
          <table:table-cell office:value-type="float" office:value="1989">
            <text:p>1989</text:p>
          </table:table-cell>
          <table:table-cell office:value-type="string">
            <text:p>tt0708710</text:p>
          </table:table-cell>
          <table:table-cell table:number-columns-repeated="24"/>
        </table:table-row>
        <table:table-row table:style-name="ro1">
          <table:table-cell office:value-type="string">
            <text:p>Star Trek: The Next Generation (Season 4)</text:p>
          </table:table-cell>
          <table:table-cell office:value-type="string">
            <text:p>Star Trek: Następne pokolenie (Sezon 4)</text:p>
          </table:table-cell>
          <table:table-cell office:value-type="float" office:value="1990">
            <text:p>1990</text:p>
          </table:table-cell>
          <table:table-cell office:value-type="string">
            <text:p>tt0708713</text:p>
          </table:table-cell>
          <table:table-cell table:number-columns-repeated="24"/>
        </table:table-row>
        <table:table-row table:style-name="ro1">
          <table:table-cell office:value-type="string">
            <text:p>Star Trek: The Next Generation (Season 5)</text:p>
          </table:table-cell>
          <table:table-cell office:value-type="string">
            <text:p>Star Trek: Następne pokolenie (Sezon 5)</text:p>
          </table:table-cell>
          <table:table-cell office:value-type="float" office:value="1991">
            <text:p>1991</text:p>
          </table:table-cell>
          <table:table-cell office:value-type="string">
            <text:p>tt0708696</text:p>
          </table:table-cell>
          <table:table-cell table:number-columns-repeated="24"/>
        </table:table-row>
        <table:table-row table:style-name="ro1">
          <table:table-cell office:value-type="string">
            <text:p>Star Trek: The Next Generation (Season 6)</text:p>
          </table:table-cell>
          <table:table-cell office:value-type="string">
            <text:p>Star Trek: Następne pokolenie (Sezon 6)</text:p>
          </table:table-cell>
          <table:table-cell office:value-type="float" office:value="1992">
            <text:p>1992</text:p>
          </table:table-cell>
          <table:table-cell office:value-type="string">
            <text:p>tt0708761</text:p>
          </table:table-cell>
          <table:table-cell table:number-columns-repeated="24"/>
        </table:table-row>
        <table:table-row table:style-name="ro1">
          <table:table-cell office:value-type="string">
            <text:p>Star Trek: The Next Generation (Season 7)</text:p>
          </table:table-cell>
          <table:table-cell office:value-type="string">
            <text:p>Star Trek: Następne pokolenie (Sezon 7)</text:p>
          </table:table-cell>
          <table:table-cell office:value-type="float" office:value="1993">
            <text:p>1993</text:p>
          </table:table-cell>
          <table:table-cell office:value-type="string">
            <text:p>tt0708742</text:p>
          </table:table-cell>
          <table:table-cell table:number-columns-repeated="24"/>
        </table:table-row>
        <table:table-row table:style-name="ro1">
          <table:table-cell office:value-type="string">
            <text:p>Vicky the Viking (Season 1)</text:p>
          </table:table-cell>
          <table:table-cell office:value-type="string">
            <text:p>Wiking Vicky (Sezon 1)</text:p>
          </table:table-cell>
          <table:table-cell office:value-type="float" office:value="1974">
            <text:p>1974</text:p>
          </table:table-cell>
          <table:table-cell office:value-type="string">
            <text:p>tt0278855/tt0857013</text:p>
          </table:table-cell>
          <table:table-cell table:number-columns-repeated="24"/>
        </table:table-row>
        <table:table-row table:style-name="ro1">
          <table:table-cell office:value-type="string">
            <text:p>Vicky the Viking (Season 2)</text:p>
          </table:table-cell>
          <table:table-cell office:value-type="string">
            <text:p>Wiking Vicky (Sezon 2)</text:p>
          </table:table-cell>
          <table:table-cell office:value-type="float" office:value="1975">
            <text:p>1975</text:p>
          </table:table-cell>
          <table:table-cell office:value-type="string">
            <text:p>tt0858593</text:p>
          </table:table-cell>
          <table:table-cell table:number-columns-repeated="24"/>
        </table:table-row>
        <table:table-row table:style-name="ro1">
          <table:table-cell office:value-type="string">
            <text:p>Vicky the Viking (Season 3)</text:p>
          </table:table-cell>
          <table:table-cell office:value-type="string">
            <text:p>Wiking Vicky (Sezon 3)</text:p>
          </table:table-cell>
          <table:table-cell office:value-type="float" office:value="1976">
            <text:p>1976</text:p>
          </table:table-cell>
          <table:table-cell office:value-type="string">
            <text:p>tt0858607</text:p>
          </table:table-cell>
          <table:table-cell table:number-columns-repeated="24"/>
        </table:table-row>
        <table:table-row table:style-name="ro1">
          <table:table-cell office:value-type="string">
            <text:p>Columbo (Season 1)</text:p>
          </table:table-cell>
          <table:table-cell office:value-type="string">
            <text:p>Columbo (Sezon 1)</text:p>
          </table:table-cell>
          <table:table-cell office:value-type="float" office:value="1971">
            <text:p>1971</text:p>
          </table:table-cell>
          <table:table-cell office:value-type="string">
            <text:p>tt1466074/tt0066932</text:p>
          </table:table-cell>
          <table:table-cell table:number-columns-repeated="24"/>
        </table:table-row>
        <table:table-row table:style-name="ro1">
          <table:table-cell office:value-type="string">
            <text:p>Columbo (Season 2)</text:p>
          </table:table-cell>
          <table:table-cell office:value-type="string">
            <text:p>Columbo (Sezon 2)</text:p>
          </table:table-cell>
          <table:table-cell office:value-type="float" office:value="1972">
            <text:p>1972</text:p>
          </table:table-cell>
          <table:table-cell office:value-type="string">
            <text:p>tt0068398</text:p>
          </table:table-cell>
          <table:table-cell table:number-columns-repeated="24"/>
        </table:table-row>
        <table:table-row table:style-name="ro1">
          <table:table-cell office:value-type="string">
            <text:p>Columbo (Season 3)</text:p>
          </table:table-cell>
          <table:table-cell office:value-type="string">
            <text:p>Columbo (Sezon 3)</text:p>
          </table:table-cell>
          <table:table-cell office:value-type="float" office:value="1973">
            <text:p>1973</text:p>
          </table:table-cell>
          <table:table-cell office:value-type="string">
            <text:p>tt0069905</text:p>
          </table:table-cell>
          <table:table-cell table:number-columns-repeated="24"/>
        </table:table-row>
        <table:table-row table:style-name="ro1">
          <table:table-cell office:value-type="string">
            <text:p>Columbo (Season 4)</text:p>
          </table:table-cell>
          <table:table-cell office:value-type="string">
            <text:p>Columbo (Sezon 4)</text:p>
          </table:table-cell>
          <table:table-cell office:value-type="float" office:value="1974">
            <text:p>1974</text:p>
          </table:table-cell>
          <table:table-cell office:value-type="string">
            <text:p>tt0072802</text:p>
          </table:table-cell>
          <table:table-cell table:number-columns-repeated="24"/>
        </table:table-row>
        <table:table-row table:style-name="ro1">
          <table:table-cell office:value-type="string">
            <text:p>Columbo (Season 5)</text:p>
          </table:table-cell>
          <table:table-cell office:value-type="string">
            <text:p>Columbo (Sezon 5)</text:p>
          </table:table-cell>
          <table:table-cell office:value-type="float" office:value="1975">
            <text:p>1975</text:p>
          </table:table-cell>
          <table:table-cell office:value-type="string">
            <text:p>tt0072803</text:p>
          </table:table-cell>
          <table:table-cell table:number-columns-repeated="24"/>
        </table:table-row>
        <table:table-row table:style-name="ro1">
          <table:table-cell office:value-type="string">
            <text:p>Columbo (Season 6)</text:p>
          </table:table-cell>
          <table:table-cell office:value-type="string">
            <text:p>Columbo (Sezon 6)</text:p>
          </table:table-cell>
          <table:table-cell office:value-type="float" office:value="1976">
            <text:p>1976</text:p>
          </table:table-cell>
          <table:table-cell office:value-type="string">
            <text:p>tt0074328</text:p>
          </table:table-cell>
          <table:table-cell table:number-columns-repeated="24"/>
        </table:table-row>
        <table:table-row table:style-name="ro1">
          <table:table-cell office:value-type="string">
            <text:p>Columbo (Season 7)</text:p>
          </table:table-cell>
          <table:table-cell office:value-type="string">
            <text:p>Columbo (Sezon 7)</text:p>
          </table:table-cell>
          <table:table-cell office:value-type="float" office:value="1977">
            <text:p>1977</text:p>
          </table:table-cell>
          <table:table-cell office:value-type="string">
            <text:p>tt0075866</text:p>
          </table:table-cell>
          <table:table-cell table:number-columns-repeated="24"/>
        </table:table-row>
        <table:table-row table:style-name="ro1">
          <table:table-cell office:value-type="string">
            <text:p>Columbo (Season 8)</text:p>
          </table:table-cell>
          <table:table-cell office:value-type="string">
            <text:p>Columbo (Sezon 8)</text:p>
          </table:table-cell>
          <table:table-cell office:value-type="float" office:value="1989">
            <text:p>1989</text:p>
          </table:table-cell>
          <table:table-cell office:value-type="string">
            <text:p>tt0097083</text:p>
          </table:table-cell>
          <table:table-cell table:number-columns-repeated="24"/>
        </table:table-row>
        <table:table-row table:style-name="ro1">
          <table:table-cell office:value-type="string">
            <text:p>Columbo (Season 9)</text:p>
          </table:table-cell>
          <table:table-cell office:value-type="string">
            <text:p>Columbo (Sezon 9)</text:p>
          </table:table-cell>
          <table:table-cell office:value-type="float" office:value="1989">
            <text:p>1989</text:p>
          </table:table-cell>
          <table:table-cell office:value-type="string">
            <text:p>tt0097085</text:p>
          </table:table-cell>
          <table:table-cell table:number-columns-repeated="24"/>
        </table:table-row>
        <table:table-row table:style-name="ro1">
          <table:table-cell office:value-type="string">
            <text:p>Columbo (Season 10)</text:p>
          </table:table-cell>
          <table:table-cell office:value-type="string">
            <text:p>Columbo (Sezon 10)</text:p>
          </table:table-cell>
          <table:table-cell office:value-type="float" office:value="1990">
            <text:p>1990</text:p>
          </table:table-cell>
          <table:table-cell office:value-type="string">
            <text:p>tt0099289</text:p>
          </table:table-cell>
          <table:table-cell table:number-columns-repeated="24"/>
        </table:table-row>
        <table:table-row table:style-name="ro1">
          <table:table-cell office:value-type="string">
            <text:p>MacGyver (Season 1)</text:p>
          </table:table-cell>
          <table:table-cell office:value-type="string">
            <text:p>MacGyver (Sezon 1)</text:p>
          </table:table-cell>
          <table:table-cell office:value-type="float" office:value="1985">
            <text:p>1985</text:p>
          </table:table-cell>
          <table:table-cell office:value-type="string">
            <text:p>tt0088559/tt0165375</text:p>
          </table:table-cell>
          <table:table-cell table:number-columns-repeated="24"/>
        </table:table-row>
        <table:table-row table:style-name="ro1">
          <table:table-cell office:value-type="string">
            <text:p>MacGyver (Season 2)</text:p>
          </table:table-cell>
          <table:table-cell office:value-type="string">
            <text:p>MacGyver (Sezon 2)</text:p>
          </table:table-cell>
          <table:table-cell office:value-type="float" office:value="1986">
            <text:p>1986</text:p>
          </table:table-cell>
          <table:table-cell office:value-type="string">
            <text:p>tt0638781</text:p>
          </table:table-cell>
          <table:table-cell table:number-columns-repeated="24"/>
        </table:table-row>
        <table:table-row table:style-name="ro1">
          <table:table-cell office:value-type="string">
            <text:p>MacGyver (Season 3)</text:p>
          </table:table-cell>
          <table:table-cell office:value-type="string">
            <text:p>MacGyver (Sezon 3)</text:p>
          </table:table-cell>
          <table:table-cell office:value-type="float" office:value="1987">
            <text:p>1987</text:p>
          </table:table-cell>
          <table:table-cell office:value-type="string">
            <text:p>tt0638738</text:p>
          </table:table-cell>
          <table:table-cell table:number-columns-repeated="24"/>
        </table:table-row>
        <table:table-row table:style-name="ro1">
          <table:table-cell office:value-type="string">
            <text:p>MacGyver (Season 4)</text:p>
          </table:table-cell>
          <table:table-cell office:value-type="string">
            <text:p>MacGyver (Sezon 4)</text:p>
          </table:table-cell>
          <table:table-cell office:value-type="float" office:value="1988">
            <text:p>1988</text:p>
          </table:table-cell>
          <table:table-cell office:value-type="string">
            <text:p>tt0638792</text:p>
          </table:table-cell>
          <table:table-cell table:number-columns-repeated="24"/>
        </table:table-row>
        <table:table-row table:style-name="ro1">
          <table:table-cell office:value-type="string">
            <text:p>MacGyver (Season 5)</text:p>
          </table:table-cell>
          <table:table-cell office:value-type="string">
            <text:p>MacGyver (Sezon 5)</text:p>
          </table:table-cell>
          <table:table-cell office:value-type="float" office:value="1989">
            <text:p>1989</text:p>
          </table:table-cell>
          <table:table-cell office:value-type="string">
            <text:p>tt0638733</text:p>
          </table:table-cell>
          <table:table-cell table:number-columns-repeated="24"/>
        </table:table-row>
        <table:table-row table:style-name="ro1">
          <table:table-cell office:value-type="string">
            <text:p>MacGyver (Season 6)</text:p>
          </table:table-cell>
          <table:table-cell office:value-type="string">
            <text:p>MacGyver (Sezon 6)</text:p>
          </table:table-cell>
          <table:table-cell office:value-type="float" office:value="1990">
            <text:p>1990</text:p>
          </table:table-cell>
          <table:table-cell office:value-type="string">
            <text:p>tt0638808</text:p>
          </table:table-cell>
          <table:table-cell table:number-columns-repeated="24"/>
        </table:table-row>
        <table:table-row table:style-name="ro1">
          <table:table-cell office:value-type="string">
            <text:p>MacGyver (Season 7)</text:p>
          </table:table-cell>
          <table:table-cell office:value-type="string">
            <text:p>MacGyver (Sezon 7)</text:p>
          </table:table-cell>
          <table:table-cell office:value-type="float" office:value="1991">
            <text:p>1991</text:p>
          </table:table-cell>
          <table:table-cell office:value-type="string">
            <text:p>tt0638725</text:p>
          </table:table-cell>
          <table:table-cell table:number-columns-repeated="24"/>
        </table:table-row>
        <table:table-row table:style-name="ro1">
          <table:table-cell office:value-type="string">
            <text:p>Seinfeld (Season 1)</text:p>
          </table:table-cell>
          <table:table-cell office:value-type="string">
            <text:p>Seinfeld (Sezon 1)</text:p>
          </table:table-cell>
          <table:table-cell office:value-type="float" office:value="1990">
            <text:p>1990</text:p>
          </table:table-cell>
          <table:table-cell office:value-type="string">
            <text:p>tt0098904/tt0098286</text:p>
          </table:table-cell>
          <table:table-cell table:number-columns-repeated="24"/>
        </table:table-row>
        <table:table-row table:style-name="ro1">
          <table:table-cell office:value-type="string">
            <text:p>Seinfeld (Season 2)</text:p>
          </table:table-cell>
          <table:table-cell office:value-type="string">
            <text:p>Seinfeld (Sezon 2)</text:p>
          </table:table-cell>
          <table:table-cell office:value-type="float" office:value="1991">
            <text:p>1991</text:p>
          </table:table-cell>
          <table:table-cell office:value-type="string">
            <text:p>tt0697692</text:p>
          </table:table-cell>
          <table:table-cell table:number-columns-repeated="24"/>
        </table:table-row>
        <table:table-row table:style-name="ro1">
          <table:table-cell office:value-type="string">
            <text:p>Seinfeld (Season 3)</text:p>
          </table:table-cell>
          <table:table-cell office:value-type="string">
            <text:p>Seinfeld (Sezon 3)</text:p>
          </table:table-cell>
          <table:table-cell office:value-type="float" office:value="1991">
            <text:p>1991</text:p>
          </table:table-cell>
          <table:table-cell office:value-type="string">
            <text:p>tt0697741</text:p>
          </table:table-cell>
          <table:table-cell table:number-columns-repeated="24"/>
        </table:table-row>
        <table:table-row table:style-name="ro1">
          <table:table-cell office:value-type="string">
            <text:p>Seinfeld (Season 4)</text:p>
          </table:table-cell>
          <table:table-cell office:value-type="string">
            <text:p>Seinfeld (Sezon 4)</text:p>
          </table:table-cell>
          <table:table-cell office:value-type="float" office:value="1992">
            <text:p>1992</text:p>
          </table:table-cell>
          <table:table-cell office:value-type="string">
            <text:p>tt0697799</text:p>
          </table:table-cell>
          <table:table-cell table:number-columns-repeated="24"/>
        </table:table-row>
        <table:table-row table:style-name="ro1">
          <table:table-cell office:value-type="string">
            <text:p>Seinfeld (Season 5)</text:p>
          </table:table-cell>
          <table:table-cell office:value-type="string">
            <text:p>Seinfeld (Sezon 5)</text:p>
          </table:table-cell>
          <table:table-cell office:value-type="float" office:value="1993">
            <text:p>1993</text:p>
          </table:table-cell>
          <table:table-cell office:value-type="string">
            <text:p>tt0697728</text:p>
          </table:table-cell>
          <table:table-cell table:number-columns-repeated="24"/>
        </table:table-row>
        <table:table-row table:style-name="ro1">
          <table:table-cell office:value-type="string">
            <text:p>Seinfeld (Season 6)</text:p>
          </table:table-cell>
          <table:table-cell office:value-type="string">
            <text:p>Seinfeld (Sezon 6)</text:p>
          </table:table-cell>
          <table:table-cell office:value-type="float" office:value="1994">
            <text:p>1994</text:p>
          </table:table-cell>
          <table:table-cell office:value-type="string">
            <text:p>tt0697671</text:p>
          </table:table-cell>
          <table:table-cell table:number-columns-repeated="24"/>
        </table:table-row>
        <table:table-row table:style-name="ro1">
          <table:table-cell office:value-type="string">
            <text:p>Seinfeld (Season 7)</text:p>
          </table:table-cell>
          <table:table-cell office:value-type="string">
            <text:p>Seinfeld (Sezon 7)</text:p>
          </table:table-cell>
          <table:table-cell office:value-type="float" office:value="1995">
            <text:p>1995</text:p>
          </table:table-cell>
          <table:table-cell office:value-type="string">
            <text:p>tt0697690</text:p>
          </table:table-cell>
          <table:table-cell table:number-columns-repeated="24"/>
        </table:table-row>
        <table:table-row table:style-name="ro1">
          <table:table-cell office:value-type="string">
            <text:p>20,000 Leagues Under the Sea – Serial</text:p>
          </table:table-cell>
          <table:table-cell office:value-type="string">
            <text:p>20 000 mil podmorskiej żeglugi -Serial</text:p>
          </table:table-cell>
          <table:table-cell office:value-type="float" office:value="1997">
            <text:p>1997</text:p>
          </table:table-cell>
          <table:table-cell office:value-type="string">
            <text:p>tt0118248/tt5846002</text:p>
          </table:table-cell>
          <table:table-cell table:number-columns-repeated="24"/>
        </table:table-row>
        <table:table-row table:style-name="ro1">
          <table:table-cell office:value-type="string">
            <text:p>Magnum, P.I. (Season 1)</text:p>
          </table:table-cell>
          <table:table-cell office:value-type="string">
            <text:p>Magnum (Sezon 1)</text:p>
          </table:table-cell>
          <table:table-cell office:value-type="float" office:value="1980">
            <text:p>1980</text:p>
          </table:table-cell>
          <table:table-cell office:value-type="string">
            <text:p>tt0080240/tt0081103</text:p>
          </table:table-cell>
          <table:table-cell table:number-columns-repeated="24"/>
        </table:table-row>
        <table:table-row table:style-name="ro1">
          <table:table-cell office:value-type="string">
            <text:p>Magnum, P.I. (Season 2)</text:p>
          </table:table-cell>
          <table:table-cell office:value-type="string">
            <text:p>Magnum (Sezon 2)</text:p>
          </table:table-cell>
          <table:table-cell office:value-type="float" office:value="1981">
            <text:p>1981</text:p>
          </table:table-cell>
          <table:table-cell office:value-type="string">
            <text:p>tt0639628</text:p>
          </table:table-cell>
          <table:table-cell table:number-columns-repeated="24"/>
        </table:table-row>
        <table:table-row table:style-name="ro1">
          <table:table-cell office:value-type="string">
            <text:p>Magnum, P.I. (Season 3)</text:p>
          </table:table-cell>
          <table:table-cell office:value-type="string">
            <text:p>Magnum (Sezon 3)</text:p>
          </table:table-cell>
          <table:table-cell office:value-type="float" office:value="1982">
            <text:p>1982</text:p>
          </table:table-cell>
          <table:table-cell office:value-type="string">
            <text:p>tt0639640</text:p>
          </table:table-cell>
          <table:table-cell table:number-columns-repeated="24"/>
        </table:table-row>
        <table:table-row table:style-name="ro1">
          <table:table-cell office:value-type="string">
            <text:p>Magnum, P.I. (Season 4)</text:p>
          </table:table-cell>
          <table:table-cell office:value-type="string">
            <text:p>Magnum (Sezon 4)</text:p>
          </table:table-cell>
          <table:table-cell office:value-type="float" office:value="1983">
            <text:p>1983</text:p>
          </table:table-cell>
          <table:table-cell office:value-type="string">
            <text:p>tt0639661</text:p>
          </table:table-cell>
          <table:table-cell table:number-columns-repeated="24"/>
        </table:table-row>
        <table:table-row table:style-name="ro1">
          <table:table-cell office:value-type="string">
            <text:p>Magnum, P.I. (Season 5)</text:p>
          </table:table-cell>
          <table:table-cell office:value-type="string">
            <text:p>Magnum (Sezon 5)</text:p>
          </table:table-cell>
          <table:table-cell office:value-type="float" office:value="1984">
            <text:p>1984</text:p>
          </table:table-cell>
          <table:table-cell office:value-type="string">
            <text:p>tt0639646</text:p>
          </table:table-cell>
          <table:table-cell table:number-columns-repeated="24"/>
        </table:table-row>
        <table:table-row table:style-name="ro1">
          <table:table-cell office:value-type="string">
            <text:p>Magnum, P.I. (Season 6)</text:p>
          </table:table-cell>
          <table:table-cell office:value-type="string">
            <text:p>Magnum (Sezon 6)</text:p>
          </table:table-cell>
          <table:table-cell office:value-type="float" office:value="1985">
            <text:p>1985</text:p>
          </table:table-cell>
          <table:table-cell office:value-type="string">
            <text:p>tt0639639</text:p>
          </table:table-cell>
          <table:table-cell table:number-columns-repeated="24"/>
        </table:table-row>
        <table:table-row table:style-name="ro1">
          <table:table-cell office:value-type="string">
            <text:p>Magnum, P.I. (Season 7)</text:p>
          </table:table-cell>
          <table:table-cell office:value-type="string">
            <text:p>Magnum (Sezon 7)</text:p>
          </table:table-cell>
          <table:table-cell office:value-type="float" office:value="1986">
            <text:p>1986</text:p>
          </table:table-cell>
          <table:table-cell office:value-type="string">
            <text:p>tt0639637</text:p>
          </table:table-cell>
          <table:table-cell table:number-columns-repeated="24"/>
        </table:table-row>
        <table:table-row table:style-name="ro1">
          <table:table-cell office:value-type="string">
            <text:p>Magnum, P.I. (Season 8)</text:p>
          </table:table-cell>
          <table:table-cell office:value-type="string">
            <text:p>Magnum (Sezon 8)</text:p>
          </table:table-cell>
          <table:table-cell office:value-type="float" office:value="1987">
            <text:p>1987</text:p>
          </table:table-cell>
          <table:table-cell office:value-type="string">
            <text:p>tt0639665</text:p>
          </table:table-cell>
          <table:table-cell table:number-columns-repeated="24"/>
        </table:table-row>
        <table:table-row table:style-name="ro1">
          <table:table-cell office:value-type="string">
            <text:p>Stargate SG-1 (Season 1: The Journey Continues)</text:p>
          </table:table-cell>
          <table:table-cell office:value-type="string">
            <text:p>Stargate SG-1 (Sezon 1: Podróż trwa)</text:p>
          </table:table-cell>
          <table:table-cell office:value-type="float" office:value="1997">
            <text:p>1997</text:p>
          </table:table-cell>
          <table:table-cell office:value-type="string">
            <text:p>tt0118480/tt0234794</text:p>
          </table:table-cell>
          <table:table-cell table:number-columns-repeated="24"/>
        </table:table-row>
        <table:table-row table:style-name="ro1">
          <table:table-cell office:value-type="string">
            <text:p>Stargate SG-1 (Season 2: Discover New Worlds)</text:p>
          </table:table-cell>
          <table:table-cell office:value-type="string">
            <text:p>Stargate SG-1 (Sezon 2: Odkryj nowe światy)</text:p>
          </table:table-cell>
          <table:table-cell office:value-type="float" office:value="1998">
            <text:p>1998</text:p>
          </table:table-cell>
          <table:table-cell office:value-type="string">
            <text:p>tt0709199</text:p>
          </table:table-cell>
          <table:table-cell table:number-columns-repeated="24"/>
        </table:table-row>
        <table:table-row table:style-name="ro1">
          <table:table-cell office:value-type="string">
            <text:p>Stargate SG-1 (Season 3: Galactic Adventures)</text:p>
          </table:table-cell>
          <table:table-cell office:value-type="string">
            <text:p>Stargate SG-1 (Sezon 3: Galaktyczne przygody)</text:p>
          </table:table-cell>
          <table:table-cell office:value-type="float" office:value="1999">
            <text:p>1999</text:p>
          </table:table-cell>
          <table:table-cell office:value-type="string">
            <text:p>tt0709109</text:p>
          </table:table-cell>
          <table:table-cell table:number-columns-repeated="24"/>
        </table:table-row>
        <table:table-row table:style-name="ro1">
          <table:table-cell office:value-type="string">
            <text:p>Stargate SG-1 (Season 4: Distant Worlds, New Dangers)</text:p>
          </table:table-cell>
          <table:table-cell office:value-type="string">
            <text:p>Stargate SG-1 (Sezon 4: Odległe światy, nowe niebezpieczeństwa)</text:p>
          </table:table-cell>
          <table:table-cell office:value-type="float" office:value="2000">
            <text:p>2000</text:p>
          </table:table-cell>
          <table:table-cell office:value-type="string">
            <text:p>tt0709173</text:p>
          </table:table-cell>
          <table:table-cell table:number-columns-repeated="24"/>
        </table:table-row>
        <table:table-row table:style-name="ro1">
          <table:table-cell office:value-type="string">
            <text:p>Stargate SG-1 (Season 5: In the Hands of the Enemy)</text:p>
          </table:table-cell>
          <table:table-cell office:value-type="string">
            <text:p>Stargate SG-1 (Sezon 5: W rękach wroga)</text:p>
          </table:table-cell>
          <table:table-cell office:value-type="float" office:value="2001">
            <text:p>2001</text:p>
          </table:table-cell>
          <table:table-cell office:value-type="string">
            <text:p>tt0709077</text:p>
          </table:table-cell>
          <table:table-cell table:number-columns-repeated="24"/>
        </table:table-row>
        <table:table-row table:style-name="ro1">
          <table:table-cell office:value-type="string">
            <text:p>Stargate SG-1 (Season 6: A New Face)</text:p>
          </table:table-cell>
          <table:table-cell office:value-type="string">
            <text:p>Stargate SG-1 (Sezon 6: Nowe oblicze)</text:p>
          </table:table-cell>
          <table:table-cell office:value-type="float" office:value="2002">
            <text:p>2002</text:p>
          </table:table-cell>
          <table:table-cell office:value-type="string">
            <text:p>tt0709154</text:p>
          </table:table-cell>
          <table:table-cell table:number-columns-repeated="24"/>
        </table:table-row>
        <table:table-row table:style-name="ro1">
          <table:table-cell office:value-type="string">
            <text:p>Stargate SG-1 (Season 7: In Search of the City of the Ancients)</text:p>
          </table:table-cell>
          <table:table-cell office:value-type="string">
            <text:p>Stargate SG-1 (Sezon 7: W poszukiwaniu miasta starożytnych)</text:p>
          </table:table-cell>
          <table:table-cell office:value-type="float" office:value="2003">
            <text:p>2003</text:p>
          </table:table-cell>
          <table:table-cell office:value-type="string">
            <text:p>tt0709088</text:p>
          </table:table-cell>
          <table:table-cell table:number-columns-repeated="24"/>
        </table:table-row>
        <table:table-row table:style-name="ro1">
          <table:table-cell office:value-type="string">
            <text:p>Stargate SG-1 (Season 8: To the Future and Back Again)</text:p>
          </table:table-cell>
          <table:table-cell office:value-type="string">
            <text:p>Stargate SG-1 (Sezon 8: Do przyszłości i z powrotem)</text:p>
          </table:table-cell>
          <table:table-cell office:value-type="float" office:value="2004">
            <text:p>2004</text:p>
          </table:table-cell>
          <table:table-cell office:value-type="string">
            <text:p>tt0709130</text:p>
          </table:table-cell>
          <table:table-cell table:number-columns-repeated="24"/>
        </table:table-row>
        <table:table-row table:style-name="ro1">
          <table:table-cell office:value-type="string">
            <text:p>Stargate SG-1 (Season 9: A Great Challenge)</text:p>
          </table:table-cell>
          <table:table-cell office:value-type="string">
            <text:p>Stargate SG-1 (Sezon 9: Wielkie wyzwanie)</text:p>
          </table:table-cell>
          <table:table-cell office:value-type="float" office:value="2005">
            <text:p>2005</text:p>
          </table:table-cell>
          <table:table-cell office:value-type="string">
            <text:p>tt0709040</text:p>
          </table:table-cell>
          <table:table-cell table:number-columns-repeated="24"/>
        </table:table-row>
        <table:table-row table:style-name="ro1">
          <table:table-cell office:value-type="string">
            <text:p>Stargate SG-1 (Season 10: New Battles with Old Enemies)</text:p>
          </table:table-cell>
          <table:table-cell office:value-type="string">
            <text:p>Stargate SG-1 (Sezon 10: Nowe bitwy ze starymi wrogami)</text:p>
          </table:table-cell>
          <table:table-cell office:value-type="float" office:value="2006">
            <text:p>2006</text:p>
          </table:table-cell>
          <table:table-cell office:value-type="string">
            <text:p>tt0756405</text:p>
          </table:table-cell>
          <table:table-cell table:number-columns-repeated="24"/>
        </table:table-row>
        <table:table-row table:style-name="ro1">
          <table:table-cell office:value-type="string">
            <text:p>The Simpsons (Season 1)</text:p>
          </table:table-cell>
          <table:table-cell office:value-type="string">
            <text:p>Simpsonowie (Sezon 1)</text:p>
          </table:table-cell>
          <table:table-cell office:value-type="float" office:value="1989">
            <text:p>1989</text:p>
          </table:table-cell>
          <table:table-cell office:value-type="string">
            <text:p>tt0096697/tt0348034</text:p>
          </table:table-cell>
          <table:table-cell table:number-columns-repeated="24"/>
        </table:table-row>
        <table:table-row table:style-name="ro1">
          <table:table-cell office:value-type="string">
            <text:p>The Simpsons (Season 2)</text:p>
          </table:table-cell>
          <table:table-cell office:value-type="string">
            <text:p>Simpsonowie (Sezon 2)</text:p>
          </table:table-cell>
          <table:table-cell office:value-type="float" office:value="1990">
            <text:p>1990</text:p>
          </table:table-cell>
          <table:table-cell office:value-type="string">
            <text:p>tt0763024</text:p>
          </table:table-cell>
          <table:table-cell table:number-columns-repeated="24"/>
        </table:table-row>
        <table:table-row table:style-name="ro1">
          <table:table-cell office:value-type="string">
            <text:p>The Simpsons (Season 3)</text:p>
          </table:table-cell>
          <table:table-cell office:value-type="string">
            <text:p>Simpsonowie (Sezon 3)</text:p>
          </table:table-cell>
          <table:table-cell office:value-type="float" office:value="1991">
            <text:p>1991</text:p>
          </table:table-cell>
          <table:table-cell office:value-type="string">
            <text:p>tt0701217</text:p>
          </table:table-cell>
          <table:table-cell table:number-columns-repeated="24"/>
        </table:table-row>
        <table:table-row table:style-name="ro1">
          <table:table-cell office:value-type="string">
            <text:p>The Simpsons (Season 4)</text:p>
          </table:table-cell>
          <table:table-cell office:value-type="string">
            <text:p>Simpsonowie (Sezon 4)</text:p>
          </table:table-cell>
          <table:table-cell office:value-type="float" office:value="1992">
            <text:p>1992</text:p>
          </table:table-cell>
          <table:table-cell office:value-type="string">
            <text:p>tt0701142</text:p>
          </table:table-cell>
          <table:table-cell table:number-columns-repeated="24"/>
        </table:table-row>
        <table:table-row table:style-name="ro1">
          <table:table-cell office:value-type="string">
            <text:p>The Simpsons (Season 5)</text:p>
          </table:table-cell>
          <table:table-cell office:value-type="string">
            <text:p>Simpsonowie (Sezon 5)</text:p>
          </table:table-cell>
          <table:table-cell office:value-type="float" office:value="1993">
            <text:p>1993</text:p>
          </table:table-cell>
          <table:table-cell office:value-type="string">
            <text:p>tt0701121</text:p>
          </table:table-cell>
          <table:table-cell table:number-columns-repeated="24"/>
        </table:table-row>
        <table:table-row table:style-name="ro1">
          <table:table-cell office:value-type="string">
            <text:p>The Simpsons (Season 6)</text:p>
          </table:table-cell>
          <table:table-cell office:value-type="string">
            <text:p>Simpsonowie (Sezon 6)</text:p>
          </table:table-cell>
          <table:table-cell office:value-type="float" office:value="1994">
            <text:p>1994</text:p>
          </table:table-cell>
          <table:table-cell office:value-type="string">
            <text:p>tt0763026</text:p>
          </table:table-cell>
          <table:table-cell table:number-columns-repeated="24"/>
        </table:table-row>
        <table:table-row table:style-name="ro1">
          <table:table-cell office:value-type="string">
            <text:p>The Simpsons (Season 7)</text:p>
          </table:table-cell>
          <table:table-cell office:value-type="string">
            <text:p>Simpsonowie (Sezon 7)</text:p>
          </table:table-cell>
          <table:table-cell office:value-type="float" office:value="1995">
            <text:p>1995</text:p>
          </table:table-cell>
          <table:table-cell office:value-type="string">
            <text:p>tt0701201</text:p>
          </table:table-cell>
          <table:table-cell table:number-columns-repeated="24"/>
        </table:table-row>
        <table:table-row table:style-name="ro1">
          <table:table-cell office:value-type="string">
            <text:p>The Simpsons (Season 8)</text:p>
          </table:table-cell>
          <table:table-cell office:value-type="string">
            <text:p>Simpsonowie (Sezon 8)</text:p>
          </table:table-cell>
          <table:table-cell office:value-type="float" office:value="1996">
            <text:p>1996</text:p>
          </table:table-cell>
          <table:table-cell office:value-type="string">
            <text:p>tt0701298</text:p>
          </table:table-cell>
          <table:table-cell table:number-columns-repeated="24"/>
        </table:table-row>
        <table:table-row table:style-name="ro1">
          <table:table-cell office:value-type="string">
            <text:p>Sex and the City (Season 1)</text:p>
          </table:table-cell>
          <table:table-cell office:value-type="string">
            <text:p>Seks w wielkim mieście (Sezon 1)</text:p>
          </table:table-cell>
          <table:table-cell office:value-type="float" office:value="1998">
            <text:p>1998</text:p>
          </table:table-cell>
          <table:table-cell office:value-type="string">
            <text:p>tt0159206/tt0698663</text:p>
          </table:table-cell>
          <table:table-cell table:number-columns-repeated="24"/>
        </table:table-row>
        <table:table-row table:style-name="ro1">
          <table:table-cell office:value-type="string">
            <text:p>Sex and the City (Season 2)</text:p>
          </table:table-cell>
          <table:table-cell office:value-type="string">
            <text:p>Seks w wielkim mieście (Sezon 2)</text:p>
          </table:table-cell>
          <table:table-cell office:value-type="float" office:value="1999">
            <text:p>1999</text:p>
          </table:table-cell>
          <table:table-cell office:value-type="string">
            <text:p>tt0698667</text:p>
          </table:table-cell>
          <table:table-cell table:number-columns-repeated="24"/>
        </table:table-row>
        <table:table-row table:style-name="ro1">
          <table:table-cell office:value-type="string">
            <text:p>Sex and the City (Season 3)</text:p>
          </table:table-cell>
          <table:table-cell office:value-type="string">
            <text:p>Seks w wielkim mieście (Sezon 3)</text:p>
          </table:table-cell>
          <table:table-cell office:value-type="float" office:value="2000">
            <text:p>2000</text:p>
          </table:table-cell>
          <table:table-cell office:value-type="string">
            <text:p>tt0698701</text:p>
          </table:table-cell>
          <table:table-cell table:number-columns-repeated="24"/>
        </table:table-row>
        <table:table-row table:style-name="ro1">
          <table:table-cell office:value-type="string">
            <text:p>Sex and the City (Season 4)</text:p>
          </table:table-cell>
          <table:table-cell office:value-type="string">
            <text:p>Seks w wielkim mieście (Sezon 4)</text:p>
          </table:table-cell>
          <table:table-cell office:value-type="float" office:value="2001">
            <text:p>2001</text:p>
          </table:table-cell>
          <table:table-cell office:value-type="string">
            <text:p>tt0698668</text:p>
          </table:table-cell>
          <table:table-cell table:number-columns-repeated="24"/>
        </table:table-row>
        <table:table-row table:style-name="ro1">
          <table:table-cell office:value-type="string">
            <text:p>Sex and the City (Season 5)</text:p>
          </table:table-cell>
          <table:table-cell office:value-type="string">
            <text:p>Seks w wielkim mieście (Sezon 5)</text:p>
          </table:table-cell>
          <table:table-cell office:value-type="float" office:value="2002">
            <text:p>2002</text:p>
          </table:table-cell>
          <table:table-cell office:value-type="string">
            <text:p>tt0698614</text:p>
          </table:table-cell>
          <table:table-cell table:number-columns-repeated="24"/>
        </table:table-row>
        <table:table-row table:style-name="ro1">
          <table:table-cell office:value-type="string">
            <text:p>Sex and the City (Season 6)</text:p>
          </table:table-cell>
          <table:table-cell office:value-type="string">
            <text:p>Seks w wielkim mieście (Sezon 6)</text:p>
          </table:table-cell>
          <table:table-cell office:value-type="float" office:value="2003">
            <text:p>2003</text:p>
          </table:table-cell>
          <table:table-cell office:value-type="string">
            <text:p>tt0698694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Alien Nation</text:p>
          </table:table-cell>
          <table:table-cell office:value-type="float" office:value="1989">
            <text:p>1989</text:p>
          </table:table-cell>
          <table:table-cell office:value-type="string">
            <text:p>tt0096531/tt15761998</text:p>
          </table:table-cell>
          <table:table-cell table:number-columns-repeated="24"/>
        </table:table-row>
        <table:table-row table:style-name="ro1">
          <table:table-cell office:value-type="string">
            <text:p>Stephen King's IT</text:p>
          </table:table-cell>
          <table:table-cell office:value-type="string">
            <text:p>TO Stephena Kinga</text:p>
          </table:table-cell>
          <table:table-cell office:value-type="float" office:value="1990">
            <text:p>1990</text:p>
          </table:table-cell>
          <table:table-cell office:value-type="string">
            <text:p>tt0099864/tt2476270</text:p>
          </table:table-cell>
          <table:table-cell table:number-columns-repeated="24"/>
        </table:table-row>
        <table:table-row table:style-name="ro1">
          <table:table-cell office:value-type="string">
            <text:p>Inspector Gadget (Season 1)</text:p>
          </table:table-cell>
          <table:table-cell office:value-type="string">
            <text:p>Inspektor Gadget (Sezon 1)</text:p>
          </table:table-cell>
          <table:table-cell office:value-type="float" office:value="1983">
            <text:p>1983</text:p>
          </table:table-cell>
          <table:table-cell office:value-type="string">
            <text:p>tt0085033/tt0611604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Inspector Gadget (Season 2)</text:p>
          </table:table-cell>
          <table:table-cell office:value-type="float" office:value="1985">
            <text:p>1985</text:p>
          </table:table-cell>
          <table:table-cell office:value-type="string">
            <text:p>tt0611609</text:p>
          </table:table-cell>
          <table:table-cell table:number-columns-repeated="24"/>
        </table:table-row>
        <table:table-row table:style-name="ro1">
          <table:table-cell office:value-type="string">
            <text:p>Charlie's Angels (Season 1)</text:p>
          </table:table-cell>
          <table:table-cell office:value-type="string">
            <text:p>Aniołki Charliego (Sezon 1)</text:p>
          </table:table-cell>
          <table:table-cell office:value-type="float" office:value="1976">
            <text:p>1976</text:p>
          </table:table-cell>
          <table:table-cell office:value-type="string">
            <text:p>tt0073972/tt0074301</text:p>
          </table:table-cell>
          <table:table-cell table:number-columns-repeated="24"/>
        </table:table-row>
        <table:table-row table:style-name="ro1">
          <table:table-cell office:value-type="string">
            <text:p>Charlie's Angels (Season 1)</text:p>
          </table:table-cell>
          <table:table-cell office:value-type="string">
            <text:p>Aniołki Charliego (Sezon 1)</text:p>
          </table:table-cell>
          <table:table-cell office:value-type="float" office:value="1977">
            <text:p>1977</text:p>
          </table:table-cell>
          <table:table-cell office:value-type="string">
            <text:p>tt053917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attlestar Galactica</text:p>
          </table:table-cell>
          <table:table-cell office:value-type="float" office:value="1978">
            <text:p>1978</text:p>
          </table:table-cell>
          <table:table-cell office:value-type="string">
            <text:p>tt0076984/tt0519746</text:p>
          </table:table-cell>
          <table:table-cell table:number-columns-repeated="24"/>
        </table:table-row>
        <table:table-row table:style-name="ro1">
          <table:table-cell office:value-type="string">
            <text:p>Attila the Hun</text:p>
          </table:table-cell>
          <table:table-cell office:value-type="string">
            <text:p>Attyla</text:p>
          </table:table-cell>
          <table:table-cell office:value-type="float" office:value="2001">
            <text:p>2001</text:p>
          </table:table-cell>
          <table:table-cell office:value-type="string">
            <text:p>tt0259127/tt5706380</text:p>
          </table:table-cell>
          <table:table-cell table:number-columns-repeated="24"/>
        </table:table-row>
        <table:table-row table:style-name="ro1">
          <table:table-cell office:value-type="string">
            <text:p>Terry Pratchett's The Colour of Magic</text:p>
          </table:table-cell>
          <table:table-cell office:value-type="string">
            <text:p>Kolor magii</text:p>
          </table:table-cell>
          <table:table-cell office:value-type="float" office:value="2008">
            <text:p>2008</text:p>
          </table:table-cell>
          <table:table-cell office:value-type="string">
            <text:p>tt1079959/tt5244462</text:p>
          </table:table-cell>
          <table:table-cell table:number-columns-repeated="24"/>
        </table:table-row>
        <table:table-row table:style-name="ro1">
          <table:table-cell office:value-type="string">
            <text:p>The Bourne Identity</text:p>
          </table:table-cell>
          <table:table-cell office:value-type="string">
            <text:p>Tożsamość Bourne'a</text:p>
          </table:table-cell>
          <table:table-cell office:value-type="float" office:value="1988">
            <text:p>1988</text:p>
          </table:table-cell>
          <table:table-cell office:value-type="string">
            <text:p>tt0094791/tt3850978</text:p>
          </table:table-cell>
          <table:table-cell table:number-columns-repeated="24"/>
        </table:table-row>
        <table:table-row table:style-name="ro1">
          <table:table-cell office:value-type="string">
            <text:p>War of the Worlds (Season 1)</text:p>
          </table:table-cell>
          <table:table-cell office:value-type="string">
            <text:p>Wojna światów (Sezon 1) </text:p>
          </table:table-cell>
          <table:table-cell office:value-type="float" office:value="1988">
            <text:p>1988</text:p>
          </table:table-cell>
          <table:table-cell office:value-type="string">
            <text:p>tt0094578/tt0744059</text:p>
          </table:table-cell>
          <table:table-cell table:number-columns-repeated="24"/>
        </table:table-row>
        <table:table-row table:style-name="ro1">
          <table:table-cell office:value-type="string">
            <text:p>War of the Worlds (Season 2)</text:p>
          </table:table-cell>
          <table:table-cell office:value-type="string">
            <text:p>Wojna światów (Sezon 2)</text:p>
          </table:table-cell>
          <table:table-cell office:value-type="float" office:value="1989">
            <text:p>1989</text:p>
          </table:table-cell>
          <table:table-cell office:value-type="string">
            <text:p>tt0744061</text:p>
          </table:table-cell>
          <table:table-cell table:number-columns-repeated="24"/>
        </table:table-row>
        <table:table-row table:style-name="ro1">
          <table:table-cell office:value-type="string">
            <text:p>Baywatch (Season 7)</text:p>
          </table:table-cell>
          <table:table-cell office:value-type="string">
            <text:p>Słoneczny patrol (Sezon 7)</text:p>
          </table:table-cell>
          <table:table-cell office:value-type="float" office:value="1996">
            <text:p>1996</text:p>
          </table:table-cell>
          <table:table-cell office:value-type="string">
            <text:p>tt0096542/tt0394318</text:p>
          </table:table-cell>
          <table:table-cell table:number-columns-repeated="24"/>
        </table:table-row>
        <table:table-row table:style-name="ro1">
          <table:table-cell office:value-type="string">
            <text:p>Baywatch (Season 8)</text:p>
          </table:table-cell>
          <table:table-cell office:value-type="string">
            <text:p>Słoneczny patrol (Sezon 8)</text:p>
          </table:table-cell>
          <table:table-cell office:value-type="float" office:value="1997">
            <text:p>1997</text:p>
          </table:table-cell>
          <table:table-cell office:value-type="string">
            <text:p>tt0394305</text:p>
          </table:table-cell>
          <table:table-cell table:number-columns-repeated="24"/>
        </table:table-row>
        <table:table-row table:style-name="ro1">
          <table:table-cell office:value-type="string">
            <text:p>Baywatch (Season 9)</text:p>
          </table:table-cell>
          <table:table-cell office:value-type="string">
            <text:p>Słoneczny patrol (Sezon 9)</text:p>
          </table:table-cell>
          <table:table-cell office:value-type="float" office:value="1998">
            <text:p>1998</text:p>
          </table:table-cell>
          <table:table-cell office:value-type="string">
            <text:p>tt0394186</text:p>
          </table:table-cell>
          <table:table-cell table:number-columns-repeated="24"/>
        </table:table-row>
        <table:table-row table:style-name="ro1">
          <table:table-cell office:value-type="string">
            <text:p>Bonanza (Season 3)</text:p>
          </table:table-cell>
          <table:table-cell office:value-type="string">
            <text:p>Bonanza (Sezon 3)</text:p>
          </table:table-cell>
          <table:table-cell office:value-type="float" office:value="1961">
            <text:p>1961</text:p>
          </table:table-cell>
          <table:table-cell office:value-type="string">
            <text:p>tt0052451/tt0529823</text:p>
          </table:table-cell>
          <table:table-cell table:number-columns-repeated="24"/>
        </table:table-row>
        <table:table-row table:style-name="ro1">
          <table:table-cell office:value-type="string">
            <text:p>Bonanza (Season 4)</text:p>
          </table:table-cell>
          <table:table-cell office:value-type="string">
            <text:p>Bonanza (Sezon 4)</text:p>
          </table:table-cell>
          <table:table-cell office:value-type="float" office:value="1962">
            <text:p>1962</text:p>
          </table:table-cell>
          <table:table-cell office:value-type="string">
            <text:p>tt0529715</text:p>
          </table:table-cell>
          <table:table-cell table:number-columns-repeated="24"/>
        </table:table-row>
        <table:table-row table:style-name="ro1">
          <table:table-cell office:value-type="string">
            <text:p>Bonanza (Season 5)</text:p>
          </table:table-cell>
          <table:table-cell office:value-type="string">
            <text:p>Bonanza (Sezon 5)</text:p>
          </table:table-cell>
          <table:table-cell office:value-type="float" office:value="1963">
            <text:p>1963</text:p>
          </table:table-cell>
          <table:table-cell office:value-type="string">
            <text:p>tt0529650</text:p>
          </table:table-cell>
          <table:table-cell table:number-columns-repeated="24"/>
        </table:table-row>
        <table:table-row table:style-name="ro1">
          <table:table-cell office:value-type="string">
            <text:p>Bonanza (Season 6)</text:p>
          </table:table-cell>
          <table:table-cell office:value-type="string">
            <text:p>Bonanza (Sezon 6)</text:p>
          </table:table-cell>
          <table:table-cell office:value-type="float" office:value="1964">
            <text:p>1964</text:p>
          </table:table-cell>
          <table:table-cell office:value-type="string">
            <text:p>tt0529585</text:p>
          </table:table-cell>
          <table:table-cell table:number-columns-repeated="24"/>
        </table:table-row>
        <table:table-row table:style-name="ro1">
          <table:table-cell office:value-type="string">
            <text:p>Bonanza (Season 7)</text:p>
          </table:table-cell>
          <table:table-cell office:value-type="string">
            <text:p>Bonanza (Sezon 7)</text:p>
          </table:table-cell>
          <table:table-cell office:value-type="float" office:value="1965">
            <text:p>1965</text:p>
          </table:table-cell>
          <table:table-cell office:value-type="string">
            <text:p>tt0529702</text:p>
          </table:table-cell>
          <table:table-cell table:number-columns-repeated="24"/>
        </table:table-row>
        <table:table-row table:style-name="ro1">
          <table:table-cell office:value-type="string">
            <text:p>Bonanza (Season 8)</text:p>
          </table:table-cell>
          <table:table-cell office:value-type="string">
            <text:p>Bonanza (Sezon 8)</text:p>
          </table:table-cell>
          <table:table-cell office:value-type="float" office:value="1966">
            <text:p>1966</text:p>
          </table:table-cell>
          <table:table-cell office:value-type="string">
            <text:p>tt0529656</text:p>
          </table:table-cell>
          <table:table-cell table:number-columns-repeated="24"/>
        </table:table-row>
        <table:table-row table:style-name="ro1">
          <table:table-cell office:value-type="string">
            <text:p>Bonanza (Season 9)</text:p>
          </table:table-cell>
          <table:table-cell office:value-type="string">
            <text:p>Bonanza (Sezon 9)</text:p>
          </table:table-cell>
          <table:table-cell office:value-type="float" office:value="1967">
            <text:p>1967</text:p>
          </table:table-cell>
          <table:table-cell office:value-type="string">
            <text:p>tt0529645</text:p>
          </table:table-cell>
          <table:table-cell table:number-columns-repeated="24"/>
        </table:table-row>
        <table:table-row table:style-name="ro1">
          <table:table-cell office:value-type="string">
            <text:p>Bonanza (Season 10)</text:p>
          </table:table-cell>
          <table:table-cell office:value-type="string">
            <text:p>Bonanza (Sezon 10)</text:p>
          </table:table-cell>
          <table:table-cell office:value-type="float" office:value="1968">
            <text:p>1968</text:p>
          </table:table-cell>
          <table:table-cell office:value-type="string">
            <text:p>tt0529545</text:p>
          </table:table-cell>
          <table:table-cell table:number-columns-repeated="24"/>
        </table:table-row>
        <table:table-row table:style-name="ro1">
          <table:table-cell office:value-type="string">
            <text:p>Bonanza (Season 11)</text:p>
          </table:table-cell>
          <table:table-cell office:value-type="string">
            <text:p>Bonanza (Sezon 11)</text:p>
          </table:table-cell>
          <table:table-cell office:value-type="float" office:value="1969">
            <text:p>1969</text:p>
          </table:table-cell>
          <table:table-cell office:value-type="string">
            <text:p>tt0529500</text:p>
          </table:table-cell>
          <table:table-cell table:number-columns-repeated="24"/>
        </table:table-row>
        <table:table-row table:style-name="ro1">
          <table:table-cell office:value-type="string">
            <text:p>Bonanza (Season 12)</text:p>
          </table:table-cell>
          <table:table-cell office:value-type="string">
            <text:p>Bonanza (Sezon 12)</text:p>
          </table:table-cell>
          <table:table-cell office:value-type="float" office:value="1970">
            <text:p>1970</text:p>
          </table:table-cell>
          <table:table-cell office:value-type="string">
            <text:p>tt0529782</text:p>
          </table:table-cell>
          <table:table-cell table:number-columns-repeated="24"/>
        </table:table-row>
        <table:table-row table:style-name="ro1">
          <table:table-cell office:value-type="string">
            <text:p>Bonanza (Season 13)</text:p>
          </table:table-cell>
          <table:table-cell office:value-type="string">
            <text:p>Bonanza (Sezon 13)</text:p>
          </table:table-cell>
          <table:table-cell office:value-type="float" office:value="1971">
            <text:p>1971</text:p>
          </table:table-cell>
          <table:table-cell office:value-type="string">
            <text:p>tt0529730</text:p>
          </table:table-cell>
          <table:table-cell table:number-columns-repeated="24"/>
        </table:table-row>
        <table:table-row table:style-name="ro1">
          <table:table-cell office:value-type="string">
            <text:p>Bonanza (Season 14)</text:p>
          </table:table-cell>
          <table:table-cell office:value-type="string">
            <text:p>Bonanza (Sezon 14)</text:p>
          </table:table-cell>
          <table:table-cell office:value-type="float" office:value="1972">
            <text:p>1972</text:p>
          </table:table-cell>
          <table:table-cell office:value-type="string">
            <text:p>tt0529566</text:p>
          </table:table-cell>
          <table:table-cell table:number-columns-repeated="24"/>
        </table:table-row>
        <table:table-row table:style-name="ro1">
          <table:table-cell office:value-type="string">
            <text:p>Lassie (Season 3)</text:p>
          </table:table-cell>
          <table:table-cell office:value-type="string">
            <text:p>Lassie (Sezon 3)</text:p>
          </table:table-cell>
          <table:table-cell office:value-type="float" office:value="1956">
            <text:p>1956</text:p>
          </table:table-cell>
          <table:table-cell office:value-type="string">
            <text:p>Tt0046617/tt0967747</text:p>
          </table:table-cell>
          <table:table-cell table:number-columns-repeated="24"/>
        </table:table-row>
        <table:table-row table:style-name="ro1">
          <table:table-cell office:value-type="string">
            <text:p>Lassie (Season 4)</text:p>
          </table:table-cell>
          <table:table-cell office:value-type="string">
            <text:p>Lassie (Sezon 4)</text:p>
          </table:table-cell>
          <table:table-cell office:value-type="float" office:value="1957">
            <text:p>1957</text:p>
          </table:table-cell>
          <table:table-cell office:value-type="string">
            <text:p>tt0985355</text:p>
          </table:table-cell>
          <table:table-cell table:number-columns-repeated="24"/>
        </table:table-row>
        <table:table-row table:style-name="ro1">
          <table:table-cell office:value-type="string">
            <text:p>Lassie (Season 5)</text:p>
          </table:table-cell>
          <table:table-cell office:value-type="string">
            <text:p>Lassie (Sezon 5)</text:p>
          </table:table-cell>
          <table:table-cell office:value-type="float" office:value="1958">
            <text:p>1958</text:p>
          </table:table-cell>
          <table:table-cell office:value-type="string">
            <text:p>tt0908590</text:p>
          </table:table-cell>
          <table:table-cell table:number-columns-repeated="24"/>
        </table:table-row>
        <table:table-row table:style-name="ro1">
          <table:table-cell office:value-type="string">
            <text:p>Lassie (Season 6)</text:p>
          </table:table-cell>
          <table:table-cell office:value-type="string">
            <text:p>Lassie (Sezon 6)</text:p>
          </table:table-cell>
          <table:table-cell office:value-type="float" office:value="1959">
            <text:p>1959</text:p>
          </table:table-cell>
          <table:table-cell office:value-type="string">
            <text:p>tt0986025</text:p>
          </table:table-cell>
          <table:table-cell table:number-columns-repeated="24"/>
        </table:table-row>
        <table:table-row table:style-name="ro1">
          <table:table-cell office:value-type="string">
            <text:p>Lassie (Season 7)</text:p>
          </table:table-cell>
          <table:table-cell office:value-type="string">
            <text:p>Lassie (Sezon 7)</text:p>
          </table:table-cell>
          <table:table-cell office:value-type="float" office:value="1960">
            <text:p>1960</text:p>
          </table:table-cell>
          <table:table-cell office:value-type="string">
            <text:p>tt1015735</text:p>
          </table:table-cell>
          <table:table-cell table:number-columns-repeated="24"/>
        </table:table-row>
        <table:table-row table:style-name="ro1">
          <table:table-cell office:value-type="string">
            <text:p>Lassie (Season 8)</text:p>
          </table:table-cell>
          <table:table-cell office:value-type="string">
            <text:p>Lassie (Sezon 8)</text:p>
          </table:table-cell>
          <table:table-cell office:value-type="float" office:value="1961">
            <text:p>1961</text:p>
          </table:table-cell>
          <table:table-cell office:value-type="string">
            <text:p>tt105896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Nova I</text:p>
          </table:table-cell>
          <table:table-cell office:value-type="float" office:value="1981">
            <text:p>1981</text:p>
          </table:table-cell>
          <table:table-cell office:value-type="string">
            <text:p>Tt0206501/tt142683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Nova II</text:p>
          </table:table-cell>
          <table:table-cell office:value-type="float" office:value="1991">
            <text:p>1991</text:p>
          </table:table-cell>
          <table:table-cell office:value-type="string">
            <text:p>tt144057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Nova III</text:p>
          </table:table-cell>
          <table:table-cell office:value-type="float" office:value="1997">
            <text:p>1997</text:p>
          </table:table-cell>
          <table:table-cell office:value-type="string">
            <text:p>tt146044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Nova IV</text:p>
          </table:table-cell>
          <table:table-cell office:value-type="float" office:value="2006">
            <text:p>2006</text:p>
          </table:table-cell>
          <table:table-cell office:value-type="string">
            <text:p>tt093695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Nova V</text:p>
          </table:table-cell>
          <table:table-cell office:value-type="float" office:value="2016">
            <text:p>2016</text:p>
          </table:table-cell>
          <table:table-cell office:value-type="string">
            <text:p>tt4195954</text:p>
          </table:table-cell>
          <table:table-cell table:number-columns-repeated="24"/>
        </table:table-row>
        <table:table-row table:style-name="ro1">
          <table:table-cell table:number-columns-repeated="4" office:value-type="string">
            <text:p>przerwa</text:p>
          </table:table-cell>
          <table:table-cell table:number-columns-repeated="24"/>
        </table:table-row>
        <table:table-row table:style-name="ro1">
          <table:table-cell office:value-type="string">
            <text:p>Rebel Without a Cause</text:p>
          </table:table-cell>
          <table:table-cell office:value-type="string">
            <text:p>Buntownik bez powodu</text:p>
          </table:table-cell>
          <table:table-cell office:value-type="float" office:value="1955">
            <text:p>1955</text:p>
          </table:table-cell>
          <table:table-cell office:value-type="string">
            <text:p>tt0048545</text:p>
          </table:table-cell>
          <table:table-cell table:number-columns-repeated="24"/>
        </table:table-row>
        <table:table-row table:style-name="ro1">
          <table:table-cell office:value-type="string">
            <text:p>Twelve Monkeys</text:p>
          </table:table-cell>
          <table:table-cell office:value-type="string">
            <text:p>Dwanaście małp</text:p>
          </table:table-cell>
          <table:table-cell office:value-type="float" office:value="1995">
            <text:p>1995</text:p>
          </table:table-cell>
          <table:table-cell office:value-type="string">
            <text:p>tt0114746</text:p>
          </table:table-cell>
          <table:table-cell table:number-columns-repeated="24"/>
        </table:table-row>
        <table:table-row table:style-name="ro1">
          <table:table-cell office:value-type="string">
            <text:p>Novecento</text:p>
          </table:table-cell>
          <table:table-cell office:value-type="float" office:value="1900">
            <text:p>1900</text:p>
          </table:table-cell>
          <table:table-cell office:value-type="float" office:value="1976">
            <text:p>1976</text:p>
          </table:table-cell>
          <table:table-cell office:value-type="string">
            <text:p>tt0074084</text:p>
          </table:table-cell>
          <table:table-cell table:number-columns-repeated="24"/>
        </table:table-row>
        <table:table-row table:style-name="ro1">
          <table:table-cell office:value-type="string">
            <text:p>2001: Odyseja kosmiczna</text:p>
          </table:table-cell>
          <table:table-cell office:value-type="string">
            <text:p>2001: A Space Odyssey</text:p>
          </table:table-cell>
          <table:table-cell office:value-type="float" office:value="1968">
            <text:p>1968</text:p>
          </table:table-cell>
          <table:table-cell office:value-type="string">
            <text:p>tt0062622</text:p>
          </table:table-cell>
          <table:table-cell table:number-columns-repeated="24"/>
        </table:table-row>
        <table:table-row table:style-name="ro1">
          <table:table-cell office:value-type="string">
            <text:p>28 Days Later</text:p>
          </table:table-cell>
          <table:table-cell office:value-type="string">
            <text:p>28 dni później</text:p>
          </table:table-cell>
          <table:table-cell office:value-type="float" office:value="2002">
            <text:p>2002</text:p>
          </table:table-cell>
          <table:table-cell office:value-type="string">
            <text:p>tt0289043</text:p>
          </table:table-cell>
          <table:table-cell table:number-columns-repeated="24"/>
        </table:table-row>
        <table:table-row table:style-name="ro1">
          <table:table-cell office:value-type="string">
            <text:p>9 1/2 Weeks</text:p>
          </table:table-cell>
          <table:table-cell office:value-type="string">
            <text:p>9 1/2 tygodnia</text:p>
          </table:table-cell>
          <table:table-cell office:value-type="float" office:value="1986">
            <text:p>1986</text:p>
          </table:table-cell>
          <table:table-cell office:value-type="string">
            <text:p>tt0091635</text:p>
          </table:table-cell>
          <table:table-cell table:number-columns-repeated="24"/>
        </table:table-row>
        <table:table-row table:style-name="ro1">
          <table:table-cell office:value-type="string">
            <text:p>Another 9 1/2 Weeks / Love in Paris</text:p>
          </table:table-cell>
          <table:table-cell office:value-type="string">
            <text:p>Kolejne 9 i pół tygodnia / Miłość w Paryżu</text:p>
          </table:table-cell>
          <table:table-cell office:value-type="float" office:value="1997">
            <text:p>1997</text:p>
          </table:table-cell>
          <table:table-cell office:value-type="string">
            <text:p>tt0119576</text:p>
          </table:table-cell>
          <table:table-cell table:number-columns-repeated="24"/>
        </table:table-row>
        <table:table-row table:style-name="ro1">
          <table:table-cell office:value-type="string">
            <text:p>Kleines Arschloch</text:p>
          </table:table-cell>
          <table:table-cell office:value-type="string">
            <text:p>Mały Drań</text:p>
          </table:table-cell>
          <table:table-cell office:value-type="float" office:value="1997">
            <text:p>1997</text:p>
          </table:table-cell>
          <table:table-cell office:value-type="string">
            <text:p>tt0119471</text:p>
          </table:table-cell>
          <table:table-cell table:number-columns-repeated="24"/>
        </table:table-row>
        <table:table-row table:style-name="ro1">
          <table:table-cell office:value-type="string">
            <text:p>Planet of the Apes</text:p>
          </table:table-cell>
          <table:table-cell office:value-type="string">
            <text:p>Planeta małp</text:p>
          </table:table-cell>
          <table:table-cell office:value-type="float" office:value="2001">
            <text:p>2001</text:p>
          </table:table-cell>
          <table:table-cell office:value-type="string">
            <text:p>tt0133152</text:p>
          </table:table-cell>
          <table:table-cell table:number-columns-repeated="24"/>
        </table:table-row>
        <table:table-row table:style-name="ro1">
          <table:table-cell office:value-type="string">
            <text:p>Under Siege</text:p>
          </table:table-cell>
          <table:table-cell office:value-type="string">
            <text:p>Liberator</text:p>
          </table:table-cell>
          <table:table-cell office:value-type="float" office:value="1992">
            <text:p>1992</text:p>
          </table:table-cell>
          <table:table-cell office:value-type="string">
            <text:p>tt0105690</text:p>
          </table:table-cell>
          <table:table-cell table:number-columns-repeated="24"/>
        </table:table-row>
        <table:table-row table:style-name="ro1">
          <table:table-cell office:value-type="string">
            <text:p>Old Shatterhand</text:p>
          </table:table-cell>
          <table:table-cell office:value-type="string">
            <text:p>Winnetou i Old Shatterhand</text:p>
          </table:table-cell>
          <table:table-cell office:value-type="float" office:value="1964">
            <text:p>1964</text:p>
          </table:table-cell>
          <table:table-cell office:value-type="string">
            <text:p>tt0057380</text:p>
          </table:table-cell>
          <table:table-cell office:value-type="string">
            <text:p>Zmienić tytuł pl</text:p>
          </table:table-cell>
          <table:table-cell table:number-columns-repeated="23"/>
        </table:table-row>
        <table:table-row table:style-name="ro1">
          <table:table-cell office:value-type="string">
            <text:p>The 6th Day</text:p>
          </table:table-cell>
          <table:table-cell office:value-type="string">
            <text:p>6-ty dzień</text:p>
          </table:table-cell>
          <table:table-cell office:value-type="float" office:value="2000">
            <text:p>2000</text:p>
          </table:table-cell>
          <table:table-cell office:value-type="string">
            <text:p>tt0216216</text:p>
          </table:table-cell>
          <table:table-cell table:number-columns-repeated="24"/>
        </table:table-row>
        <table:table-row table:style-name="ro1">
          <table:table-cell office:value-type="string">
            <text:p>American History X</text:p>
          </table:table-cell>
          <table:table-cell office:value-type="string">
            <text:p>Więzień nienawiści</text:p>
          </table:table-cell>
          <table:table-cell office:value-type="float" office:value="1998">
            <text:p>1998</text:p>
          </table:table-cell>
          <table:table-cell office:value-type="string">
            <text:p>tt0120586</text:p>
          </table:table-cell>
          <table:table-cell table:number-columns-repeated="24"/>
        </table:table-row>
        <table:table-row table:style-name="ro1">
          <table:table-cell office:value-type="string">
            <text:p>A Chinese Ghost Story</text:p>
          </table:table-cell>
          <table:table-cell office:value-type="string">
            <text:p>Chińskie duchy</text:p>
          </table:table-cell>
          <table:table-cell office:value-type="float" office:value="1987">
            <text:p>1987</text:p>
          </table:table-cell>
          <table:table-cell office:value-type="string">
            <text:p>tt0093978</text:p>
          </table:table-cell>
          <table:table-cell table:number-columns-repeated="24"/>
        </table:table-row>
        <table:table-row table:style-name="ro1">
          <table:table-cell office:value-type="string">
            <text:p>Cinderella</text:p>
          </table:table-cell>
          <table:table-cell office:value-type="string">
            <text:p>Kopciuszek</text:p>
          </table:table-cell>
          <table:table-cell office:value-type="float" office:value="1950">
            <text:p>1950</text:p>
          </table:table-cell>
          <table:table-cell office:value-type="string">
            <text:p>tt0042332</text:p>
          </table:table-cell>
          <table:table-cell table:number-columns-repeated="24"/>
        </table:table-row>
        <table:table-row table:style-name="ro1">
          <table:table-cell office:value-type="string">
            <text:p>The African Queen</text:p>
          </table:table-cell>
          <table:table-cell office:value-type="string">
            <text:p>Afrykańska królowa</text:p>
          </table:table-cell>
          <table:table-cell office:value-type="float" office:value="1951">
            <text:p>1951</text:p>
          </table:table-cell>
          <table:table-cell office:value-type="string">
            <text:p>tt0043265</text:p>
          </table:table-cell>
          <table:table-cell table:number-columns-repeated="24"/>
        </table:table-row>
        <table:table-row table:style-name="ro1">
          <table:table-cell office:value-type="string">
            <text:p>Saps at Sea</text:p>
          </table:table-cell>
          <table:table-cell office:value-type="string">
            <text:p>Flip i Flap: Wilki Morskie</text:p>
          </table:table-cell>
          <table:table-cell office:value-type="float" office:value="1940">
            <text:p>1940</text:p>
          </table:table-cell>
          <table:table-cell office:value-type="string">
            <text:p>tt0033022</text:p>
          </table:table-cell>
          <table:table-cell table:number-columns-repeated="24"/>
        </table:table-row>
        <table:table-row table:style-name="ro1">
          <table:table-cell office:value-type="string">
            <text:p>Sons of the Desert</text:p>
          </table:table-cell>
          <table:table-cell office:value-type="string">
            <text:p>Flip i Flap: Synowie pustyni</text:p>
          </table:table-cell>
          <table:table-cell office:value-type="float" office:value="1933">
            <text:p>1933</text:p>
          </table:table-cell>
          <table:table-cell office:value-type="string">
            <text:p>tt002460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ambi</text:p>
          </table:table-cell>
          <table:table-cell office:value-type="float" office:value="1942">
            <text:p>1942</text:p>
          </table:table-cell>
          <table:table-cell office:value-type="string">
            <text:p>tt0034492</text:p>
          </table:table-cell>
          <table:table-cell table:number-columns-repeated="24"/>
        </table:table-row>
        <table:table-row table:style-name="ro1">
          <table:table-cell office:value-type="string">
            <text:p>Being John Malkovich</text:p>
          </table:table-cell>
          <table:table-cell office:value-type="string">
            <text:p>Być jak John Malkovich</text:p>
          </table:table-cell>
          <table:table-cell office:value-type="float" office:value="1999">
            <text:p>1999</text:p>
          </table:table-cell>
          <table:table-cell office:value-type="string">
            <text:p>tt012060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Pretty Woman</text:p>
          </table:table-cell>
          <table:table-cell office:value-type="float" office:value="1990">
            <text:p>1990</text:p>
          </table:table-cell>
          <table:table-cell office:value-type="string">
            <text:p>tt0100405</text:p>
          </table:table-cell>
          <table:table-cell table:number-columns-repeated="24"/>
        </table:table-row>
        <table:table-row table:style-name="ro1">
          <table:table-cell office:value-type="string">
            <text:p>Phone Booth</text:p>
          </table:table-cell>
          <table:table-cell office:value-type="string">
            <text:p>Telefon</text:p>
          </table:table-cell>
          <table:table-cell office:value-type="float" office:value="2002">
            <text:p>2002</text:p>
          </table:table-cell>
          <table:table-cell office:value-type="string">
            <text:p>tt018364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oogie Nights</text:p>
          </table:table-cell>
          <table:table-cell office:value-type="float" office:value="1997">
            <text:p>1997</text:p>
          </table:table-cell>
          <table:table-cell office:value-type="string">
            <text:p>tt011874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Odd Jobs</text:p>
          </table:table-cell>
          <table:table-cell office:value-type="float" office:value="1986">
            <text:p>1986</text:p>
          </table:table-cell>
          <table:table-cell office:value-type="string">
            <text:p>tt0087829</text:p>
          </table:table-cell>
          <table:table-cell table:number-columns-repeated="24"/>
        </table:table-row>
        <table:table-row table:style-name="ro1">
          <table:table-cell office:value-type="string">
            <text:p>Breakfast at Tiffany's</text:p>
          </table:table-cell>
          <table:table-cell office:value-type="string">
            <text:p>Śniadanie u Tiffany'ego</text:p>
          </table:table-cell>
          <table:table-cell office:value-type="float" office:value="1961">
            <text:p>1961</text:p>
          </table:table-cell>
          <table:table-cell office:value-type="string">
            <text:p>tt005469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American Beauty</text:p>
          </table:table-cell>
          <table:table-cell office:value-type="float" office:value="1999">
            <text:p>1999</text:p>
          </table:table-cell>
          <table:table-cell office:value-type="string">
            <text:p>tt016954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American Pie</text:p>
          </table:table-cell>
          <table:table-cell office:value-type="float" office:value="1999">
            <text:p>1999</text:p>
          </table:table-cell>
          <table:table-cell office:value-type="string">
            <text:p>tt0163651</text:p>
          </table:table-cell>
          <table:table-cell table:number-columns-repeated="24"/>
        </table:table-row>
        <table:table-row table:style-name="ro1">
          <table:table-cell office:value-type="string">
            <text:p>American Wedding</text:p>
          </table:table-cell>
          <table:table-cell office:value-type="string">
            <text:p>American Pie: Wesele</text:p>
          </table:table-cell>
          <table:table-cell office:value-type="float" office:value="2003">
            <text:p>2003</text:p>
          </table:table-cell>
          <table:table-cell office:value-type="string">
            <text:p>tt032882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American Pie 2</text:p>
          </table:table-cell>
          <table:table-cell office:value-type="float" office:value="2001">
            <text:p>2001</text:p>
          </table:table-cell>
          <table:table-cell office:value-type="string">
            <text:p>tt0252866</text:p>
          </table:table-cell>
          <table:table-cell table:number-columns-repeated="24"/>
        </table:table-row>
        <table:table-row table:style-name="ro1">
          <table:table-cell office:value-type="string">
            <text:p>Snatch</text:p>
          </table:table-cell>
          <table:table-cell office:value-type="string">
            <text:p>Przekręt</text:p>
          </table:table-cell>
          <table:table-cell office:value-type="float" office:value="2000">
            <text:p>2000</text:p>
          </table:table-cell>
          <table:table-cell office:value-type="string">
            <text:p>tt0208092</text:p>
          </table:table-cell>
          <table:table-cell table:number-columns-repeated="24"/>
        </table:table-row>
        <table:table-row table:style-name="ro1">
          <table:table-cell office:value-type="string">
            <text:p>WarGames</text:p>
          </table:table-cell>
          <table:table-cell office:value-type="string">
            <text:p>Gry wojenne</text:p>
          </table:table-cell>
          <table:table-cell office:value-type="float" office:value="1983">
            <text:p>1983</text:p>
          </table:table-cell>
          <table:table-cell office:value-type="string">
            <text:p>tt008656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ad Boys</text:p>
          </table:table-cell>
          <table:table-cell office:value-type="float" office:value="1995">
            <text:p>1995</text:p>
          </table:table-cell>
          <table:table-cell office:value-type="string">
            <text:p>tt011244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ad Boys II</text:p>
          </table:table-cell>
          <table:table-cell office:value-type="float" office:value="2003">
            <text:p>2003</text:p>
          </table:table-cell>
          <table:table-cell office:value-type="string">
            <text:p>tt0172156</text:p>
          </table:table-cell>
          <table:table-cell table:number-columns-repeated="24"/>
        </table:table-row>
        <table:table-row table:style-name="ro1">
          <table:table-cell office:value-type="string">
            <text:p>Once Upon a Time in America</text:p>
          </table:table-cell>
          <table:table-cell office:value-type="string">
            <text:p>Dawno temu w Ameryce</text:p>
          </table:table-cell>
          <table:table-cell office:value-type="float" office:value="1982">
            <text:p>1982</text:p>
          </table:table-cell>
          <table:table-cell office:value-type="string">
            <text:p>tt0087843</text:p>
          </table:table-cell>
          <table:table-cell table:number-columns-repeated="24"/>
        </table:table-row>
        <table:table-row table:style-name="ro1">
          <table:table-cell office:value-type="string">
            <text:p>The Birds</text:p>
          </table:table-cell>
          <table:table-cell office:value-type="string">
            <text:p>Ptaki</text:p>
          </table:table-cell>
          <table:table-cell office:value-type="float" office:value="1963">
            <text:p>1963</text:p>
          </table:table-cell>
          <table:table-cell office:value-type="string">
            <text:p>tt005686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Junior</text:p>
          </table:table-cell>
          <table:table-cell office:value-type="float" office:value="1994">
            <text:p>1994</text:p>
          </table:table-cell>
          <table:table-cell office:value-type="string">
            <text:p>tt0110216</text:p>
          </table:table-cell>
          <table:table-cell table:number-columns-repeated="24"/>
        </table:table-row>
        <table:table-row table:style-name="ro1">
          <table:table-cell office:value-type="string">
            <text:p>Mercury Rising</text:p>
          </table:table-cell>
          <table:table-cell office:value-type="string">
            <text:p>Kod Merkury</text:p>
          </table:table-cell>
          <table:table-cell office:value-type="float" office:value="1998">
            <text:p>1998</text:p>
          </table:table-cell>
          <table:table-cell office:value-type="string">
            <text:p>tt0120749</text:p>
          </table:table-cell>
          <table:table-cell table:number-columns-repeated="24"/>
        </table:table-row>
        <table:table-row table:style-name="ro1">
          <table:table-cell office:value-type="string">
            <text:p>Basic Instinct</text:p>
          </table:table-cell>
          <table:table-cell office:value-type="string">
            <text:p>Nagi instynkt</text:p>
          </table:table-cell>
          <table:table-cell office:value-type="float" office:value="1992">
            <text:p>1992</text:p>
          </table:table-cell>
          <table:table-cell office:value-type="string">
            <text:p>tt0103772</text:p>
          </table:table-cell>
          <table:table-cell table:number-columns-repeated="24"/>
        </table:table-row>
        <table:table-row table:style-name="ro1">
          <table:table-cell office:value-type="string">
            <text:p>Escape from Alcatraz</text:p>
          </table:table-cell>
          <table:table-cell office:value-type="string">
            <text:p>Ucieczka z Alcatraz</text:p>
          </table:table-cell>
          <table:table-cell office:value-type="float" office:value="1979">
            <text:p>1979</text:p>
          </table:table-cell>
          <table:table-cell office:value-type="string">
            <text:p>tt0079116</text:p>
          </table:table-cell>
          <table:table-cell table:number-columns-repeated="24"/>
        </table:table-row>
        <table:table-row table:style-name="ro1">
          <table:table-cell office:value-type="string">
            <text:p>Perfume: The Story of a Murderer</text:p>
          </table:table-cell>
          <table:table-cell office:value-type="string">
            <text:p>Pachnidło: Historia mordercy</text:p>
          </table:table-cell>
          <table:table-cell office:value-type="float" office:value="2006">
            <text:p>2006</text:p>
          </table:table-cell>
          <table:table-cell office:value-type="string">
            <text:p>tt0396171</text:p>
          </table:table-cell>
          <table:table-cell table:number-columns-repeated="24"/>
        </table:table-row>
        <table:table-row table:style-name="ro1">
          <table:table-cell office:value-type="string">
            <text:p>Jaws</text:p>
          </table:table-cell>
          <table:table-cell office:value-type="string">
            <text:p>Szczęki</text:p>
          </table:table-cell>
          <table:table-cell office:value-type="float" office:value="1975">
            <text:p>1975</text:p>
          </table:table-cell>
          <table:table-cell office:value-type="string">
            <text:p>tt0073195</text:p>
          </table:table-cell>
          <table:table-cell table:number-columns-repeated="24"/>
        </table:table-row>
        <table:table-row table:style-name="ro1">
          <table:table-cell office:value-type="string">
            <text:p>Interview with the Vampire: The Vampire Chronicles</text:p>
          </table:table-cell>
          <table:table-cell office:value-type="string">
            <text:p>Wywiad z wampirem</text:p>
          </table:table-cell>
          <table:table-cell office:value-type="float" office:value="1994">
            <text:p>1994</text:p>
          </table:table-cell>
          <table:table-cell office:value-type="string">
            <text:p>tt0110148</text:p>
          </table:table-cell>
          <table:table-cell table:number-columns-repeated="24"/>
        </table:table-row>
        <table:table-row table:style-name="ro1">
          <table:table-cell office:value-type="string">
            <text:p>The Third Man</text:p>
          </table:table-cell>
          <table:table-cell office:value-type="string">
            <text:p>Trzeci człowiek</text:p>
          </table:table-cell>
          <table:table-cell office:value-type="float" office:value="1949">
            <text:p>1949</text:p>
          </table:table-cell>
          <table:table-cell office:value-type="string">
            <text:p>tt0041959</text:p>
          </table:table-cell>
          <table:table-cell table:number-columns-repeated="24"/>
        </table:table-row>
        <table:table-row table:style-name="ro1">
          <table:table-cell office:value-type="string">
            <text:p>E.T. the Extra-Terrestrial</text:p>
          </table:table-cell>
          <table:table-cell office:value-type="string">
            <text:p>E.T.</text:p>
          </table:table-cell>
          <table:table-cell office:value-type="float" office:value="1982">
            <text:p>1982</text:p>
          </table:table-cell>
          <table:table-cell office:value-type="string">
            <text:p>tt008386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Das Wirtshaus im Spessart</text:p>
          </table:table-cell>
          <table:table-cell office:value-type="float" office:value="1958">
            <text:p>1958</text:p>
          </table:table-cell>
          <table:table-cell office:value-type="string">
            <text:p>tt0051200</text:p>
          </table:table-cell>
          <table:table-cell table:number-columns-repeated="24"/>
        </table:table-row>
        <table:table-row table:style-name="ro1">
          <table:table-cell office:value-type="string">
            <text:p>The Exorcist</text:p>
          </table:table-cell>
          <table:table-cell office:value-type="string">
            <text:p>Egzorcysta</text:p>
          </table:table-cell>
          <table:table-cell office:value-type="float" office:value="1973">
            <text:p>1973</text:p>
          </table:table-cell>
          <table:table-cell office:value-type="string">
            <text:p>tt007004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he Big Lebowski</text:p>
          </table:table-cell>
          <table:table-cell office:value-type="float" office:value="1998">
            <text:p>1998</text:p>
          </table:table-cell>
          <table:table-cell office:value-type="string">
            <text:p>tt0118715</text:p>
          </table:table-cell>
          <table:table-cell table:number-columns-repeated="24"/>
        </table:table-row>
        <table:table-row table:style-name="ro1">
          <table:table-cell office:value-type="string">
            <text:p>Bitter Moon</text:p>
          </table:table-cell>
          <table:table-cell office:value-type="string">
            <text:p>Gorzkie gody</text:p>
          </table:table-cell>
          <table:table-cell office:value-type="float" office:value="1992">
            <text:p>1992</text:p>
          </table:table-cell>
          <table:table-cell office:value-type="string">
            <text:p>tt0104779</text:p>
          </table:table-cell>
          <table:table-cell table:number-columns-repeated="24"/>
        </table:table-row>
        <table:table-row table:style-name="ro1">
          <table:table-cell office:value-type="string">
            <text:p>Das Boot</text:p>
          </table:table-cell>
          <table:table-cell office:value-type="string">
            <text:p>Okręt</text:p>
          </table:table-cell>
          <table:table-cell office:value-type="float" office:value="1981">
            <text:p>1981</text:p>
          </table:table-cell>
          <table:table-cell office:value-type="string">
            <text:p>tt0082096</text:p>
          </table:table-cell>
          <table:table-cell table:number-columns-repeated="24"/>
        </table:table-row>
        <table:table-row table:style-name="ro1">
          <table:table-cell office:value-type="string">
            <text:p>Little Buddha</text:p>
          </table:table-cell>
          <table:table-cell office:value-type="string">
            <text:p>Mały Budda</text:p>
          </table:table-cell>
          <table:table-cell office:value-type="float" office:value="1993">
            <text:p>1993</text:p>
          </table:table-cell>
          <table:table-cell office:value-type="string">
            <text:p>tt0107426</text:p>
          </table:table-cell>
          <table:table-cell table:number-columns-repeated="24"/>
        </table:table-row>
        <table:table-row table:style-name="ro1">
          <table:table-cell office:value-type="string">
            <text:p>Last Action Hero</text:p>
          </table:table-cell>
          <table:table-cell office:value-type="string">
            <text:p>Bohater ostatniej akcji</text:p>
          </table:table-cell>
          <table:table-cell office:value-type="float" office:value="1993">
            <text:p>1993</text:p>
          </table:table-cell>
          <table:table-cell office:value-type="string">
            <text:p>tt0107362</text:p>
          </table:table-cell>
          <table:table-cell table:number-columns-repeated="24"/>
        </table:table-row>
        <table:table-row table:style-name="ro1">
          <table:table-cell office:value-type="string">
            <text:p>The Last Boy Scout</text:p>
          </table:table-cell>
          <table:table-cell office:value-type="string">
            <text:p>Ostatni skaut</text:p>
          </table:table-cell>
          <table:table-cell office:value-type="float" office:value="1991">
            <text:p>1991</text:p>
          </table:table-cell>
          <table:table-cell office:value-type="string">
            <text:p>tt0102266</text:p>
          </table:table-cell>
          <table:table-cell table:number-columns-repeated="24"/>
        </table:table-row>
        <table:table-row table:style-name="ro1">
          <table:table-cell office:value-type="string">
            <text:p>The Last Samurai</text:p>
          </table:table-cell>
          <table:table-cell office:value-type="string">
            <text:p>Ostatni samuraj</text:p>
          </table:table-cell>
          <table:table-cell office:value-type="float" office:value="2003">
            <text:p>2003</text:p>
          </table:table-cell>
          <table:table-cell office:value-type="string">
            <text:p>tt0325710</text:p>
          </table:table-cell>
          <table:table-cell table:number-columns-repeated="24"/>
        </table:table-row>
        <table:table-row table:style-name="ro1">
          <table:table-cell office:value-type="string">
            <text:p>Dances with Wolves</text:p>
          </table:table-cell>
          <table:table-cell office:value-type="string">
            <text:p>Tańczący z wilkami</text:p>
          </table:table-cell>
          <table:table-cell office:value-type="float" office:value="1990">
            <text:p>1990</text:p>
          </table:table-cell>
          <table:table-cell office:value-type="string">
            <text:p>tt0099348</text:p>
          </table:table-cell>
          <table:table-cell table:number-columns-repeated="24"/>
        </table:table-row>
        <table:table-row table:style-name="ro1">
          <table:table-cell office:value-type="string">
            <text:p>The Mirror Crack'd</text:p>
          </table:table-cell>
          <table:table-cell office:value-type="string">
            <text:p>Pęknięte lustro</text:p>
          </table:table-cell>
          <table:table-cell office:value-type="float" office:value="1980">
            <text:p>1980</text:p>
          </table:table-cell>
          <table:table-cell office:value-type="string">
            <text:p>tt0081163</text:p>
          </table:table-cell>
          <table:table-cell table:number-columns-repeated="24"/>
        </table:table-row>
        <table:table-row table:style-name="ro1">
          <table:table-cell office:value-type="string">
            <text:p>Taxi Driver</text:p>
          </table:table-cell>
          <table:table-cell office:value-type="string">
            <text:p>Taksówkarz</text:p>
          </table:table-cell>
          <table:table-cell office:value-type="float" office:value="1976">
            <text:p>1976</text:p>
          </table:table-cell>
          <table:table-cell office:value-type="string">
            <text:p>tt0075314</text:p>
          </table:table-cell>
          <table:table-cell table:number-columns-repeated="24"/>
        </table:table-row>
        <table:table-row table:style-name="ro1">
          <table:table-cell office:value-type="string">
            <text:p>Enemy of the State</text:p>
          </table:table-cell>
          <table:table-cell office:value-type="string">
            <text:p>Wróg publiczny</text:p>
          </table:table-cell>
          <table:table-cell office:value-type="float" office:value="1998">
            <text:p>1998</text:p>
          </table:table-cell>
          <table:table-cell office:value-type="string">
            <text:p>tt0120660</text:p>
          </table:table-cell>
          <table:table-cell table:number-columns-repeated="24"/>
        </table:table-row>
        <table:table-row table:style-name="ro1">
          <table:table-cell office:value-type="string">
            <text:p>The Sixth Sense</text:p>
          </table:table-cell>
          <table:table-cell office:value-type="string">
            <text:p>Szósty zmysł</text:p>
          </table:table-cell>
          <table:table-cell office:value-type="float" office:value="1999">
            <text:p>1999</text:p>
          </table:table-cell>
          <table:table-cell office:value-type="string">
            <text:p>tt0167404</text:p>
          </table:table-cell>
          <table:table-cell table:number-columns-repeated="24"/>
        </table:table-row>
        <table:table-row table:style-name="ro1">
          <table:table-cell office:value-type="string">
            <text:p>Blade</text:p>
          </table:table-cell>
          <table:table-cell office:value-type="string">
            <text:p>Wieczny łowca</text:p>
          </table:table-cell>
          <table:table-cell office:value-type="float" office:value="1998">
            <text:p>1998</text:p>
          </table:table-cell>
          <table:table-cell office:value-type="string">
            <text:p>tt0120611</text:p>
          </table:table-cell>
          <table:table-cell table:number-columns-repeated="24"/>
        </table:table-row>
        <table:table-row table:style-name="ro1">
          <table:table-cell office:value-type="string">
            <text:p>Blade II</text:p>
          </table:table-cell>
          <table:table-cell office:value-type="string">
            <text:p>Blade: Wieczny łowca II</text:p>
          </table:table-cell>
          <table:table-cell office:value-type="float" office:value="2002">
            <text:p>2002</text:p>
          </table:table-cell>
          <table:table-cell office:value-type="string">
            <text:p>tt0187738</text:p>
          </table:table-cell>
          <table:table-cell table:number-columns-repeated="24"/>
        </table:table-row>
        <table:table-row table:style-name="ro1">
          <table:table-cell office:value-type="string">
            <text:p>Der Hauptmann von Köpenick</text:p>
          </table:table-cell>
          <table:table-cell office:value-type="string">
            <text:p>Kapitan z Köpenick</text:p>
          </table:table-cell>
          <table:table-cell office:value-type="float" office:value="1956">
            <text:p>1956</text:p>
          </table:table-cell>
          <table:table-cell office:value-type="string">
            <text:p>tt0049293</text:p>
          </table:table-cell>
          <table:table-cell table:number-columns-repeated="24"/>
        </table:table-row>
        <table:table-row table:style-name="ro1">
          <table:table-cell office:value-type="string">
            <text:p>Anger Management</text:p>
          </table:table-cell>
          <table:table-cell office:value-type="string">
            <text:p>Dwóch gniewnych ludzi</text:p>
          </table:table-cell>
          <table:table-cell office:value-type="float" office:value="2003">
            <text:p>2003</text:p>
          </table:table-cell>
          <table:table-cell office:value-type="string">
            <text:p>tt0305224</text:p>
          </table:table-cell>
          <table:table-cell table:number-columns-repeated="24"/>
        </table:table-row>
        <table:table-row table:style-name="ro1">
          <table:table-cell office:value-type="string">
            <text:p>The Terminator</text:p>
          </table:table-cell>
          <table:table-cell office:value-type="string">
            <text:p>Terminator</text:p>
          </table:table-cell>
          <table:table-cell office:value-type="float" office:value="1984">
            <text:p>1984</text:p>
          </table:table-cell>
          <table:table-cell office:value-type="string">
            <text:p>tt0088247</text:p>
          </table:table-cell>
          <table:table-cell table:number-columns-repeated="24"/>
        </table:table-row>
        <table:table-row table:style-name="ro1">
          <table:table-cell office:value-type="string">
            <text:p>Taps</text:p>
          </table:table-cell>
          <table:table-cell office:value-type="string">
            <text:p>Szkoła kadetów</text:p>
          </table:table-cell>
          <table:table-cell office:value-type="float" office:value="1981">
            <text:p>1981</text:p>
          </table:table-cell>
          <table:table-cell office:value-type="string">
            <text:p>tt0083169</text:p>
          </table:table-cell>
          <table:table-cell table:number-columns-repeated="24"/>
        </table:table-row>
        <table:table-row table:style-name="ro1">
          <table:table-cell office:value-type="string">
            <text:p>The Firm</text:p>
          </table:table-cell>
          <table:table-cell office:value-type="string">
            <text:p>Firma</text:p>
          </table:table-cell>
          <table:table-cell office:value-type="float" office:value="1993">
            <text:p>1993</text:p>
          </table:table-cell>
          <table:table-cell office:value-type="string">
            <text:p>tt0106918</text:p>
          </table:table-cell>
          <table:table-cell table:number-columns-repeated="24"/>
        </table:table-row>
        <table:table-row table:style-name="ro1">
          <table:table-cell office:value-type="string">
            <text:p>The Bridge on the River Kwai</text:p>
          </table:table-cell>
          <table:table-cell office:value-type="string">
            <text:p>Most na rzece Kwai</text:p>
          </table:table-cell>
          <table:table-cell office:value-type="float" office:value="1957">
            <text:p>1957</text:p>
          </table:table-cell>
          <table:table-cell office:value-type="string">
            <text:p>tt0050212</text:p>
          </table:table-cell>
          <table:table-cell table:number-columns-repeated="24"/>
        </table:table-row>
        <table:table-row table:style-name="ro1">
          <table:table-cell office:value-type="string">
            <text:p>The Jungle Book</text:p>
          </table:table-cell>
          <table:table-cell office:value-type="string">
            <text:p>Księga dżungli</text:p>
          </table:table-cell>
          <table:table-cell office:value-type="float" office:value="1967">
            <text:p>1967</text:p>
          </table:table-cell>
          <table:table-cell office:value-type="string">
            <text:p>tt0061852</text:p>
          </table:table-cell>
          <table:table-cell table:number-columns-repeated="24"/>
        </table:table-row>
        <table:table-row table:style-name="ro1">
          <table:table-cell office:value-type="string">
            <text:p>3000 Miles to Graceland</text:p>
          </table:table-cell>
          <table:table-cell office:value-type="string">
            <text:p>3000 mil do Graceland</text:p>
          </table:table-cell>
          <table:table-cell office:value-type="float" office:value="2001">
            <text:p>2001</text:p>
          </table:table-cell>
          <table:table-cell office:value-type="string">
            <text:p>tt023314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Fahrenheit 451</text:p>
          </table:table-cell>
          <table:table-cell office:value-type="float" office:value="1966">
            <text:p>1966</text:p>
          </table:table-cell>
          <table:table-cell office:value-type="string">
            <text:p>tt0060390</text:p>
          </table:table-cell>
          <table:table-cell table:number-columns-repeated="24"/>
        </table:table-row>
        <table:table-row table:style-name="ro1">
          <table:table-cell office:value-type="string">
            <text:p>Firehouse</text:p>
          </table:table-cell>
          <table:table-cell office:value-type="string">
            <text:p>Polowanie na strażaków</text:p>
          </table:table-cell>
          <table:table-cell office:value-type="float" office:value="1997">
            <text:p>1997</text:p>
          </table:table-cell>
          <table:table-cell office:value-type="string">
            <text:p>tt013844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Jackie Brown</text:p>
          </table:table-cell>
          <table:table-cell office:value-type="float" office:value="1997">
            <text:p>1997</text:p>
          </table:table-cell>
          <table:table-cell office:value-type="string">
            <text:p>tt0119396</text:p>
          </table:table-cell>
          <table:table-cell table:number-columns-repeated="24"/>
        </table:table-row>
        <table:table-row table:style-name="ro1">
          <table:table-cell office:value-type="string">
            <text:p>Sleepy Hollow</text:p>
          </table:table-cell>
          <table:table-cell office:value-type="string">
            <text:p>Jeździec bez głowy</text:p>
          </table:table-cell>
          <table:table-cell office:value-type="float" office:value="1999">
            <text:p>1999</text:p>
          </table:table-cell>
          <table:table-cell office:value-type="string">
            <text:p>tt0162661</text:p>
          </table:table-cell>
          <table:table-cell table:number-columns-repeated="24"/>
        </table:table-row>
        <table:table-row table:style-name="ro1">
          <table:table-cell office:value-type="string">
            <text:p>Rear Window</text:p>
          </table:table-cell>
          <table:table-cell office:value-type="string">
            <text:p>Okno na podwórze</text:p>
          </table:table-cell>
          <table:table-cell office:value-type="float" office:value="1954">
            <text:p>1954</text:p>
          </table:table-cell>
          <table:table-cell office:value-type="string">
            <text:p>tt0047396</text:p>
          </table:table-cell>
          <table:table-cell table:number-columns-repeated="24"/>
        </table:table-row>
        <table:table-row table:style-name="ro1">
          <table:table-cell office:value-type="string">
            <text:p>Die Feuerzangenbowle, The Punch Bowl</text:p>
          </table:table-cell>
          <table:table-cell office:value-type="string">
            <text:p>The Punch Bowl – Poncz</text:p>
          </table:table-cell>
          <table:table-cell office:value-type="float" office:value="1970">
            <text:p>1970</text:p>
          </table:table-cell>
          <table:table-cell office:value-type="string">
            <text:p>tt0065718</text:p>
          </table:table-cell>
          <table:table-cell office:value-type="string">
            <text:p>Zmienić tytuł pl</text:p>
          </table:table-cell>
          <table:table-cell table:number-columns-repeated="23"/>
        </table:table-row>
        <table:table-row table:style-name="ro1">
          <table:table-cell office:value-type="string">
            <text:p>Die Feuerzangenbowle, The Punch Bowl</text:p>
          </table:table-cell>
          <table:table-cell office:value-type="string">
            <text:p>The Punch Bowl – Poncz</text:p>
          </table:table-cell>
          <table:table-cell office:value-type="float" office:value="1944">
            <text:p>1944</text:p>
          </table:table-cell>
          <table:table-cell office:value-type="string">
            <text:p>tt0036818</text:p>
          </table:table-cell>
          <table:table-cell table:number-columns-repeated="24"/>
        </table:table-row>
        <table:table-row table:style-name="ro1">
          <table:table-cell office:value-type="string">
            <text:p>The Apartment</text:p>
          </table:table-cell>
          <table:table-cell office:value-type="string">
            <text:p>Garsoniera</text:p>
          </table:table-cell>
          <table:table-cell office:value-type="float" office:value="1960">
            <text:p>1960</text:p>
          </table:table-cell>
          <table:table-cell office:value-type="string">
            <text:p>tt0053604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rainspotting</text:p>
          </table:table-cell>
          <table:table-cell office:value-type="float" office:value="1996">
            <text:p>1996</text:p>
          </table:table-cell>
          <table:table-cell office:value-type="string">
            <text:p>tt0117951</text:p>
          </table:table-cell>
          <table:table-cell table:number-columns-repeated="24"/>
        </table:table-row>
        <table:table-row table:style-name="ro1">
          <table:table-cell office:value-type="string">
            <text:p>Out of Africa</text:p>
          </table:table-cell>
          <table:table-cell office:value-type="string">
            <text:p>Pożegnanie z Afryką</text:p>
          </table:table-cell>
          <table:table-cell office:value-type="float" office:value="1985">
            <text:p>1985</text:p>
          </table:table-cell>
          <table:table-cell office:value-type="string">
            <text:p>tt0089755</text:p>
          </table:table-cell>
          <table:table-cell table:number-columns-repeated="24"/>
        </table:table-row>
        <table:table-row table:style-name="ro1">
          <table:table-cell office:value-type="string">
            <text:p>Doctor Zhivago</text:p>
          </table:table-cell>
          <table:table-cell office:value-type="string">
            <text:p>Doktor Żywago</text:p>
          </table:table-cell>
          <table:table-cell office:value-type="float" office:value="1965">
            <text:p>1965</text:p>
          </table:table-cell>
          <table:table-cell office:value-type="string">
            <text:p>tt0059113</text:p>
          </table:table-cell>
          <table:table-cell table:number-columns-repeated="24"/>
        </table:table-row>
        <table:table-row table:style-name="ro1">
          <table:table-cell office:value-type="string">
            <text:p>Dr. Strangelove or: How I Learned to Stop Worrying and Love the Bomb</text:p>
          </table:table-cell>
          <table:table-cell office:value-type="string">
            <text:p>Dr Strangelove, czyli jak przestałem się martwić i pokochałem bombę</text:p>
          </table:table-cell>
          <table:table-cell office:value-type="float" office:value="1964">
            <text:p>1964</text:p>
          </table:table-cell>
          <table:table-cell office:value-type="string">
            <text:p>tt0057012</text:p>
          </table:table-cell>
          <table:table-cell table:number-columns-repeated="24"/>
        </table:table-row>
        <table:table-row table:style-name="ro1">
          <table:table-cell office:value-type="string">
            <text:p>Three Men in the Snow</text:p>
          </table:table-cell>
          <table:table-cell office:value-type="string">
            <text:p>Trzech mężczyzn w śniegu</text:p>
          </table:table-cell>
          <table:table-cell office:value-type="float" office:value="1955">
            <text:p>1955</text:p>
          </table:table-cell>
          <table:table-cell office:value-type="string">
            <text:p>tt0048014</text:p>
          </table:table-cell>
          <table:table-cell table:number-columns-repeated="24"/>
        </table:table-row>
        <table:table-row table:style-name="ro1">
          <table:table-cell office:value-type="string">
            <text:p>Drei Mann in einem Boot</text:p>
          </table:table-cell>
          <table:table-cell office:value-type="string">
            <text:p>Trzech mężczyzn w łodzi</text:p>
          </table:table-cell>
          <table:table-cell office:value-type="float" office:value="1961">
            <text:p>1961</text:p>
          </table:table-cell>
          <table:table-cell office:value-type="string">
            <text:p>tt0054826</text:p>
          </table:table-cell>
          <table:table-cell table:number-columns-repeated="24"/>
        </table:table-row>
        <table:table-row table:style-name="ro1">
          <table:table-cell office:value-type="string">
            <text:p>Through the Eyes of a Killer</text:p>
          </table:table-cell>
          <table:table-cell office:value-type="string">
            <text:p>Oczami Mordercy</text:p>
          </table:table-cell>
          <table:table-cell office:value-type="float" office:value="1992">
            <text:p>1992</text:p>
          </table:table-cell>
          <table:table-cell office:value-type="string">
            <text:p>tt0105583</text:p>
          </table:table-cell>
          <table:table-cell table:number-columns-repeated="24"/>
        </table:table-row>
        <table:table-row table:style-name="ro1">
          <table:table-cell office:value-type="string">
            <text:p>Durchs wilde Kurdistan</text:p>
          </table:table-cell>
          <table:table-cell office:value-type="string">
            <text:p>Przez dziki Kurdystan</text:p>
          </table:table-cell>
          <table:table-cell office:value-type="float" office:value="1965">
            <text:p>1965</text:p>
          </table:table-cell>
          <table:table-cell office:value-type="string">
            <text:p>tt0059139</text:p>
          </table:table-cell>
          <table:table-cell table:number-columns-repeated="24"/>
        </table:table-row>
        <table:table-row table:style-name="ro1">
          <table:table-cell office:value-type="string">
            <text:p>A Few Good Men</text:p>
          </table:table-cell>
          <table:table-cell office:value-type="string">
            <text:p>Ludzie honoru</text:p>
          </table:table-cell>
          <table:table-cell office:value-type="float" office:value="1992">
            <text:p>1992</text:p>
          </table:table-cell>
          <table:table-cell office:value-type="string">
            <text:p>tt0104257</text:p>
          </table:table-cell>
          <table:table-cell table:number-columns-repeated="24"/>
        </table:table-row>
        <table:table-row table:style-name="ro1">
          <table:table-cell office:value-type="string">
            <text:p>Murder by Death</text:p>
          </table:table-cell>
          <table:table-cell office:value-type="string">
            <text:p>Zabity na śmierć</text:p>
          </table:table-cell>
          <table:table-cell office:value-type="float" office:value="1976">
            <text:p>1976</text:p>
          </table:table-cell>
          <table:table-cell office:value-type="string">
            <text:p>tt0074937</text:p>
          </table:table-cell>
          <table:table-cell table:number-columns-repeated="24"/>
        </table:table-row>
        <table:table-row table:style-name="ro1">
          <table:table-cell office:value-type="string">
            <text:p>The NeverEnding Story</text:p>
          </table:table-cell>
          <table:table-cell office:value-type="string">
            <text:p>Niekończąca się opowieść</text:p>
          </table:table-cell>
          <table:table-cell office:value-type="float" office:value="1984">
            <text:p>1984</text:p>
          </table:table-cell>
          <table:table-cell office:value-type="string">
            <text:p>tt008832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attle Royale</text:p>
          </table:table-cell>
          <table:table-cell office:value-type="float" office:value="2000">
            <text:p>2000</text:p>
          </table:table-cell>
          <table:table-cell office:value-type="string">
            <text:p>tt0266308</text:p>
          </table:table-cell>
          <table:table-cell table:number-columns-repeated="24"/>
        </table:table-row>
        <table:table-row table:style-name="ro1">
          <table:table-cell office:value-type="string">
            <text:p>Alien</text:p>
          </table:table-cell>
          <table:table-cell office:value-type="string">
            <text:p>Obcy - 8. pasażer "Nostromo"</text:p>
          </table:table-cell>
          <table:table-cell office:value-type="float" office:value="1979">
            <text:p>1979</text:p>
          </table:table-cell>
          <table:table-cell office:value-type="string">
            <text:p>tt0078748</text:p>
          </table:table-cell>
          <table:table-cell table:number-columns-repeated="24"/>
        </table:table-row>
        <table:table-row table:style-name="ro1">
          <table:table-cell office:value-type="string">
            <text:p>Alien: Resurrection</text:p>
          </table:table-cell>
          <table:table-cell office:value-type="string">
            <text:p>Obcy: Przebudzenie</text:p>
          </table:table-cell>
          <table:table-cell office:value-type="float" office:value="1997">
            <text:p>1997</text:p>
          </table:table-cell>
          <table:table-cell office:value-type="string">
            <text:p>tt0118583</text:p>
          </table:table-cell>
          <table:table-cell table:number-columns-repeated="24"/>
        </table:table-row>
        <table:table-row table:style-name="ro1">
          <table:table-cell office:value-type="string">
            <text:p>Aliens</text:p>
          </table:table-cell>
          <table:table-cell office:value-type="string">
            <text:p>Obcy - decydujące starcie</text:p>
          </table:table-cell>
          <table:table-cell office:value-type="float" office:value="1986">
            <text:p>1986</text:p>
          </table:table-cell>
          <table:table-cell office:value-type="string">
            <text:p>tt0090605</text:p>
          </table:table-cell>
          <table:table-cell table:number-columns-repeated="24"/>
        </table:table-row>
        <table:table-row table:style-name="ro1">
          <table:table-cell office:value-type="string">
            <text:p>Alien 3</text:p>
          </table:table-cell>
          <table:table-cell office:value-type="string">
            <text:p>Obcy 3</text:p>
          </table:table-cell>
          <table:table-cell office:value-type="float" office:value="1992">
            <text:p>1992</text:p>
          </table:table-cell>
          <table:table-cell office:value-type="string">
            <text:p>tt0103644</text:p>
          </table:table-cell>
          <table:table-cell table:number-columns-repeated="24"/>
        </table:table-row>
        <table:table-row table:style-name="ro1">
          <table:table-cell office:value-type="string">
            <text:p>Alien vs. Predator</text:p>
          </table:table-cell>
          <table:table-cell office:value-type="string">
            <text:p>Obcy kontra Predator</text:p>
          </table:table-cell>
          <table:table-cell office:value-type="float" office:value="2004">
            <text:p>2004</text:p>
          </table:table-cell>
          <table:table-cell office:value-type="string">
            <text:p>tt0370263</text:p>
          </table:table-cell>
          <table:table-cell table:number-columns-repeated="24"/>
        </table:table-row>
        <table:table-row table:style-name="ro1">
          <table:table-cell office:value-type="string">
            <text:p>Star Trek: The Motion Picture</text:p>
          </table:table-cell>
          <table:table-cell office:value-type="string">
            <text:p>Star Trek</text:p>
          </table:table-cell>
          <table:table-cell office:value-type="float" office:value="1979">
            <text:p>1979</text:p>
          </table:table-cell>
          <table:table-cell office:value-type="string">
            <text:p>tt0079945</text:p>
          </table:table-cell>
          <table:table-cell table:number-columns-repeated="24"/>
        </table:table-row>
        <table:table-row table:style-name="ro1">
          <table:table-cell office:value-type="string">
            <text:p>Star Trek II: The Wrath of Khan</text:p>
          </table:table-cell>
          <table:table-cell office:value-type="string">
            <text:p>Star Trek II: Gniew Khana</text:p>
          </table:table-cell>
          <table:table-cell office:value-type="float" office:value="1982">
            <text:p>1982</text:p>
          </table:table-cell>
          <table:table-cell office:value-type="string">
            <text:p>tt0084726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Star Trek III: The Search for Spock</text:p>
          </table:table-cell>
          <table:table-cell office:value-type="string">
            <text:p>Star Trek III: W poszukiwaniu Spocka</text:p>
          </table:table-cell>
          <table:table-cell office:value-type="float" office:value="1984">
            <text:p>1984</text:p>
          </table:table-cell>
          <table:table-cell office:value-type="string">
            <text:p>tt0088170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Star Trek IV: The Voyage Home</text:p>
          </table:table-cell>
          <table:table-cell office:value-type="string">
            <text:p>Star Trek IV: Powrót na Ziemię</text:p>
          </table:table-cell>
          <table:table-cell office:value-type="float" office:value="1986">
            <text:p>1986</text:p>
          </table:table-cell>
          <table:table-cell office:value-type="string">
            <text:p>tt0092007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Star Trek: First Contact</text:p>
          </table:table-cell>
          <table:table-cell office:value-type="string">
            <text:p>Star Trek VIII: Pierwszy kontakt</text:p>
          </table:table-cell>
          <table:table-cell office:value-type="float" office:value="1996">
            <text:p>1996</text:p>
          </table:table-cell>
          <table:table-cell office:value-type="string">
            <text:p>tt0117731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Star Trek V: The Final Frontier</text:p>
          </table:table-cell>
          <table:table-cell office:value-type="string">
            <text:p>Star Trek V: Ostateczna granica</text:p>
          </table:table-cell>
          <table:table-cell office:value-type="float" office:value="1989">
            <text:p>1989</text:p>
          </table:table-cell>
          <table:table-cell office:value-type="string">
            <text:p>tt0098382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Star Trek VI: The Undiscovered Country</text:p>
          </table:table-cell>
          <table:table-cell office:value-type="string">
            <text:p>Star Trek VI: Wojna o pokój</text:p>
          </table:table-cell>
          <table:table-cell office:value-type="float" office:value="1991">
            <text:p>1991</text:p>
          </table:table-cell>
          <table:table-cell office:value-type="string">
            <text:p>tt0102975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Star Trek: Generations</text:p>
          </table:table-cell>
          <table:table-cell office:value-type="string">
            <text:p>Star Trek VII: Pokolenia</text:p>
          </table:table-cell>
          <table:table-cell office:value-type="float" office:value="1994">
            <text:p>1994</text:p>
          </table:table-cell>
          <table:table-cell office:value-type="string">
            <text:p>tt0111280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Star Trek: Nemesis </text:p>
          </table:table-cell>
          <table:table-cell office:value-type="string">
            <text:p>Star Trek X: Nemesis</text:p>
          </table:table-cell>
          <table:table-cell office:value-type="float" office:value="2002">
            <text:p>2002</text:p>
          </table:table-cell>
          <table:table-cell office:value-type="string">
            <text:p>tt0253754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Collateral Damage</text:p>
          </table:table-cell>
          <table:table-cell office:value-type="string">
            <text:p>Na własną rękę</text:p>
          </table:table-cell>
          <table:table-cell office:value-type="float" office:value="2002">
            <text:p>2002</text:p>
          </table:table-cell>
          <table:table-cell office:value-type="string">
            <text:p>tt0233469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Ferris Bueller's Day Off</text:p>
          </table:table-cell>
          <table:table-cell office:value-type="string">
            <text:p>Wolny dzień pana Ferrisa Buellera</text:p>
          </table:table-cell>
          <table:table-cell office:value-type="float" office:value="1986">
            <text:p>1986</text:p>
          </table:table-cell>
          <table:table-cell office:value-type="string">
            <text:p>tt0091042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Tango &amp; Cash</text:p>
          </table:table-cell>
          <table:table-cell office:value-type="string">
            <text:p>Tango i Cash</text:p>
          </table:table-cell>
          <table:table-cell office:value-type="float" office:value="1989">
            <text:p>1989</text:p>
          </table:table-cell>
          <table:table-cell office:value-type="string">
            <text:p>tt0098439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table:number-columns-repeated="2" office:value-type="string">
            <text:p>Batman</text:p>
          </table:table-cell>
          <table:table-cell office:value-type="float" office:value="1989">
            <text:p>1989</text:p>
          </table:table-cell>
          <table:table-cell office:value-type="string">
            <text:p>tt0096895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Conspiracy Theory</text:p>
          </table:table-cell>
          <table:table-cell office:value-type="string">
            <text:p>Teoria spisku</text:p>
          </table:table-cell>
          <table:table-cell office:value-type="float" office:value="1997">
            <text:p>1997</text:p>
          </table:table-cell>
          <table:table-cell office:value-type="string">
            <text:p>tt0118883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table:number-columns-repeated="2" office:value-type="string">
            <text:p>Top Gun</text:p>
          </table:table-cell>
          <table:table-cell office:value-type="float" office:value="1986">
            <text:p>1986</text:p>
          </table:table-cell>
          <table:table-cell office:value-type="string">
            <text:p>tt0092099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Pirates of the Caribbean: The Curse of the Black Pearl</text:p>
          </table:table-cell>
          <table:table-cell office:value-type="string">
            <text:p>Piraci z Karaibów: Klątwa Czarnej Perły</text:p>
          </table:table-cell>
          <table:table-cell office:value-type="float" office:value="2003">
            <text:p>2003</text:p>
          </table:table-cell>
          <table:table-cell office:value-type="string">
            <text:p>tt0325980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Total Recall</text:p>
          </table:table-cell>
          <table:table-cell office:value-type="string">
            <text:p>Pamięć absolutna</text:p>
          </table:table-cell>
          <table:table-cell office:value-type="float" office:value="1990">
            <text:p>1990</text:p>
          </table:table-cell>
          <table:table-cell office:value-type="string">
            <text:p>tt0100802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From Dusk Till Dawn</text:p>
          </table:table-cell>
          <table:table-cell office:value-type="string">
            <text:p>Od zmierzchu do świtu</text:p>
          </table:table-cell>
          <table:table-cell office:value-type="float" office:value="1996">
            <text:p>1996</text:p>
          </table:table-cell>
          <table:table-cell office:value-type="string">
            <text:p>tt0116367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Ice Age</text:p>
          </table:table-cell>
          <table:table-cell office:value-type="string">
            <text:p>Epoka lodowcowa</text:p>
          </table:table-cell>
          <table:table-cell office:value-type="float" office:value="2002">
            <text:p>2002</text:p>
          </table:table-cell>
          <table:table-cell office:value-type="string">
            <text:p>tt0268380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For a Few Dollars More</text:p>
          </table:table-cell>
          <table:table-cell office:value-type="string">
            <text:p>Za kilka dolarów więcej</text:p>
          </table:table-cell>
          <table:table-cell office:value-type="float" office:value="1965">
            <text:p>1965</text:p>
          </table:table-cell>
          <table:table-cell office:value-type="string">
            <text:p>tt0059578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The Shining</text:p>
          </table:table-cell>
          <table:table-cell office:value-type="string">
            <text:p>Lśnienie</text:p>
          </table:table-cell>
          <table:table-cell office:value-type="float" office:value="1980">
            <text:p>1980</text:p>
          </table:table-cell>
          <table:table-cell office:value-type="string">
            <text:p>tt0081505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Goodfellas</text:p>
          </table:table-cell>
          <table:table-cell office:value-type="string">
            <text:p>Chłopcy z ferajny</text:p>
          </table:table-cell>
          <table:table-cell office:value-type="float" office:value="1990">
            <text:p>1990</text:p>
          </table:table-cell>
          <table:table-cell office:value-type="string">
            <text:p>tt0099685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Wag the Dog</text:p>
          </table:table-cell>
          <table:table-cell office:value-type="string">
            <text:p>Fakty i akty</text:p>
          </table:table-cell>
          <table:table-cell office:value-type="float" office:value="1997">
            <text:p>1997</text:p>
          </table:table-cell>
          <table:table-cell office:value-type="string">
            <text:p>tt0120885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table:number-columns-repeated="2" office:value-type="string">
            <text:p>Pulp Fiction</text:p>
          </table:table-cell>
          <table:table-cell office:value-type="float" office:value="1994">
            <text:p>1994</text:p>
          </table:table-cell>
          <table:table-cell office:value-type="string">
            <text:p>tt0110912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table:number-columns-repeated="2" office:value-type="string">
            <text:p>Hero</text:p>
          </table:table-cell>
          <table:table-cell office:value-type="float" office:value="2002">
            <text:p>2002</text:p>
          </table:table-cell>
          <table:table-cell office:value-type="string">
            <text:p>tt029997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Hannibal</text:p>
          </table:table-cell>
          <table:table-cell office:value-type="float" office:value="2001">
            <text:p>2001</text:p>
          </table:table-cell>
          <table:table-cell office:value-type="string">
            <text:p>tt021298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Con Air - lot skazańców</text:p>
          </table:table-cell>
          <table:table-cell office:value-type="float" office:value="1997">
            <text:p>1997</text:p>
          </table:table-cell>
          <table:table-cell office:value-type="string">
            <text:p>tt0118880</text:p>
          </table:table-cell>
          <table:table-cell table:number-columns-repeated="24"/>
        </table:table-row>
        <table:table-row table:style-name="ro1">
          <table:table-cell office:value-type="string">
            <text:p>Sleepers</text:p>
          </table:table-cell>
          <table:table-cell office:value-type="string">
            <text:p>Uśpieni</text:p>
          </table:table-cell>
          <table:table-cell office:value-type="float" office:value="1996">
            <text:p>1996</text:p>
          </table:table-cell>
          <table:table-cell office:value-type="string">
            <text:p>tt011766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Mulholland Drive</text:p>
          </table:table-cell>
          <table:table-cell office:value-type="float" office:value="2001">
            <text:p>2001</text:p>
          </table:table-cell>
          <table:table-cell office:value-type="string">
            <text:p>tt0166924</text:p>
          </table:table-cell>
          <table:table-cell table:number-columns-repeated="24"/>
        </table:table-row>
        <table:table-row table:style-name="ro1">
          <table:table-cell office:value-type="string">
            <text:p>Daylight</text:p>
          </table:table-cell>
          <table:table-cell office:value-type="string">
            <text:p>Tunel</text:p>
          </table:table-cell>
          <table:table-cell office:value-type="float" office:value="1996">
            <text:p>1996</text:p>
          </table:table-cell>
          <table:table-cell office:value-type="string">
            <text:p>tt0116040</text:p>
          </table:table-cell>
          <table:table-cell table:number-columns-repeated="24"/>
        </table:table-row>
        <table:table-row table:style-name="ro1">
          <table:table-cell office:value-type="string">
            <text:p>In China They Eat Dogs</text:p>
          </table:table-cell>
          <table:table-cell office:value-type="string">
            <text:p>W Chinach jedzą psy</text:p>
          </table:table-cell>
          <table:table-cell office:value-type="float" office:value="1999">
            <text:p>1999</text:p>
          </table:table-cell>
          <table:table-cell office:value-type="string">
            <text:p>tt0180748</text:p>
          </table:table-cell>
          <table:table-cell table:number-columns-repeated="24"/>
        </table:table-row>
        <table:table-row table:style-name="ro1">
          <table:table-cell office:value-type="string">
            <text:p>Indiana Jones and the Temple of Doom</text:p>
          </table:table-cell>
          <table:table-cell office:value-type="string">
            <text:p>Indiana Jones i Świątynia Zagłady</text:p>
          </table:table-cell>
          <table:table-cell office:value-type="float" office:value="1984">
            <text:p>1984</text:p>
          </table:table-cell>
          <table:table-cell office:value-type="string">
            <text:p>tt0087469</text:p>
          </table:table-cell>
          <table:table-cell table:number-columns-repeated="24"/>
        </table:table-row>
        <table:table-row table:style-name="ro1">
          <table:table-cell office:value-type="string">
            <text:p>Indiana Jones and the Last Crusade</text:p>
          </table:table-cell>
          <table:table-cell office:value-type="string">
            <text:p>Indiana Jones i ostatnia krucjata</text:p>
          </table:table-cell>
          <table:table-cell office:value-type="float" office:value="1989">
            <text:p>1989</text:p>
          </table:table-cell>
          <table:table-cell office:value-type="string">
            <text:p>tt0097576</text:p>
          </table:table-cell>
          <table:table-cell table:number-columns-repeated="24"/>
        </table:table-row>
        <table:table-row table:style-name="ro1">
          <table:table-cell office:value-type="string">
            <text:p>Indiana Jones and the Raiders of the Lost Ark</text:p>
          </table:table-cell>
          <table:table-cell office:value-type="string">
            <text:p>Poszukiwacze zaginionej Arki</text:p>
          </table:table-cell>
          <table:table-cell office:value-type="float" office:value="1981">
            <text:p>1981</text:p>
          </table:table-cell>
          <table:table-cell office:value-type="string">
            <text:p>tt0082971</text:p>
          </table:table-cell>
          <table:table-cell table:number-columns-repeated="24"/>
        </table:table-row>
        <table:table-row table:style-name="ro1">
          <table:table-cell office:value-type="string">
            <text:p>Far and Away</text:p>
          </table:table-cell>
          <table:table-cell office:value-type="string">
            <text:p>Za horyzontem</text:p>
          </table:table-cell>
          <table:table-cell office:value-type="float" office:value="1992">
            <text:p>1992</text:p>
          </table:table-cell>
          <table:table-cell office:value-type="string">
            <text:p>tt010423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Predator</text:p>
          </table:table-cell>
          <table:table-cell office:value-type="float" office:value="1987">
            <text:p>1987</text:p>
          </table:table-cell>
          <table:table-cell office:value-type="string">
            <text:p>tt009377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Predator 2</text:p>
          </table:table-cell>
          <table:table-cell office:value-type="float" office:value="1990">
            <text:p>1990</text:p>
          </table:table-cell>
          <table:table-cell office:value-type="string">
            <text:p>tt010040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en-Hur</text:p>
          </table:table-cell>
          <table:table-cell office:value-type="float" office:value="1959">
            <text:p>1959</text:p>
          </table:table-cell>
          <table:table-cell office:value-type="string">
            <text:p>tt0052618</text:p>
          </table:table-cell>
          <table:table-cell table:number-columns-repeated="24"/>
        </table:table-row>
        <table:table-row table:style-name="ro1">
          <table:table-cell office:value-type="string">
            <text:p>The Hunt for Red October</text:p>
          </table:table-cell>
          <table:table-cell office:value-type="string">
            <text:p>Polowanie na Czerwony Październik</text:p>
          </table:table-cell>
          <table:table-cell office:value-type="float" office:value="1990">
            <text:p>1990</text:p>
          </table:table-cell>
          <table:table-cell office:value-type="string">
            <text:p>tt0099810</text:p>
          </table:table-cell>
          <table:table-cell table:number-columns-repeated="24"/>
        </table:table-row>
        <table:table-row table:style-name="ro1">
          <table:table-cell office:value-type="string">
            <text:p>Home Alone 2: Lost in New York</text:p>
          </table:table-cell>
          <table:table-cell office:value-type="string">
            <text:p>Kevin sam w Nowym Jorku</text:p>
          </table:table-cell>
          <table:table-cell office:value-type="float" office:value="1992">
            <text:p>1992</text:p>
          </table:table-cell>
          <table:table-cell office:value-type="string">
            <text:p>tt0104431</text:p>
          </table:table-cell>
          <table:table-cell table:number-columns-repeated="24"/>
        </table:table-row>
        <table:table-row table:style-name="ro1">
          <table:table-cell office:value-type="string">
            <text:p>Home Alone</text:p>
          </table:table-cell>
          <table:table-cell office:value-type="string">
            <text:p>Kevin sam w domu</text:p>
          </table:table-cell>
          <table:table-cell office:value-type="float" office:value="1990">
            <text:p>1990</text:p>
          </table:table-cell>
          <table:table-cell office:value-type="string">
            <text:p>tt0099785</text:p>
          </table:table-cell>
          <table:table-cell table:number-columns-repeated="24"/>
        </table:table-row>
        <table:table-row table:style-name="ro1">
          <table:table-cell office:value-type="string">
            <text:p>Mrs. Doubtfire</text:p>
          </table:table-cell>
          <table:table-cell office:value-type="string">
            <text:p>Pani Doubtfire</text:p>
          </table:table-cell>
          <table:table-cell office:value-type="float" office:value="1993">
            <text:p>1993</text:p>
          </table:table-cell>
          <table:table-cell office:value-type="string">
            <text:p>tt0107614</text:p>
          </table:table-cell>
          <table:table-cell table:number-columns-repeated="24"/>
        </table:table-row>
        <table:table-row table:style-name="ro1">
          <table:table-cell office:value-type="string">
            <text:p>Asterix and the Big Fight</text:p>
          </table:table-cell>
          <table:table-cell office:value-type="string">
            <text:p>Wielka bitwa Asteriksa</text:p>
          </table:table-cell>
          <table:table-cell office:value-type="float" office:value="1989">
            <text:p>1989</text:p>
          </table:table-cell>
          <table:table-cell office:value-type="string">
            <text:p>tt0096842</text:p>
          </table:table-cell>
          <table:table-cell table:number-columns-repeated="24"/>
        </table:table-row>
        <table:table-row table:style-name="ro1">
          <table:table-cell office:value-type="string">
            <text:p>Asterix Versus Caesar</text:p>
          </table:table-cell>
          <table:table-cell office:value-type="string">
            <text:p>Asterix kontra Cezar</text:p>
          </table:table-cell>
          <table:table-cell office:value-type="float" office:value="1985">
            <text:p>1985</text:p>
          </table:table-cell>
          <table:table-cell office:value-type="string">
            <text:p>tt0088748</text:p>
          </table:table-cell>
          <table:table-cell table:number-columns-repeated="24"/>
        </table:table-row>
        <table:table-row table:style-name="ro1">
          <table:table-cell office:value-type="string">
            <text:p>Asterix Conquers America</text:p>
          </table:table-cell>
          <table:table-cell office:value-type="string">
            <text:p>Asterix podbija Amerykę</text:p>
          </table:table-cell>
          <table:table-cell office:value-type="float" office:value="1994">
            <text:p>1994</text:p>
          </table:table-cell>
          <table:table-cell office:value-type="string">
            <text:p>tt0109162</text:p>
          </table:table-cell>
          <table:table-cell table:number-columns-repeated="24"/>
        </table:table-row>
        <table:table-row table:style-name="ro1">
          <table:table-cell office:value-type="string">
            <text:p>Asterix the Gaul</text:p>
          </table:table-cell>
          <table:table-cell office:value-type="string">
            <text:p>Asterix Gall</text:p>
          </table:table-cell>
          <table:table-cell office:value-type="float" office:value="1967">
            <text:p>1967</text:p>
          </table:table-cell>
          <table:table-cell office:value-type="string">
            <text:p>tt0061369</text:p>
          </table:table-cell>
          <table:table-cell table:number-columns-repeated="24"/>
        </table:table-row>
        <table:table-row table:style-name="ro1">
          <table:table-cell office:value-type="string">
            <text:p>The Twelve Tasks of Asterix</text:p>
          </table:table-cell>
          <table:table-cell office:value-type="string">
            <text:p>12 prac Asteriksa</text:p>
          </table:table-cell>
          <table:table-cell office:value-type="float" office:value="1976">
            <text:p>1976</text:p>
          </table:table-cell>
          <table:table-cell office:value-type="string">
            <text:p>tt0072901</text:p>
          </table:table-cell>
          <table:table-cell table:number-columns-repeated="24"/>
        </table:table-row>
        <table:table-row table:style-name="ro1">
          <table:table-cell office:value-type="string">
            <text:p>Asterix and Cleopatra</text:p>
          </table:table-cell>
          <table:table-cell office:value-type="string">
            <text:p>Asterix i Kleopatra</text:p>
          </table:table-cell>
          <table:table-cell office:value-type="float" office:value="1968">
            <text:p>1968</text:p>
          </table:table-cell>
          <table:table-cell office:value-type="string">
            <text:p>tt0062687</text:p>
          </table:table-cell>
          <table:table-cell table:number-columns-repeated="24"/>
        </table:table-row>
        <table:table-row table:style-name="ro1">
          <table:table-cell office:value-type="string">
            <text:p>Asterix and the Vikings</text:p>
          </table:table-cell>
          <table:table-cell office:value-type="string">
            <text:p>Asterix i wikingowie</text:p>
          </table:table-cell>
          <table:table-cell office:value-type="float" office:value="2006">
            <text:p>2006</text:p>
          </table:table-cell>
          <table:table-cell office:value-type="string">
            <text:p>tt0371552</text:p>
          </table:table-cell>
          <table:table-cell table:number-columns-repeated="24"/>
        </table:table-row>
        <table:table-row table:style-name="ro1">
          <table:table-cell office:value-type="string">
            <text:p>À bout de souffle – Breathless</text:p>
          </table:table-cell>
          <table:table-cell office:value-type="string">
            <text:p>Do utraty tchu</text:p>
          </table:table-cell>
          <table:table-cell office:value-type="float" office:value="1960">
            <text:p>1960</text:p>
          </table:table-cell>
          <table:table-cell office:value-type="string">
            <text:p>tt0053472 </text:p>
          </table:table-cell>
          <table:table-cell table:number-columns-repeated="24"/>
        </table:table-row>
        <table:table-row table:style-name="ro1">
          <table:table-cell office:value-type="string">
            <text:p>Amsterdamned</text:p>
          </table:table-cell>
          <table:table-cell office:value-type="string">
            <text:p>Przeklęty Amsterdam</text:p>
          </table:table-cell>
          <table:table-cell office:value-type="float" office:value="1987">
            <text:p>1987</text:p>
          </table:table-cell>
          <table:table-cell office:value-type="string">
            <text:p>tt0094651</text:p>
          </table:table-cell>
          <table:table-cell table:number-columns-repeated="24"/>
        </table:table-row>
        <table:table-row table:style-name="ro1">
          <table:table-cell office:value-type="string">
            <text:p>In the Eyes of a Stranger</text:p>
          </table:table-cell>
          <table:table-cell office:value-type="string">
            <text:p>W oczach nieznajomego</text:p>
          </table:table-cell>
          <table:table-cell office:value-type="float" office:value="1992">
            <text:p>1992</text:p>
          </table:table-cell>
          <table:table-cell office:value-type="string">
            <text:p>tt0104498</text:p>
          </table:table-cell>
          <table:table-cell table:number-columns-repeated="24"/>
        </table:table-row>
        <table:table-row table:style-name="ro1">
          <table:table-cell office:value-type="string">
            <text:p>Crocodile Dundee</text:p>
          </table:table-cell>
          <table:table-cell office:value-type="string">
            <text:p>Krokodyl Dundee</text:p>
          </table:table-cell>
          <table:table-cell office:value-type="float" office:value="1986">
            <text:p>1986</text:p>
          </table:table-cell>
          <table:table-cell office:value-type="string">
            <text:p>tt009055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Superman</text:p>
          </table:table-cell>
          <table:table-cell office:value-type="float" office:value="1978">
            <text:p>1978</text:p>
          </table:table-cell>
          <table:table-cell office:value-type="string">
            <text:p>tt0078346</text:p>
          </table:table-cell>
          <table:table-cell table:number-columns-repeated="24"/>
        </table:table-row>
        <table:table-row table:style-name="ro1">
          <table:table-cell office:value-type="string">
            <text:p>Auf der Reeperbahn nachts um halb eins</text:p>
          </table:table-cell>
          <table:table-cell office:value-type="string">
            <text:p>Na Reeperbahn o wpół do północy</text:p>
          </table:table-cell>
          <table:table-cell office:value-type="float" office:value="1954">
            <text:p>1954</text:p>
          </table:table-cell>
          <table:table-cell office:value-type="string">
            <text:p>tt0046732</text:p>
          </table:table-cell>
          <table:table-cell table:number-columns-repeated="24"/>
        </table:table-row>
        <table:table-row table:style-name="ro1">
          <table:table-cell office:value-type="string">
            <text:p>Murder, She Said</text:p>
          </table:table-cell>
          <table:table-cell office:value-type="string">
            <text:p>Śmierć ma okna</text:p>
          </table:table-cell>
          <table:table-cell office:value-type="float" office:value="1961">
            <text:p>1961</text:p>
          </table:table-cell>
          <table:table-cell office:value-type="string">
            <text:p>tt0055205</text:p>
          </table:table-cell>
          <table:table-cell table:number-columns-repeated="24"/>
        </table:table-row>
        <table:table-row table:style-name="ro1">
          <table:table-cell office:value-type="string">
            <text:p>MacGyver: Lost Treasure of Atlantis</text:p>
          </table:table-cell>
          <table:table-cell office:value-type="string">
            <text:p>MacGyver i skarb zaginionej Atlantydy</text:p>
          </table:table-cell>
          <table:table-cell office:value-type="float" office:value="1994">
            <text:p>1994</text:p>
          </table:table-cell>
          <table:table-cell office:value-type="string">
            <text:p>tt0110419</text:p>
          </table:table-cell>
          <table:table-cell table:number-columns-repeated="24"/>
        </table:table-row>
        <table:table-row table:style-name="ro1">
          <table:table-cell office:value-type="string">
            <text:p>MacGyver: Trail to Doomsday</text:p>
          </table:table-cell>
          <table:table-cell office:value-type="string">
            <text:p>MacGyver: ku zagładzie świata</text:p>
          </table:table-cell>
          <table:table-cell office:value-type="float" office:value="1994">
            <text:p>1994</text:p>
          </table:table-cell>
          <table:table-cell office:value-type="string">
            <text:p>tt0110420</text:p>
          </table:table-cell>
          <table:table-cell table:number-columns-repeated="24"/>
        </table:table-row>
        <table:table-row table:style-name="ro1">
          <table:table-cell office:value-type="string">
            <text:p>Minority Report</text:p>
          </table:table-cell>
          <table:table-cell office:value-type="string">
            <text:p>Raport mniejszości</text:p>
          </table:table-cell>
          <table:table-cell office:value-type="float" office:value="2002">
            <text:p>2002</text:p>
          </table:table-cell>
          <table:table-cell office:value-type="string">
            <text:p>tt0181689</text:p>
          </table:table-cell>
          <table:table-cell table:number-columns-repeated="24"/>
        </table:table-row>
        <table:table-row table:style-name="ro1">
          <table:table-cell office:value-type="string">
            <text:p>First Blood</text:p>
          </table:table-cell>
          <table:table-cell office:value-type="string">
            <text:p>Rambo: Pierwsza krew</text:p>
          </table:table-cell>
          <table:table-cell office:value-type="float" office:value="1982">
            <text:p>1982</text:p>
          </table:table-cell>
          <table:table-cell office:value-type="string">
            <text:p>tt0083944</text:p>
          </table:table-cell>
          <table:table-cell table:number-columns-repeated="24"/>
        </table:table-row>
        <table:table-row table:style-name="ro1">
          <table:table-cell office:value-type="string">
            <text:p>Pillow Talk</text:p>
          </table:table-cell>
          <table:table-cell office:value-type="string">
            <text:p>Telefon towarzyski</text:p>
          </table:table-cell>
          <table:table-cell office:value-type="float" office:value="1959">
            <text:p>1959</text:p>
          </table:table-cell>
          <table:table-cell office:value-type="string">
            <text:p>tt005317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Apocalypto</text:p>
          </table:table-cell>
          <table:table-cell office:value-type="float" office:value="2006">
            <text:p>2006</text:p>
          </table:table-cell>
          <table:table-cell office:value-type="string">
            <text:p>tt0472043</text:p>
          </table:table-cell>
          <table:table-cell table:number-columns-repeated="24"/>
        </table:table-row>
        <table:table-row table:style-name="ro1">
          <table:table-cell office:value-type="string">
            <text:p>Bite the Bullet</text:p>
          </table:table-cell>
          <table:table-cell office:value-type="string">
            <text:p>Z zaciśniętymi zębami</text:p>
          </table:table-cell>
          <table:table-cell office:value-type="float" office:value="1975">
            <text:p>1975</text:p>
          </table:table-cell>
          <table:table-cell office:value-type="string">
            <text:p>tt0072705</text:p>
          </table:table-cell>
          <table:table-cell table:number-columns-repeated="24"/>
        </table:table-row>
        <table:table-row table:style-name="ro1">
          <table:table-cell office:value-type="string">
            <text:p>The Lord of the Rings: The Fellowship of the Ring</text:p>
          </table:table-cell>
          <table:table-cell office:value-type="string">
            <text:p>Władca Pierścieni: Drużyna Pierścienia</text:p>
          </table:table-cell>
          <table:table-cell office:value-type="float" office:value="2001">
            <text:p>2001</text:p>
          </table:table-cell>
          <table:table-cell office:value-type="string">
            <text:p>tt0120737</text:p>
          </table:table-cell>
          <table:table-cell table:number-columns-repeated="24"/>
        </table:table-row>
        <table:table-row table:style-name="ro1">
          <table:table-cell office:value-type="string">
            <text:p>The Lord of the Rings: The Return of the King</text:p>
          </table:table-cell>
          <table:table-cell office:value-type="string">
            <text:p>Władca Pierścieni: Powrót króla</text:p>
          </table:table-cell>
          <table:table-cell office:value-type="float" office:value="2003">
            <text:p>2003</text:p>
          </table:table-cell>
          <table:table-cell office:value-type="string">
            <text:p>tt0167260</text:p>
          </table:table-cell>
          <table:table-cell table:number-columns-repeated="24"/>
        </table:table-row>
        <table:table-row table:style-name="ro1">
          <table:table-cell office:value-type="string">
            <text:p>The Lord of the Rings: The Two Towers</text:p>
          </table:table-cell>
          <table:table-cell office:value-type="string">
            <text:p>Władca Pierścieni: Dwie wieże</text:p>
          </table:table-cell>
          <table:table-cell office:value-type="float" office:value="2002">
            <text:p>2002</text:p>
          </table:table-cell>
          <table:table-cell office:value-type="string">
            <text:p>tt0167261</text:p>
          </table:table-cell>
          <table:table-cell table:number-columns-repeated="24"/>
        </table:table-row>
        <table:table-row table:style-name="ro1">
          <table:table-cell office:value-type="string">
            <text:p>End of Days</text:p>
          </table:table-cell>
          <table:table-cell office:value-type="string">
            <text:p>I stanie się koniec</text:p>
          </table:table-cell>
          <table:table-cell office:value-type="float" office:value="1999">
            <text:p>1999</text:p>
          </table:table-cell>
          <table:table-cell office:value-type="string">
            <text:p>tt0146675</text:p>
          </table:table-cell>
          <table:table-cell table:number-columns-repeated="24"/>
        </table:table-row>
        <table:table-row table:style-name="ro1">
          <table:table-cell office:value-type="string">
            <text:p>Mission: Impossible</text:p>
          </table:table-cell>
          <table:table-cell office:value-type="string">
            <text:p>Mission Impossible</text:p>
          </table:table-cell>
          <table:table-cell office:value-type="float" office:value="1996">
            <text:p>1996</text:p>
          </table:table-cell>
          <table:table-cell office:value-type="string">
            <text:p>tt0117060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Mission: Impossible 2</text:p>
          </table:table-cell>
          <table:table-cell office:value-type="float" office:value="2000">
            <text:p>2000</text:p>
          </table:table-cell>
          <table:table-cell office:value-type="string">
            <text:p>tt0120755</text:p>
          </table:table-cell>
          <table:table-cell table:number-columns-repeated="24"/>
        </table:table-row>
        <table:table-row table:style-name="ro1">
          <table:table-cell office:value-type="string">
            <text:p>Death on the Nile</text:p>
          </table:table-cell>
          <table:table-cell office:value-type="string">
            <text:p>Śmierć na Nilu</text:p>
          </table:table-cell>
          <table:table-cell office:value-type="float" office:value="1978">
            <text:p>1978</text:p>
          </table:table-cell>
          <table:table-cell office:value-type="string">
            <text:p>tt0077413</text:p>
          </table:table-cell>
          <table:table-cell table:number-columns-repeated="24"/>
        </table:table-row>
        <table:table-row table:style-name="ro1">
          <table:table-cell office:value-type="string">
            <text:p>Amadeus</text:p>
          </table:table-cell>
          <table:table-cell office:value-type="string">
            <text:p>Amadeusz</text:p>
          </table:table-cell>
          <table:table-cell office:value-type="float" office:value="1984">
            <text:p>1984</text:p>
          </table:table-cell>
          <table:table-cell office:value-type="string">
            <text:p>tt0086879</text:p>
          </table:table-cell>
          <table:table-cell table:number-columns-repeated="24"/>
        </table:table-row>
        <table:table-row table:style-name="ro1">
          <table:table-cell office:value-type="string">
            <text:p>Stay Hungry</text:p>
          </table:table-cell>
          <table:table-cell office:value-type="string">
            <text:p>Niedosyt</text:p>
          </table:table-cell>
          <table:table-cell office:value-type="float" office:value="1976">
            <text:p>1976</text:p>
          </table:table-cell>
          <table:table-cell office:value-type="string">
            <text:p>tt0075268</text:p>
          </table:table-cell>
          <table:table-cell table:number-columns-repeated="24"/>
        </table:table-row>
        <table:table-row table:style-name="ro1">
          <table:table-cell office:value-type="string">
            <text:p>Dirty Harry</text:p>
          </table:table-cell>
          <table:table-cell office:value-type="string">
            <text:p>Brudny Harry</text:p>
          </table:table-cell>
          <table:table-cell office:value-type="float" office:value="1971">
            <text:p>1971</text:p>
          </table:table-cell>
          <table:table-cell office:value-type="string">
            <text:p>tt0066999</text:p>
          </table:table-cell>
          <table:table-cell table:number-columns-repeated="24"/>
        </table:table-row>
        <table:table-row table:style-name="ro1">
          <table:table-cell office:value-type="string">
            <text:p>Magnum Force</text:p>
          </table:table-cell>
          <table:table-cell office:value-type="string">
            <text:p>Siła magnum</text:p>
          </table:table-cell>
          <table:table-cell office:value-type="float" office:value="1973">
            <text:p>1973</text:p>
          </table:table-cell>
          <table:table-cell office:value-type="string">
            <text:p>tt0070355</text:p>
          </table:table-cell>
          <table:table-cell table:number-columns-repeated="24"/>
        </table:table-row>
        <table:table-row table:style-name="ro1">
          <table:table-cell office:value-type="string">
            <text:p>The Enforcer</text:p>
          </table:table-cell>
          <table:table-cell office:value-type="string">
            <text:p>Strażnik prawa</text:p>
          </table:table-cell>
          <table:table-cell office:value-type="float" office:value="1976">
            <text:p>1976</text:p>
          </table:table-cell>
          <table:table-cell office:value-type="string">
            <text:p>tt0074483</text:p>
          </table:table-cell>
          <table:table-cell table:number-columns-repeated="24"/>
        </table:table-row>
        <table:table-row table:style-name="ro1">
          <table:table-cell office:value-type="string">
            <text:p>Sudden Impact</text:p>
          </table:table-cell>
          <table:table-cell office:value-type="string">
            <text:p>Nagłe zderzenie</text:p>
          </table:table-cell>
          <table:table-cell office:value-type="float" office:value="1983">
            <text:p>1983</text:p>
          </table:table-cell>
          <table:table-cell office:value-type="string">
            <text:p>tt0086383</text:p>
          </table:table-cell>
          <table:table-cell table:number-columns-repeated="24"/>
        </table:table-row>
        <table:table-row table:style-name="ro1">
          <table:table-cell office:value-type="string">
            <text:p>The Dead Pool</text:p>
          </table:table-cell>
          <table:table-cell office:value-type="string">
            <text:p>Pula śmierci</text:p>
          </table:table-cell>
          <table:table-cell office:value-type="float" office:value="1988">
            <text:p>1988</text:p>
          </table:table-cell>
          <table:table-cell office:value-type="string">
            <text:p>tt0094963</text:p>
          </table:table-cell>
          <table:table-cell table:number-columns-repeated="24"/>
        </table:table-row>
        <table:table-row table:style-name="ro1">
          <table:table-cell office:value-type="string">
            <text:p>Der Gauner und der liebe Gott</text:p>
          </table:table-cell>
          <table:table-cell office:value-type="string">
            <text:p>Crook and the Cross</text:p>
          </table:table-cell>
          <table:table-cell office:value-type="float" office:value="1960">
            <text:p>1960</text:p>
          </table:table-cell>
          <table:table-cell office:value-type="string">
            <text:p>tt0053855</text:p>
          </table:table-cell>
          <table:table-cell table:number-columns-repeated="24"/>
        </table:table-row>
        <table:table-row table:style-name="ro1">
          <table:table-cell office:value-type="string">
            <text:p>The Lion King</text:p>
          </table:table-cell>
          <table:table-cell office:value-type="string">
            <text:p>Król Lew</text:p>
          </table:table-cell>
          <table:table-cell office:value-type="float" office:value="1994">
            <text:p>1994</text:p>
          </table:table-cell>
          <table:table-cell office:value-type="string">
            <text:p>tt011035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he Blair Witch Project</text:p>
          </table:table-cell>
          <table:table-cell office:value-type="float" office:value="1999">
            <text:p>1999</text:p>
          </table:table-cell>
          <table:table-cell office:value-type="string">
            <text:p>tt018593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Magnolia</text:p>
          </table:table-cell>
          <table:table-cell office:value-type="float" office:value="1999">
            <text:p>1999</text:p>
          </table:table-cell>
          <table:table-cell office:value-type="string">
            <text:p>tt0175880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Arachnophobia</text:p>
          </table:table-cell>
          <table:table-cell office:value-type="float" office:value="1990">
            <text:p>1990</text:p>
          </table:table-cell>
          <table:table-cell office:value-type="string">
            <text:p>tt0099052</text:p>
          </table:table-cell>
          <table:table-cell table:number-columns-repeated="24"/>
        </table:table-row>
        <table:table-row table:style-name="ro1">
          <table:table-cell office:value-type="string">
            <text:p>Vater sein dagegen sehr</text:p>
          </table:table-cell>
          <table:table-cell office:value-type="string">
            <text:p>Żądny przygód ojciec (Stara wieża nad Mozelą)</text:p>
          </table:table-cell>
          <table:table-cell office:value-type="float" office:value="1957">
            <text:p>1957</text:p>
          </table:table-cell>
          <table:table-cell office:value-type="string">
            <text:p>tt0051152</text:p>
          </table:table-cell>
          <table:table-cell table:number-columns-repeated="24"/>
        </table:table-row>
        <table:table-row table:style-name="ro1">
          <table:table-cell office:value-type="string">
            <text:p>Identity</text:p>
          </table:table-cell>
          <table:table-cell office:value-type="string">
            <text:p>Tożsamość</text:p>
          </table:table-cell>
          <table:table-cell office:value-type="float" office:value="2003">
            <text:p>2003</text:p>
          </table:table-cell>
          <table:table-cell office:value-type="string">
            <text:p>tt030969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lue Velvet</text:p>
          </table:table-cell>
          <table:table-cell office:value-type="float" office:value="1986">
            <text:p>1986</text:p>
          </table:table-cell>
          <table:table-cell office:value-type="string">
            <text:p>tt0090756</text:p>
          </table:table-cell>
          <table:table-cell table:number-columns-repeated="24"/>
        </table:table-row>
        <table:table-row table:style-name="ro1">
          <table:table-cell office:value-type="string">
            <text:p>Police Academy</text:p>
          </table:table-cell>
          <table:table-cell office:value-type="string">
            <text:p>Akademia Policyjna</text:p>
          </table:table-cell>
          <table:table-cell office:value-type="float" office:value="1984">
            <text:p>1984</text:p>
          </table:table-cell>
          <table:table-cell office:value-type="string">
            <text:p>tt0087928</text:p>
          </table:table-cell>
          <table:table-cell table:number-columns-repeated="24"/>
        </table:table-row>
        <table:table-row table:style-name="ro1">
          <table:table-cell office:value-type="string">
            <text:p>Police Academy 2: Their First Assignment</text:p>
          </table:table-cell>
          <table:table-cell office:value-type="string">
            <text:p>Akademia Policyjna 2: Pierwsze zadanie</text:p>
          </table:table-cell>
          <table:table-cell office:value-type="float" office:value="1985">
            <text:p>1985</text:p>
          </table:table-cell>
          <table:table-cell office:value-type="string">
            <text:p>tt0089822</text:p>
          </table:table-cell>
          <table:table-cell table:number-columns-repeated="24"/>
        </table:table-row>
        <table:table-row table:style-name="ro1">
          <table:table-cell office:value-type="string">
            <text:p>Police Academy 3: Back in Training</text:p>
          </table:table-cell>
          <table:table-cell office:value-type="string">
            <text:p>Akademia Policyjna 3: Powrót do szkoły</text:p>
          </table:table-cell>
          <table:table-cell office:value-type="float" office:value="1986">
            <text:p>1986</text:p>
          </table:table-cell>
          <table:table-cell office:value-type="string">
            <text:p>tt0091777</text:p>
          </table:table-cell>
          <table:table-cell table:number-columns-repeated="24"/>
        </table:table-row>
        <table:table-row table:style-name="ro1">
          <table:table-cell office:value-type="string">
            <text:p>Police Academy 4: Citizens on Patrol</text:p>
          </table:table-cell>
          <table:table-cell office:value-type="string">
            <text:p>Akademia Policyjna 4: Patrol obywatelski</text:p>
          </table:table-cell>
          <table:table-cell office:value-type="float" office:value="1987">
            <text:p>1987</text:p>
          </table:table-cell>
          <table:table-cell office:value-type="string">
            <text:p>tt0093756</text:p>
          </table:table-cell>
          <table:table-cell table:number-columns-repeated="24"/>
        </table:table-row>
        <table:table-row table:style-name="ro1">
          <table:table-cell office:value-type="string">
            <text:p>Police Academy 5: Assignment: Miami Beach</text:p>
          </table:table-cell>
          <table:table-cell office:value-type="string">
            <text:p>Akademia Policyjna 5: Misja w Miami Beach</text:p>
          </table:table-cell>
          <table:table-cell office:value-type="float" office:value="1988">
            <text:p>1988</text:p>
          </table:table-cell>
          <table:table-cell office:value-type="string">
            <text:p>tt0095882</text:p>
          </table:table-cell>
          <table:table-cell table:number-columns-repeated="24"/>
        </table:table-row>
        <table:table-row table:style-name="ro1">
          <table:table-cell office:value-type="string">
            <text:p>Police Academy 6: City Under Siege</text:p>
          </table:table-cell>
          <table:table-cell office:value-type="string">
            <text:p>Akademia Policyjna 6: Operacja Chaos</text:p>
          </table:table-cell>
          <table:table-cell office:value-type="float" office:value="1989">
            <text:p>1989</text:p>
          </table:table-cell>
          <table:table-cell office:value-type="string">
            <text:p>tt0098105</text:p>
          </table:table-cell>
          <table:table-cell table:number-columns-repeated="24"/>
        </table:table-row>
        <table:table-row table:style-name="ro1">
          <table:table-cell office:value-type="string">
            <text:p>Police Academy: Mission to Moscow</text:p>
          </table:table-cell>
          <table:table-cell office:value-type="string">
            <text:p>Akademia Policyjna 7: Misja w Moskwie</text:p>
          </table:table-cell>
          <table:table-cell office:value-type="float" office:value="1994">
            <text:p>1994</text:p>
          </table:table-cell>
          <table:table-cell office:value-type="string">
            <text:p>tt0110857</text:p>
          </table:table-cell>
          <table:table-cell table:number-columns-repeated="24"/>
        </table:table-row>
        <table:table-row table:style-name="ro1">
          <table:table-cell office:value-type="string">
            <text:p>Dressed to Kill</text:p>
          </table:table-cell>
          <table:table-cell office:value-type="string">
            <text:p>W przebraniu mordercy</text:p>
          </table:table-cell>
          <table:table-cell office:value-type="float" office:value="1980">
            <text:p>1980</text:p>
          </table:table-cell>
          <table:table-cell office:value-type="string">
            <text:p>tt0080661</text:p>
          </table:table-cell>
          <table:table-cell table:number-columns-repeated="24"/>
        </table:table-row>
        <table:table-row table:style-name="ro1">
          <table:table-cell office:value-type="string">
            <text:p>Psycho</text:p>
          </table:table-cell>
          <table:table-cell office:value-type="string">
            <text:p>Psychoza</text:p>
          </table:table-cell>
          <table:table-cell office:value-type="float" office:value="1960">
            <text:p>1960</text:p>
          </table:table-cell>
          <table:table-cell office:value-type="string">
            <text:p>tt0054215</text:p>
          </table:table-cell>
          <table:table-cell table:number-columns-repeated="24"/>
        </table:table-row>
        <table:table-row table:style-name="ro1">
          <table:table-cell office:value-type="string">
            <text:p>High Noon</text:p>
          </table:table-cell>
          <table:table-cell office:value-type="string">
            <text:p>W samo południe</text:p>
          </table:table-cell>
          <table:table-cell office:value-type="float" office:value="1952">
            <text:p>1952</text:p>
          </table:table-cell>
          <table:table-cell office:value-type="string">
            <text:p>tt0044706</text:p>
          </table:table-cell>
          <table:table-cell table:number-columns-repeated="24"/>
        </table:table-row>
        <table:table-row table:style-name="ro1">
          <table:table-cell office:value-type="string">
            <text:p>Eraserhead</text:p>
          </table:table-cell>
          <table:table-cell office:value-type="string">
            <text:p>Głowa do wycierania</text:p>
          </table:table-cell>
          <table:table-cell office:value-type="float" office:value="1977">
            <text:p>1977</text:p>
          </table:table-cell>
          <table:table-cell office:value-type="string">
            <text:p>tt0074486</text:p>
          </table:table-cell>
          <table:table-cell table:number-columns-repeated="24"/>
        </table:table-row>
        <table:table-row table:style-name="ro1">
          <table:table-cell office:value-type="string">
            <text:p>Starship Troopers</text:p>
          </table:table-cell>
          <table:table-cell office:value-type="string">
            <text:p>Żołnierze kosmosu</text:p>
          </table:table-cell>
          <table:table-cell office:value-type="float" office:value="1997">
            <text:p>1997</text:p>
          </table:table-cell>
          <table:table-cell office:value-type="string">
            <text:p>tt0120201</text:p>
          </table:table-cell>
          <table:table-cell table:number-columns-repeated="24"/>
        </table:table-row>
        <table:table-row table:style-name="ro1">
          <table:table-cell office:value-type="string">
            <text:p>Battlestar Galactica: Saga of a Star World </text:p>
          </table:table-cell>
          <table:table-cell office:value-type="string">
            <text:p>Battlestar Galactica: Saga gwiezdnego świata</text:p>
          </table:table-cell>
          <table:table-cell office:value-type="float" office:value="1978">
            <text:p>1978</text:p>
          </table:table-cell>
          <table:table-cell office:value-type="string">
            <text:p>tt0077215</text:p>
          </table:table-cell>
          <table:table-cell table:number-columns-repeated="24"/>
        </table:table-row>
        <table:table-row table:style-name="ro1">
          <table:table-cell office:value-type="string">
            <text:p>The Running Man</text:p>
          </table:table-cell>
          <table:table-cell office:value-type="string">
            <text:p>Uciekinier</text:p>
          </table:table-cell>
          <table:table-cell office:value-type="float" office:value="1987">
            <text:p>1987</text:p>
          </table:table-cell>
          <table:table-cell office:value-type="string">
            <text:p>tt0093894</text:p>
          </table:table-cell>
          <table:table-cell table:number-columns-repeated="24"/>
        </table:table-row>
        <table:table-row table:style-name="ro1">
          <table:table-cell office:value-type="string">
            <text:p>Reservoir Dogs</text:p>
          </table:table-cell>
          <table:table-cell office:value-type="string">
            <text:p>Wściekłe psy</text:p>
          </table:table-cell>
          <table:table-cell office:value-type="float" office:value="1992">
            <text:p>1992</text:p>
          </table:table-cell>
          <table:table-cell office:value-type="string">
            <text:p>tt010523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Flashdance</text:p>
          </table:table-cell>
          <table:table-cell office:value-type="float" office:value="1983">
            <text:p>1983</text:p>
          </table:table-cell>
          <table:table-cell office:value-type="string">
            <text:p>tt0085549</text:p>
          </table:table-cell>
          <table:table-cell table:number-columns-repeated="24"/>
        </table:table-row>
        <table:table-row table:style-name="ro1">
          <table:table-cell office:value-type="string">
            <text:p>Judge Dredd</text:p>
          </table:table-cell>
          <table:table-cell office:value-type="string">
            <text:p>Sędzia Dredd</text:p>
          </table:table-cell>
          <table:table-cell office:value-type="float" office:value="1995">
            <text:p>1995</text:p>
          </table:table-cell>
          <table:table-cell office:value-type="string">
            <text:p>tt0113492</text:p>
          </table:table-cell>
          <table:table-cell table:number-columns-repeated="24"/>
        </table:table-row>
        <table:table-row table:style-name="ro1">
          <table:table-cell office:value-type="string">
            <text:p>Richie Rich</text:p>
          </table:table-cell>
          <table:table-cell office:value-type="string">
            <text:p>Richie milioner</text:p>
          </table:table-cell>
          <table:table-cell office:value-type="float" office:value="1994">
            <text:p>1994</text:p>
          </table:table-cell>
          <table:table-cell office:value-type="string">
            <text:p>tt011098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ocky</text:p>
          </table:table-cell>
          <table:table-cell office:value-type="float" office:value="1976">
            <text:p>1976</text:p>
          </table:table-cell>
          <table:table-cell office:value-type="string">
            <text:p>tt007514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ocky II</text:p>
          </table:table-cell>
          <table:table-cell office:value-type="float" office:value="1979">
            <text:p>1979</text:p>
          </table:table-cell>
          <table:table-cell office:value-type="string">
            <text:p>tt007981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ocky III</text:p>
          </table:table-cell>
          <table:table-cell office:value-type="float" office:value="1982">
            <text:p>1982</text:p>
          </table:table-cell>
          <table:table-cell office:value-type="string">
            <text:p>tt008460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ocky IV</text:p>
          </table:table-cell>
          <table:table-cell office:value-type="float" office:value="1985">
            <text:p>1985</text:p>
          </table:table-cell>
          <table:table-cell office:value-type="string">
            <text:p>tt008992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ocky V</text:p>
          </table:table-cell>
          <table:table-cell office:value-type="float" office:value="1990">
            <text:p>1990</text:p>
          </table:table-cell>
          <table:table-cell office:value-type="string">
            <text:p>tt010050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oboCop</text:p>
          </table:table-cell>
          <table:table-cell office:value-type="float" office:value="1987">
            <text:p>1987</text:p>
          </table:table-cell>
          <table:table-cell office:value-type="string">
            <text:p>tt0093870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oboCop 2</text:p>
          </table:table-cell>
          <table:table-cell office:value-type="float" office:value="1990">
            <text:p>1990</text:p>
          </table:table-cell>
          <table:table-cell office:value-type="string">
            <text:p>tt010050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oboCop 3</text:p>
          </table:table-cell>
          <table:table-cell office:value-type="float" office:value="1993">
            <text:p>1993</text:p>
          </table:table-cell>
          <table:table-cell office:value-type="string">
            <text:p>tt0107978</text:p>
          </table:table-cell>
          <table:table-cell table:number-columns-repeated="24"/>
        </table:table-row>
        <table:table-row table:style-name="ro1">
          <table:table-cell office:value-type="string">
            <text:p>Red Dragon</text:p>
          </table:table-cell>
          <table:table-cell office:value-type="string">
            <text:p>Czerwony smok</text:p>
          </table:table-cell>
          <table:table-cell office:value-type="float" office:value="2002">
            <text:p>2002</text:p>
          </table:table-cell>
          <table:table-cell office:value-type="string">
            <text:p>tt0289765</text:p>
          </table:table-cell>
          <table:table-cell table:number-columns-repeated="24"/>
        </table:table-row>
        <table:table-row table:style-name="ro1">
          <table:table-cell office:value-type="string">
            <text:p>Back to the Future Part</text:p>
          </table:table-cell>
          <table:table-cell office:value-type="string">
            <text:p>Powrót do przyszłości</text:p>
          </table:table-cell>
          <table:table-cell office:value-type="float" office:value="1985">
            <text:p>1985</text:p>
          </table:table-cell>
          <table:table-cell office:value-type="string">
            <text:p>tt0088763</text:p>
          </table:table-cell>
          <table:table-cell table:number-columns-repeated="24"/>
        </table:table-row>
        <table:table-row table:style-name="ro1">
          <table:table-cell office:value-type="string">
            <text:p>Back to the Future II</text:p>
          </table:table-cell>
          <table:table-cell office:value-type="string">
            <text:p>Powrót do przyszłości II</text:p>
          </table:table-cell>
          <table:table-cell office:value-type="float" office:value="1989">
            <text:p>1989</text:p>
          </table:table-cell>
          <table:table-cell office:value-type="string">
            <text:p>tt0096874</text:p>
          </table:table-cell>
          <table:table-cell table:number-columns-repeated="24"/>
        </table:table-row>
        <table:table-row table:style-name="ro1">
          <table:table-cell office:value-type="string">
            <text:p>Back to the Future III</text:p>
          </table:table-cell>
          <table:table-cell office:value-type="string">
            <text:p>Powrót do przyszłości III</text:p>
          </table:table-cell>
          <table:table-cell office:value-type="float" office:value="1990">
            <text:p>1990</text:p>
          </table:table-cell>
          <table:table-cell office:value-type="string">
            <text:p>tt0099088</text:p>
          </table:table-cell>
          <table:table-cell table:number-columns-repeated="24"/>
        </table:table-row>
        <table:table-row table:style-name="ro1">
          <table:table-cell office:value-type="string">
            <text:p>Pet Sematary</text:p>
          </table:table-cell>
          <table:table-cell office:value-type="string">
            <text:p>Smętarz dla zwierzaków</text:p>
          </table:table-cell>
          <table:table-cell office:value-type="float" office:value="1989">
            <text:p>1989</text:p>
          </table:table-cell>
          <table:table-cell office:value-type="string">
            <text:p>tt0098084</text:p>
          </table:table-cell>
          <table:table-cell table:number-columns-repeated="24"/>
        </table:table-row>
        <table:table-row table:style-name="ro1">
          <table:table-cell office:value-type="string">
            <text:p>The Silence of the Lambs</text:p>
          </table:table-cell>
          <table:table-cell office:value-type="string">
            <text:p>Milczenie owiec</text:p>
          </table:table-cell>
          <table:table-cell office:value-type="float" office:value="1991">
            <text:p>1991</text:p>
          </table:table-cell>
          <table:table-cell office:value-type="string">
            <text:p>tt0102926</text:p>
          </table:table-cell>
          <table:table-cell table:number-columns-repeated="24"/>
        </table:table-row>
        <table:table-row table:style-name="ro1">
          <table:table-cell office:value-type="string">
            <text:p>Se7en</text:p>
          </table:table-cell>
          <table:table-cell office:value-type="string">
            <text:p>Siedem</text:p>
          </table:table-cell>
          <table:table-cell office:value-type="float" office:value="1995">
            <text:p>1995</text:p>
          </table:table-cell>
          <table:table-cell office:value-type="string">
            <text:p>tt0114369</text:p>
          </table:table-cell>
          <table:table-cell table:number-columns-repeated="24"/>
        </table:table-row>
        <table:table-row table:style-name="ro1">
          <table:table-cell office:value-type="string">
            <text:p>Citizen Kane</text:p>
          </table:table-cell>
          <table:table-cell office:value-type="string">
            <text:p>Obywatel Kane</text:p>
          </table:table-cell>
          <table:table-cell office:value-type="float" office:value="1941">
            <text:p>1941</text:p>
          </table:table-cell>
          <table:table-cell office:value-type="string">
            <text:p>tt003346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Der 90. Geburtstag oder Dinner for One</text:p>
          </table:table-cell>
          <table:table-cell office:value-type="float" office:value="1963">
            <text:p>1963</text:p>
          </table:table-cell>
          <table:table-cell office:value-type="string">
            <text:p>tt0121210</text:p>
          </table:table-cell>
          <table:table-cell table:number-columns-repeated="24"/>
        </table:table-row>
        <table:table-row table:style-name="ro1">
          <table:table-cell office:value-type="string">
            <text:p>The Siege</text:p>
          </table:table-cell>
          <table:table-cell office:value-type="string">
            <text:p>Stan oblężenia</text:p>
          </table:table-cell>
          <table:table-cell office:value-type="float" office:value="1998">
            <text:p>1998</text:p>
          </table:table-cell>
          <table:table-cell office:value-type="string">
            <text:p>tt0133952</text:p>
          </table:table-cell>
          <table:table-cell table:number-columns-repeated="24"/>
        </table:table-row>
        <table:table-row table:style-name="ro1">
          <table:table-cell office:value-type="string">
            <text:p>Spartacus</text:p>
          </table:table-cell>
          <table:table-cell office:value-type="string">
            <text:p>Spartakus</text:p>
          </table:table-cell>
          <table:table-cell office:value-type="float" office:value="1960">
            <text:p>1960</text:p>
          </table:table-cell>
          <table:table-cell office:value-type="string">
            <text:p>tt0054331</text:p>
          </table:table-cell>
          <table:table-cell table:number-columns-repeated="24"/>
        </table:table-row>
        <table:table-row table:style-name="ro1">
          <table:table-cell office:value-type="string">
            <text:p>The Game</text:p>
          </table:table-cell>
          <table:table-cell office:value-type="string">
            <text:p>Gra</text:p>
          </table:table-cell>
          <table:table-cell office:value-type="float" office:value="1997">
            <text:p>1997</text:p>
          </table:table-cell>
          <table:table-cell office:value-type="string">
            <text:p>tt0119174</text:p>
          </table:table-cell>
          <table:table-cell table:number-columns-repeated="24"/>
        </table:table-row>
        <table:table-row table:style-name="ro1">
          <table:table-cell office:value-type="string">
            <text:p>Sin City</text:p>
          </table:table-cell>
          <table:table-cell office:value-type="string">
            <text:p>Miasto grzechu</text:p>
          </table:table-cell>
          <table:table-cell office:value-type="float" office:value="2005">
            <text:p>2005</text:p>
          </table:table-cell>
          <table:table-cell office:value-type="string">
            <text:p>tt0401792</text:p>
          </table:table-cell>
          <table:table-cell table:number-columns-repeated="24"/>
        </table:table-row>
        <table:table-row table:style-name="ro1">
          <table:table-cell office:value-type="string">
            <text:p>Stargate</text:p>
          </table:table-cell>
          <table:table-cell office:value-type="string">
            <text:p>Stargate - Gwiezdne wrota</text:p>
          </table:table-cell>
          <table:table-cell office:value-type="float" office:value="1994">
            <text:p>1994</text:p>
          </table:table-cell>
          <table:table-cell office:value-type="string">
            <text:p>tt0111282</text:p>
          </table:table-cell>
          <table:table-cell table:number-columns-repeated="24"/>
        </table:table-row>
        <table:table-row table:style-name="ro1">
          <table:table-cell office:value-type="string">
            <text:p>Wild Orchid</text:p>
          </table:table-cell>
          <table:table-cell office:value-type="string">
            <text:p>Dzika orchidea</text:p>
          </table:table-cell>
          <table:table-cell office:value-type="float" office:value="1989">
            <text:p>1989</text:p>
          </table:table-cell>
          <table:table-cell office:value-type="string">
            <text:p>tt0100934</text:p>
          </table:table-cell>
          <table:table-cell table:number-columns-repeated="24"/>
        </table:table-row>
        <table:table-row table:style-name="ro1">
          <table:table-cell office:value-type="string">
            <text:p>Lethal Weapon</text:p>
          </table:table-cell>
          <table:table-cell office:value-type="string">
            <text:p>Zabójcza broń</text:p>
          </table:table-cell>
          <table:table-cell office:value-type="float" office:value="1987">
            <text:p>1987</text:p>
          </table:table-cell>
          <table:table-cell office:value-type="string">
            <text:p>tt0093409</text:p>
          </table:table-cell>
          <table:table-cell table:number-columns-repeated="24"/>
        </table:table-row>
        <table:table-row table:style-name="ro1">
          <table:table-cell office:value-type="string">
            <text:p>Lethal Weapon 2</text:p>
          </table:table-cell>
          <table:table-cell office:value-type="string">
            <text:p>Zabójcza broń 2</text:p>
          </table:table-cell>
          <table:table-cell office:value-type="float" office:value="1989">
            <text:p>1989</text:p>
          </table:table-cell>
          <table:table-cell office:value-type="string">
            <text:p>tt0097733</text:p>
          </table:table-cell>
          <table:table-cell table:number-columns-repeated="24"/>
        </table:table-row>
        <table:table-row table:style-name="ro1">
          <table:table-cell office:value-type="string">
            <text:p>Lethal Weapon 4</text:p>
          </table:table-cell>
          <table:table-cell office:value-type="string">
            <text:p>Zabójcza broń 4</text:p>
          </table:table-cell>
          <table:table-cell office:value-type="float" office:value="1998">
            <text:p>1998</text:p>
          </table:table-cell>
          <table:table-cell office:value-type="string">
            <text:p>tt0122151</text:p>
          </table:table-cell>
          <table:table-cell table:number-columns-repeated="24"/>
        </table:table-row>
        <table:table-row table:style-name="ro1">
          <table:table-cell office:value-type="string">
            <text:p>Deep Impact</text:p>
          </table:table-cell>
          <table:table-cell office:value-type="string">
            <text:p>Dzień zagłady</text:p>
          </table:table-cell>
          <table:table-cell office:value-type="float" office:value="1998">
            <text:p>1998</text:p>
          </table:table-cell>
          <table:table-cell office:value-type="string">
            <text:p>tt0120647</text:p>
          </table:table-cell>
          <table:table-cell table:number-columns-repeated="24"/>
        </table:table-row>
        <table:table-row table:style-name="ro1">
          <table:table-cell office:value-type="string">
            <text:p>The Great Silence - Il grande silenzio</text:p>
          </table:table-cell>
          <table:table-cell office:value-type="string">
            <text:p>Człowiek zwany Ciszą</text:p>
          </table:table-cell>
          <table:table-cell office:value-type="float" office:value="1968">
            <text:p>1968</text:p>
          </table:table-cell>
          <table:table-cell office:value-type="string">
            <text:p>tt0063032</text:p>
          </table:table-cell>
          <table:table-cell table:number-columns-repeated="24"/>
        </table:table-row>
        <table:table-row table:style-name="ro1">
          <table:table-cell office:value-type="string">
            <text:p>Requiem for a Dream</text:p>
          </table:table-cell>
          <table:table-cell office:value-type="string">
            <text:p>Requiem dla snu</text:p>
          </table:table-cell>
          <table:table-cell office:value-type="float" office:value="2000">
            <text:p>2000</text:p>
          </table:table-cell>
          <table:table-cell office:value-type="string">
            <text:p>tt0180093</text:p>
          </table:table-cell>
          <table:table-cell table:number-columns-repeated="24"/>
        </table:table-row>
        <table:table-row table:style-name="ro1">
          <table:table-cell office:value-type="string">
            <text:p>True Lies</text:p>
          </table:table-cell>
          <table:table-cell office:value-type="string">
            <text:p>Prawdziwe kłamstwa</text:p>
          </table:table-cell>
          <table:table-cell office:value-type="float" office:value="1994">
            <text:p>1994</text:p>
          </table:table-cell>
          <table:table-cell office:value-type="string">
            <text:p>tt011150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Django</text:p>
          </table:table-cell>
          <table:table-cell office:value-type="float" office:value="1966">
            <text:p>1966</text:p>
          </table:table-cell>
          <table:table-cell office:value-type="string">
            <text:p>tt0060315</text:p>
          </table:table-cell>
          <table:table-cell table:number-columns-repeated="24"/>
        </table:table-row>
        <table:table-row table:style-name="ro1">
          <table:table-cell office:value-type="string">
            <text:p>Once Upon a Time in the West</text:p>
          </table:table-cell>
          <table:table-cell office:value-type="string">
            <text:p>Pewnego razu na Dzikim Zachodzie</text:p>
          </table:table-cell>
          <table:table-cell office:value-type="float" office:value="1968">
            <text:p>1968</text:p>
          </table:table-cell>
          <table:table-cell office:value-type="string">
            <text:p>tt0064116</text:p>
          </table:table-cell>
          <table:table-cell table:number-columns-repeated="24"/>
        </table:table-row>
        <table:table-row table:style-name="ro1">
          <table:table-cell office:value-type="string">
            <text:p>A.I. Artificial Intelligence</text:p>
          </table:table-cell>
          <table:table-cell office:value-type="string">
            <text:p>A.I. Sztuczna inteligencja</text:p>
          </table:table-cell>
          <table:table-cell office:value-type="float" office:value="2001">
            <text:p>2001</text:p>
          </table:table-cell>
          <table:table-cell office:value-type="string">
            <text:p>tt0212720</text:p>
          </table:table-cell>
          <table:table-cell table:number-columns-repeated="24"/>
        </table:table-row>
        <table:table-row table:style-name="ro1">
          <table:table-cell office:value-type="string">
            <text:p>A Clockwork Orange</text:p>
          </table:table-cell>
          <table:table-cell office:value-type="string">
            <text:p>Mechaniczna pomarańcza</text:p>
          </table:table-cell>
          <table:table-cell office:value-type="float" office:value="1971">
            <text:p>1971</text:p>
          </table:table-cell>
          <table:table-cell office:value-type="string">
            <text:p>tt006692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Memento</text:p>
          </table:table-cell>
          <table:table-cell office:value-type="float" office:value="2000">
            <text:p>2000</text:p>
          </table:table-cell>
          <table:table-cell office:value-type="string">
            <text:p>tt0209144</text:p>
          </table:table-cell>
          <table:table-cell table:number-columns-repeated="24"/>
        </table:table-row>
        <table:table-row table:style-name="ro1">
          <table:table-cell office:value-type="string">
            <text:p>The Fugitive</text:p>
          </table:table-cell>
          <table:table-cell office:value-type="string">
            <text:p>Ścigany</text:p>
          </table:table-cell>
          <table:table-cell office:value-type="float" office:value="1993">
            <text:p>1993</text:p>
          </table:table-cell>
          <table:table-cell office:value-type="string">
            <text:p>tt010697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Vanilla Sky</text:p>
          </table:table-cell>
          <table:table-cell office:value-type="float" office:value="2001">
            <text:p>2001</text:p>
          </table:table-cell>
          <table:table-cell office:value-type="string">
            <text:p>tt0259711</text:p>
          </table:table-cell>
          <table:table-cell table:number-columns-repeated="24"/>
        </table:table-row>
        <table:table-row table:style-name="ro1">
          <table:table-cell office:value-type="string">
            <text:p>Fight Club</text:p>
          </table:table-cell>
          <table:table-cell office:value-type="string">
            <text:p>Podziemny krąg</text:p>
          </table:table-cell>
          <table:table-cell office:value-type="float" office:value="1999">
            <text:p>1999</text:p>
          </table:table-cell>
          <table:table-cell office:value-type="string">
            <text:p>tt0137523</text:p>
          </table:table-cell>
          <table:table-cell table:number-columns-repeated="24"/>
        </table:table-row>
        <table:table-row table:style-name="ro1">
          <table:table-cell office:value-type="string">
            <text:p>U.S. Marshals</text:p>
          </table:table-cell>
          <table:table-cell office:value-type="string">
            <text:p>Wydział pościgowy</text:p>
          </table:table-cell>
          <table:table-cell office:value-type="float" office:value="1998">
            <text:p>1998</text:p>
          </table:table-cell>
          <table:table-cell office:value-type="string">
            <text:p>tt0120873</text:p>
          </table:table-cell>
          <table:table-cell table:number-columns-repeated="24"/>
        </table:table-row>
        <table:table-row table:style-name="ro1">
          <table:table-cell office:value-type="string">
            <text:p>Ordinary Heroes</text:p>
          </table:table-cell>
          <table:table-cell office:value-type="string">
            <text:p>Zwyczajni bohaterowie</text:p>
          </table:table-cell>
          <table:table-cell office:value-type="float" office:value="1986">
            <text:p>1986</text:p>
          </table:table-cell>
          <table:table-cell office:value-type="string">
            <text:p>tt0091693</text:p>
          </table:table-cell>
          <table:table-cell table:number-columns-repeated="24"/>
        </table:table-row>
        <table:table-row table:style-name="ro1">
          <table:table-cell office:value-type="string">
            <text:p>Jingle All the Way</text:p>
          </table:table-cell>
          <table:table-cell office:value-type="string">
            <text:p>Świąteczna gorączka</text:p>
          </table:table-cell>
          <table:table-cell office:value-type="float" office:value="1996">
            <text:p>1996</text:p>
          </table:table-cell>
          <table:table-cell office:value-type="string">
            <text:p>tt0116705</text:p>
          </table:table-cell>
          <table:table-cell table:number-columns-repeated="24"/>
        </table:table-row>
        <table:table-row table:style-name="ro1">
          <table:table-cell office:value-type="string">
            <text:p>Vertigo</text:p>
          </table:table-cell>
          <table:table-cell office:value-type="string">
            <text:p>Zawrót głowy</text:p>
          </table:table-cell>
          <table:table-cell office:value-type="float" office:value="1958">
            <text:p>1958</text:p>
          </table:table-cell>
          <table:table-cell office:value-type="string">
            <text:p>tt0052357</text:p>
          </table:table-cell>
          <table:table-cell table:number-columns-repeated="24"/>
        </table:table-row>
        <table:table-row table:style-name="ro1">
          <table:table-cell office:value-type="string">
            <text:p>L.A. Confidential</text:p>
          </table:table-cell>
          <table:table-cell office:value-type="string">
            <text:p>Tajemnice Los Angeles</text:p>
          </table:table-cell>
          <table:table-cell office:value-type="float" office:value="1997">
            <text:p>1997</text:p>
          </table:table-cell>
          <table:table-cell office:value-type="string">
            <text:p>tt0119488</text:p>
          </table:table-cell>
          <table:table-cell table:number-columns-repeated="24"/>
        </table:table-row>
        <table:table-row table:style-name="ro1">
          <table:table-cell office:value-type="string">
            <text:p>Black Hawk Down</text:p>
          </table:table-cell>
          <table:table-cell office:value-type="string">
            <text:p>Black Hawk Down - Helikopter w ogniu</text:p>
          </table:table-cell>
          <table:table-cell office:value-type="float" office:value="2001">
            <text:p>2001</text:p>
          </table:table-cell>
          <table:table-cell office:value-type="string">
            <text:p>tt0265086</text:p>
          </table:table-cell>
          <table:table-cell table:number-columns-repeated="24"/>
        </table:table-row>
        <table:table-row table:style-name="ro1">
          <table:table-cell office:value-type="string">
            <text:p>Wenn der Vater mit dem Sohne</text:p>
          </table:table-cell>
          <table:table-cell office:value-type="string">
            <text:p>If the Father and the Son - Jeśli Ojciec i Syn</text:p>
          </table:table-cell>
          <table:table-cell office:value-type="float" office:value="1955">
            <text:p>1955</text:p>
          </table:table-cell>
          <table:table-cell office:value-type="string">
            <text:p>tt0048802</text:p>
          </table:table-cell>
          <table:table-cell table:number-columns-repeated="24"/>
        </table:table-row>
        <table:table-row table:style-name="ro1">
          <table:table-cell office:value-type="string">
            <text:p>Last Man Standing</text:p>
          </table:table-cell>
          <table:table-cell office:value-type="string">
            <text:p>Ostatni sprawiedliwy</text:p>
          </table:table-cell>
          <table:table-cell office:value-type="float" office:value="1996">
            <text:p>1996</text:p>
          </table:table-cell>
          <table:table-cell office:value-type="string">
            <text:p>tt0116830</text:p>
          </table:table-cell>
          <table:table-cell table:number-columns-repeated="24"/>
        </table:table-row>
        <table:table-row table:style-name="ro1">
          <table:table-cell office:value-type="string">
            <text:p>Finding Nemo</text:p>
          </table:table-cell>
          <table:table-cell office:value-type="string">
            <text:p>Gdzie jest Nemo</text:p>
          </table:table-cell>
          <table:table-cell office:value-type="float" office:value="2003">
            <text:p>2003</text:p>
          </table:table-cell>
          <table:table-cell office:value-type="string">
            <text:p>tt026654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Armageddon</text:p>
          </table:table-cell>
          <table:table-cell office:value-type="float" office:value="1998">
            <text:p>1998</text:p>
          </table:table-cell>
          <table:table-cell office:value-type="string">
            <text:p>tt0120591</text:p>
          </table:table-cell>
          <table:table-cell table:number-columns-repeated="24"/>
        </table:table-row>
        <table:table-row table:style-name="ro1">
          <table:table-cell office:value-type="string">
            <text:p>The Devil's Brother / Bogus Bandits / Fra Diavolo</text:p>
          </table:table-cell>
          <table:table-cell office:value-type="string">
            <text:p>Flip i Flap – Brat diabła / Bogaci bandyci / Fra Diavolo</text:p>
          </table:table-cell>
          <table:table-cell office:value-type="float" office:value="1933">
            <text:p>1933</text:p>
          </table:table-cell>
          <table:table-cell office:value-type="string">
            <text:p>tt0023943</text:p>
          </table:table-cell>
          <table:table-cell office:value-type="string">
            <text:p>Zmienić tytuł pl</text:p>
          </table:table-cell>
          <table:table-cell table:number-columns-repeated="23"/>
        </table:table-row>
        <table:table-row table:style-name="ro1">
          <table:table-cell office:value-type="string">
            <text:p>Goldfinger</text:p>
          </table:table-cell>
          <table:table-cell office:value-type="string">
            <text:p>James Bond 007 – Goldfinger</text:p>
          </table:table-cell>
          <table:table-cell office:value-type="float" office:value="1964">
            <text:p>1964</text:p>
          </table:table-cell>
          <table:table-cell office:value-type="string">
            <text:p>tt0058150</text:p>
          </table:table-cell>
          <table:table-cell table:number-columns-repeated="24"/>
        </table:table-row>
        <table:table-row table:style-name="ro1">
          <table:table-cell office:value-type="string">
            <text:p>The Man with the Golden Gun</text:p>
          </table:table-cell>
          <table:table-cell office:value-type="string">
            <text:p>James Bond 007 - Człowiek ze złotym pistoletem</text:p>
          </table:table-cell>
          <table:table-cell office:value-type="float" office:value="1974">
            <text:p>1974</text:p>
          </table:table-cell>
          <table:table-cell office:value-type="string">
            <text:p>tt0071807</text:p>
          </table:table-cell>
          <table:table-cell table:number-columns-repeated="24"/>
        </table:table-row>
        <table:table-row table:style-name="ro1">
          <table:table-cell office:value-type="string">
            <text:p>Thunderball</text:p>
          </table:table-cell>
          <table:table-cell office:value-type="string">
            <text:p>James Bond 007 - Operacja Piorun</text:p>
          </table:table-cell>
          <table:table-cell office:value-type="float" office:value="1965">
            <text:p>1965</text:p>
          </table:table-cell>
          <table:table-cell office:value-type="string">
            <text:p>tt0059800</text:p>
          </table:table-cell>
          <table:table-cell table:number-columns-repeated="24"/>
        </table:table-row>
        <table:table-row table:style-name="ro1">
          <table:table-cell office:value-type="string">
            <text:p>Live and Let Die</text:p>
          </table:table-cell>
          <table:table-cell office:value-type="string">
            <text:p>James Bond 007 - Żyj i pozwól umrzeć</text:p>
          </table:table-cell>
          <table:table-cell office:value-type="float" office:value="1973">
            <text:p>1973</text:p>
          </table:table-cell>
          <table:table-cell office:value-type="string">
            <text:p>tt0070328</text:p>
          </table:table-cell>
          <table:table-cell table:number-columns-repeated="24"/>
        </table:table-row>
        <table:table-row table:style-name="ro1">
          <table:table-cell office:value-type="string">
            <text:p>You Only Live Twice</text:p>
          </table:table-cell>
          <table:table-cell office:value-type="string">
            <text:p>James Bond 007 - Żyje się tylko dwa razy</text:p>
          </table:table-cell>
          <table:table-cell office:value-type="float" office:value="1967">
            <text:p>1967</text:p>
          </table:table-cell>
          <table:table-cell office:value-type="string">
            <text:p>tt0062512</text:p>
          </table:table-cell>
          <table:table-cell table:number-columns-repeated="24"/>
        </table:table-row>
        <table:table-row table:style-name="ro1">
          <table:table-cell table:style-name="ce3" office:value-type="string">
            <text:p>From Russia with Love</text:p>
          </table:table-cell>
          <table:table-cell office:value-type="string">
            <text:p>James Bond 007 - Pozdrowienia z Rosji</text:p>
          </table:table-cell>
          <table:table-cell office:value-type="float" office:value="1963">
            <text:p>1963</text:p>
          </table:table-cell>
          <table:table-cell office:value-type="string">
            <text:p>tt0057076</text:p>
          </table:table-cell>
          <table:table-cell table:number-columns-repeated="24"/>
        </table:table-row>
        <table:table-row table:style-name="ro1">
          <table:table-cell table:style-name="ce3" office:value-type="string">
            <text:p>Diamonds Are Forever</text:p>
          </table:table-cell>
          <table:table-cell office:value-type="string">
            <text:p>James Bond 007 - Diamenty są wieczne</text:p>
          </table:table-cell>
          <table:table-cell office:value-type="float" office:value="1971">
            <text:p>1971</text:p>
          </table:table-cell>
          <table:table-cell office:value-type="string">
            <text:p>tt0066995</text:p>
          </table:table-cell>
          <table:table-cell table:number-columns-repeated="24"/>
        </table:table-row>
        <table:table-row table:style-name="ro1">
          <table:table-cell table:style-name="ce3" office:value-type="string">
            <text:p>On Her Majesty's Secret Service</text:p>
          </table:table-cell>
          <table:table-cell office:value-type="string">
            <text:p>James Bond 007 - W tajnej służbie Jej Królewskiej Mości</text:p>
          </table:table-cell>
          <table:table-cell office:value-type="float" office:value="1969">
            <text:p>1969</text:p>
          </table:table-cell>
          <table:table-cell office:value-type="string">
            <text:p>tt0064757</text:p>
          </table:table-cell>
          <table:table-cell table:number-columns-repeated="24"/>
        </table:table-row>
        <table:table-row table:style-name="ro1">
          <table:table-cell table:style-name="ce3" office:value-type="string">
            <text:p>Dr. No</text:p>
          </table:table-cell>
          <table:table-cell office:value-type="string">
            <text:p>James Bond 007 - Doktor No</text:p>
          </table:table-cell>
          <table:table-cell office:value-type="float" office:value="1962">
            <text:p>1962</text:p>
          </table:table-cell>
          <table:table-cell office:value-type="string">
            <text:p>tt0055928</text:p>
          </table:table-cell>
          <table:table-cell table:number-columns-repeated="24"/>
        </table:table-row>
        <table:table-row table:style-name="ro1">
          <table:table-cell table:style-name="ce3" office:value-type="string">
            <text:p>Demolition Man</text:p>
          </table:table-cell>
          <table:table-cell office:value-type="string">
            <text:p>Człowiek-demolka</text:p>
          </table:table-cell>
          <table:table-cell office:value-type="float" office:value="1993">
            <text:p>1993</text:p>
          </table:table-cell>
          <table:table-cell office:value-type="string">
            <text:p>tt0106697</text:p>
          </table:table-cell>
          <table:table-cell table:number-columns-repeated="24"/>
        </table:table-row>
        <table:table-row table:style-name="ro1" table:number-rows-repeated="10">
          <table:table-cell table:style-name="ce3"/>
          <table:table-cell table:number-columns-repeated="27"/>
        </table:table-row>
        <table:table-row table:style-name="ro1">
          <table:table-cell table:style-name="ce3"/>
          <table:table-cell table:number-columns-repeated="2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A1:Sheet1.D105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29">29.11.2024</text:date>, <text:time>14:36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23H44M26S</meta:editing-duration>
    <meta:editing-cycles>1811</meta:editing-cycles>
    <meta:generator>OpenOffice/4.1.15$Win32 OpenOffice.org_project/4115m2$Build-9813</meta:generator>
    <dc:date>2024-11-29T14:36:51.65</dc:date>
    <dc:creator>Paweł Dimitriu</dc:creator>
    <meta:document-statistic meta:table-count="3" meta:cell-count="5133" meta:object-count="0"/>
    <meta:user-defined meta:name="Info 1"/>
    <meta:user-defined meta:name="Info 2"/>
    <meta:user-defined meta:name="Info 3"/>
    <meta:user-defined meta:name="Info 4"/>
  </office:meta>
</office:document-meta>
</file>